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4" style:family="table">
      <style:table-properties style:width="16.639cm" table:align="left" style:may-break-between-rows="true" table:border-model="collapsing"/>
    </style:style>
    <style:style style:name="Tableau4.A" style:family="table-column">
      <style:table-column-properties style:column-width="3.007cm"/>
    </style:style>
    <style:style style:name="Tableau4.B" style:family="table-column">
      <style:table-column-properties style:column-width="4.757cm"/>
    </style:style>
    <style:style style:name="Tableau4.C" style:family="table-column">
      <style:table-column-properties style:column-width="3.404cm"/>
    </style:style>
    <style:style style:name="Tableau4.D" style:family="table-column">
      <style:table-column-properties style:column-width="5.47cm"/>
    </style:style>
    <style:style style:name="Tableau4.1" style:family="table-row">
      <style:table-row-properties fo:keep-together="auto"/>
    </style:style>
    <style:style style:name="Tableau4.A1" style:family="table-cell">
      <style:table-cell-properties style:vertical-align="middle" fo:background-color="#b2b2b2" fo:padding="0cm" fo:border="0.75pt solid #666666" style:writing-mode="page">
        <style:background-image/>
      </style:table-cell-properties>
    </style:style>
    <style:style style:name="Tableau4.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2" style:family="table-row">
      <style:table-row-properties style:min-row-height="0.783cm" fo:keep-together="auto"/>
    </style:style>
    <style:style style:name="Tableau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A8" style:family="table-cell">
      <style:table-cell-properties style:vertical-align="middle" fo:background-color="#eeeeee" fo:padding="0cm" fo:border="0.75pt solid #666666" style:writing-mode="page">
        <style:background-image/>
      </style:table-cell-properties>
    </style:style>
    <style:style style:name="Tableau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C8"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7" style:family="table">
      <style:table-properties style:width="18.177cm" table:align="margins"/>
    </style:style>
    <style:style style:name="Tableau7.A" style:family="table-column">
      <style:table-column-properties style:column-width="4.544cm" style:rel-column-width="16383*"/>
    </style:style>
    <style:style style:name="Tableau7.D" style:family="table-column">
      <style:table-column-properties style:column-width="4.546cm" style:rel-column-width="16386*"/>
    </style:style>
    <style:style style:name="Tableau7.A1" style:family="table-cell">
      <style:table-cell-properties fo:padding="0.049cm" fo:border-left="0.05pt solid #000000" fo:border-right="none" fo:border-top="0.05pt solid #000000" fo:border-bottom="0.05pt solid #000000" style:writing-mode="page"/>
    </style:style>
    <style:style style:name="Tableau7.D1" style:family="table-cell">
      <style:table-cell-properties fo:padding="0.049cm" fo:border="0.05pt solid #000000" style:writing-mode="page"/>
    </style:style>
    <style:style style:name="Tableau7.A2" style:family="table-cell">
      <style:table-cell-properties fo:padding="0.049cm" fo:border-left="0.05pt solid #000000" fo:border-right="none" fo:border-top="none" fo:border-bottom="0.05pt solid #000000" style:writing-mode="page"/>
    </style:style>
    <style:style style:name="Tableau7.D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7.064cm" table:align="left"/>
    </style:style>
    <style:style style:name="Tableau1.A" style:family="table-column">
      <style:table-column-properties style:column-width="1.958cm"/>
    </style:style>
    <style:style style:name="Tableau1.B" style:family="table-column">
      <style:table-column-properties style:column-width="5.106cm"/>
    </style:style>
    <style:style style:name="Tableau1.A1" style:family="table-cell">
      <style:table-cell-properties style:vertical-align="middle" fo:padding="0.049cm" fo:border="none"/>
    </style:style>
    <style:style style:name="Tableau6" style:family="table">
      <style:table-properties style:width="10.518cm" table:align="left"/>
    </style:style>
    <style:style style:name="Tableau6.A" style:family="table-column">
      <style:table-column-properties style:column-width="2.376cm"/>
    </style:style>
    <style:style style:name="Tableau6.B" style:family="table-column">
      <style:table-column-properties style:column-width="3.207cm"/>
    </style:style>
    <style:style style:name="Tableau6.C" style:family="table-column">
      <style:table-column-properties style:column-width="4.935cm"/>
    </style:style>
    <style:style style:name="Tableau6.A1" style:family="table-cell">
      <style:table-cell-properties style:vertical-align="middle" fo:padding="0.049cm" fo:border="none"/>
    </style:style>
    <style:style style:name="Tableau2" style:family="table">
      <style:table-properties style:width="18.177cm" table:align="left"/>
    </style:style>
    <style:style style:name="Tableau2.A" style:family="table-column">
      <style:table-column-properties style:column-width="4.42cm"/>
    </style:style>
    <style:style style:name="Tableau2.B" style:family="table-column">
      <style:table-column-properties style:column-width="6.652cm"/>
    </style:style>
    <style:style style:name="Tableau2.C" style:family="table-column">
      <style:table-column-properties style:column-width="3.618cm"/>
    </style:style>
    <style:style style:name="Tableau2.D" style:family="table-column">
      <style:table-column-properties style:column-width="3.487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D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D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8.089cm" table:align="left"/>
    </style:style>
    <style:style style:name="Tableau8.A" style:family="table-column">
      <style:table-column-properties style:column-width="1.6cm"/>
    </style:style>
    <style:style style:name="Tableau8.B" style:family="table-column">
      <style:table-column-properties style:column-width="6.489cm"/>
    </style:style>
    <style:style style:name="Tableau8.A1" style:family="table-cell">
      <style:table-cell-properties style:vertical-align="middle" fo:padding="0.049cm" fo:border="none"/>
    </style:style>
    <style:style style:name="Tableau9" style:family="table">
      <style:table-properties style:width="6.622cm" table:align="left"/>
    </style:style>
    <style:style style:name="Tableau9.A" style:family="table-column">
      <style:table-column-properties style:column-width="3.561cm"/>
    </style:style>
    <style:style style:name="Tableau9.B" style:family="table-column">
      <style:table-column-properties style:column-width="3.06cm"/>
    </style:style>
    <style:style style:name="Tableau9.A1" style:family="table-cell">
      <style:table-cell-properties style:vertical-align="middle" fo:padding="0.049cm" fo:border="none"/>
    </style:style>
    <style:style style:name="Tableau10" style:family="table">
      <style:table-properties style:width="4.369cm" table:align="left"/>
    </style:style>
    <style:style style:name="Tableau10.A" style:family="table-column">
      <style:table-column-properties style:column-width="1.154cm"/>
    </style:style>
    <style:style style:name="Tableau10.B" style:family="table-column">
      <style:table-column-properties style:column-width="3.216cm"/>
    </style:style>
    <style:style style:name="Tableau10.A1" style:family="table-cell">
      <style:table-cell-properties style:vertical-align="middle" fo:padding="0.049cm" fo:border="none"/>
    </style:style>
    <style:style style:name="Tableau11" style:family="table">
      <style:table-properties style:width="12.64cm" table:align="left"/>
    </style:style>
    <style:style style:name="Tableau11.A" style:family="table-column">
      <style:table-column-properties style:column-width="4.032cm"/>
    </style:style>
    <style:style style:name="Tableau11.B" style:family="table-column">
      <style:table-column-properties style:column-width="1.072cm"/>
    </style:style>
    <style:style style:name="Tableau11.C" style:family="table-column">
      <style:table-column-properties style:column-width="6.283cm"/>
    </style:style>
    <style:style style:name="Tableau11.D" style:family="table-column">
      <style:table-column-properties style:column-width="1.252cm"/>
    </style:style>
    <style:style style:name="Tableau11.A1" style:family="table-cell">
      <style:table-cell-properties style:vertical-align="middle" fo:padding="0.049cm" fo:border="none"/>
    </style:style>
    <style:style style:name="Tableau12" style:family="table">
      <style:table-properties style:width="8.525cm" table:align="left"/>
    </style:style>
    <style:style style:name="Tableau12.A" style:family="table-column">
      <style:table-column-properties style:column-width="2.223cm"/>
    </style:style>
    <style:style style:name="Tableau12.B" style:family="table-column">
      <style:table-column-properties style:column-width="6.302cm"/>
    </style:style>
    <style:style style:name="Tableau12.A1" style:family="table-cell">
      <style:table-cell-properties style:vertical-align="middle" fo:padding="0.049cm" fo:border="none"/>
    </style:style>
    <style:style style:name="Tableau13" style:family="table">
      <style:table-properties style:width="10.627cm" table:align="left"/>
    </style:style>
    <style:style style:name="Tableau13.A" style:family="table-column">
      <style:table-column-properties style:column-width="1.921cm"/>
    </style:style>
    <style:style style:name="Tableau13.B" style:family="table-column">
      <style:table-column-properties style:column-width="2.314cm"/>
    </style:style>
    <style:style style:name="Tableau13.C" style:family="table-column">
      <style:table-column-properties style:column-width="6.392cm"/>
    </style:style>
    <style:style style:name="Tableau13.A1" style:family="table-cell">
      <style:table-cell-properties style:vertical-align="middle" fo:padding="0.049cm" fo:border="none"/>
    </style:style>
    <style:style style:name="Tableau14" style:family="table">
      <style:table-properties style:width="7.585cm" table:align="left"/>
    </style:style>
    <style:style style:name="Tableau14.A" style:family="table-column">
      <style:table-column-properties style:column-width="2.154cm"/>
    </style:style>
    <style:style style:name="Tableau14.B" style:family="table-column">
      <style:table-column-properties style:column-width="5.431cm"/>
    </style:style>
    <style:style style:name="Tableau14.A1" style:family="table-cell">
      <style:table-cell-properties style:vertical-align="middle" fo:padding="0.049cm" fo:border="none"/>
    </style:style>
    <style:style style:name="Tableau15" style:family="table">
      <style:table-properties style:width="9.439cm" table:align="left"/>
    </style:style>
    <style:style style:name="Tableau15.A" style:family="table-column">
      <style:table-column-properties style:column-width="1.483cm"/>
    </style:style>
    <style:style style:name="Tableau15.B" style:family="table-column">
      <style:table-column-properties style:column-width="2.473cm"/>
    </style:style>
    <style:style style:name="Tableau15.C" style:family="table-column">
      <style:table-column-properties style:column-width="5.482cm"/>
    </style:style>
    <style:style style:name="Tableau15.A1" style:family="table-cell">
      <style:table-cell-properties style:vertical-align="middle" fo:padding="0.049cm" fo:border="none"/>
    </style:style>
    <style:style style:name="Tableau16" style:family="table">
      <style:table-properties style:width="8.691cm" table:align="left"/>
    </style:style>
    <style:style style:name="Tableau16.A" style:family="table-column">
      <style:table-column-properties style:column-width="2.154cm"/>
    </style:style>
    <style:style style:name="Tableau16.B" style:family="table-column">
      <style:table-column-properties style:column-width="6.537cm"/>
    </style:style>
    <style:style style:name="Tableau16.A1" style:family="table-cell">
      <style:table-cell-properties style:vertical-align="middle" fo:padding="0.049cm" fo:border="none"/>
    </style:style>
    <style:style style:name="Tableau17" style:family="table">
      <style:table-properties style:width="8.668cm" table:align="left"/>
    </style:style>
    <style:style style:name="Tableau17.A" style:family="table-column">
      <style:table-column-properties style:column-width="1.229cm"/>
    </style:style>
    <style:style style:name="Tableau17.B" style:family="table-column">
      <style:table-column-properties style:column-width="1.711cm"/>
    </style:style>
    <style:style style:name="Tableau17.C" style:family="table-column">
      <style:table-column-properties style:column-width="5.727cm"/>
    </style:style>
    <style:style style:name="Tableau17.A1" style:family="table-cell">
      <style:table-cell-properties style:vertical-align="middle" fo:padding="0.049cm" fo:border="none"/>
    </style:style>
    <style:style style:name="Tableau18" style:family="table">
      <style:table-properties style:width="7.392cm" table:align="left"/>
    </style:style>
    <style:style style:name="Tableau18.A" style:family="table-column">
      <style:table-column-properties style:column-width="2.154cm"/>
    </style:style>
    <style:style style:name="Tableau18.B" style:family="table-column">
      <style:table-column-properties style:column-width="5.239cm"/>
    </style:style>
    <style:style style:name="Tableau18.A1" style:family="table-cell">
      <style:table-cell-properties style:vertical-align="middle" fo:padding="0.049cm" fo:border="none"/>
    </style:style>
    <style:style style:name="Tableau19" style:family="table">
      <style:table-properties style:width="10.34cm" table:align="left"/>
    </style:style>
    <style:style style:name="Tableau19.A" style:family="table-column">
      <style:table-column-properties style:column-width="1.229cm"/>
    </style:style>
    <style:style style:name="Tableau19.B" style:family="table-column">
      <style:table-column-properties style:column-width="2.947cm"/>
    </style:style>
    <style:style style:name="Tableau19.C" style:family="table-column">
      <style:table-column-properties style:column-width="6.163cm"/>
    </style:style>
    <style:style style:name="Tableau19.A1" style:family="table-cell">
      <style:table-cell-properties style:vertical-align="middle" fo:padding="0.049cm" fo:border="none"/>
    </style:style>
    <style:style style:name="Tableau20" style:family="table">
      <style:table-properties style:width="6.865cm" table:align="left"/>
    </style:style>
    <style:style style:name="Tableau20.A" style:family="table-column">
      <style:table-column-properties style:column-width="2.154cm"/>
    </style:style>
    <style:style style:name="Tableau20.B" style:family="table-column">
      <style:table-column-properties style:column-width="4.711cm"/>
    </style:style>
    <style:style style:name="Tableau20.A1" style:family="table-cell">
      <style:table-cell-properties style:vertical-align="middle" fo:padding="0.049cm" fo:border="none"/>
    </style:style>
    <style:style style:name="Tableau21" style:family="table">
      <style:table-properties style:width="8.438cm" table:align="left"/>
    </style:style>
    <style:style style:name="Tableau21.A" style:family="table-column">
      <style:table-column-properties style:column-width="1.921cm"/>
    </style:style>
    <style:style style:name="Tableau21.B" style:family="table-column">
      <style:table-column-properties style:column-width="1.072cm"/>
    </style:style>
    <style:style style:name="Tableau21.C" style:family="table-column">
      <style:table-column-properties style:column-width="5.445cm"/>
    </style:style>
    <style:style style:name="Tableau21.A1" style:family="table-cell">
      <style:table-cell-properties style:vertical-align="middle" fo:padding="0.049cm" fo:border="none"/>
    </style:style>
    <style:style style:name="Tableau22" style:family="table">
      <style:table-properties style:width="7.331cm" table:align="left"/>
    </style:style>
    <style:style style:name="Tableau22.A" style:family="table-column">
      <style:table-column-properties style:column-width="2.154cm"/>
    </style:style>
    <style:style style:name="Tableau22.B" style:family="table-column">
      <style:table-column-properties style:column-width="5.177cm"/>
    </style:style>
    <style:style style:name="Tableau22.A1" style:family="table-cell">
      <style:table-cell-properties style:vertical-align="middle" fo:padding="0.049cm" fo:border="none"/>
    </style:style>
    <style:style style:name="Tableau23" style:family="table">
      <style:table-properties style:width="8.47cm" table:align="left"/>
    </style:style>
    <style:style style:name="Tableau23.A" style:family="table-column">
      <style:table-column-properties style:column-width="1.229cm"/>
    </style:style>
    <style:style style:name="Tableau23.B" style:family="table-column">
      <style:table-column-properties style:column-width="2.312cm"/>
    </style:style>
    <style:style style:name="Tableau23.C" style:family="table-column">
      <style:table-column-properties style:column-width="4.928cm"/>
    </style:style>
    <style:style style:name="Tableau23.A1" style:family="table-cell">
      <style:table-cell-properties style:vertical-align="middle" fo:padding="0.049cm" fo:border="none"/>
    </style:style>
    <style:style style:name="Tableau51" style:family="table">
      <style:table-properties style:width="11.973cm" table:align="left"/>
    </style:style>
    <style:style style:name="Tableau51.A" style:family="table-column">
      <style:table-column-properties style:column-width="3.261cm"/>
    </style:style>
    <style:style style:name="Tableau51.B" style:family="table-column">
      <style:table-column-properties style:column-width="1.655cm"/>
    </style:style>
    <style:style style:name="Tableau51.C" style:family="table-column">
      <style:table-column-properties style:column-width="1.422cm"/>
    </style:style>
    <style:style style:name="Tableau51.D" style:family="table-column">
      <style:table-column-properties style:column-width="5.636cm"/>
    </style:style>
    <style:style style:name="Tableau51.A1" style:family="table-cell">
      <style:table-cell-properties style:vertical-align="middle" fo:padding="0.049cm" fo:border="none"/>
    </style:style>
    <style:style style:name="Tableau52" style:family="table">
      <style:table-properties style:width="8.232cm" table:align="left"/>
    </style:style>
    <style:style style:name="Tableau52.A" style:family="table-column">
      <style:table-column-properties style:column-width="1.921cm"/>
    </style:style>
    <style:style style:name="Tableau52.B" style:family="table-column">
      <style:table-column-properties style:column-width="6.311cm"/>
    </style:style>
    <style:style style:name="Tableau52.A1" style:family="table-cell">
      <style:table-cell-properties style:vertical-align="middle" fo:padding="0.049cm" fo:border="none"/>
    </style:style>
    <style:style style:name="Tableau24" style:family="table">
      <style:table-properties style:width="7.839cm" table:align="left"/>
    </style:style>
    <style:style style:name="Tableau24.A" style:family="table-column">
      <style:table-column-properties style:column-width="2.154cm"/>
    </style:style>
    <style:style style:name="Tableau24.B" style:family="table-column">
      <style:table-column-properties style:column-width="5.685cm"/>
    </style:style>
    <style:style style:name="Tableau24.A1" style:family="table-cell">
      <style:table-cell-properties style:vertical-align="middle" fo:padding="0.049cm" fo:border="none"/>
    </style:style>
    <style:style style:name="Tableau25" style:family="table">
      <style:table-properties style:width="9.551cm" table:align="left"/>
    </style:style>
    <style:style style:name="Tableau25.A" style:family="table-column">
      <style:table-column-properties style:column-width="1.921cm"/>
    </style:style>
    <style:style style:name="Tableau25.B" style:family="table-column">
      <style:table-column-properties style:column-width="2.312cm"/>
    </style:style>
    <style:style style:name="Tableau25.C" style:family="table-column">
      <style:table-column-properties style:column-width="5.318cm"/>
    </style:style>
    <style:style style:name="Tableau25.A1" style:family="table-cell">
      <style:table-cell-properties style:vertical-align="middle" fo:padding="0.049cm" fo:border="none"/>
    </style:style>
    <style:style style:name="Tableau26" style:family="table">
      <style:table-properties style:width="6.357cm" table:align="left"/>
    </style:style>
    <style:style style:name="Tableau26.A" style:family="table-column">
      <style:table-column-properties style:column-width="2.154cm"/>
    </style:style>
    <style:style style:name="Tableau26.B" style:family="table-column">
      <style:table-column-properties style:column-width="4.203cm"/>
    </style:style>
    <style:style style:name="Tableau26.A1" style:family="table-cell">
      <style:table-cell-properties style:vertical-align="middle" fo:padding="0.049cm" fo:border="none"/>
    </style:style>
    <style:style style:name="Tableau27" style:family="table">
      <style:table-properties style:width="9.222cm" table:align="left"/>
    </style:style>
    <style:style style:name="Tableau27.A" style:family="table-column">
      <style:table-column-properties style:column-width="1.229cm"/>
    </style:style>
    <style:style style:name="Tableau27.B" style:family="table-column">
      <style:table-column-properties style:column-width="3.817cm"/>
    </style:style>
    <style:style style:name="Tableau27.C" style:family="table-column">
      <style:table-column-properties style:column-width="4.175cm"/>
    </style:style>
    <style:style style:name="Tableau27.A1" style:family="table-cell">
      <style:table-cell-properties style:vertical-align="middle" fo:padding="0.049cm" fo:border="none"/>
    </style:style>
    <style:style style:name="Tableau28" style:family="table">
      <style:table-properties style:width="7.331cm" table:align="left"/>
    </style:style>
    <style:style style:name="Tableau28.A" style:family="table-column">
      <style:table-column-properties style:column-width="2.154cm"/>
    </style:style>
    <style:style style:name="Tableau28.B" style:family="table-column">
      <style:table-column-properties style:column-width="5.177cm"/>
    </style:style>
    <style:style style:name="Tableau28.A1" style:family="table-cell">
      <style:table-cell-properties style:vertical-align="middle" fo:padding="0.049cm" fo:border="none"/>
    </style:style>
    <style:style style:name="Tableau29" style:family="table">
      <style:table-properties style:width="7.95cm" table:align="left"/>
    </style:style>
    <style:style style:name="Tableau29.A" style:family="table-column">
      <style:table-column-properties style:column-width="1.229cm"/>
    </style:style>
    <style:style style:name="Tableau29.B" style:family="table-column">
      <style:table-column-properties style:column-width="1.072cm"/>
    </style:style>
    <style:style style:name="Tableau29.C" style:family="table-column">
      <style:table-column-properties style:column-width="5.648cm"/>
    </style:style>
    <style:style style:name="Tableau29.A1" style:family="table-cell">
      <style:table-cell-properties style:vertical-align="middle" fo:padding="0.049cm" fo:border="none"/>
    </style:style>
    <style:style style:name="Tableau30" style:family="table">
      <style:table-properties style:width="8.093cm" table:align="left"/>
    </style:style>
    <style:style style:name="Tableau30.A" style:family="table-column">
      <style:table-column-properties style:column-width="2.154cm"/>
    </style:style>
    <style:style style:name="Tableau30.B" style:family="table-column">
      <style:table-column-properties style:column-width="5.939cm"/>
    </style:style>
    <style:style style:name="Tableau30.A1" style:family="table-cell">
      <style:table-cell-properties style:vertical-align="middle" fo:padding="0.049cm" fo:border="none"/>
    </style:style>
    <style:style style:name="Tableau31" style:family="table">
      <style:table-properties style:width="17cm" table:align="left"/>
    </style:style>
    <style:style style:name="Tableau31.A" style:family="table-column">
      <style:table-column-properties style:column-width="1.483cm"/>
    </style:style>
    <style:style style:name="Tableau31.B" style:family="table-column">
      <style:table-column-properties style:column-width="3.42cm"/>
    </style:style>
    <style:style style:name="Tableau31.C" style:family="table-column">
      <style:table-column-properties style:column-width="12.097cm"/>
    </style:style>
    <style:style style:name="Tableau31.A1" style:family="table-cell">
      <style:table-cell-properties style:vertical-align="middle" fo:padding="0.049cm" fo:border="none"/>
    </style:style>
    <style:style style:name="Tableau3" style:family="table">
      <style:table-properties style:width="14.58cm" table:align="left"/>
    </style:style>
    <style:style style:name="Tableau3.A" style:family="table-column">
      <style:table-column-properties style:column-width="2.552cm"/>
    </style:style>
    <style:style style:name="Tableau3.B" style:family="table-column">
      <style:table-column-properties style:column-width="4.967cm"/>
    </style:style>
    <style:style style:name="Tableau3.C" style:family="table-column">
      <style:table-column-properties style:column-width="1.385cm"/>
    </style:style>
    <style:style style:name="Tableau3.D" style:family="table-column">
      <style:table-column-properties style:column-width="1.558cm"/>
    </style:style>
    <style:style style:name="Tableau3.E" style:family="table-column">
      <style:table-column-properties style:column-width="4.119cm"/>
    </style:style>
    <style:style style:name="Tableau3.A1" style:family="table-cell">
      <style:table-cell-properties style:vertical-align="middle" fo:padding="0.049cm" fo:border="none"/>
    </style:style>
    <style:style style:name="Tableau5" style:family="table">
      <style:table-properties style:width="8.92cm" table:align="left"/>
    </style:style>
    <style:style style:name="Tableau5.A" style:family="table-column">
      <style:table-column-properties style:column-width="4.277cm"/>
    </style:style>
    <style:style style:name="Tableau5.B" style:family="table-column">
      <style:table-column-properties style:column-width="1.393cm"/>
    </style:style>
    <style:style style:name="Tableau5.C" style:family="table-column">
      <style:table-column-properties style:column-width="3.249cm"/>
    </style:style>
    <style:style style:name="Tableau5.A1" style:family="table-cell">
      <style:table-cell-properties style:vertical-align="middle" fo:padding="0.049cm" fo:border="none"/>
    </style:style>
    <style:style style:name="Tableau32" style:family="table">
      <style:table-properties style:width="8.149cm" table:align="left"/>
    </style:style>
    <style:style style:name="Tableau32.A" style:family="table-column">
      <style:table-column-properties style:column-width="2.094cm"/>
    </style:style>
    <style:style style:name="Tableau32.B" style:family="table-column">
      <style:table-column-properties style:column-width="1.203cm"/>
    </style:style>
    <style:style style:name="Tableau32.C" style:family="table-column">
      <style:table-column-properties style:column-width="1.072cm"/>
    </style:style>
    <style:style style:name="Tableau32.D" style:family="table-column">
      <style:table-column-properties style:column-width="3.78cm"/>
    </style:style>
    <style:style style:name="Tableau32.A1" style:family="table-cell">
      <style:table-cell-properties style:vertical-align="middle" fo:padding="0.049cm" fo:border="none"/>
    </style:style>
    <style:style style:name="Tableau33" style:family="table">
      <style:table-properties style:width="6.059cm" table:align="left"/>
    </style:style>
    <style:style style:name="Tableau33.A" style:family="table-column">
      <style:table-column-properties style:column-width="4.277cm"/>
    </style:style>
    <style:style style:name="Tableau33.B" style:family="table-column">
      <style:table-column-properties style:column-width="1.782cm"/>
    </style:style>
    <style:style style:name="Tableau33.A1" style:family="table-cell">
      <style:table-cell-properties style:vertical-align="middle" fo:padding="0.049cm" fo:border="none"/>
    </style:style>
    <style:style style:name="Tableau34" style:family="table">
      <style:table-properties style:width="9.763cm" table:align="left"/>
    </style:style>
    <style:style style:name="Tableau34.A" style:family="table-column">
      <style:table-column-properties style:column-width="1.718cm"/>
    </style:style>
    <style:style style:name="Tableau34.B" style:family="table-column">
      <style:table-column-properties style:column-width="1.33cm"/>
    </style:style>
    <style:style style:name="Tableau34.C" style:family="table-column">
      <style:table-column-properties style:column-width="3.254cm"/>
    </style:style>
    <style:style style:name="Tableau34.D" style:family="table-column">
      <style:table-column-properties style:column-width="3.461cm"/>
    </style:style>
    <style:style style:name="Tableau34.A1" style:family="table-cell">
      <style:table-cell-properties style:vertical-align="middle" fo:padding="0.049cm" fo:border="none"/>
    </style:style>
    <style:style style:name="Tableau36" style:family="table">
      <style:table-properties style:width="6.359cm" table:align="left"/>
    </style:style>
    <style:style style:name="Tableau36.A" style:family="table-column">
      <style:table-column-properties style:column-width="4.531cm"/>
    </style:style>
    <style:style style:name="Tableau36.B" style:family="table-column">
      <style:table-column-properties style:column-width="1.827cm"/>
    </style:style>
    <style:style style:name="Tableau36.A1" style:family="table-cell">
      <style:table-cell-properties style:vertical-align="middle" fo:padding="0.049cm" fo:border="none"/>
    </style:style>
    <style:style style:name="Tableau37" style:family="table">
      <style:table-properties style:width="5.068cm" table:align="left"/>
    </style:style>
    <style:style style:name="Tableau37.A" style:family="table-column">
      <style:table-column-properties style:column-width="2.374cm"/>
    </style:style>
    <style:style style:name="Tableau37.B" style:family="table-column">
      <style:table-column-properties style:column-width="1.221cm"/>
    </style:style>
    <style:style style:name="Tableau37.C" style:family="table-column">
      <style:table-column-properties style:column-width="1.473cm"/>
    </style:style>
    <style:style style:name="Tableau37.A1" style:family="table-cell">
      <style:table-cell-properties style:vertical-align="middle" fo:padding="0.049cm" fo:border="none"/>
    </style:style>
    <style:style style:name="Tableau38" style:family="table">
      <style:table-properties style:width="6.643cm" table:align="left"/>
    </style:style>
    <style:style style:name="Tableau38.A" style:family="table-column">
      <style:table-column-properties style:column-width="3.769cm"/>
    </style:style>
    <style:style style:name="Tableau38.B" style:family="table-column">
      <style:table-column-properties style:column-width="2.873cm"/>
    </style:style>
    <style:style style:name="Tableau38.A1" style:family="table-cell">
      <style:table-cell-properties style:vertical-align="middle" fo:padding="0.049cm" fo:border="none"/>
    </style:style>
    <style:style style:name="Tableau39" style:family="table">
      <style:table-properties style:width="8.424cm" table:align="left"/>
    </style:style>
    <style:style style:name="Tableau39.A" style:family="table-column">
      <style:table-column-properties style:column-width="1.976cm"/>
    </style:style>
    <style:style style:name="Tableau39.B" style:family="table-column">
      <style:table-column-properties style:column-width="2.388cm"/>
    </style:style>
    <style:style style:name="Tableau39.C" style:family="table-column">
      <style:table-column-properties style:column-width="1.48cm"/>
    </style:style>
    <style:style style:name="Tableau39.D" style:family="table-column">
      <style:table-column-properties style:column-width="2.581cm"/>
    </style:style>
    <style:style style:name="Tableau39.A1" style:family="table-cell">
      <style:table-cell-properties style:vertical-align="middle" fo:padding="0.049cm" fo:border="none"/>
    </style:style>
    <style:style style:name="Tableau40" style:family="table">
      <style:table-properties style:width="8.364cm" table:align="left"/>
    </style:style>
    <style:style style:name="Tableau40.A" style:family="table-column">
      <style:table-column-properties style:column-width="4.785cm"/>
    </style:style>
    <style:style style:name="Tableau40.B" style:family="table-column">
      <style:table-column-properties style:column-width="3.579cm"/>
    </style:style>
    <style:style style:name="Tableau40.A1" style:family="table-cell">
      <style:table-cell-properties style:vertical-align="middle" fo:padding="0.049cm" fo:border="none"/>
    </style:style>
    <style:style style:name="Tableau41" style:family="table">
      <style:table-properties style:width="9.659cm" table:align="left"/>
    </style:style>
    <style:style style:name="Tableau41.A" style:family="table-column">
      <style:table-column-properties style:column-width="3.337cm"/>
    </style:style>
    <style:style style:name="Tableau41.B" style:family="table-column">
      <style:table-column-properties style:column-width="2.016cm"/>
    </style:style>
    <style:style style:name="Tableau41.C" style:family="table-column">
      <style:table-column-properties style:column-width="4.306cm"/>
    </style:style>
    <style:style style:name="Tableau41.A1" style:family="table-cell">
      <style:table-cell-properties style:vertical-align="middle" fo:padding="0.049cm" fo:border="none"/>
    </style:style>
    <style:style style:name="Tableau42" style:family="table">
      <style:table-properties style:width="6.489cm" table:align="left"/>
    </style:style>
    <style:style style:name="Tableau42.A" style:family="table-column">
      <style:table-column-properties style:column-width="3.769cm"/>
    </style:style>
    <style:style style:name="Tableau42.B" style:family="table-column">
      <style:table-column-properties style:column-width="2.72cm"/>
    </style:style>
    <style:style style:name="Tableau42.A1" style:family="table-cell">
      <style:table-cell-properties style:vertical-align="middle" fo:padding="0.049cm" fo:border="none"/>
    </style:style>
    <style:style style:name="Tableau43" style:family="table">
      <style:table-properties style:width="6.563cm" table:align="left"/>
    </style:style>
    <style:style style:name="Tableau43.A" style:family="table-column">
      <style:table-column-properties style:column-width="1.718cm"/>
    </style:style>
    <style:style style:name="Tableau43.B" style:family="table-column">
      <style:table-column-properties style:column-width="1.457cm"/>
    </style:style>
    <style:style style:name="Tableau43.C" style:family="table-column">
      <style:table-column-properties style:column-width="3.388cm"/>
    </style:style>
    <style:style style:name="Tableau43.A1" style:family="table-cell">
      <style:table-cell-properties style:vertical-align="middle" fo:padding="0.049cm" fo:border="none"/>
    </style:style>
    <style:style style:name="Tableau44" style:family="table">
      <style:table-properties style:width="6.348cm" table:align="left"/>
    </style:style>
    <style:style style:name="Tableau44.A" style:family="table-column">
      <style:table-column-properties style:column-width="4.367cm"/>
    </style:style>
    <style:style style:name="Tableau44.B" style:family="table-column">
      <style:table-column-properties style:column-width="1.981cm"/>
    </style:style>
    <style:style style:name="Tableau44.A1" style:family="table-cell">
      <style:table-cell-properties style:vertical-align="middle" fo:padding="0.049cm" fo:border="none"/>
    </style:style>
    <style:style style:name="Tableau45" style:family="table">
      <style:table-properties style:width="8.273cm" table:align="left"/>
    </style:style>
    <style:style style:name="Tableau45.A" style:family="table-column">
      <style:table-column-properties style:column-width="2.127cm"/>
    </style:style>
    <style:style style:name="Tableau45.B" style:family="table-column">
      <style:table-column-properties style:column-width="1.203cm"/>
    </style:style>
    <style:style style:name="Tableau45.C" style:family="table-column">
      <style:table-column-properties style:column-width="4.942cm"/>
    </style:style>
    <style:style style:name="Tableau45.A1" style:family="table-cell">
      <style:table-cell-properties style:vertical-align="middle" fo:padding="0.049cm" fo:border="none"/>
    </style:style>
    <style:style style:name="Tableau46" style:family="table">
      <style:table-properties style:width="6.625cm" table:align="left"/>
    </style:style>
    <style:style style:name="Tableau46.A" style:family="table-column">
      <style:table-column-properties style:column-width="4.785cm"/>
    </style:style>
    <style:style style:name="Tableau46.B" style:family="table-column">
      <style:table-column-properties style:column-width="1.84cm"/>
    </style:style>
    <style:style style:name="Tableau46.A1" style:family="table-cell">
      <style:table-cell-properties style:vertical-align="middle" fo:padding="0.049cm" fo:border="none"/>
    </style:style>
    <style:style style:name="Tableau47" style:family="table">
      <style:table-properties style:width="8.262cm" table:align="left"/>
    </style:style>
    <style:style style:name="Tableau47.A" style:family="table-column">
      <style:table-column-properties style:column-width="2.117cm"/>
    </style:style>
    <style:style style:name="Tableau47.B" style:family="table-column">
      <style:table-column-properties style:column-width="1.203cm"/>
    </style:style>
    <style:style style:name="Tableau47.C" style:family="table-column">
      <style:table-column-properties style:column-width="4.942cm"/>
    </style:style>
    <style:style style:name="Tableau47.A1" style:family="table-cell">
      <style:table-cell-properties style:vertical-align="middle" fo:padding="0.049cm" fo:border="none"/>
    </style:style>
    <style:style style:name="Tableau48" style:family="table">
      <style:table-properties style:width="7.227cm" table:align="left"/>
    </style:style>
    <style:style style:name="Tableau48.A" style:family="table-column">
      <style:table-column-properties style:column-width="5.293cm"/>
    </style:style>
    <style:style style:name="Tableau48.B" style:family="table-column">
      <style:table-column-properties style:column-width="1.933cm"/>
    </style:style>
    <style:style style:name="Tableau48.A1" style:family="table-cell">
      <style:table-cell-properties style:vertical-align="middle" fo:padding="0.049cm" fo:border="none"/>
    </style:style>
    <style:style style:name="Tableau49" style:family="table">
      <style:table-properties style:width="10.183cm" table:align="left"/>
    </style:style>
    <style:style style:name="Tableau49.A" style:family="table-column">
      <style:table-column-properties style:column-width="3.06cm"/>
    </style:style>
    <style:style style:name="Tableau49.B" style:family="table-column">
      <style:table-column-properties style:column-width="1.457cm"/>
    </style:style>
    <style:style style:name="Tableau49.C" style:family="table-column">
      <style:table-column-properties style:column-width="2.088cm"/>
    </style:style>
    <style:style style:name="Tableau49.D" style:family="table-column">
      <style:table-column-properties style:column-width="3.577cm"/>
    </style:style>
    <style:style style:name="Tableau49.A1" style:family="table-cell">
      <style:table-cell-properties style:vertical-align="middle" fo:padding="0.049cm" fo:border="none"/>
    </style:style>
    <style:style style:name="Tableau50" style:family="table">
      <style:table-properties style:width="6.227cm" table:align="left"/>
    </style:style>
    <style:style style:name="Tableau50.A" style:family="table-column">
      <style:table-column-properties style:column-width="3.515cm"/>
    </style:style>
    <style:style style:name="Tableau50.B" style:family="table-column">
      <style:table-column-properties style:column-width="2.711cm"/>
    </style:style>
    <style:style style:name="Tableau50.A1" style:family="table-cell">
      <style:table-cell-properties style:vertical-align="middle" fo:padding="0.049cm" fo:border="none"/>
    </style:style>
    <style:style style:name="Tableau35" style:family="table">
      <style:table-properties style:width="8.802cm" table:align="left"/>
    </style:style>
    <style:style style:name="Tableau35.A" style:family="table-column">
      <style:table-column-properties style:column-width="1.6cm"/>
    </style:style>
    <style:style style:name="Tableau35.B" style:family="table-column">
      <style:table-column-properties style:column-width="7.202cm"/>
    </style:style>
    <style:style style:name="Tableau35.A1" style:family="table-cell">
      <style:table-cell-properties style:vertical-align="middle" fo:padding="0.049cm" fo:border="none"/>
    </style:style>
    <style:style style:name="P1" style:family="paragraph" style:parent-style-name="Contents_20_1">
      <style:paragraph-properties>
        <style:tab-stops>
          <style:tab-stop style:position="18.175cm" style:type="right" style:leader-style="dotted" style:leader-text="."/>
        </style:tab-stops>
      </style:paragraph-properties>
    </style:style>
    <style:style style:name="P2" style:family="paragraph" style:parent-style-name="Contents_20_2">
      <style:paragraph-properties>
        <style:tab-stops>
          <style:tab-stop style:position="17.676cm" style:type="right" style:leader-style="dotted" style:leader-text="."/>
        </style:tab-stops>
      </style:paragraph-properties>
    </style:style>
    <style:style style:name="P3" style:family="paragraph" style:parent-style-name="Contents_20_3">
      <style:paragraph-properties>
        <style:tab-stops>
          <style:tab-stop style:position="17.175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ubtitle">
      <style:paragraph-properties fo:text-align="left" style:justify-single-word="false"/>
      <style:text-properties officeooo:paragraph-rsid="00134e8c"/>
    </style:style>
    <style:style style:name="P6" style:family="paragraph" style:parent-style-name="Subtitle" style:list-style-name="L1">
      <style:paragraph-properties fo:text-align="left" style:justify-single-word="false"/>
      <style:text-properties officeooo:paragraph-rsid="00134e8c"/>
    </style:style>
    <style:style style:name="P7" style:family="paragraph" style:parent-style-name="Text_20_body">
      <style:paragraph-properties fo:text-align="left" style:justify-single-word="false"/>
      <style:text-properties officeooo:paragraph-rsid="00352904"/>
    </style:style>
    <style:style style:name="P8" style:family="paragraph" style:parent-style-name="Heading_20_3">
      <style:paragraph-properties fo:margin-top="0cm" fo:margin-bottom="0.247cm" style:contextual-spacing="false" fo:line-height="115%"/>
      <style:text-properties officeooo:paragraph-rsid="0014e97c"/>
    </style:style>
    <style:style style:name="P9" style:family="paragraph" style:parent-style-name="Text_20_body" style:list-style-name="L2">
      <style:text-properties officeooo:paragraph-rsid="0014e97c"/>
    </style:style>
    <style:style style:name="P10" style:family="paragraph" style:parent-style-name="Text_20_body" style:list-style-name="L2">
      <style:text-properties officeooo:paragraph-rsid="0037d192"/>
    </style:style>
    <style:style style:name="P11" style:family="paragraph" style:parent-style-name="Text_20_body">
      <style:text-properties officeooo:paragraph-rsid="0014e97c"/>
    </style:style>
    <style:style style:name="P12" style:family="paragraph" style:parent-style-name="Text_20_body" style:list-style-name="L3">
      <style:text-properties officeooo:paragraph-rsid="0014e97c"/>
    </style:style>
    <style:style style:name="P13" style:family="paragraph" style:parent-style-name="Text_20_body">
      <style:text-properties officeooo:rsid="00168747" officeooo:paragraph-rsid="00168747"/>
    </style:style>
    <style:style style:name="P14" style:family="paragraph" style:parent-style-name="Text_20_body" style:list-style-name="L4">
      <style:text-properties officeooo:rsid="00168747" officeooo:paragraph-rsid="001879e2"/>
    </style:style>
    <style:style style:name="P15" style:family="paragraph" style:parent-style-name="Text_20_body" style:list-style-name="L4">
      <style:text-properties officeooo:rsid="002113e4" officeooo:paragraph-rsid="002113e4"/>
    </style:style>
    <style:style style:name="P16" style:family="paragraph" style:parent-style-name="Text_20_body" style:list-style-name="L4">
      <style:text-properties officeooo:rsid="00168747" officeooo:paragraph-rsid="00168747"/>
    </style:style>
    <style:style style:name="P17" style:family="paragraph" style:parent-style-name="Text_20_body" style:list-style-name="L4">
      <style:text-properties officeooo:rsid="001879e2" officeooo:paragraph-rsid="001879e2"/>
    </style:style>
    <style:style style:name="P18" style:family="paragraph" style:parent-style-name="Text_20_body" style:list-style-name="L4">
      <style:text-properties officeooo:rsid="001b70e0" officeooo:paragraph-rsid="001b70e0"/>
    </style:style>
    <style:style style:name="P19" style:family="paragraph" style:parent-style-name="Text_20_body" style:list-style-name="L4">
      <style:text-properties fo:font-weight="bold" officeooo:rsid="0015046e" officeooo:paragraph-rsid="00168747" style:font-weight-asian="bold" style:font-weight-complex="bold"/>
    </style:style>
    <style:style style:name="P20" style:family="paragraph" style:parent-style-name="Text_20_body">
      <style:text-properties officeooo:paragraph-rsid="001a3484"/>
    </style:style>
    <style:style style:name="P21" style:family="paragraph" style:parent-style-name="Text_20_body">
      <style:text-properties officeooo:paragraph-rsid="001b70e0"/>
    </style:style>
    <style:style style:name="P22" style:family="paragraph" style:parent-style-name="Text_20_body">
      <style:text-properties officeooo:paragraph-rsid="001ecbd1"/>
    </style:style>
    <style:style style:name="P23" style:family="paragraph" style:parent-style-name="Text_20_body" style:list-style-name="L5">
      <style:text-properties officeooo:rsid="001ecbd1"/>
    </style:style>
    <style:style style:name="P24" style:family="paragraph" style:parent-style-name="Text_20_body" style:list-style-name="L6">
      <style:text-properties officeooo:rsid="001ecbd1" officeooo:paragraph-rsid="001f59fa"/>
    </style:style>
    <style:style style:name="P25" style:family="paragraph" style:parent-style-name="Text_20_body">
      <style:text-properties officeooo:paragraph-rsid="001f59fa"/>
    </style:style>
    <style:style style:name="P26" style:family="paragraph" style:parent-style-name="Text_20_body" style:list-style-name="L7">
      <style:text-properties officeooo:paragraph-rsid="001f59fa"/>
    </style:style>
    <style:style style:name="P27" style:family="paragraph" style:parent-style-name="Text_20_body" style:list-style-name="L8">
      <style:text-properties officeooo:rsid="0020723c"/>
    </style:style>
    <style:style style:name="P28" style:family="paragraph" style:parent-style-name="Text_20_body" style:list-style-name="L9">
      <style:text-properties officeooo:rsid="0020723c"/>
    </style:style>
    <style:style style:name="P29" style:family="paragraph" style:parent-style-name="Text_20_body" style:list-style-name="L10">
      <style:paragraph-properties fo:margin-top="0cm" fo:margin-bottom="0.046cm" style:contextual-spacing="false"/>
      <style:text-properties officeooo:rsid="001ecbd1"/>
    </style:style>
    <style:style style:name="P30" style:family="paragraph" style:parent-style-name="Text_20_body">
      <style:paragraph-properties fo:margin-top="0cm" fo:margin-bottom="0.046cm" style:contextual-spacing="false"/>
      <style:text-properties officeooo:rsid="001ecbd1"/>
    </style:style>
    <style:style style:name="P31" style:family="paragraph" style:parent-style-name="Text_20_body" style:list-style-name="L11">
      <style:paragraph-properties fo:margin-top="0cm" fo:margin-bottom="0.046cm" style:contextual-spacing="false"/>
      <style:text-properties officeooo:rsid="001ecbd1"/>
    </style:style>
    <style:style style:name="P32" style:family="paragraph" style:parent-style-name="Text_20_body" style:list-style-name="L12"/>
    <style:style style:name="P33" style:family="paragraph" style:parent-style-name="Table_20_Heading">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025402f"/>
    </style:style>
    <style:style style:name="P36" style:family="paragraph" style:parent-style-name="Heading_20_3">
      <style:paragraph-properties fo:break-before="page"/>
    </style:style>
    <style:style style:name="P37" style:family="paragraph" style:parent-style-name="Table_20_Heading">
      <style:text-properties officeooo:paragraph-rsid="0026b86c"/>
    </style:style>
    <style:style style:name="P38" style:family="paragraph" style:parent-style-name="Table_20_Contents">
      <style:paragraph-properties fo:text-align="center" style:justify-single-word="false"/>
      <style:text-properties officeooo:rsid="0026b86c" officeooo:paragraph-rsid="0026b86c"/>
    </style:style>
    <style:style style:name="P39" style:family="paragraph" style:parent-style-name="Heading_20_3">
      <style:text-properties officeooo:rsid="002829f6" officeooo:paragraph-rsid="002829f6"/>
    </style:style>
    <style:style style:name="P40" style:family="paragraph" style:parent-style-name="Text_20_body" style:list-style-name="L13">
      <style:text-properties officeooo:rsid="002829f6"/>
    </style:style>
    <style:style style:name="P41" style:family="paragraph" style:parent-style-name="Text_20_body" style:list-style-name="L14">
      <style:text-properties officeooo:rsid="002829f6"/>
    </style:style>
    <style:style style:name="P42" style:family="paragraph" style:parent-style-name="Text_20_body">
      <style:text-properties officeooo:rsid="002829f6"/>
    </style:style>
    <style:style style:name="P43" style:family="paragraph" style:parent-style-name="Text_20_body">
      <style:text-properties officeooo:rsid="002829f6" officeooo:paragraph-rsid="002829f6"/>
    </style:style>
    <style:style style:name="P44" style:family="paragraph" style:parent-style-name="Text_20_body" style:list-style-name="L15"/>
    <style:style style:name="P45" style:family="paragraph" style:parent-style-name="Heading_20_3">
      <style:text-properties officeooo:paragraph-rsid="0026b86c"/>
    </style:style>
    <style:style style:name="P46" style:family="paragraph" style:parent-style-name="Text_20_body" style:list-style-name="L16">
      <style:text-properties officeooo:rsid="0026b86c"/>
    </style:style>
    <style:style style:name="P47" style:family="paragraph" style:parent-style-name="Text_20_body">
      <style:text-properties officeooo:rsid="0026b86c" officeooo:paragraph-rsid="0026b86c"/>
    </style:style>
    <style:style style:name="P48" style:family="paragraph" style:parent-style-name="Heading_20_1">
      <style:text-properties officeooo:paragraph-rsid="0026b86c"/>
    </style:style>
    <style:style style:name="P49" style:family="paragraph" style:parent-style-name="Text_20_body">
      <style:text-properties officeooo:rsid="00225b6f" officeooo:paragraph-rsid="00225b6f"/>
    </style:style>
    <style:style style:name="P50" style:family="paragraph" style:parent-style-name="Text_20_body" style:list-style-name="L17"/>
    <style:style style:name="P51" style:family="paragraph" style:parent-style-name="Text_20_body" style:list-style-name="L18"/>
    <style:style style:name="P52" style:family="paragraph" style:parent-style-name="Heading_20_2">
      <style:paragraph-properties fo:text-align="left" style:justify-single-word="false"/>
    </style:style>
    <style:style style:name="P53" style:family="paragraph" style:parent-style-name="Text_20_body">
      <style:text-properties officeooo:paragraph-rsid="0023f3f9"/>
    </style:style>
    <style:style style:name="P54" style:family="paragraph" style:parent-style-name="Text_20_body" style:list-style-name="L19">
      <style:text-properties officeooo:paragraph-rsid="0023f3f9"/>
    </style:style>
    <style:style style:name="P55" style:family="paragraph" style:parent-style-name="Text_20_body" style:list-style-name="L20">
      <style:text-properties officeooo:paragraph-rsid="0023f3f9"/>
    </style:style>
    <style:style style:name="P56" style:family="paragraph" style:parent-style-name="Horizontal_20_Line">
      <style:paragraph-properties fo:margin-top="0cm" fo:margin-bottom="0.247cm" style:contextual-spacing="false" fo:line-height="115%"/>
      <style:text-properties officeooo:paragraph-rsid="0039bf44"/>
    </style:style>
    <style:style style:name="P57" style:family="paragraph" style:parent-style-name="Heading_20_2">
      <style:text-properties officeooo:paragraph-rsid="0039bf44"/>
    </style:style>
    <style:style style:name="P58" style:family="paragraph" style:parent-style-name="Text_20_body">
      <style:text-properties officeooo:paragraph-rsid="0039bf44"/>
    </style:style>
    <style:style style:name="P59" style:family="paragraph" style:parent-style-name="Table_20_Heading">
      <style:text-properties officeooo:paragraph-rsid="0039bf44"/>
    </style:style>
    <style:style style:name="P60" style:family="paragraph" style:parent-style-name="Table_20_Contents">
      <style:text-properties officeooo:paragraph-rsid="0039bf44"/>
    </style:style>
    <style:style style:name="P61" style:family="paragraph" style:parent-style-name="Heading_20_1">
      <style:text-properties officeooo:rsid="002829f6" officeooo:paragraph-rsid="002829f6"/>
    </style:style>
    <style:style style:name="P62" style:family="paragraph" style:parent-style-name="Text_20_body" style:list-style-name="L21"/>
    <style:style style:name="P63" style:family="paragraph" style:parent-style-name="Text_20_body">
      <style:text-properties fo:font-weight="bold" officeooo:paragraph-rsid="002829f6" style:font-weight-asian="bold" style:font-weight-complex="bold"/>
    </style:style>
    <style:style style:name="P64" style:family="paragraph" style:parent-style-name="Text_20_body">
      <style:paragraph-properties fo:break-before="column"/>
    </style:style>
    <style:style style:name="P65" style:family="paragraph" style:parent-style-name="Text_20_body" style:list-style-name="L22"/>
    <style:style style:name="P66" style:family="paragraph" style:parent-style-name="Text_20_body">
      <style:text-properties officeooo:paragraph-rsid="002829f6"/>
    </style:style>
    <style:style style:name="P67" style:family="paragraph" style:parent-style-name="Heading_20_3">
      <style:paragraph-properties fo:margin-top="0cm" fo:margin-bottom="0.247cm" style:contextual-spacing="false" fo:line-height="115%"/>
      <style:text-properties officeooo:paragraph-rsid="0029343c"/>
    </style:style>
    <style:style style:name="P68" style:family="paragraph" style:parent-style-name="Text_20_body">
      <style:text-properties officeooo:paragraph-rsid="0029343c"/>
    </style:style>
    <style:style style:name="P69" style:family="paragraph" style:parent-style-name="Table_20_Heading">
      <style:text-properties officeooo:paragraph-rsid="0029343c"/>
    </style:style>
    <style:style style:name="P70" style:family="paragraph" style:parent-style-name="Table_20_Contents">
      <style:text-properties officeooo:paragraph-rsid="0029343c"/>
    </style:style>
    <style:style style:name="P71" style:family="paragraph" style:parent-style-name="Horizontal_20_Line">
      <style:paragraph-properties fo:margin-top="0cm" fo:margin-bottom="0.247cm" style:contextual-spacing="false" fo:line-height="115%"/>
      <style:text-properties officeooo:paragraph-rsid="0029343c"/>
    </style:style>
    <style:style style:name="P72" style:family="paragraph" style:parent-style-name="Text_20_body">
      <style:text-properties officeooo:rsid="0029343c"/>
    </style:style>
    <style:style style:name="P73" style:family="paragraph" style:parent-style-name="Text_20_body">
      <style:paragraph-properties fo:margin-top="0cm" fo:margin-bottom="0.247cm" style:contextual-spacing="false" fo:line-height="115%"/>
      <style:text-properties officeooo:rsid="0029343c" officeooo:paragraph-rsid="0029343c"/>
    </style:style>
    <style:style style:name="P74" style:family="paragraph" style:parent-style-name="Preformatted_20_Text">
      <style:paragraph-properties fo:margin-top="0cm" fo:margin-bottom="0.247cm" style:contextual-spacing="false" fo:line-height="115%"/>
      <style:text-properties officeooo:rsid="0029343c"/>
    </style:style>
    <style:style style:name="P75" style:family="paragraph" style:parent-style-name="Text_20_body" style:list-style-name="L23">
      <style:text-properties officeooo:rsid="0029343c"/>
    </style:style>
    <style:style style:name="P76" style:family="paragraph" style:parent-style-name="Text_20_body">
      <style:text-properties fo:font-weight="bold" style:font-weight-asian="bold" style:font-weight-complex="bold"/>
    </style:style>
    <style:style style:name="P77" style:family="paragraph" style:parent-style-name="Text_20_body" style:list-style-name="L24"/>
    <style:style style:name="P78" style:family="paragraph" style:parent-style-name="Horizontal_20_Line">
      <style:paragraph-properties fo:margin-top="0cm" fo:margin-bottom="0.247cm" style:contextual-spacing="false" fo:line-height="115%"/>
      <style:text-properties officeooo:rsid="0029343c"/>
    </style:style>
    <style:style style:name="P79" style:family="paragraph" style:parent-style-name="Text_20_body" style:list-style-name="L25">
      <style:text-properties officeooo:rsid="0029343c"/>
    </style:style>
    <style:style style:name="P80" style:family="paragraph" style:parent-style-name="Text_20_body">
      <style:paragraph-properties fo:margin-top="0cm" fo:margin-bottom="0.146cm" style:contextual-spacing="false"/>
      <style:text-properties officeooo:rsid="0029343c"/>
    </style:style>
    <style:style style:name="P81" style:family="paragraph" style:parent-style-name="Text_20_body" style:list-style-name="L26">
      <style:paragraph-properties fo:line-height="100%"/>
      <style:text-properties officeooo:rsid="0029343c"/>
    </style:style>
    <style:style style:name="P82" style:family="paragraph" style:parent-style-name="Heading_20_3">
      <style:paragraph-properties fo:margin-top="0cm" fo:margin-bottom="0.247cm" style:contextual-spacing="false" fo:line-height="115%"/>
      <style:text-properties officeooo:rsid="0029343c"/>
    </style:style>
    <style:style style:name="P83" style:family="paragraph" style:parent-style-name="Text_20_body">
      <style:paragraph-properties fo:break-before="page"/>
    </style:style>
    <style:style style:name="P84" style:family="paragraph" style:parent-style-name="Text_20_body">
      <style:text-properties officeooo:paragraph-rsid="002a289d"/>
    </style:style>
    <style:style style:name="P85" style:family="paragraph" style:parent-style-name="Table_20_Heading">
      <style:text-properties officeooo:paragraph-rsid="002a289d"/>
    </style:style>
    <style:style style:name="P86" style:family="paragraph" style:parent-style-name="Table_20_Contents">
      <style:text-properties officeooo:paragraph-rsid="002a289d"/>
    </style:style>
    <style:style style:name="P87" style:family="paragraph" style:parent-style-name="Horizontal_20_Line">
      <style:paragraph-properties fo:margin-top="0cm" fo:margin-bottom="0.247cm" style:contextual-spacing="false" fo:line-height="115%"/>
      <style:text-properties officeooo:paragraph-rsid="002a289d"/>
    </style:style>
    <style:style style:name="P88" style:family="paragraph" style:parent-style-name="Heading_20_3">
      <style:paragraph-properties fo:margin-top="0cm" fo:margin-bottom="0.247cm" style:contextual-spacing="false" fo:line-height="115%"/>
      <style:text-properties officeooo:paragraph-rsid="002a289d"/>
    </style:style>
    <style:style style:name="P89" style:family="paragraph" style:parent-style-name="Preformatted_20_Text">
      <style:paragraph-properties fo:margin-top="0cm" fo:margin-bottom="0.247cm" style:contextual-spacing="false" fo:line-height="115%"/>
      <style:text-properties officeooo:paragraph-rsid="002a289d"/>
    </style:style>
    <style:style style:name="P90" style:family="paragraph" style:parent-style-name="Heading_20_3">
      <style:text-properties officeooo:paragraph-rsid="002b4376"/>
    </style:style>
    <style:style style:name="P91" style:family="paragraph" style:parent-style-name="Text_20_body">
      <style:text-properties officeooo:paragraph-rsid="002b4376"/>
    </style:style>
    <style:style style:name="P92" style:family="paragraph" style:parent-style-name="Preformatted_20_Text">
      <style:paragraph-properties fo:margin-top="0cm" fo:margin-bottom="0.247cm" style:contextual-spacing="false" fo:line-height="115%"/>
      <style:text-properties officeooo:paragraph-rsid="002b4376"/>
    </style:style>
    <style:style style:name="P93" style:family="paragraph" style:parent-style-name="Table_20_Heading">
      <style:text-properties officeooo:paragraph-rsid="002b4376"/>
    </style:style>
    <style:style style:name="P94" style:family="paragraph" style:parent-style-name="Table_20_Contents">
      <style:text-properties officeooo:paragraph-rsid="002b4376"/>
    </style:style>
    <style:style style:name="P95" style:family="paragraph" style:parent-style-name="Heading_20_3">
      <style:paragraph-properties fo:margin-top="0cm" fo:margin-bottom="0.247cm" style:contextual-spacing="false" fo:line-height="115%"/>
      <style:text-properties officeooo:paragraph-rsid="002b4376"/>
    </style:style>
    <style:style style:name="P96" style:family="paragraph" style:parent-style-name="Horizontal_20_Line">
      <style:paragraph-properties fo:margin-top="0cm" fo:margin-bottom="0.247cm" style:contextual-spacing="false" fo:line-height="115%"/>
      <style:text-properties officeooo:paragraph-rsid="002b4376"/>
    </style:style>
    <style:style style:name="P97" style:family="paragraph" style:parent-style-name="Heading_20_1">
      <style:paragraph-properties fo:margin-top="0cm" fo:margin-bottom="0.247cm" style:contextual-spacing="false" fo:line-height="115%" fo:break-before="page"/>
      <style:text-properties officeooo:paragraph-rsid="002b4376"/>
    </style:style>
    <style:style style:name="P98" style:family="paragraph" style:parent-style-name="Heading_20_1">
      <style:paragraph-properties fo:margin-top="0cm" fo:margin-bottom="0.247cm" style:contextual-spacing="false" fo:line-height="115%"/>
      <style:text-properties officeooo:paragraph-rsid="002b4376"/>
    </style:style>
    <style:style style:name="P99" style:family="paragraph" style:parent-style-name="Text_20_body" style:list-style-name="L27">
      <style:text-properties officeooo:paragraph-rsid="002b4376"/>
    </style:style>
    <style:style style:name="P100" style:family="paragraph" style:parent-style-name="Text_20_body">
      <style:paragraph-properties fo:line-height="100%"/>
      <style:text-properties officeooo:paragraph-rsid="002b4376"/>
    </style:style>
    <style:style style:name="P101" style:family="paragraph" style:parent-style-name="Text_20_body" style:list-style-name="L28">
      <style:paragraph-properties fo:line-height="100%"/>
      <style:text-properties officeooo:paragraph-rsid="002b4376"/>
    </style:style>
    <style:style style:name="P102" style:family="paragraph" style:parent-style-name="Heading_20_2">
      <style:paragraph-properties fo:line-height="100%"/>
    </style:style>
    <style:style style:name="P103" style:family="paragraph" style:parent-style-name="Heading_20_3">
      <style:paragraph-properties fo:line-height="100%"/>
    </style:style>
    <style:style style:name="P104" style:family="paragraph" style:parent-style-name="Table_20_Heading">
      <style:paragraph-properties fo:line-height="100%"/>
      <style:text-properties officeooo:paragraph-rsid="002b4376"/>
    </style:style>
    <style:style style:name="P105" style:family="paragraph" style:parent-style-name="Table_20_Contents">
      <style:paragraph-properties fo:line-height="100%"/>
      <style:text-properties officeooo:paragraph-rsid="002b4376"/>
    </style:style>
    <style:style style:name="P106" style:family="paragraph" style:parent-style-name="Heading_20_3">
      <style:paragraph-properties fo:margin-top="0cm" fo:margin-bottom="0.247cm" style:contextual-spacing="false" fo:line-height="100%"/>
      <style:text-properties officeooo:paragraph-rsid="002b4376"/>
    </style:style>
    <style:style style:name="P107" style:family="paragraph" style:parent-style-name="Text_20_body" style:list-style-name="L29">
      <style:paragraph-properties fo:line-height="100%"/>
      <style:text-properties officeooo:paragraph-rsid="002b4376"/>
    </style:style>
    <style:style style:name="P108" style:family="paragraph" style:parent-style-name="Preformatted_20_Text">
      <style:paragraph-properties fo:margin-top="0cm" fo:margin-bottom="0.247cm" style:contextual-spacing="false" fo:line-height="100%"/>
      <style:text-properties officeooo:paragraph-rsid="002b4376"/>
    </style:style>
    <style:style style:name="P109" style:family="paragraph" style:parent-style-name="Text_20_body" style:list-style-name="L30">
      <style:paragraph-properties fo:line-height="100%"/>
      <style:text-properties officeooo:paragraph-rsid="002b4376"/>
    </style:style>
    <style:style style:name="P110" style:family="paragraph" style:parent-style-name="Horizontal_20_Line">
      <style:paragraph-properties fo:margin-top="0cm" fo:margin-bottom="0.247cm" style:contextual-spacing="false" fo:line-height="100%"/>
      <style:text-properties officeooo:paragraph-rsid="002b4376"/>
    </style:style>
    <style:style style:name="P111" style:family="paragraph" style:parent-style-name="Heading_20_1">
      <style:paragraph-properties fo:margin-top="0cm" fo:margin-bottom="0.247cm" style:contextual-spacing="false" fo:line-height="100%"/>
      <style:text-properties officeooo:paragraph-rsid="002b4376"/>
    </style:style>
    <style:style style:name="P112" style:family="paragraph" style:parent-style-name="Heading_20_2">
      <style:paragraph-properties fo:margin-top="0cm" fo:margin-bottom="0.247cm" style:contextual-spacing="false" fo:line-height="100%"/>
      <style:text-properties officeooo:paragraph-rsid="002b4376"/>
    </style:style>
    <style:style style:name="P113" style:family="paragraph" style:parent-style-name="Text_20_body" style:list-style-name="L31">
      <style:paragraph-properties fo:line-height="100%"/>
      <style:text-properties officeooo:paragraph-rsid="002b4376"/>
    </style:style>
    <style:style style:name="P114" style:family="paragraph" style:parent-style-name="Text_20_body" style:list-style-name="L32">
      <style:paragraph-properties fo:line-height="100%"/>
      <style:text-properties officeooo:paragraph-rsid="002b4376"/>
    </style:style>
    <style:style style:name="P115" style:family="paragraph" style:parent-style-name="Heading_20_1">
      <style:paragraph-properties fo:margin-top="0cm" fo:margin-bottom="0.247cm" style:contextual-spacing="false" fo:line-height="100%" fo:break-before="page"/>
      <style:text-properties officeooo:paragraph-rsid="002b4376"/>
    </style:style>
    <style:style style:name="P116" style:family="paragraph" style:parent-style-name="Text_20_body" style:list-style-name="L33">
      <style:paragraph-properties fo:line-height="100%"/>
      <style:text-properties officeooo:paragraph-rsid="002b4376"/>
    </style:style>
    <style:style style:name="P117" style:family="paragraph" style:parent-style-name="Text_20_body" style:list-style-name="L34">
      <style:paragraph-properties fo:line-height="100%"/>
      <style:text-properties officeooo:paragraph-rsid="002b4376"/>
    </style:style>
    <style:style style:name="P118" style:family="paragraph" style:parent-style-name="Text_20_body" style:list-style-name="L35">
      <style:paragraph-properties fo:line-height="100%"/>
      <style:text-properties officeooo:paragraph-rsid="002b4376"/>
    </style:style>
    <style:style style:name="P119" style:family="paragraph" style:parent-style-name="Text_20_body" style:list-style-name="L36">
      <style:paragraph-properties fo:line-height="100%"/>
      <style:text-properties officeooo:paragraph-rsid="002b4376"/>
    </style:style>
    <style:style style:name="P120" style:family="paragraph" style:parent-style-name="Text_20_body" style:list-style-name="L37"/>
    <style:style style:name="P121"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122" style:family="paragraph" style:parent-style-name="Preformatted_20_Text">
      <style:paragraph-properties fo:margin-top="0cm" fo:margin-bottom="0.247cm" style:contextual-spacing="false" fo:line-height="115%" style:writing-mode="lr-tb"/>
    </style:style>
    <style:style style:name="P123" style:family="paragraph" style:parent-style-name="Text_20_body" style:list-style-name="L38"/>
    <style:style style:name="P124" style:family="paragraph" style:parent-style-name="Horizontal_20_Line">
      <style:paragraph-properties fo:margin-top="0cm" fo:margin-bottom="0.247cm" style:contextual-spacing="false" fo:line-height="115%"/>
    </style:style>
    <style:style style:name="P125" style:family="paragraph" style:parent-style-name="Text_20_body" style:list-style-name="L39"/>
    <style:style style:name="P126" style:family="paragraph" style:parent-style-name="Text_20_body" style:list-style-name="L40">
      <style:paragraph-properties fo:line-height="100%"/>
      <style:text-properties officeooo:paragraph-rsid="002b4376"/>
    </style:style>
    <style:style style:name="P127" style:family="paragraph" style:parent-style-name="Text_20_body" style:list-style-name="L41">
      <style:paragraph-properties fo:line-height="100%"/>
      <style:text-properties officeooo:paragraph-rsid="002b4376"/>
    </style:style>
    <style:style style:name="P128" style:family="paragraph" style:parent-style-name="Text_20_body" style:list-style-name="L42">
      <style:paragraph-properties fo:line-height="100%"/>
      <style:text-properties officeooo:paragraph-rsid="002b4376"/>
    </style:style>
    <style:style style:name="P129" style:family="paragraph" style:parent-style-name="Text_20_body" style:list-style-name="L43">
      <style:paragraph-properties fo:line-height="100%"/>
      <style:text-properties officeooo:paragraph-rsid="002b4376"/>
    </style:style>
    <style:style style:name="P130" style:family="paragraph" style:parent-style-name="Text_20_body" style:list-style-name="L44">
      <style:paragraph-properties fo:line-height="100%"/>
      <style:text-properties officeooo:paragraph-rsid="002b4376"/>
    </style:style>
    <style:style style:name="P131" style:family="paragraph" style:parent-style-name="Text_20_body" style:list-style-name="L45">
      <style:paragraph-properties fo:line-height="100%"/>
      <style:text-properties officeooo:paragraph-rsid="002b4376"/>
    </style:style>
    <style:style style:name="P132" style:family="paragraph" style:parent-style-name="Heading_20_2">
      <style:paragraph-properties fo:break-before="page"/>
    </style:style>
    <style:style style:name="P133" style:family="paragraph" style:parent-style-name="Text_20_body">
      <style:text-properties officeooo:paragraph-rsid="0049ac69"/>
    </style:style>
    <style:style style:name="P134" style:family="paragraph" style:parent-style-name="Heading_20_2">
      <style:paragraph-properties fo:margin-top="0cm" fo:margin-bottom="0.247cm" style:contextual-spacing="false" fo:line-height="115%"/>
    </style:style>
    <style:style style:name="P135" style:family="paragraph" style:parent-style-name="Text_20_body" style:list-style-name="L46"/>
    <style:style style:name="P136" style:family="paragraph" style:parent-style-name="Heading_20_3">
      <style:paragraph-properties fo:margin-top="0cm" fo:margin-bottom="0.247cm" style:contextual-spacing="false" fo:line-height="115%"/>
    </style:style>
    <style:style style:name="P137" style:family="paragraph" style:parent-style-name="Text_20_body" style:list-style-name="L47"/>
    <style:style style:name="P138" style:family="paragraph" style:parent-style-name="Text_20_body" style:list-style-name="L48"/>
    <style:style style:name="P139" style:family="paragraph" style:parent-style-name="Text_20_body" style:list-style-name="L49"/>
    <style:style style:name="P140" style:family="paragraph" style:parent-style-name="Text_20_body" style:list-style-name="L50"/>
    <style:style style:name="P141" style:family="paragraph" style:parent-style-name="Text_20_body" style:list-style-name="L51"/>
    <style:style style:name="P142" style:family="paragraph" style:parent-style-name="Text_20_body" style:list-style-name="L52"/>
    <style:style style:name="P143" style:family="paragraph" style:parent-style-name="Text_20_body" style:list-style-name="L53"/>
    <style:style style:name="P144" style:family="paragraph" style:parent-style-name="Text_20_body" style:list-style-name="L54"/>
    <style:style style:name="P145" style:family="paragraph" style:parent-style-name="Text_20_body" style:list-style-name="L55"/>
    <style:style style:name="P146" style:family="paragraph" style:parent-style-name="Heading_20_1">
      <style:paragraph-properties fo:margin-top="0cm" fo:margin-bottom="0.247cm" style:contextual-spacing="false" fo:line-height="115%"/>
    </style:style>
    <style:style style:name="P147" style:family="paragraph" style:parent-style-name="Text_20_body" style:list-style-name="L56"/>
    <style:style style:name="P148" style:family="paragraph" style:parent-style-name="Text_20_body" style:list-style-name="L57"/>
    <style:style style:name="P149" style:family="paragraph" style:parent-style-name="Text_20_body" style:list-style-name="L58"/>
    <style:style style:name="P150" style:family="paragraph" style:parent-style-name="Text_20_body" style:list-style-name="L59"/>
    <style:style style:name="P151" style:family="paragraph" style:parent-style-name="Text_20_body">
      <style:paragraph-properties fo:break-before="page"/>
      <style:text-properties officeooo:paragraph-rsid="0049ac69"/>
    </style:style>
    <style:style style:name="P152" style:family="paragraph" style:parent-style-name="Text_20_body" style:list-style-name="L60">
      <style:paragraph-properties fo:line-height="100%"/>
      <style:text-properties officeooo:paragraph-rsid="002b4376"/>
    </style:style>
    <style:style style:name="P153" style:family="paragraph" style:parent-style-name="Text_20_body" style:list-style-name="L61">
      <style:paragraph-properties fo:line-height="100%"/>
      <style:text-properties officeooo:paragraph-rsid="002b4376"/>
    </style:style>
    <style:style style:name="P154" style:family="paragraph" style:parent-style-name="Text_20_body" style:list-style-name="L62">
      <style:paragraph-properties fo:line-height="100%"/>
      <style:text-properties officeooo:paragraph-rsid="002b4376"/>
    </style:style>
    <style:style style:name="P155" style:family="paragraph" style:parent-style-name="Text_20_body" style:list-style-name="L63">
      <style:paragraph-properties fo:line-height="100%"/>
      <style:text-properties officeooo:paragraph-rsid="002b4376"/>
    </style:style>
    <style:style style:name="P156" style:family="paragraph" style:parent-style-name="Text_20_body" style:list-style-name="L64">
      <style:paragraph-properties fo:line-height="100%"/>
      <style:text-properties officeooo:paragraph-rsid="002b4376"/>
    </style:style>
    <style:style style:name="P157" style:family="paragraph" style:parent-style-name="Text_20_body" style:list-style-name="L65">
      <style:paragraph-properties fo:line-height="100%"/>
      <style:text-properties officeooo:paragraph-rsid="002b4376"/>
    </style:style>
    <style:style style:name="P158" style:family="paragraph" style:parent-style-name="Heading_20_1">
      <style:paragraph-properties fo:margin-top="0cm" fo:margin-bottom="0.247cm" style:contextual-spacing="false" fo:line-height="100%" fo:break-before="page"/>
      <style:text-properties officeooo:paragraph-rsid="0036d3a4"/>
    </style:style>
    <style:style style:name="P159" style:family="paragraph" style:parent-style-name="Text_20_body">
      <style:paragraph-properties fo:line-height="100%"/>
      <style:text-properties officeooo:paragraph-rsid="0036d3a4"/>
    </style:style>
    <style:style style:name="P160" style:family="paragraph" style:parent-style-name="Heading_20_2">
      <style:paragraph-properties fo:margin-top="0cm" fo:margin-bottom="0.247cm" style:contextual-spacing="false" fo:line-height="100%"/>
      <style:text-properties officeooo:paragraph-rsid="0036d3a4"/>
    </style:style>
    <style:style style:name="P161" style:family="paragraph" style:parent-style-name="Text_20_body" style:list-style-name="L66">
      <style:paragraph-properties fo:line-height="100%"/>
      <style:text-properties officeooo:paragraph-rsid="0036d3a4"/>
    </style:style>
    <style:style style:name="P162" style:family="paragraph" style:parent-style-name="Table_20_Heading">
      <style:paragraph-properties fo:line-height="100%"/>
      <style:text-properties officeooo:paragraph-rsid="0036d3a4"/>
    </style:style>
    <style:style style:name="P163" style:family="paragraph" style:parent-style-name="Table_20_Contents">
      <style:paragraph-properties fo:line-height="100%"/>
      <style:text-properties officeooo:paragraph-rsid="0036d3a4"/>
    </style:style>
    <style:style style:name="P164" style:family="paragraph" style:parent-style-name="Heading_20_3">
      <style:paragraph-properties fo:margin-top="0cm" fo:margin-bottom="0.247cm" style:contextual-spacing="false" fo:line-height="100%"/>
      <style:text-properties officeooo:paragraph-rsid="0036d3a4"/>
    </style:style>
    <style:style style:name="P165" style:family="paragraph" style:parent-style-name="Preformatted_20_Text">
      <style:paragraph-properties fo:margin-top="0cm" fo:margin-bottom="0.247cm" style:contextual-spacing="false" fo:line-height="100%"/>
      <style:text-properties officeooo:paragraph-rsid="0036d3a4"/>
    </style:style>
    <style:style style:name="P166" style:family="paragraph" style:parent-style-name="Text_20_body" style:list-style-name="L67">
      <style:paragraph-properties fo:line-height="100%"/>
      <style:text-properties officeooo:paragraph-rsid="0036d3a4"/>
    </style:style>
    <style:style style:name="P167" style:family="paragraph" style:parent-style-name="Text_20_body" style:list-style-name="L68">
      <style:paragraph-properties fo:line-height="100%"/>
      <style:text-properties officeooo:paragraph-rsid="0036d3a4"/>
    </style:style>
    <style:style style:name="P168" style:family="paragraph" style:parent-style-name="Text_20_body">
      <style:text-properties officeooo:paragraph-rsid="003be582"/>
    </style:style>
    <style:style style:name="P169" style:family="paragraph" style:parent-style-name="Heading_20_1">
      <style:paragraph-properties fo:margin-top="0cm" fo:margin-bottom="0.247cm" style:contextual-spacing="false" fo:line-height="115%" fo:break-before="page"/>
    </style:style>
    <style:style style:name="P170" style:family="paragraph" style:parent-style-name="Preformatted_20_Text">
      <style:paragraph-properties fo:margin-top="0cm" fo:margin-bottom="0.247cm" style:contextual-spacing="false" fo:line-height="115%"/>
    </style:style>
    <style:style style:name="P171" style:family="paragraph" style:parent-style-name="Heading_20_1">
      <style:paragraph-properties fo:margin-top="0cm" fo:margin-bottom="0.247cm" style:contextual-spacing="false" fo:line-height="115%"/>
      <style:text-properties officeooo:paragraph-rsid="0037d9cc"/>
    </style:style>
    <style:style style:name="P172" style:family="paragraph" style:parent-style-name="Text_20_body">
      <style:text-properties officeooo:paragraph-rsid="0037d9cc"/>
    </style:style>
    <style:style style:name="P173" style:family="paragraph" style:parent-style-name="Preformatted_20_Text">
      <style:paragraph-properties fo:margin-top="0cm" fo:margin-bottom="0.247cm" style:contextual-spacing="false" fo:line-height="115%"/>
      <style:text-properties officeooo:paragraph-rsid="0037d9cc"/>
    </style:style>
    <style:style style:name="P174" style:family="paragraph" style:parent-style-name="Text_20_body" style:list-style-name="L69">
      <style:text-properties officeooo:paragraph-rsid="0037d9cc"/>
    </style:style>
    <style:style style:name="P175" style:family="paragraph" style:parent-style-name="Horizontal_20_Line">
      <style:paragraph-properties fo:margin-top="0cm" fo:margin-bottom="0.247cm" style:contextual-spacing="false" fo:line-height="115%"/>
      <style:text-properties officeooo:paragraph-rsid="0037d9cc"/>
    </style:style>
    <style:style style:name="P176" style:family="paragraph" style:parent-style-name="Table_20_Heading">
      <style:text-properties officeooo:paragraph-rsid="0037d9cc"/>
    </style:style>
    <style:style style:name="P177" style:family="paragraph" style:parent-style-name="Table_20_Contents">
      <style:text-properties officeooo:paragraph-rsid="0037d9cc"/>
    </style:style>
    <style:style style:name="P178" style:family="paragraph" style:parent-style-name="Text_20_body" style:list-style-name="L70">
      <style:text-properties officeooo:paragraph-rsid="0037d9cc"/>
    </style:style>
    <style:style style:name="P179" style:family="paragraph" style:parent-style-name="Heading_20_2">
      <style:paragraph-properties fo:margin-top="0cm" fo:margin-bottom="0.247cm" style:contextual-spacing="false" fo:line-height="115%"/>
      <style:text-properties officeooo:paragraph-rsid="0037d9cc"/>
    </style:style>
    <style:style style:name="P180" style:family="paragraph" style:parent-style-name="Text_20_body" style:list-style-name="L71">
      <style:text-properties officeooo:paragraph-rsid="0037d9cc"/>
    </style:style>
    <style:style style:name="P181" style:family="paragraph" style:parent-style-name="Text_20_body" style:list-style-name="L72">
      <style:text-properties officeooo:paragraph-rsid="0037d9cc"/>
    </style:style>
    <style:style style:name="P182" style:family="paragraph" style:parent-style-name="Text_20_body" style:list-style-name="L73">
      <style:paragraph-properties fo:break-before="page"/>
      <style:text-properties officeooo:paragraph-rsid="0047cd9d"/>
    </style:style>
    <style:style style:name="P183" style:family="paragraph" style:parent-style-name="Text_20_body" style:list-style-name="L73">
      <style:text-properties officeooo:paragraph-rsid="0047cd9d"/>
    </style:style>
    <style:style style:name="T1" style:family="text">
      <style:text-properties officeooo:rsid="00255f5c"/>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34e8c" style:font-size-asian="12pt" style:font-weight-asian="normal" style:font-size-complex="12pt" style:font-weight-complex="normal"/>
    </style:style>
    <style:style style:name="T5" style:family="text">
      <style:text-properties fo:font-size="12pt" fo:font-weight="bold" officeooo:rsid="00134e8c" style:font-size-asian="12pt" style:font-weight-asian="bold" style:font-size-complex="12pt" style:font-weight-complex="bold"/>
    </style:style>
    <style:style style:name="T6" style:family="text">
      <style:text-properties fo:font-size="12pt" fo:font-weight="normal" officeooo:rsid="0014d692" style:font-size-asian="12pt" style:font-weight-asian="normal" style:font-size-complex="12pt" style:font-weight-complex="normal"/>
    </style:style>
    <style:style style:name="T7" style:family="text">
      <style:text-properties fo:font-size="12pt" fo:font-style="italic" fo:font-weight="normal" officeooo:rsid="0014d692" style:font-size-asian="12pt" style:font-style-asian="italic" style:font-weight-asian="normal" style:font-size-complex="12pt" style:font-style-complex="italic" style:font-weight-complex="normal"/>
    </style:style>
    <style:style style:name="T8" style:family="text">
      <style:text-properties officeooo:rsid="0014e97c"/>
    </style:style>
    <style:style style:name="T9" style:family="text">
      <style:text-properties officeooo:rsid="0015046e"/>
    </style:style>
    <style:style style:name="T10" style:family="text">
      <style:text-properties officeooo:rsid="001879e2"/>
    </style:style>
    <style:style style:name="T11" style:family="text">
      <style:text-properties fo:font-weight="bold" officeooo:rsid="0015046e" style:font-weight-asian="bold" style:font-weight-complex="bold"/>
    </style:style>
    <style:style style:name="T12" style:family="text">
      <style:text-properties officeooo:rsid="00168747"/>
    </style:style>
    <style:style style:name="T13" style:family="text">
      <style:text-properties fo:font-weight="normal" officeooo:rsid="001a3484" style:font-weight-asian="normal" style:font-weight-complex="normal"/>
    </style:style>
    <style:style style:name="T14" style:family="text">
      <style:text-properties fo:font-weight="normal" officeooo:rsid="001b70e0" style:font-weight-asian="normal" style:font-weight-complex="normal"/>
    </style:style>
    <style:style style:name="T15" style:family="text">
      <style:text-properties fo:font-weight="normal" officeooo:rsid="001d411e" style:font-weight-asian="normal" style:font-weight-complex="normal"/>
    </style:style>
    <style:style style:name="T16" style:family="text">
      <style:text-properties fo:font-weight="bold" officeooo:rsid="001b70e0" style:font-weight-asian="bold" style:font-weight-complex="bold"/>
    </style:style>
    <style:style style:name="T17" style:family="text">
      <style:text-properties fo:font-weight="bold" officeooo:rsid="001ecbd1" style:font-weight-asian="bold" style:font-weight-complex="bold"/>
    </style:style>
    <style:style style:name="T18" style:family="text">
      <style:text-properties fo:font-weight="normal" officeooo:rsid="001ecbd1" style:font-weight-asian="normal" style:font-weight-complex="normal"/>
    </style:style>
    <style:style style:name="T19" style:family="text">
      <style:text-properties officeooo:rsid="001ecbd1"/>
    </style:style>
    <style:style style:name="T20" style:family="text">
      <style:text-properties fo:font-weight="normal" officeooo:rsid="001f59fa"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ize="10pt" fo:font-style="italic" fo:font-weight="normal" officeooo:rsid="001f59fa" style:font-size-asian="10pt" style:font-style-asian="italic" style:font-weight-asian="normal" style:font-size-complex="10pt" style:font-style-complex="italic" style:font-weight-complex="normal"/>
    </style:style>
    <style:style style:name="T23" style:family="text">
      <style:text-properties fo:font-weight="normal" officeooo:rsid="0020723c" style:font-weight-asian="normal" style:font-weight-complex="normal"/>
    </style:style>
    <style:style style:name="T24" style:family="text">
      <style:text-properties style:text-underline-style="none" fo:font-weight="normal" officeooo:rsid="0020723c" style:font-weight-asian="normal" style:font-weight-complex="normal"/>
    </style:style>
    <style:style style:name="T25" style:family="text">
      <style:text-properties style:text-underline-style="solid" style:text-underline-width="auto" style:text-underline-color="font-color" fo:font-weight="normal" officeooo:rsid="0020723c" style:font-weight-asian="normal" style:font-weight-complex="normal"/>
    </style:style>
    <style:style style:name="T26" style:family="text">
      <style:text-properties fo:font-weight="normal" officeooo:rsid="002113e4" style:font-weight-asian="normal" style:font-weight-complex="normal"/>
    </style:style>
    <style:style style:name="T27" style:family="text">
      <style:text-properties fo:font-family="Arial" style:font-family-generic="swiss" style:font-pitch="variable" fo:font-weight="normal" officeooo:rsid="002f3843" style:font-weight-asian="normal" style:font-weight-complex="normal"/>
    </style:style>
    <style:style style:name="T28" style:family="text">
      <style:text-properties fo:font-family="Arial" style:font-family-generic="swiss" style:font-pitch="variable" fo:font-weight="normal" officeooo:rsid="001ecbd1" style:font-weight-asian="normal" style:font-weight-complex="normal"/>
    </style:style>
    <style:style style:name="T29" style:family="text">
      <style:text-properties fo:color="#000000" loext:opacity="100%" fo:font-weight="bold" style:font-weight-asian="bold" style:font-weight-complex="bold"/>
    </style:style>
    <style:style style:name="T30" style:family="text">
      <style:text-properties style:font-name="Liberation Serif"/>
    </style:style>
    <style:style style:name="T31" style:family="text">
      <style:text-properties style:font-name="Liberation Serif" officeooo:rsid="004ca018"/>
    </style:style>
    <style:style style:name="T32" style:family="text">
      <style:text-properties style:font-name="Liberation Serif" officeooo:rsid="002113e4"/>
    </style:style>
    <style:style style:name="T33" style:family="text">
      <style:text-properties style:font-name="Liberation Serif" officeooo:rsid="00524268"/>
    </style:style>
    <style:style style:name="T34" style:family="text">
      <style:text-properties officeooo:rsid="0025402f"/>
    </style:style>
    <style:style style:name="T35" style:family="text">
      <style:text-properties fo:font-family="Arial" style:font-family-generic="swiss" style:font-pitch="variable" officeooo:rsid="00255f5c"/>
    </style:style>
    <style:style style:name="T36" style:family="text">
      <style:text-properties fo:font-family="Arial" style:font-family-generic="swiss" style:font-pitch="variable"/>
    </style:style>
    <style:style style:name="T37" style:family="text">
      <style:text-properties officeooo:rsid="00557c1a"/>
    </style:style>
    <style:style style:name="T38" style:family="text">
      <style:text-properties officeooo:rsid="00524ef1"/>
    </style:style>
    <style:style style:name="T39" style:family="text">
      <style:text-properties officeooo:rsid="0054c8b1"/>
    </style:style>
    <style:style style:name="T40" style:family="text">
      <style:text-properties style:font-name="Liberation Sans" style:font-name-asian="Microsoft YaHei"/>
    </style:style>
    <style:style style:name="T41" style:family="text">
      <style:text-properties officeooo:rsid="0026b86c"/>
    </style:style>
    <style:style style:name="T42" style:family="text">
      <style:text-properties officeooo:rsid="0023f3f9"/>
    </style:style>
    <style:style style:name="T43" style:family="text">
      <style:text-properties officeooo:rsid="00225b6f"/>
    </style:style>
    <style:style style:name="T44" style:family="text">
      <style:text-properties officeooo:rsid="002a289d"/>
    </style:style>
    <style:style style:name="T45" style:family="text">
      <style:text-properties fo:font-weight="bold" style:font-weight-asian="bold" style:font-weight-complex="bold"/>
    </style:style>
    <style:style style:name="T46" style:family="text">
      <style:text-properties fo:color="#000000" loext:opacity="100%"/>
    </style:style>
    <style:style style:name="T47" style:family="text">
      <style:text-properties officeooo:rsid="0009e900"/>
    </style:style>
    <style:style style:name="T48" style:family="text">
      <style:text-properties officeooo:rsid="004878dc"/>
    </style:style>
    <style:style style:name="T49" style:family="text">
      <style:text-properties officeooo:rsid="0036d3a4"/>
    </style:style>
    <style:style style:name="T50" style:family="text">
      <style:text-properties fo:background-color="#afd095" loext:char-shading-value="0"/>
    </style:style>
    <style:style style:name="T51" style:family="text">
      <style:text-properties officeooo:rsid="004ad10a" fo:background-color="#afd095" loext:char-shading-value="0"/>
    </style:style>
    <style:style style:name="T52" style:family="text">
      <style:text-properties officeooo:rsid="004ad10a"/>
    </style:style>
    <style:style style:name="T53" style:family="text">
      <style:text-properties officeooo:rsid="003be582"/>
    </style:style>
    <style:style style:name="T54" style:family="text">
      <style:text-properties officeooo:rsid="0037d9cc"/>
    </style:style>
    <style:style style:name="T55" style:family="text">
      <style:text-properties officeooo:rsid="0047cd9d"/>
    </style:style>
    <style:style style:name="T56" style:family="text">
      <style:text-properties fo:language="fr" fo:country="FR"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RZ V5 – Synthèse échange des données – </text:span><text:span text:style-name="Strong_20_Emphasis"><text:span text:style-name="T1">Structure Arduino</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9444_228726857" office:name="SYSTEME &amp; ARCHITECTURE SUPÉRIEURE" text:style-name="Index_20_Link" text:visited-style-name="Index_20_Link">SYSTEME &amp; ARCHITECTURE SUPÉRIEURE<text:tab/>5</text:a></text:p>
          <text:p text:style-name="P2"><text:a xlink:type="simple" xlink:href="#__RefHeading___Toc9446_228726857" office:name="Architecture générale SE ↔ SP ↔ MQTT ↔ Arduino" text:style-name="Index_20_Link" text:visited-style-name="Index_20_Link">Architecture générale SE ↔ SP ↔ MQTT ↔ Arduino<text:tab/>5</text:a></text:p>
          <text:p text:style-name="P2"><text:a xlink:type="simple" xlink:href="#__RefHeading___Toc9448_228726857" office:name="Rôle des appareils" text:style-name="Index_20_Link" text:visited-style-name="Index_20_Link">Rôle des appareils<text:tab/>5</text:a></text:p>
          <text:p text:style-name="P3"><text:a xlink:type="simple" xlink:href="#__RefHeading___Toc6142_228726857" office:name="🔸 Matériel" text:style-name="Index_20_Link" text:visited-style-name="Index_20_Link">🔸 Matériel<text:tab/>5</text:a></text:p>
          <text:p text:style-name="P3"><text:a xlink:type="simple" xlink:href="#__RefHeading___Toc6144_228726857" office:name="Architecture réseau" text:style-name="Index_20_Link" text:visited-style-name="Index_20_Link">Architecture réseau<text:tab/>5</text:a></text:p>
          <text:p text:style-name="P3"><text:a xlink:type="simple" xlink:href="#__RefHeading___Toc4178_228726857" office:name="Contraintes : ressources et temporelles (urgent / normal / lent)" text:style-name="Index_20_Link" text:visited-style-name="Index_20_Link">Contraintes : ressources et temporelles (urgent / normal / lent)<text:tab/>5</text:a></text:p>
          <text:p text:style-name="P1"><text:a xlink:type="simple" xlink:href="#__RefHeading___Toc4180_228726857" office:name="TOPICS MQTT" text:style-name="Index_20_Link" text:visited-style-name="Index_20_Link">TOPICS MQTT<text:tab/>6</text:a></text:p>
          <text:p text:style-name="P3"><text:a xlink:type="simple" xlink:href="#__RefHeading___Toc6146_228726857" office:name="Généralité sur l’échange de données MQTT / Broker et Topics" text:style-name="Index_20_Link" text:visited-style-name="Index_20_Link">Généralité sur l’échange de données MQTT / Broker et Topics<text:tab/>6</text:a></text:p>
          <text:p text:style-name="P3"><text:a xlink:type="simple" xlink:href="#__RefHeading___Toc6148_228726857" office:name="Deux lignes d’échanges : SE ↔ SP et Ardu ↔ SP" text:style-name="Index_20_Link" text:visited-style-name="Index_20_Link">Deux lignes d’échanges : SE ↔ SP et Ardu ↔ SP<text:tab/>6</text:a></text:p>
          <text:p text:style-name="P3"><text:a xlink:type="simple" xlink:href="#__RefHeading___Toc6150_228726857" office:name="Structure topics ardu ↔ Node-Red" text:style-name="Index_20_Link" text:visited-style-name="Index_20_Link">Structure topics ardu ↔ Node-Red<text:tab/>7</text:a></text:p>
          <text:p text:style-name="P3"><text:a xlink:type="simple" xlink:href="#__RefHeading___Toc6152_228726857" office:name="Structure topics Tasker ↔ Node-Red noté SE ↔ Node-RED" text:style-name="Index_20_Link" text:visited-style-name="Index_20_Link">Structure topics <text:span text:style-name="T2">Tasker ↔ Node-Red</text:span> noté SE ↔ Node-RED<text:tab/>7</text:a></text:p>
          <text:p text:style-name="P3"><text:a xlink:type="simple" xlink:href="#__RefHeading___Toc4190_228726857" office:name="stratégie QoS en fonction de l'&quot;urgence&quot;" text:style-name="Index_20_Link" text:visited-style-name="Index_20_Link">stratégie QoS en fonction de l'"urgence"<text:tab/>7</text:a></text:p>
          <text:p text:style-name="P1"><text:a xlink:type="simple" xlink:href="#__RefHeading___Toc6154_228726857" office:name="PROTOCOLE DE DONNÉES – Structure : $&lt;cat&gt;:&lt;var&gt;:&lt;prop&gt;:&lt;inst&gt;:&lt;val&gt;#" text:style-name="Index_20_Link" text:visited-style-name="Index_20_Link">PROTOCOLE DE DONNÉES – Structure : $&lt;cat&gt;:&lt;var&gt;:&lt;prop&gt;:&lt;inst&gt;:&lt;val&gt;#<text:tab/>8</text:a></text:p>
          <text:p text:style-name="P3"><text:a xlink:type="simple" xlink:href="#__RefHeading___Toc6156_228726857" office:name="Catégorie - Usage réel et final des catégories VPIV (V / I / E / F)" text:style-name="Index_20_Link" text:visited-style-name="Index_20_Link">Catégorie - Usage réel et final des catégories VPIV (V / I / E / F)<text:tab/>9</text:a></text:p>
          <text:p text:style-name="P3"><text:a xlink:type="simple" xlink:href="#__RefHeading___Toc6158_228726857" office:name="Bien choisir la catégories" text:style-name="Index_20_Link" text:visited-style-name="Index_20_Link">Bien choisir la catégories<text:tab/>9</text:a></text:p>
          <text:p text:style-name="P3"><text:a xlink:type="simple" xlink:href="#__RefHeading___Toc6160_228726857" office:name="V/I/E = maître / esclave / fiabilité" text:style-name="Index_20_Link" text:visited-style-name="Index_20_Link">V/I/E = maître / esclave / fiabilité<text:tab/>9</text:a></text:p>
          <text:p text:style-name="P3"><text:a xlink:type="simple" xlink:href="#__RefHeading___Toc6162_228726857" office:name="F = streaming temps réel + non bloquant" text:style-name="Index_20_Link" text:visited-style-name="Index_20_Link">F = streaming temps réel + non bloquant<text:tab/>9</text:a></text:p>
          <text:p text:style-name="P3"><text:a xlink:type="simple" xlink:href="#__RefHeading___Toc6164_228726857" office:name="Cas de F pour Flux haute fréquence et UNIQUEMENT flux haute fréquence" text:style-name="Index_20_Link" text:visited-style-name="Index_20_Link">Cas de F pour Flux haute fréquence et UNIQUEMENT flux haute fréquence<text:tab/>9</text:a></text:p>
          <text:p text:style-name="P3"><text:a xlink:type="simple" xlink:href="#__RefHeading___Toc6166_228726857" office:name="Cas de V – Catégorie utilisé pour les fonctions …" text:style-name="Index_20_Link" text:visited-style-name="Index_20_Link">Cas de V – Catégorie utilisé pour les fonctions …<text:tab/>10</text:a></text:p>
          <text:p text:style-name="P1"><text:a xlink:type="simple" xlink:href="#__RefHeading___Toc6168_228726857" office:name="Variables Stockage, abréviations &amp; propriétés" text:style-name="Index_20_Link" text:visited-style-name="Index_20_Link">Variables Stockage, abréviations &amp; propriétés<text:tab/>10</text:a></text:p>
          <text:p text:style-name="P3"><text:a xlink:type="simple" xlink:href="#__RefHeading___Toc6170_228726857" office:name="Stockage Node-RED — 2 niveaux" text:style-name="Index_20_Link" text:visited-style-name="Index_20_Link">Stockage Node-RED — 2 niveaux<text:tab/>10</text:a></text:p>
          <text:p text:style-name="P3"><text:a xlink:type="simple" xlink:href="#__RefHeading___Toc6172_228726857" office:name="A) runtime variables (global/flow/local) — pour traitement temps réel." text:style-name="Index_20_Link" text:visited-style-name="Index_20_Link">A) runtime variables (global/flow/local) — pour traitement temps réel.<text:tab/>10</text:a></text:p>
          <text:p text:style-name="P3"><text:a xlink:type="simple" xlink:href="#__RefHeading___Toc6174_228726857" office:name=" B) fichier variables.json — source de vérité pour initialisation + documentation." text:style-name="Index_20_Link" text:visited-style-name="Index_20_Link"><text:s/>B) fichier variables.json — source de vérité pour initialisation + documentation.<text:tab/>10</text:a></text:p>
          <text:p text:style-name="P3"><text:a xlink:type="simple" xlink:href="#__RefHeading___Toc6176_228726857" office:name="Règles :" text:style-name="Index_20_Link" text:visited-style-name="Index_20_Link">Règles :<text:tab/>10</text:a></text:p>
          <text:p text:style-name="P2"><text:a xlink:type="simple" xlink:href="#__RefHeading___Toc6178_228726857" office:name="Synchronisation initiale (P3.3 / P3.4)" text:style-name="Index_20_Link" text:visited-style-name="Index_20_Link">Synchronisation initiale (P3.3 / P3.4)<text:tab/>10</text:a></text:p>
          <text:p text:style-name="P2"><text:a xlink:type="simple" xlink:href="#__RefHeading___Toc4198_228726857" office:name="Types &amp; mapping" text:style-name="Index_20_Link" text:visited-style-name="Index_20_Link">Types &amp; mapping<text:tab/>11</text:a></text:p>
          <text:p text:style-name="P2"><text:a xlink:type="simple" xlink:href="#__RefHeading___Toc1295_228726857" office:name="INSTANCE" text:style-name="Index_20_Link" text:visited-style-name="Index_20_Link">INSTANCE<text:tab/>11</text:a></text:p>
          <text:p text:style-name="P1"><text:a xlink:type="simple" xlink:href="#__RefHeading___Toc6180_228726857" office:name="Modules arduino" text:style-name="Index_20_Link" text:visited-style-name="Index_20_Link">Modules arduino<text:tab/>12</text:a></text:p>
          <text:p text:style-name="P3"><text:a xlink:type="simple" xlink:href="#__RefHeading___Toc6182_228726857" office:name="Architecture interne : “Modules indépendants + cœur système”" text:style-name="Index_20_Link" text:visited-style-name="Index_20_Link">Architecture interne : “Modules indépendants + cœur système”<text:tab/>12</text:a></text:p>
          <text:p text:style-name="P3"><text:a xlink:type="simple" xlink:href="#__RefHeading___Toc1293_228726857" office:name="MODULE" text:style-name="Index_20_Link" text:visited-style-name="Index_20_Link">MODULE<text:tab/>12</text:a></text:p>
          <text:p text:style-name="P3"><text:a xlink:type="simple" xlink:href="#__RefHeading___Toc6184_228726857" office:name="Transfert d’info entre module" text:style-name="Index_20_Link" text:visited-style-name="Index_20_Link">Transfert d’info entre module<text:tab/>12</text:a></text:p>
          <text:p text:style-name="P3"><text:a xlink:type="simple" xlink:href="#__RefHeading___Toc6186_228726857" office:name="Transfert par lecture directe de fonctions (pull)" text:style-name="Index_20_Link" text:visited-style-name="Index_20_Link">Transfert par lecture directe de fonctions (pull)<text:tab/>12</text:a></text:p>
          <text:p text:style-name="P3"><text:a xlink:type="simple" xlink:href="#__RefHeading___Toc6188_228726857" office:name="Transfert par buffer partagé (push)" text:style-name="Index_20_Link" text:visited-style-name="Index_20_Link">Transfert par buffer partagé (push)<text:tab/>13</text:a></text:p>
          <text:p text:style-name="P3"><text:a xlink:type="simple" xlink:href="#__RefHeading___Toc6190_228726857" office:name="Message interne (événement)" text:style-name="Index_20_Link" text:visited-style-name="Index_20_Link">Message interne (événement)<text:tab/>13</text:a></text:p>
          <text:p text:style-name="P3"><text:a xlink:type="simple" xlink:href="#__RefHeading___Toc6192_228726857" office:name="Interaction complète : “commande externe → action interne → flux interne → info externe”" text:style-name="Index_20_Link" text:visited-style-name="Index_20_Link">Interaction complète : “commande externe → action interne → flux interne → info externe”<text:tab/>14</text:a></text:p>
          <text:p text:style-name="P3"><text:a xlink:type="simple" xlink:href="#__RefHeading___Toc6194_228726857" office:name="Interaction interne complexe : “traitements secondaires”" text:style-name="Index_20_Link" text:visited-style-name="Index_20_Link">Interaction interne complexe : “traitements secondaires”<text:tab/>14</text:a></text:p>
          <text:p text:style-name="P3"><text:a xlink:type="simple" xlink:href="#__RefHeading___Toc6196_228726857" office:name="Où passent les paramètres “complexes / secondaires” ?" text:style-name="Index_20_Link" text:visited-style-name="Index_20_Link">Où passent les paramètres “complexes / secondaires” ?<text:tab/>15</text:a></text:p>
          <text:p text:style-name="P3"><text:a xlink:type="simple" xlink:href="#__RefHeading___Toc6198_228726857" office:name="Exemple :" text:style-name="Index_20_Link" text:visited-style-name="Index_20_Link">Exemple :<text:tab/>15</text:a></text:p>
          <text:p text:style-name="P1"><text:a xlink:type="simple" xlink:href="#__RefHeading___Toc6200_228726857" office:name="Propriété" text:style-name="Index_20_Link" text:visited-style-name="Index_20_Link">Propriété<text:tab/>16</text:a></text:p>
          <text:p text:style-name="P3"><text:a xlink:type="simple" xlink:href="#__RefHeading___Toc1299_228726857" office:name="4️ VALEUR" text:style-name="Index_20_Link" text:visited-style-name="Index_20_Link">4️ VALEUR<text:tab/>16</text:a></text:p>
          <text:p text:style-name="P3"><text:a xlink:type="simple" xlink:href="#__RefHeading___Toc1301_228726857" office:name="Exemples de messages" text:style-name="Index_20_Link" text:visited-style-name="Index_20_Link">Exemples de messages<text:tab/>16</text:a></text:p>
          <text:p text:style-name="P3"><text:a xlink:type="simple" xlink:href="#__RefHeading___Toc6202_228726857" office:name="Gestion des erreurs VPIV" text:style-name="Index_20_Link" text:visited-style-name="Index_20_Link">Gestion des erreurs VPIV<text:tab/>17</text:a></text:p>
          <text:p text:style-name="P3"><text:a xlink:type="simple" xlink:href="#__RefHeading___Toc6204_228726857" office:name="Gestion des urgences" text:style-name="Index_20_Link" text:visited-style-name="Index_20_Link">Gestion des urgences<text:tab/>17</text:a></text:p>
          <text:p text:style-name="P3"><text:a xlink:type="simple" xlink:href="#__RefHeading___Toc1315_228726857" office:name="Communication :" text:style-name="Index_20_Link" text:visited-style-name="Index_20_Link">Communication :<text:tab/>17</text:a></text:p>
          <text:p text:style-name="P1"><text:a xlink:type="simple" xlink:href="#__RefHeading___Toc1317_228726857" office:name="7. Flux périodique vs commandes" text:style-name="Index_20_Link" text:visited-style-name="Index_20_Link">7. Flux périodique vs commandes<text:tab/>18</text:a></text:p>
          <text:p text:style-name="P1"><text:a xlink:type="simple" xlink:href="#__RefHeading___Toc1319_228726857" office:name="8. Sécurité du protocole" text:style-name="Index_20_Link" text:visited-style-name="Index_20_Link">8. Sécurité du protocole<text:tab/>18</text:a></text:p>
          <text:p text:style-name="P3"><text:a xlink:type="simple" xlink:href="#__RefHeading___Toc1321_228726857" office:name="Robustesse garantie par :" text:style-name="Index_20_Link" text:visited-style-name="Index_20_Link"><text:soft-page-break/>Robustesse garantie par :<text:tab/>18</text:a></text:p>
          <text:p text:style-name="P3"><text:a xlink:type="simple" xlink:href="#__RefHeading___Toc1323_228726857" office:name=" Pourquoi c’est mieux que l’ancien système tablette ?" text:style-name="Index_20_Link" text:visited-style-name="Index_20_Link"><text:s/>Pourquoi c’est mieux que l’ancien système tablette ?<text:tab/>18</text:a></text:p>
          <text:p text:style-name="P3"><text:a xlink:type="simple" xlink:href="#__RefHeading___Toc1325_228726857" office:name="Ancien :" text:style-name="Index_20_Link" text:visited-style-name="Index_20_Link">Ancien :<text:tab/>18</text:a></text:p>
          <text:p text:style-name="P3"><text:a xlink:type="simple" xlink:href="#__RefHeading___Toc1327_228726857" office:name="Nouveau VPIV :" text:style-name="Index_20_Link" text:visited-style-name="Index_20_Link">Nouveau VPIV :<text:tab/>18</text:a></text:p>
          <text:p text:style-name="P1"><text:a xlink:type="simple" xlink:href="#__RefHeading___Toc6226_228726857" office:name="MODULE PAR MODULE (DOCUMENTATION COMPLÈTE)" text:style-name="Index_20_Link" text:visited-style-name="Index_20_Link">MODULE PAR MODULE (DOCUMENTATION COMPLÈTE)<text:tab/>19</text:a></text:p>
          <text:p text:style-name="P2"><text:a xlink:type="simple" xlink:href="#__RefHeading___Toc2922_228726857" office:name="l r u b (ruban LED RGB)" text:style-name="Index_20_Link" text:visited-style-name="Index_20_Link">l r u b (ruban LED RGB)<text:tab/>19</text:a></text:p>
          <text:p text:style-name="P3"><text:a xlink:type="simple" xlink:href="#__RefHeading___Toc2924_228726857" office:name="1. Rôle" text:style-name="Index_20_Link" text:visited-style-name="Index_20_Link">1. Rôle<text:tab/>19</text:a></text:p>
          <text:p text:style-name="P3"><text:a xlink:type="simple" xlink:href="#__RefHeading___Toc1648_228726857" office:name="2. Variables VPIV" text:style-name="Index_20_Link" text:visited-style-name="Index_20_Link">2. Variables VPIV<text:tab/>19</text:a></text:p>
          <text:p text:style-name="P3"><text:a xlink:type="simple" xlink:href="#__RefHeading___Toc1650_228726857" office:name="Détail des propriétés :" text:style-name="Index_20_Link" text:visited-style-name="Index_20_Link">Détail des propriétés :<text:tab/>19</text:a></text:p>
          <text:p text:style-name="P3"><text:a xlink:type="simple" xlink:href="#__RefHeading___Toc1652_228726857" office:name="3. Structure interne" text:style-name="Index_20_Link" text:visited-style-name="Index_20_Link">3. Structure interne<text:tab/>19</text:a></text:p>
          <text:p text:style-name="P3"><text:a xlink:type="simple" xlink:href="#__RefHeading___Toc1654_228726857" office:name="4. Exemples VPIV" text:style-name="Index_20_Link" text:visited-style-name="Index_20_Link">4. Exemples VPIV<text:tab/>19</text:a></text:p>
          <text:p text:style-name="P3"><text:a xlink:type="simple" xlink:href="#__RefHeading___Toc1656_228726857" office:name="Allumer en rouge :" text:style-name="Index_20_Link" text:visited-style-name="Index_20_Link">Allumer en rouge :<text:tab/>19</text:a></text:p>
          <text:p text:style-name="P3"><text:a xlink:type="simple" xlink:href="#__RefHeading___Toc1658_228726857" office:name="Baisser l’intensité :" text:style-name="Index_20_Link" text:visited-style-name="Index_20_Link">Baisser l’intensité :<text:tab/>19</text:a></text:p>
          <text:p text:style-name="P3"><text:a xlink:type="simple" xlink:href="#__RefHeading___Toc1660_228726857" office:name="Animation n°3 :" text:style-name="Index_20_Link" text:visited-style-name="Index_20_Link">Animation n°3 :<text:tab/>19</text:a></text:p>
          <text:p text:style-name="P3"><text:a xlink:type="simple" xlink:href="#__RefHeading___Toc1662_228726857" office:name="5. Exemple de réponse" text:style-name="Index_20_Link" text:visited-style-name="Index_20_Link">5. Exemple de réponse<text:tab/>19</text:a></text:p>
          <text:p text:style-name="P3"><text:a xlink:type="simple" xlink:href="#__RefHeading___Toc1664_228726857" office:name="6. Limites" text:style-name="Index_20_Link" text:visited-style-name="Index_20_Link">6. Limites<text:tab/>19</text:a></text:p>
          <text:p text:style-name="P1"><text:a xlink:type="simple" xlink:href="#__RefHeading___Toc1668_228726857" office:name="l r i n g (anneau LED expressif)" text:style-name="Index_20_Link" text:visited-style-name="Index_20_Link">l r i n g (anneau LED expressif)<text:tab/>20</text:a></text:p>
          <text:p text:style-name="P2"><text:a xlink:type="simple" xlink:href="#__RefHeading___Toc1674_228726857" office:name="1. Rôle" text:style-name="Index_20_Link" text:visited-style-name="Index_20_Link">1. Rôle<text:tab/>20</text:a></text:p>
          <text:p text:style-name="P2"><text:a xlink:type="simple" xlink:href="#__RefHeading___Toc1676_228726857" office:name="2. Variables VPIV" text:style-name="Index_20_Link" text:visited-style-name="Index_20_Link">2. Variables VPIV<text:tab/>20</text:a></text:p>
          <text:p text:style-name="P3"><text:a xlink:type="simple" xlink:href="#__RefHeading___Toc1678_228726857" office:name="Propriétés :" text:style-name="Index_20_Link" text:visited-style-name="Index_20_Link">Propriétés :<text:tab/>20</text:a></text:p>
          <text:p text:style-name="P2"><text:a xlink:type="simple" xlink:href="#__RefHeading___Toc2926_228726857" office:name="3.Structure interne" text:style-name="Index_20_Link" text:visited-style-name="Index_20_Link">3.Structure interne<text:tab/>20</text:a></text:p>
          <text:p text:style-name="P2"><text:a xlink:type="simple" xlink:href="#__RefHeading___Toc1682_228726857" office:name="4. Exemples VPIV" text:style-name="Index_20_Link" text:visited-style-name="Index_20_Link">4. Exemples VPIV<text:tab/>20</text:a></text:p>
          <text:p text:style-name="P2"><text:a xlink:type="simple" xlink:href="#__RefHeading___Toc1684_228726857" office:name="5. Réponse :" text:style-name="Index_20_Link" text:visited-style-name="Index_20_Link">5. Réponse :<text:tab/>20</text:a></text:p>
          <text:p text:style-name="P2"><text:a xlink:type="simple" xlink:href="#__RefHeading___Toc1686_228726857" office:name="6. Limites" text:style-name="Index_20_Link" text:visited-style-name="Index_20_Link">6. Limites<text:tab/>20</text:a></text:p>
          <text:p text:style-name="P1"><text:a xlink:type="simple" xlink:href="#__RefHeading___Toc1690_228726857" office:name="S r v (servos tête / bouche)" text:style-name="Index_20_Link" text:visited-style-name="Index_20_Link">S r v (servos tête / bouche)<text:tab/>21</text:a></text:p>
          <text:p text:style-name="P2"><text:a xlink:type="simple" xlink:href="#__RefHeading___Toc1696_228726857" office:name="1. Rôle" text:style-name="Index_20_Link" text:visited-style-name="Index_20_Link">1. Rôle<text:tab/>21</text:a></text:p>
          <text:p text:style-name="P2"><text:a xlink:type="simple" xlink:href="#__RefHeading___Toc1698_228726857" office:name="2. Variables VPIV" text:style-name="Index_20_Link" text:visited-style-name="Index_20_Link">2. Variables VPIV<text:tab/>21</text:a></text:p>
          <text:p text:style-name="P3"><text:a xlink:type="simple" xlink:href="#__RefHeading___Toc1700_228726857" office:name="Propriétés :" text:style-name="Index_20_Link" text:visited-style-name="Index_20_Link">Propriétés :<text:tab/>21</text:a></text:p>
          <text:p text:style-name="P2"><text:a xlink:type="simple" xlink:href="#__RefHeading___Toc1702_228726857" office:name="3. Structure interne" text:style-name="Index_20_Link" text:visited-style-name="Index_20_Link">3. Structure interne<text:tab/>21</text:a></text:p>
          <text:p text:style-name="P2"><text:a xlink:type="simple" xlink:href="#__RefHeading___Toc1704_228726857" office:name="4. Exemples VPIV" text:style-name="Index_20_Link" text:visited-style-name="Index_20_Link">4. Exemples VPIV<text:tab/>21</text:a></text:p>
          <text:p text:style-name="P2"><text:a xlink:type="simple" xlink:href="#__RefHeading___Toc1706_228726857" office:name="5. Réponse" text:style-name="Index_20_Link" text:visited-style-name="Index_20_Link">5. Réponse<text:tab/>21</text:a></text:p>
          <text:p text:style-name="P2"><text:a xlink:type="simple" xlink:href="#__RefHeading___Toc1708_228726857" office:name="6. Limites" text:style-name="Index_20_Link" text:visited-style-name="Index_20_Link">6. Limites<text:tab/>21</text:a></text:p>
          <text:p text:style-name="P1"><text:a xlink:type="simple" xlink:href="#__RefHeading___Toc1712_228726857" office:name="Mtr (moteurs via Arduino UNO)" text:style-name="Index_20_Link" text:visited-style-name="Index_20_Link">Mtr (moteurs via Arduino UNO)<text:tab/>22</text:a></text:p>
          <text:p text:style-name="P2"><text:a xlink:type="simple" xlink:href="#__RefHeading___Toc1718_228726857" office:name="1. Rôle" text:style-name="Index_20_Link" text:visited-style-name="Index_20_Link">1. Rôle<text:tab/>22</text:a></text:p>
          <text:p text:style-name="P2"><text:a xlink:type="simple" xlink:href="#__RefHeading___Toc1720_228726857" office:name="2. Variables VPIV" text:style-name="Index_20_Link" text:visited-style-name="Index_20_Link">2. Variables VPIV<text:tab/>22</text:a></text:p>
          <text:p text:style-name="P3"><text:a xlink:type="simple" xlink:href="#__RefHeading___Toc1722_228726857" office:name="Propriétés :" text:style-name="Index_20_Link" text:visited-style-name="Index_20_Link">Propriétés :<text:tab/>22</text:a></text:p>
          <text:p text:style-name="P2"><text:a xlink:type="simple" xlink:href="#__RefHeading___Toc1724_228726857" office:name="3. Structure interne" text:style-name="Index_20_Link" text:visited-style-name="Index_20_Link">3. Structure interne<text:tab/>22</text:a></text:p>
          <text:p text:style-name="P2"><text:a xlink:type="simple" xlink:href="#__RefHeading___Toc1726_228726857" office:name="4. Exemples VPIV" text:style-name="Index_20_Link" text:visited-style-name="Index_20_Link">4. Exemples VPIV<text:tab/>22</text:a></text:p>
          <text:p text:style-name="P2"><text:a xlink:type="simple" xlink:href="#__RefHeading___Toc1728_228726857" office:name="5. Réponse" text:style-name="Index_20_Link" text:visited-style-name="Index_20_Link">5. Réponse<text:tab/>22</text:a></text:p>
          <text:p text:style-name="P2"><text:a xlink:type="simple" xlink:href="#__RefHeading___Toc1730_228726857" office:name="6. Limites" text:style-name="Index_20_Link" text:visited-style-name="Index_20_Link">6. Limites<text:tab/>22</text:a></text:p>
          <text:p text:style-name="P3"><text:a xlink:type="simple" xlink:href="#__RefHeading___Toc27199_372633635" office:name="Points d’attention &amp; checklist de compilation" text:style-name="Index_20_Link" text:visited-style-name="Index_20_Link">Points d’attention &amp; checklist de compilation<text:tab/>23</text:a></text:p>
          <text:p text:style-name="P3"><text:a xlink:type="simple" xlink:href="#__RefHeading___Toc27201_372633635" office:name="5) Petites améliorations possible/optionnelles (je peux fournir)" text:style-name="Index_20_Link" text:visited-style-name="Index_20_Link">5) Petites améliorations possible/optionnelles (je peux fournir)<text:tab/>23</text:a></text:p>
          <text:p text:style-name="P1"><text:a xlink:type="simple" xlink:href="#__RefHeading___Toc1734_228726857" office:name="U S (sonars ultrason HC-SR04)" text:style-name="Index_20_Link" text:visited-style-name="Index_20_Link">U S (sonars ultrason HC-SR04)<text:tab/>24</text:a></text:p>
          <text:p text:style-name="P2"><text:a xlink:type="simple" xlink:href="#__RefHeading___Toc1740_228726857" office:name="1. Rôle" text:style-name="Index_20_Link" text:visited-style-name="Index_20_Link">1. Rôle<text:tab/>24</text:a></text:p>
          <text:p text:style-name="P2"><text:a xlink:type="simple" xlink:href="#__RefHeading___Toc1742_228726857" office:name="2. Variables VPIV" text:style-name="Index_20_Link" text:visited-style-name="Index_20_Link">2. Variables VPIV<text:tab/>24</text:a></text:p>
          <text:p text:style-name="P2"><text:a xlink:type="simple" xlink:href="#__RefHeading___Toc1744_228726857" office:name="3. Structure interne" text:style-name="Index_20_Link" text:visited-style-name="Index_20_Link">3. Structure interne<text:tab/>24</text:a></text:p>
          <text:p text:style-name="P2"><text:a xlink:type="simple" xlink:href="#__RefHeading___Toc1746_228726857" office:name="4. Exemples VPIV" text:style-name="Index_20_Link" text:visited-style-name="Index_20_Link">4. Exemples VPIV<text:tab/>24</text:a></text:p>
          <text:p text:style-name="P2"><text:a xlink:type="simple" xlink:href="#__RefHeading___Toc1748_228726857" office:name="5. Réponse" text:style-name="Index_20_Link" text:visited-style-name="Index_20_Link">5. Réponse<text:tab/>24</text:a></text:p>
          <text:p text:style-name="P2"><text:a xlink:type="simple" xlink:href="#__RefHeading___Toc1750_228726857" office:name="6. Limites" text:style-name="Index_20_Link" text:visited-style-name="Index_20_Link">6. Limites<text:tab/>24</text:a></text:p>
          <text:p text:style-name="P1"><text:a xlink:type="simple" xlink:href="#__RefHeading___Toc1948_228726857" office:name="Mic (array de microphones + direction)" text:style-name="Index_20_Link" text:visited-style-name="Index_20_Link">Mic (array de microphones + direction)<text:tab/>25</text:a></text:p>
          <text:p text:style-name="P2"><text:a xlink:type="simple" xlink:href="#__RefHeading___Toc1952_228726857" office:name="1. Rôle du module" text:style-name="Index_20_Link" text:visited-style-name="Index_20_Link">1. Rôle du module<text:tab/>25</text:a></text:p>
          <text:p text:style-name="P2"><text:a xlink:type="simple" xlink:href="#__RefHeading___Toc1954_228726857" office:name="2. Variables VPIV" text:style-name="Index_20_Link" text:visited-style-name="Index_20_Link">2. Variables VPIV<text:tab/>25</text:a></text:p>
          <text:p text:style-name="P3"><text:a xlink:type="simple" xlink:href="#__RefHeading___Toc1956_228726857" office:name="Détails des propriétés" text:style-name="Index_20_Link" text:visited-style-name="Index_20_Link">Détails des propriétés<text:tab/>25</text:a></text:p>
          <text:p text:style-name="P2"><text:a xlink:type="simple" xlink:href="#__RefHeading___Toc1958_228726857" office:name="3. Structure interne" text:style-name="Index_20_Link" text:visited-style-name="Index_20_Link">3. Structure interne<text:tab/>25</text:a></text:p>
          <text:p text:style-name="P2"><text:a xlink:type="simple" xlink:href="#__RefHeading___Toc1960_228726857" office:name="4. Exemples VPIV" text:style-name="Index_20_Link" text:visited-style-name="Index_20_Link">4. Exemples VPIV<text:tab/>25</text:a></text:p>
          <text:p text:style-name="P2"><text:a xlink:type="simple" xlink:href="#__RefHeading___Toc1962_228726857" office:name="5. Réponses" text:style-name="Index_20_Link" text:visited-style-name="Index_20_Link"><text:soft-page-break/>5. Réponses<text:tab/>25</text:a></text:p>
          <text:p text:style-name="P2"><text:a xlink:type="simple" xlink:href="#__RefHeading___Toc1964_228726857" office:name="6. Limites" text:style-name="Index_20_Link" text:visited-style-name="Index_20_Link">6. Limites<text:tab/>25</text:a></text:p>
          <text:p text:style-name="P2"><text:a xlink:type="simple" xlink:href="#__RefHeading___Toc27203_372633635" office:name="Détail propriétés micro" text:style-name="Index_20_Link" text:visited-style-name="Index_20_Link">Détail propriétés micro<text:tab/>26</text:a></text:p>
          <text:p text:style-name="P2"><text:a xlink:type="simple" xlink:href="#__RefHeading___Toc27205_372633635" office:name="🔵 1. read" text:style-name="Index_20_Link" text:visited-style-name="Index_20_Link">🔵 1. read<text:tab/>26</text:a></text:p>
          <text:p text:style-name="P3"><text:a xlink:type="simple" xlink:href="#__RefHeading___Toc27207_372633635" office:name="🎯 Rôle :" text:style-name="Index_20_Link" text:visited-style-name="Index_20_Link">🎯 Rôle :<text:tab/>26</text:a></text:p>
          <text:p text:style-name="P3"><text:a xlink:type="simple" xlink:href="#__RefHeading___Toc27209_372633635" office:name="🔍 Détails internes :" text:style-name="Index_20_Link" text:visited-style-name="Index_20_Link">🔍 Détails internes :<text:tab/>26</text:a></text:p>
          <text:p text:style-name="P3"><text:a xlink:type="simple" xlink:href="#__RefHeading___Toc27211_372633635" office:name="📡 Réponses VPIV :" text:style-name="Index_20_Link" text:visited-style-name="Index_20_Link">📡 Réponses VPIV :<text:tab/>26</text:a></text:p>
          <text:p text:style-name="P2"><text:a xlink:type="simple" xlink:href="#__RefHeading___Toc27213_372633635" office:name="🟢 2. thd — Seuil d’alerte (peak)" text:style-name="Index_20_Link" text:visited-style-name="Index_20_Link">🟢 2. thd — Seuil d’alerte (peak)<text:tab/>26</text:a></text:p>
          <text:p text:style-name="P3"><text:a xlink:type="simple" xlink:href="#__RefHeading___Toc27215_372633635" office:name="🎯 Rôle :" text:style-name="Index_20_Link" text:visited-style-name="Index_20_Link">🎯 Rôle :<text:tab/>26</text:a></text:p>
          <text:p text:style-name="P3"><text:a xlink:type="simple" xlink:href="#__RefHeading___Toc27217_372633635" office:name="📡 Envoi automatique :" text:style-name="Index_20_Link" text:visited-style-name="Index_20_Link">📡 Envoi automatique :<text:tab/>26</text:a></text:p>
          <text:p text:style-name="P3"><text:a xlink:type="simple" xlink:href="#__RefHeading___Toc27219_372633635" office:name="⚙ Comportement :" text:style-name="Index_20_Link" text:visited-style-name="Index_20_Link">⚙ Comportement :<text:tab/>26</text:a></text:p>
          <text:p text:style-name="P2"><text:a xlink:type="simple" xlink:href="#__RefHeading___Toc27221_372633635" office:name="🟣 3. freq — fréquence du cycle périodique" text:style-name="Index_20_Link" text:visited-style-name="Index_20_Link">🟣 3. freq — fréquence du cycle périodique<text:tab/>27</text:a></text:p>
          <text:p text:style-name="P3"><text:a xlink:type="simple" xlink:href="#__RefHeading___Toc27223_372633635" office:name="🎯 Rôle :" text:style-name="Index_20_Link" text:visited-style-name="Index_20_Link">🎯 Rôle :<text:tab/>27</text:a></text:p>
          <text:p text:style-name="P3"><text:a xlink:type="simple" xlink:href="#__RefHeading___Toc27225_372633635" office:name="🔍 Détails internes :" text:style-name="Index_20_Link" text:visited-style-name="Index_20_Link">🔍 Détails internes :<text:tab/>27</text:a></text:p>
          <text:p text:style-name="P3"><text:a xlink:type="simple" xlink:href="#__RefHeading___Toc27227_372633635" office:name="🕒 Interprétation :" text:style-name="Index_20_Link" text:visited-style-name="Index_20_Link">🕒 Interprétation :<text:tab/>27</text:a></text:p>
          <text:p text:style-name="P2"><text:a xlink:type="simple" xlink:href="#__RefHeading___Toc27229_372633635" office:name="🟤 4. win — fenêtre d’échantillonnage" text:style-name="Index_20_Link" text:visited-style-name="Index_20_Link">🟤 4. win — fenêtre d’échantillonnage<text:tab/>27</text:a></text:p>
          <text:p text:style-name="P3"><text:a xlink:type="simple" xlink:href="#__RefHeading___Toc27231_372633635" office:name="🎯 Rôle :" text:style-name="Index_20_Link" text:visited-style-name="Index_20_Link">🎯 Rôle :<text:tab/>27</text:a></text:p>
          <text:p text:style-name="P3"><text:a xlink:type="simple" xlink:href="#__RefHeading___Toc27233_372633635" office:name="🔍 Pourquoi c’est crucial :" text:style-name="Index_20_Link" text:visited-style-name="Index_20_Link">🔍 Pourquoi c’est crucial :<text:tab/>27</text:a></text:p>
          <text:p text:style-name="P2"><text:a xlink:type="simple" xlink:href="#__RefHeading___Toc27235_372633635" office:name="🟡 5. act — activation / désactivation" text:style-name="Index_20_Link" text:visited-style-name="Index_20_Link">🟡 5. act — activation / désactivation<text:tab/>27</text:a></text:p>
          <text:p text:style-name="P3"><text:a xlink:type="simple" xlink:href="#__RefHeading___Toc27237_372633635" office:name="🎯 Rôle :" text:style-name="Index_20_Link" text:visited-style-name="Index_20_Link">🎯 Rôle :<text:tab/>27</text:a></text:p>
          <text:p text:style-name="P3"><text:a xlink:type="simple" xlink:href="#__RefHeading___Toc27239_372633635" office:name="🔍 Détails internes :" text:style-name="Index_20_Link" text:visited-style-name="Index_20_Link">🔍 Détails internes :<text:tab/>28</text:a></text:p>
          <text:p text:style-name="P2"><text:a xlink:type="simple" xlink:href="#__RefHeading___Toc27241_372633635" office:name="🟠 6. mode — mode de fonctionnement" text:style-name="Index_20_Link" text:visited-style-name="Index_20_Link">🟠 6. mode — mode de fonctionnement<text:tab/>28</text:a></text:p>
          <text:p text:style-name="P3"><text:a xlink:type="simple" xlink:href="#__RefHeading___Toc27243_372633635" office:name="🎯 Rôle :" text:style-name="Index_20_Link" text:visited-style-name="Index_20_Link">🎯 Rôle :<text:tab/>28</text:a></text:p>
          <text:p text:style-name="P1"><text:a xlink:type="simple" xlink:href="#__RefHeading___Toc27245_372633635" office:name="🧩 Résumé des variables impactées" text:style-name="Index_20_Link" text:visited-style-name="Index_20_Link">🧩 Résumé des variables impactées<text:tab/>28</text:a></text:p>
          <text:p text:style-name="P1"><text:a xlink:type="simple" xlink:href="#__RefHeading___Toc27247_372633635" office:name="📦 Résumé fonctionnel du module Mic" text:style-name="Index_20_Link" text:visited-style-name="Index_20_Link">📦 Résumé fonctionnel du module Mic<text:tab/>28</text:a></text:p>
          <text:p text:style-name="P3"><text:a xlink:type="simple" xlink:href="#__RefHeading___Toc27249_372633635" office:name="✨ Capteurs :" text:style-name="Index_20_Link" text:visited-style-name="Index_20_Link">✨ Capteurs :<text:tab/>28</text:a></text:p>
          <text:p text:style-name="P3"><text:a xlink:type="simple" xlink:href="#__RefHeading___Toc27251_372633635" office:name="✨ Mesures disponibles :" text:style-name="Index_20_Link" text:visited-style-name="Index_20_Link">✨ Mesures disponibles :<text:tab/>28</text:a></text:p>
          <text:p text:style-name="P3"><text:a xlink:type="simple" xlink:href="#__RefHeading___Toc27253_372633635" office:name="✨ Cycle périodique :" text:style-name="Index_20_Link" text:visited-style-name="Index_20_Link">✨ Cycle périodique :<text:tab/>29</text:a></text:p>
          <text:p text:style-name="P3"><text:a xlink:type="simple" xlink:href="#__RefHeading___Toc27255_372633635" office:name="✨ VPIV :" text:style-name="Index_20_Link" text:visited-style-name="Index_20_Link">✨ VPIV :<text:tab/>29</text:a></text:p>
          <text:p text:style-name="P1"><text:a xlink:type="simple" xlink:href="#__RefHeading___Toc1968_228726857" office:name="Odom (odométrie encodeurs)" text:style-name="Index_20_Link" text:visited-style-name="Index_20_Link">Odom (odométrie encodeurs)<text:tab/>30</text:a></text:p>
          <text:p text:style-name="P2"><text:a xlink:type="simple" xlink:href="#__RefHeading___Toc1972_228726857" office:name="1. Rôle" text:style-name="Index_20_Link" text:visited-style-name="Index_20_Link">1. Rôle<text:tab/>30</text:a></text:p>
          <text:p text:style-name="P2"><text:a xlink:type="simple" xlink:href="#__RefHeading___Toc1974_228726857" office:name="2. Variables VPIV" text:style-name="Index_20_Link" text:visited-style-name="Index_20_Link">2. Variables VPIV<text:tab/>30</text:a></text:p>
          <text:p text:style-name="P2"><text:a xlink:type="simple" xlink:href="#__RefHeading___Toc1976_228726857" office:name="3. Structure interne" text:style-name="Index_20_Link" text:visited-style-name="Index_20_Link">3. Structure interne<text:tab/>30</text:a></text:p>
          <text:p text:style-name="P3"><text:a xlink:type="simple" xlink:href="#__RefHeading___Toc1978_228726857" office:name="Mise à jour des ticks :" text:style-name="Index_20_Link" text:visited-style-name="Index_20_Link">Mise à jour des ticks :<text:tab/>30</text:a></text:p>
          <text:p text:style-name="P3"><text:a xlink:type="simple" xlink:href="#__RefHeading___Toc1980_228726857" office:name="Distance :" text:style-name="Index_20_Link" text:visited-style-name="Index_20_Link">Distance :<text:tab/>30</text:a></text:p>
          <text:p text:style-name="P3"><text:a xlink:type="simple" xlink:href="#__RefHeading___Toc1982_228726857" office:name="Orientation :" text:style-name="Index_20_Link" text:visited-style-name="Index_20_Link">Orientation :<text:tab/>30</text:a></text:p>
          <text:p text:style-name="P3"><text:a xlink:type="simple" xlink:href="#__RefHeading___Toc1984_228726857" office:name="Position :" text:style-name="Index_20_Link" text:visited-style-name="Index_20_Link">Position :<text:tab/>30</text:a></text:p>
          <text:p text:style-name="P2"><text:a xlink:type="simple" xlink:href="#__RefHeading___Toc1986_228726857" office:name="4. Exemples VPIV" text:style-name="Index_20_Link" text:visited-style-name="Index_20_Link">4. Exemples VPIV<text:tab/>30</text:a></text:p>
          <text:p text:style-name="P2"><text:a xlink:type="simple" xlink:href="#__RefHeading___Toc1988_228726857" office:name="5. Réponses" text:style-name="Index_20_Link" text:visited-style-name="Index_20_Link">5. Réponses<text:tab/>30</text:a></text:p>
          <text:p text:style-name="P2"><text:a xlink:type="simple" xlink:href="#__RefHeading___Toc1990_228726857" office:name="6. Limites" text:style-name="Index_20_Link" text:visited-style-name="Index_20_Link">6. Limites<text:tab/>30</text:a></text:p>
          <text:p text:style-name="P1"><text:a xlink:type="simple" xlink:href="#__RefHeading___Toc1994_228726857" office:name="Mvt_ir (détecteur infrarouge PIR)" text:style-name="Index_20_Link" text:visited-style-name="Index_20_Link">Mvt_ir (détecteur infrarouge PIR)<text:tab/>31</text:a></text:p>
          <text:p text:style-name="P2"><text:a xlink:type="simple" xlink:href="#__RefHeading___Toc1998_228726857" office:name="1. Rôle" text:style-name="Index_20_Link" text:visited-style-name="Index_20_Link">1. Rôle<text:tab/>31</text:a></text:p>
          <text:p text:style-name="P2"><text:a xlink:type="simple" xlink:href="#__RefHeading___Toc2000_228726857" office:name="2. Variables VPIV" text:style-name="Index_20_Link" text:visited-style-name="Index_20_Link">2. Variables VPIV<text:tab/>31</text:a></text:p>
          <text:p text:style-name="P3"><text:a xlink:type="simple" xlink:href="#__RefHeading___Toc2002_228726857" office:name="Propriétés" text:style-name="Index_20_Link" text:visited-style-name="Index_20_Link">Propriétés<text:tab/>31</text:a></text:p>
          <text:p text:style-name="P2"><text:a xlink:type="simple" xlink:href="#__RefHeading___Toc2004_228726857" office:name="3. Structure interne" text:style-name="Index_20_Link" text:visited-style-name="Index_20_Link">3. Structure interne<text:tab/>31</text:a></text:p>
          <text:p text:style-name="P2"><text:a xlink:type="simple" xlink:href="#__RefHeading___Toc2006_228726857" office:name="4. Exemples VPIV" text:style-name="Index_20_Link" text:visited-style-name="Index_20_Link">4. Exemples VPIV<text:tab/>31</text:a></text:p>
          <text:p text:style-name="P2"><text:a xlink:type="simple" xlink:href="#__RefHeading___Toc2008_228726857" office:name="5. Réponse" text:style-name="Index_20_Link" text:visited-style-name="Index_20_Link">5. Réponse<text:tab/>31</text:a></text:p>
          <text:p text:style-name="P2"><text:a xlink:type="simple" xlink:href="#__RefHeading___Toc2010_228726857" office:name="6. Notes" text:style-name="Index_20_Link" text:visited-style-name="Index_20_Link">6. Notes<text:tab/>31</text:a></text:p>
          <text:p text:style-name="P1"><text:a xlink:type="simple" xlink:href="#__RefHeading___Toc2014_228726857" office:name="FS (capteur de force HX711)" text:style-name="Index_20_Link" text:visited-style-name="Index_20_Link">FS (capteur de force HX711)<text:tab/>32</text:a></text:p>
          <text:p text:style-name="P2"><text:a xlink:type="simple" xlink:href="#__RefHeading___Toc2018_228726857" office:name="1. Rôle" text:style-name="Index_20_Link" text:visited-style-name="Index_20_Link">1. Rôle<text:tab/>32</text:a></text:p>
          <text:p text:style-name="P2"><text:a xlink:type="simple" xlink:href="#__RefHeading___Toc2020_228726857" office:name="2. Variables VPIV" text:style-name="Index_20_Link" text:visited-style-name="Index_20_Link">2. Variables VPIV<text:tab/>32</text:a></text:p>
          <text:p text:style-name="P3"><text:a xlink:type="simple" xlink:href="#__RefHeading___Toc2022_228726857" office:name="Propriétés" text:style-name="Index_20_Link" text:visited-style-name="Index_20_Link">Propriétés<text:tab/>32</text:a></text:p>
          <text:p text:style-name="P2"><text:a xlink:type="simple" xlink:href="#__RefHeading___Toc2024_228726857" office:name="3. Structure interne" text:style-name="Index_20_Link" text:visited-style-name="Index_20_Link">3. Structure interne<text:tab/>32</text:a></text:p>
          <text:p text:style-name="P2"><text:a xlink:type="simple" xlink:href="#__RefHeading___Toc2026_228726857" office:name="4. Exemples VPIV" text:style-name="Index_20_Link" text:visited-style-name="Index_20_Link">4. Exemples VPIV<text:tab/>32</text:a></text:p>
          <text:p text:style-name="P2"><text:a xlink:type="simple" xlink:href="#__RefHeading___Toc2028_228726857" office:name="5. Réponses" text:style-name="Index_20_Link" text:visited-style-name="Index_20_Link">5. Réponses<text:tab/>32</text:a></text:p>
          <text:p text:style-name="P2"><text:a xlink:type="simple" xlink:href="#__RefHeading___Toc2030_228726857" office:name="6. Limites" text:style-name="Index_20_Link" text:visited-style-name="Index_20_Link"><text:soft-page-break/>6. Limites<text:tab/>32</text:a></text:p>
          <text:p text:style-name="P1"><text:a xlink:type="simple" xlink:href="#__RefHeading___Toc2034_228726857" office:name="CfgS (Système / Réglages / Emergency)" text:style-name="Index_20_Link" text:visited-style-name="Index_20_Link">CfgS (Système / Réglages / Emergency)<text:tab/>33</text:a></text:p>
          <text:p text:style-name="P2"><text:a xlink:type="simple" xlink:href="#__RefHeading___Toc2038_228726857" office:name="1. Rôle général du module CfgS" text:style-name="Index_20_Link" text:visited-style-name="Index_20_Link">1. Rôle général du module CfgS<text:tab/>33</text:a></text:p>
          <text:p text:style-name="P2"><text:a xlink:type="simple" xlink:href="#__RefHeading___Toc2040_228726857" office:name="2. Variables VPIV" text:style-name="Index_20_Link" text:visited-style-name="Index_20_Link">2. Variables VPIV<text:tab/>33</text:a></text:p>
          <text:p text:style-name="P3"><text:a xlink:type="simple" xlink:href="#__RefHeading___Toc2042_228726857" office:name="Détails :" text:style-name="Index_20_Link" text:visited-style-name="Index_20_Link">Détails :<text:tab/>33</text:a></text:p>
          <text:p text:style-name="P2"><text:a xlink:type="simple" xlink:href="#__RefHeading___Toc2044_228726857" office:name="3. Rôle dans la chaîne d’urgence" text:style-name="Index_20_Link" text:visited-style-name="Index_20_Link">3. Rôle dans la chaîne d’urgence<text:tab/>33</text:a></text:p>
          <text:p text:style-name="P2"><text:a xlink:type="simple" xlink:href="#__RefHeading___Toc2046_228726857" office:name="4. Exemples VPIV" text:style-name="Index_20_Link" text:visited-style-name="Index_20_Link">4. Exemples VPIV<text:tab/>33</text:a></text:p>
          <text:p text:style-name="P2"><text:a xlink:type="simple" xlink:href="#__RefHeading___Toc2048_228726857" office:name="5. Réponses" text:style-name="Index_20_Link" text:visited-style-name="Index_20_Link">5. Réponses<text:tab/>34</text:a></text:p>
          <text:p text:style-name="P2"><text:a xlink:type="simple" xlink:href="#__RefHeading___Toc2050_228726857" office:name="6. Notes" text:style-name="Index_20_Link" text:visited-style-name="Index_20_Link">6. Notes<text:tab/>34</text:a></text:p>
          <text:p text:style-name="P1"><text:a xlink:type="simple" xlink:href="#__RefHeading___Toc11992_228726857" office:name="✅ TABLEAU GLOBAL VPIV — Tous les modules (prêt pour Node-RED)" text:style-name="Index_20_Link" text:visited-style-name="Index_20_Link">✅ TABLEAU GLOBAL VPIV — Tous les modules (prêt pour Node-RED)<text:tab/>35</text:a></text:p>
          <text:p text:style-name="P2"><text:a xlink:type="simple" xlink:href="#__RefHeading___Toc11994_228726857" office:name="🟦 1 — Module LRUB (Ruban LED)" text:style-name="Index_20_Link" text:visited-style-name="Index_20_Link">🟦 1 — Module LRUB (Ruban LED)<text:tab/>35</text:a></text:p>
          <text:p text:style-name="P3"><text:a xlink:type="simple" xlink:href="#__RefHeading___Toc11996_228726857" office:name="Constantes importantes (config.h)" text:style-name="Index_20_Link" text:visited-style-name="Index_20_Link">Constantes importantes (config.h)<text:tab/>35</text:a></text:p>
          <text:p text:style-name="P2"><text:a xlink:type="simple" xlink:href="#__RefHeading___Toc11998_228726857" office:name="🟦 2 — Module LRING (Anneau LED expressif)" text:style-name="Index_20_Link" text:visited-style-name="Index_20_Link">🟦 2 — Module LRING (Anneau LED expressif)<text:tab/>35</text:a></text:p>
          <text:p text:style-name="P3"><text:a xlink:type="simple" xlink:href="#__RefHeading___Toc12000_228726857" office:name="Constantes" text:style-name="Index_20_Link" text:visited-style-name="Index_20_Link">Constantes<text:tab/>35</text:a></text:p>
          <text:p text:style-name="P2"><text:a xlink:type="simple" xlink:href="#__RefHeading___Toc12002_228726857" office:name="🟦 3 — Module SERVOS" text:style-name="Index_20_Link" text:visited-style-name="Index_20_Link">🟦 3 — Module SERVOS<text:tab/>35</text:a></text:p>
          <text:p text:style-name="P3"><text:a xlink:type="simple" xlink:href="#__RefHeading___Toc12004_228726857" office:name="Constantes" text:style-name="Index_20_Link" text:visited-style-name="Index_20_Link">Constantes<text:tab/>36</text:a></text:p>
          <text:p text:style-name="P2"><text:a xlink:type="simple" xlink:href="#__RefHeading___Toc12006_228726857" office:name="🟦 4 — Module MOTEURS (UNO)" text:style-name="Index_20_Link" text:visited-style-name="Index_20_Link">🟦 4 — Module MOTEURS (UNO)<text:tab/>36</text:a></text:p>
          <text:p text:style-name="P3"><text:a xlink:type="simple" xlink:href="#__RefHeading___Toc12008_228726857" office:name="Constantes" text:style-name="Index_20_Link" text:visited-style-name="Index_20_Link">Constantes<text:tab/>36</text:a></text:p>
          <text:p text:style-name="P2"><text:a xlink:type="simple" xlink:href="#__RefHeading___Toc12010_228726857" office:name="🟦 5 — Module ULTRASON (US)" text:style-name="Index_20_Link" text:visited-style-name="Index_20_Link">🟦 5 — Module ULTRASON (US)<text:tab/>36</text:a></text:p>
          <text:p text:style-name="P3"><text:a xlink:type="simple" xlink:href="#__RefHeading___Toc12012_228726857" office:name="Constantes" text:style-name="Index_20_Link" text:visited-style-name="Index_20_Link">Constantes<text:tab/>36</text:a></text:p>
          <text:p text:style-name="P2"><text:a xlink:type="simple" xlink:href="#__RefHeading___Toc12014_228726857" office:name="🟦 6 — Module MICROPHONES (Mic)" text:style-name="Index_20_Link" text:visited-style-name="Index_20_Link">🟦 6 — Module MICROPHONES (Mic)<text:tab/>36</text:a></text:p>
          <text:p text:style-name="P3"><text:a xlink:type="simple" xlink:href="#__RefHeading___Toc12016_228726857" office:name="Constantes" text:style-name="Index_20_Link" text:visited-style-name="Index_20_Link">Constantes<text:tab/>37</text:a></text:p>
          <text:p text:style-name="P2"><text:a xlink:type="simple" xlink:href="#__RefHeading___Toc12018_228726857" office:name="🟦 7 — Module ODOMÉTRIE (Odom)" text:style-name="Index_20_Link" text:visited-style-name="Index_20_Link">🟦 7 — Module ODOMÉTRIE (Odom)<text:tab/>37</text:a></text:p>
          <text:p text:style-name="P3"><text:a xlink:type="simple" xlink:href="#__RefHeading___Toc12020_228726857" office:name="Constantes" text:style-name="Index_20_Link" text:visited-style-name="Index_20_Link">Constantes<text:tab/>37</text:a></text:p>
          <text:p text:style-name="P2"><text:a xlink:type="simple" xlink:href="#__RefHeading___Toc12022_228726857" office:name="🟦 8 — Module IR (MvtIR)" text:style-name="Index_20_Link" text:visited-style-name="Index_20_Link">🟦 8 — Module IR (MvtIR)<text:tab/>37</text:a></text:p>
          <text:p text:style-name="P3"><text:a xlink:type="simple" xlink:href="#__RefHeading___Toc12024_228726857" office:name="Constantes" text:style-name="Index_20_Link" text:visited-style-name="Index_20_Link">Constantes<text:tab/>37</text:a></text:p>
          <text:p text:style-name="P2"><text:a xlink:type="simple" xlink:href="#__RefHeading___Toc12026_228726857" office:name="🟦 9 — Module FS (Capteur de force)" text:style-name="Index_20_Link" text:visited-style-name="Index_20_Link">🟦 9 — Module FS (Capteur de force)<text:tab/>38</text:a></text:p>
          <text:p text:style-name="P3"><text:a xlink:type="simple" xlink:href="#__RefHeading___Toc12028_228726857" office:name="Constantes" text:style-name="Index_20_Link" text:visited-style-name="Index_20_Link">Constantes<text:tab/>38</text:a></text:p>
          <text:p text:style-name="P2"><text:a xlink:type="simple" xlink:href="#__RefHeading___Toc12030_228726857" office:name="🟦 10 — Module SYSTÈME (CfgS)" text:style-name="Index_20_Link" text:visited-style-name="Index_20_Link">🟦 10 — Module SYSTÈME (CfgS)<text:tab/>38</text:a></text:p>
          <text:p text:style-name="P3"><text:a xlink:type="simple" xlink:href="#__RefHeading___Toc12032_228726857" office:name="Constantes" text:style-name="Index_20_Link" text:visited-style-name="Index_20_Link">Constantes<text:tab/>38</text:a></text:p>
          <text:p text:style-name="P2"><text:a xlink:type="simple" xlink:href="#__RefHeading___Toc12034_228726857" office:name="🟧 RÉCAP POUR NODE-RED (clé → valeur)" text:style-name="Index_20_Link" text:visited-style-name="Index_20_Link">🟧 RÉCAP POUR NODE-RED (clé → valeur)<text:tab/>39</text:a></text:p>
          <text:p text:style-name="P3"><text:a xlink:type="simple" xlink:href="#__RefHeading___Toc12036_228726857" office:name="Exemple structure d’init Node-RED :" text:style-name="Index_20_Link" text:visited-style-name="Index_20_Link">Exemple structure d’init Node-RED :<text:tab/>39</text:a></text:p>
          <text:p text:style-name="P1"><text:a xlink:type="simple" xlink:href="#__RefHeading___Toc2142_228726857" office:name="VI — ARCHITECTURE DE TEST DU ROBOT" text:style-name="Index_20_Link" text:visited-style-name="Index_20_Link">VI — ARCHITECTURE DE TEST DU ROBOT<text:tab/>40</text:a></text:p>
          <text:p text:style-name="P1"><text:a xlink:type="simple" xlink:href="#__RefHeading___Toc2144_228726857" office:name="------------------------------------------" text:style-name="Index_20_Link" text:visited-style-name="Index_20_Link">------------------------------------------<text:tab/>40</text:a></text:p>
          <text:p text:style-name="P1"><text:a xlink:type="simple" xlink:href="#__RefHeading___Toc2148_228726857" office:name="1 — Types de tests intégrés" text:style-name="Index_20_Link" text:visited-style-name="Index_20_Link">1 — Types de tests intégrés<text:tab/>40</text:a></text:p>
          <text:p text:style-name="P1"><text:a xlink:type="simple" xlink:href="#__RefHeading___Toc2154_228726857" office:name="2 — Format des rapports" text:style-name="Index_20_Link" text:visited-style-name="Index_20_Link">2 — Format des rapports<text:tab/>40</text:a></text:p>
          <text:p text:style-name="P1"><text:a xlink:type="simple" xlink:href="#__RefHeading___Toc2160_228726857" office:name="3 — Tests automatisés en Node-RED" text:style-name="Index_20_Link" text:visited-style-name="Index_20_Link">3 — Tests automatisés en Node-RED<text:tab/>40</text:a></text:p>
          <text:p text:style-name="P1"><text:a xlink:type="simple" xlink:href="#__RefHeading___Toc2166_228726857" office:name="PERSPECTIVES ET EXTENSIONS - A FAIRE" text:style-name="Index_20_Link" text:visited-style-name="Index_20_Link">PERSPECTIVES ET EXTENSIONS - A FAIRE<text:tab/>41</text:a></text:p>
          <text:p text:style-name="P1"><text:a xlink:type="simple" xlink:href="#__RefHeading___Toc2168_228726857" office:name="------------------------------------------" text:style-name="Index_20_Link" text:visited-style-name="Index_20_Link">------------------------------------------<text:tab/>41</text:a></text:p>
          <text:p text:style-name="P2"><text:a xlink:type="simple" xlink:href="#__RefHeading___Toc2170_228726857" office:name="1 — Ajout d’une boussole externe (I2C QMC5883L)" text:style-name="Index_20_Link" text:visited-style-name="Index_20_Link">1 — Ajout d’une boussole externe (I2C QMC5883L)<text:tab/>41</text:a></text:p>
          <text:p text:style-name="P2"><text:a xlink:type="simple" xlink:href="#__RefHeading___Toc2172_228726857" office:name="2 — Fusion capteurs pour autonomie" text:style-name="Index_20_Link" text:visited-style-name="Index_20_Link">2 — Fusion capteurs pour autonomie<text:tab/>41</text:a></text:p>
          <text:p text:style-name="P2"><text:a xlink:type="simple" xlink:href="#__RefHeading___Toc2174_228726857" office:name="3 — Calibration assistée via VPIV" text:style-name="Index_20_Link" text:visited-style-name="Index_20_Link">3 — Calibration assistée via VPIV<text:tab/>41</text:a></text:p>
          <text:p text:style-name="P2"><text:a xlink:type="simple" xlink:href="#__RefHeading___Toc2176_228726857" office:name="4 — Logs experts" text:style-name="Index_20_Link" text:visited-style-name="Index_20_Link">4 — Logs experts<text:tab/>41</text:a></text:p>
          <text:p text:style-name="P1"><text:a xlink:type="simple" xlink:href="#__RefHeading___Toc9450_228726857" office:name="ANNEXES" text:style-name="Index_20_Link" text:visited-style-name="Index_20_Link">ANNEXES<text:tab/>42</text:a></text:p>
        </text:index-body>
      </text:table-of-content>
      <text:p text:style-name="Text_20_body"><text:span text:style-name="Strong_20_Emphasis"/></text:p>
      <text:h text:style-name="P4" text:outline-level="1"><text:bookmark-start text:name="__RefHeading___Toc9444_228726857"/><text:span text:style-name="Strong_20_Emphasis">SYSTEME &amp; ARCHITECTURE SUPÉRIEURE</text:span><text:bookmark-end text:name="__RefHeading___Toc9444_228726857"/></text:h>
      <text:h text:style-name="Heading_20_2" text:outline-level="2"><text:bookmark-start text:name="__RefHeading___Toc9446_228726857"/>Architecture générale SE ↔ SP ↔ MQTT ↔ Arduino<text:bookmark-end text:name="__RefHeading___Toc9446_228726857"/></text:h>
      <text:p text:style-name="P5"><text:span text:style-name="T3">📘 </text:span><text:span text:style-name="T4">Deux lignes distinctes pour les échanges DATA</text:span><text:span text:style-name="Strong_20_Emphasis"><text:span text:style-name="T3"> :</text:span></text:span></text:p>
      <text:list text:style-name="L1">
        <text:list-item>
          <text:p text:style-name="P6"><text:span text:style-name="Strong_20_Emphasis"><text:span text:style-name="T5">Echange avec les composants électroniques externes</text:span></text:span><text:span text:style-name="Strong_20_Emphasis"><text:span text:style-name="T4"> : </text:span></text:span><text:span text:style-name="Strong_20_Emphasis"><text:span text:style-name="T3">Arduino </text:span></text:span><text:span text:style-name="Strong_20_Emphasis"><text:span text:style-name="T4">mega </text:span></text:span><text:span text:style-name="Strong_20_Emphasis"><text:span text:style-name="T3">→ USB → Smartphone SE → Arduino IoT UART Gateway → MQTT-→ </text:span></text:span><text:span text:style-name="Strong_20_Emphasis"><text:span text:style-name="T4">Pilote (SP ou autre)</text:span></text:span><text:span text:style-name="Strong_20_Emphasis"><text:span text:style-name="T3"> → Node-RED . <text:s/><text:line-break/></text:span></text:span><text:span text:style-name="Strong_20_Emphasis"><text:span text:style-name="T4">Appli </text:span></text:span><text:span text:style-name="Strong_20_Emphasis"><text:span text:style-name="T3">Arduino IoT UART Gateway : </text:span></text:span><text:span text:style-name="Strong_20_Emphasis"><text:span text:style-name="T4">C</text:span></text:span><text:span text:style-name="Strong_20_Emphasis"><text:span text:style-name="T3">onfiguration du Bridge bidirectionnel </text:span></text:span><text:span text:style-name="Strong_20_Emphasis"><text:span text:style-name="T4">(usb +MQTT)</text:span></text:span></text:p>
        </text:list-item>
        <text:list-item>
          <text:p text:style-name="P6"><text:span text:style-name="Strong_20_Emphasis"><text:span text:style-name="T5">Pour les échanges avec les « outils » de SE</text:span></text:span><text:span text:style-name="Strong_20_Emphasis"><text:span text:style-name="T4"> : </text:span></text:span><text:span text:style-name="T3"><text:s/></text:span><text:span text:style-name="T6">SE → Tasker → MQTT + autres → Pilote dont SP</text:span><text:span text:style-name="T3">. </text:span><text:span text:style-name="T6">Accès aux capteurs, actionneurs et manipulation d’appli à distance.</text:span></text:p>
        </text:list-item>
      </text:list>
      <text:p text:style-name="P7"><text:span text:style-name="T6"><text:tab/></text:span><text:span text:style-name="T7">Pas de référence ici aux échanges SSH, VNC,… </text:span></text:p>
      <text:h text:style-name="Heading_20_2" text:outline-level="2"><text:bookmark-start text:name="__RefHeading___Toc9448_228726857"/>Rôle des appareils<text:bookmark-end text:name="__RefHeading___Toc9448_228726857"/></text:h>
      <text:h text:style-name="P8" text:outline-level="3"><text:bookmark-start text:name="__RefHeading___Toc6142_228726857"/>🔸 Matériel<text:bookmark-end text:name="__RefHeading___Toc6142_228726857"/></text:h>
      <text:list text:style-name="L2">
        <text:list-item>
          <text:p text:style-name="P9"><text:span text:style-name="Strong_20_Emphasis">Arduino MEGA</text:span> - maître de bas niveau : moteurs, capteurs, sécurité) → <text:span text:style-name="T8">porte électronique externe</text:span></text:p>
        </text:list-item>
        <text:list-item>
          <text:p text:style-name="P9"><text:span text:style-name="Strong_20_Emphasis">Smartphone SE</text:span> <text:s/>- <text:span text:style-name="T8">Ordinateur embarqué :</text:span>cerveau robot → connecté en USB à Arduino <text:span text:style-name="T8">+ porte applis android et source de capteurs et actionneurs (inclus camera, écran, micros, ...)</text:span></text:p>
        </text:list-item>
        <text:list-item>
          <text:p text:style-name="P9"><text:span text:style-name="Strong_20_Emphasis">Arduino IoT UART Gateway</text:span> - app bridge <text:span text:style-name="T8">Arduino ↔ </text:span>USB ↔ MQTT</text:p>
        </text:list-item>
        <text:list-item>
          <text:p text:style-name="P9"><text:span text:style-name="Strong_20_Emphasis">RPI3 (serveur)</text:span> → <text:span text:style-name="T8">Broker </text:span>Mosquitto + <text:span text:style-name="T9">Serveur web +</text:span> Node-RED <text:span text:style-name="T8">(clone de celui de SP)</text:span></text:p>
        </text:list-item>
        <text:list-item>
          <text:p text:style-name="P10"><text:span text:style-name="Strong_20_Emphasis">Smartphone SP</text:span> → Pilotage, interface Node-RED Dashboard <text:span text:style-name="T10">+ gestion globale des variables du système (inclus un fichier stable des variables globales). : </text:span><text:span text:style-name="Strong_20_Emphasis">intermédiaire MQTT -orchestrateur des commandes - dashboard interactif - logique additionnelle (mode auto → sérialisation des ordres)- contrôle de sécurité - journalisation longue durée... </text:span></text:p>
        </text:list-item>
        <text:list-item>
          <text:p text:style-name="P10"><text:span text:style-name="T11">Autres pilotes </text:span><text:span text:style-name="T9">→ Le pilotage peux se faire par tout appareil ayant une liaison avec le <text:s/>RPI serveur</text:span></text:p>
        </text:list-item>
      </text:list>
      <text:p text:style-name="P11"><text:tab/><text:span text:style-name="T8">Nota bene : SE, SP et RPI3 ont tous linux (ou termux )</text:span></text:p>
      <text:h text:style-name="Heading_20_3" text:outline-level="3"><text:bookmark-start text:name="__RefHeading___Toc6144_228726857"/>Architecture réseau<text:bookmark-end text:name="__RefHeading___Toc6144_228726857"/></text:h>
      <text:list text:style-name="L3">
        <text:list-item>
          <text:p text:style-name="P12">Le SE <text:span text:style-name="Strong_20_Emphasis">n’a pas de SIM</text:span></text:p>
        </text:list-item>
        <text:list-item>
          <text:p text:style-name="P12">Le SP crée un <text:span text:style-name="Strong_20_Emphasis">Hotspot</text:span><text:line-break/>→ SE + ESP éventuel + SP se connectent dessus</text:p>
        </text:list-item>
        <text:list-item>
          <text:p text:style-name="P12">Le RPI3serveur est accessible via <text:span text:style-name="Strong_20_Emphasis">192.168.1.40</text:span> en Wi-Fi local</text:p>
        </text:list-item>
        <text:list-item>
          <text:p text:style-name="P12">Un accès extérieur <text:span text:style-name="T8">existe via</text:span> DuckDNS <text:span text:style-name="T8">(fournisseur de nom de domaine)</text:span></text:p>
        </text:list-item>
      </text:list>
      <text:h text:style-name="Heading_20_3" text:outline-level="3"><text:bookmark-start text:name="__RefHeading___Toc4178_228726857"/><text:span text:style-name="T12">Contraintes : ressources et</text:span> temporelles (urgent / normal / lent)<text:bookmark-end text:name="__RefHeading___Toc4178_228726857"/></text:h>
      <text:p text:style-name="P13">La gestion des échanges de données entre un robot et son pilote dans un contexte de ressources limitées nécessite des adaptations. Les choix retenus :</text:p>
      <text:list text:style-name="L4">
        <text:list-item>
          <text:p text:style-name="P14">Choix de l’abandon du bluetooth pour les échanges de données → simplification, fiabilisation</text:p>
        </text:list-item>
        <text:list-item>
          <text:p text:style-name="P14">Un seul pilote à la fois → simplification, fiabilisation</text:p>
        </text:list-item>
        <text:list-item>
          <text:p text:style-name="P15"><text:soft-page-break/>une variable qui structure l’interprétation des données, modifie le volume d’échanges : le mode de fonctionnement, cette variable défini le mode du robot : autonome, veille, arrêt, déplacement,.. </text:p>
        </text:list-item>
        <text:list-item>
          <text:p text:style-name="P16">Utilisation de MQTT comme protocole pour le pilotage des interactions entre les appareils</text:p>
        </text:list-item>
        <text:list-item>
          <text:p text:style-name="P17">Mise en cohérence des variables (nom, structure,…) dans toute l’application</text:p>
        </text:list-item>
        <text:list-item>
          <text:p text:style-name="P17">Gestion des topics hiérarchique avec en niveau 1 l’appareil source → ressources, gestion temporelle</text:p>
        </text:list-item>
        <text:list-item>
          <text:p text:style-name="P17">Encodage des données d’échanges → VPIV</text:p>
        </text:list-item>
        <text:list-item>
          <text:p text:style-name="P18">Message de taille limité (inférieur à 100 caractères)</text:p>
        </text:list-item>
        <text:list-item>
          <text:p text:style-name="P17">Intégration de la contrainte temporelle dans les deux lignes d’échanges : </text:p>
          <text:list>
            <text:list-item>
              <text:p text:style-name="P17">Vers Tasker : topics hiérarchique avec ref sur l’urgence (aide classement QoS)</text:p>
            </text:list-item>
            <text:list-item>
              <text:p text:style-name="P17">Vers Arduino : inclusion de ref sur l’urgence dans la chaine de donnée transmise (adaptation à la réception coté Node-Red, intrinsèque au type d’information coté Arduino </text:p>
            </text:list-item>
          </text:list>
          <text:p text:style-name="P19"/>
        </text:list-item>
      </text:list>
      <text:p text:style-name="Horizontal_20_Line"/>
      <text:h text:style-name="Heading_20_1" text:outline-level="1"><text:bookmark-start text:name="__RefHeading___Toc4180_228726857"/><text:span text:style-name="Strong_20_Emphasis">TOPICS MQTT</text:span><text:bookmark-end text:name="__RefHeading___Toc4180_228726857"/></text:h>
      <text:h text:style-name="Heading_20_3" text:outline-level="3"><text:bookmark-start text:name="__RefHeading___Toc6146_228726857"/><text:span text:style-name="Strong_20_Emphasis">Généralité sur l’échange de données MQTT / Broker et Topics</text:span><text:bookmark-end text:name="__RefHeading___Toc6146_228726857"/></text:h>
      <text:p text:style-name="P20"><text:span text:style-name="Strong_20_Emphasis"><text:span text:style-name="T13">Tout le trafic MQTT est sous le broker installé sur RPI3 serveur . La création d’un broker <text:s/>sur SE n’a pas été retenu. La configuration du serveur MQTT et des clients est développé sur un document séparé.</text:span></text:span></text:p>
      <text:h text:style-name="Heading_20_3" text:outline-level="3"><text:bookmark-start text:name="__RefHeading___Toc6148_228726857"/><text:span text:style-name="Strong_20_Emphasis">Deux lignes d’échanges : </text:span><text:span text:style-name="Strong_20_Emphasis"><text:span text:style-name="T14">SE ↔ SP </text:span></text:span><text:span text:style-name="Strong_20_Emphasis"><text:span text:style-name="T15">et <text:s/></text:span></text:span><text:span text:style-name="Strong_20_Emphasis"><text:span text:style-name="T14">Ardu ↔ SP</text:span></text:span><text:bookmark-end text:name="__RefHeading___Toc6148_228726857"/></text:h>
      <text:p text:style-name="P21"><text:span text:style-name="Strong_20_Emphasis"><text:span text:style-name="T13">Tasker <text:s/>(SE)↔ Node-Red (SP) – </text:span></text:span><text:span text:style-name="Strong_20_Emphasis"><text:span text:style-name="T14">On considère ici, <text:s/>bidirectionnel SE ↔ SP</text:span></text:span></text:p>
      <text:p text:style-name="P21"><text:span text:style-name="Strong_20_Emphasis"><text:span text:style-name="T13">Arduino ↔ IotGateway </text:span></text:span><text:span text:style-name="Strong_20_Emphasis"><text:span text:style-name="T14">(SE)</text:span></text:span><text:span text:style-name="Strong_20_Emphasis"><text:span text:style-name="T13"> ↔ Node-Red (SP) </text:span></text:span><text:span text:style-name="Strong_20_Emphasis"><text:span text:style-name="T14">On considère ici bidirectionnel Ardu ↔ SP<text:line-break/><text:line-break/></text:span></text:span><text:span text:style-name="Strong_20_Emphasis"><text:span text:style-name="T16">Des contraintes « différentes » suivant l’application de traitement</text:span></text:span><text:span text:style-name="Strong_20_Emphasis"><text:span text:style-name="T14"> :</text:span></text:span></text:p>
      <text:p text:style-name="P21"><text:span text:style-name="Strong_20_Emphasis"><text:span text:style-name="T14">Tasker sait gérer du Json propre, mais c'est lourd à réaliser (alternative utiliser un intermédiaire mosquitto via termux). Les échanges mqtt entre Tasker et Node-RED sont moins nombreux et nettement plus faible fréquence. Pour info tasker est fort pour les Regex (Expression Régulière) et tasker gère bien les sous partie de topic. Q3 je ne fait circuler que des petits messages nettement inférieur à 100 caractères.</text:span></text:span></text:p>
      <text:p text:style-name="P22"><text:span text:style-name="Strong_20_Emphasis"><text:span text:style-name="T17">Le choix retenu sur la structure des échanges pour chaque ligne</text:span></text:span></text:p>
      <text:p text:style-name="P22"><text:span text:style-name="Strong_20_Emphasis"><text:span text:style-name="T18">Modèle unifié Arduino &amp; SE </text:span></text:span></text:p>
      <text:p text:style-name="P22"><text:span text:style-name="Strong_20_Emphasis"><text:span text:style-name="T18">On retiens un protocole compact pour tasker et on calque sur un minimum de topic, ce qui n’était pas le choix initial. La seul différence restante entre le modèle des deux lignes est qu’il existe dans le schéma vpiv des catégories supplémentaires vers tasker : app (application) even (événement).<text:line-break/><text:line-break/>👉 Résultat : <text:s/>cohérence d’encodage, </text:span></text:span><text:span text:style-name="Strong_20_Emphasis"><text:span text:style-name="Source_20_Text"><text:span text:style-name="T18">$V:xxx:yyy:...#</text:span></text:span></text:span><text:span text:style-name="Strong_20_Emphasis"><text:span text:style-name="T18"> est trivial. Les messages SE sont légers, donc </text:span></text:span><text:span text:style-name="Strong_20_Emphasis"><text:span text:style-name="T19">protocole compact = idéal</text:span></text:span><text:span text:style-name="Strong_20_Emphasis"><text:span text:style-name="T18">. <text:line-break/></text:span></text:span><text:span text:style-name="Strong_20_Emphasis"><text:span text:style-name="T19">SE ↔ SP utilise le même cœur que Arduino ↔ SP</text:span></text:span><text:span text:style-name="Strong_20_Emphasis"><text:span text:style-name="T18">,<text:line-break/>mais avec quelques extensions spécifiques à SE (applications, événements…). </text:span></text:span></text:p>
      <text:h text:style-name="Heading_20_3" text:outline-level="3"><text:bookmark-start text:name="__RefHeading___Toc6150_228726857"/><text:soft-page-break/><text:span text:style-name="Strong_20_Emphasis"><text:span text:style-name="T18">Structure topics <text:s/></text:span></text:span><text:span text:style-name="Strong_20_Emphasis"><text:span text:style-name="T20">ardu ↔ Node-Red</text:span></text:span><text:bookmark-end text:name="__RefHeading___Toc6150_228726857"/></text:h>
      <text:p text:style-name="Text_20_body"><text:span text:style-name="Strong_20_Emphasis"><text:tab/>Limité à trois par l’appli IOT Gateway</text:span></text:p>
      <text:list text:style-name="L5">
        <text:list-item>
          <text:p text:style-name="P23"><text:span text:style-name="Source_20_Text">arduino/commande</text:span> (SP → Arduino)</text:p>
        </text:list-item>
        <text:list-item>
          <text:p text:style-name="P23"><text:span text:style-name="Source_20_Text">arduino/reponse</text:span> (Arduino → SP)</text:p>
        </text:list-item>
        <text:list-item>
          <text:p text:style-name="P23"><text:span text:style-name="Source_20_Text">arduino/statut</text:span> (Arduino → SP)</text:p>
        </text:list-item>
      </text:list>
      <text:list text:style-name="L6">
        <text:list-item>
          <text:p text:style-name="P24"><text:span text:style-name="Strong_20_Emphasis"><text:span text:style-name="T21">SE (smartphone embarqué) ↔ SP (smartphone pilote/Node-RED) :</text:span></text:span></text:p>
        </text:list-item>
      </text:list>
      <text:h text:style-name="Heading_20_3" text:outline-level="3"><text:bookmark-start text:name="__RefHeading___Toc6152_228726857"/><text:span text:style-name="Strong_20_Emphasis"><text:span text:style-name="T18">Structure topics <text:s/></text:span></text:span><text:span text:style-name="Strong_20_Emphasis"><text:span text:style-name="T22">Tasker ↔ Node-Red</text:span></text:span><text:span text:style-name="Strong_20_Emphasis"><text:span text:style-name="T20"> noté SE ↔ Node-RED</text:span></text:span><text:bookmark-end text:name="__RefHeading___Toc6152_228726857"/></text:h>
      <text:p text:style-name="P25"><text:span text:style-name="Strong_20_Emphasis"><text:span text:style-name="T20"><text:tab/></text:span></text:span><text:span text:style-name="Strong_20_Emphasis"><text:span text:style-name="T23">Pas de limite par l’appli, mais on limiter si possible à :</text:span></text:span></text:p>
      <text:list text:style-name="L7">
        <text:list-item>
          <text:p text:style-name="P26"><text:span text:style-name="Strong_20_Emphasis"><text:span text:style-name="Source_20_Text"><text:span text:style-name="T23">SE</text:span></text:span></text:span><text:span text:style-name="Strong_20_Emphasis"><text:span text:style-name="Source_20_Text"><text:span text:style-name="T21">/commande</text:span></text:span></text:span><text:span text:style-name="Strong_20_Emphasis"><text:span text:style-name="T21"> (SP → </text:span></text:span><text:span text:style-name="Strong_20_Emphasis"><text:span text:style-name="T23">SE</text:span></text:span><text:span text:style-name="Strong_20_Emphasis"><text:span text:style-name="T21">)</text:span></text:span></text:p>
        </text:list-item>
      </text:list>
      <text:list text:style-name="L8">
        <text:list-item>
          <text:p text:style-name="P27"><text:span text:style-name="Source_20_Text">SE/reponse</text:span> (SE → SP)</text:p>
        </text:list-item>
      </text:list>
      <text:list text:style-name="L9">
        <text:list-item>
          <text:p text:style-name="P28"><text:span text:style-name="Source_20_Text">SE/statut</text:span> (SE → SP)</text:p>
        </text:list-item>
      </text:list>
      <text:p text:style-name="P25"><text:span text:style-name="Strong_20_Emphasis"><text:span text:style-name="T23"><text:tab/>si besoin on complexifiera : </text:span></text:span><text:span text:style-name="Strong_20_Emphasis"><text:span text:style-name="Source_20_Text"><text:span text:style-name="T23">SE/&lt;cat&gt;/&lt;urg&gt;/&lt;var&gt;</text:span></text:span></text:span><text:span text:style-name="Strong_20_Emphasis"><text:span text:style-name="T23"> (payload = </text:span></text:span><text:span text:style-name="Strong_20_Emphasis"><text:span text:style-name="Source_20_Text"><text:span text:style-name="T23">$...#</text:span></text:span></text:span><text:span text:style-name="Strong_20_Emphasis"><text:span text:style-name="T23">) avec cat de type :<text:line-break/><text:tab/> V, I, F, </text:span></text:span><text:span text:style-name="Strong_20_Emphasis"><text:span text:style-name="T24">E, </text:span></text:span><text:span text:style-name="Strong_20_Emphasis"><text:span text:style-name="T25">A</text:span></text:span><text:span text:style-name="Strong_20_Emphasis"><text:span text:style-name="T23"> <text:s/>( appli en plus…). Mais ceci pour faciliter traitement coté Tasker, coté<text:line-break/><text:tab/> Node-Red on utilisera le même traitement (lecture de la chaine de donnée, malgré redondance<text:line-break/><text:tab/> d’info avec le topic de reception).<text:line-break/><text:tab/></text:span></text:span><text:span text:style-name="Strong_20_Emphasis"><text:span text:style-name="T26">Remarque : pas événement dans les catégorie au final, car le déclencheur sera le traitement de la recption d’un topic, les événemnt coté Tasker venant de l’extérieur (capteurs,…) déclencheront eux des topics structuré pour node-red (utile en mode autonome)</text:span></text:span></text:p>
      <text:h text:style-name="Heading_20_3" text:outline-level="3"><text:bookmark-start text:name="__RefHeading___Toc4190_228726857"/><text:span text:style-name="Strong_20_Emphasis"><text:span text:style-name="T27">s</text:span></text:span><text:span text:style-name="Strong_20_Emphasis"><text:span text:style-name="T28">tratégie QoS en fonction de l'"urgence"</text:span></text:span><text:bookmark-end text:name="__RefHeading___Toc4190_228726857"/></text:h>
      <text:p text:style-name="P25"><text:span text:style-name="Strong_20_Emphasis"><text:span text:style-name="T21">Associe les urgences à QoS (recommandation pratique) :</text:span></text:span></text:p>
      <text:list text:style-name="L10">
        <text:list-item>
          <text:p text:style-name="P29"><text:span text:style-name="Source_20_Text">urgent</text:span> → QoS 2 (livraison garantie, rare et court messages — ok)</text:p>
        </text:list-item>
        <text:list-item>
          <text:p text:style-name="P29"><text:span text:style-name="Source_20_Text">normal</text:span> → QoS 1</text:p>
        </text:list-item>
        <text:list-item>
          <text:p text:style-name="P29"><text:span text:style-name="Source_20_Text">lent</text:span> → QoS 0</text:p>
        </text:list-item>
      </text:list>
      <text:p text:style-name="P30">Remarques :</text:p>
      <text:list text:style-name="L11">
        <text:list-item>
          <text:p text:style-name="P31">QoS2 crée surcharge côté broker ; réserver <text:span text:style-name="Source_20_Text">urgent</text:span> aux événements critiques (erreur, sécurité).</text:p>
        </text:list-item>
        <text:list-item>
          <text:p text:style-name="P31">Pour flux très fréquent (microphone), utiliser <text:span text:style-name="Source_20_Text">normal</text:span> (QoS1) ou <text:span text:style-name="Source_20_Text">lent</text:span>(QoS0) selon tolérance.</text:p>
        </text:list-item>
      </text:list>
      <text:p text:style-name="P25"><text:span text:style-name="Strong_20_Emphasis"><text:span text:style-name="T18"/></text:span></text:p>
      <text:p text:style-name="Text_20_body"><text:span text:style-name="Strong_20_Emphasis"/></text:p>
      <text:h text:style-name="P4" text:outline-level="1"><text:bookmark-start text:name="__RefHeading___Toc6154_228726857"/><text:span text:style-name="Strong_20_Emphasis">PROTOCOLE DE DONNÉES –</text:span><text:span text:style-name="T29"> Structure : </text:span><text:span text:style-name="Source_20_Text"><text:span text:style-name="T29">$&lt;cat&gt;:&lt;var&gt;:&lt;prop&gt;:&lt;inst&gt;:&lt;val&gt;#</text:span></text:span><text:bookmark-end text:name="__RefHeading___Toc6154_228726857"/></text:h>
      <text:list text:style-name="L12">
        <text:list-item>
          <text:p text:style-name="P32"><text:span text:style-name="Source_20_Text"><text:span text:style-name="T30">Catégorie (V, I, F, E, A) : </text:span></text:span><text:span text:style-name="Source_20_Text"><text:span text:style-name="T31">V</text:span></text:span><text:span text:style-name="Source_20_Text"><text:span text:style-name="T32">aleur, </text:span></text:span><text:span text:style-name="Source_20_Text"><text:span text:style-name="T31">I</text:span></text:span><text:span text:style-name="Source_20_Text"><text:span text:style-name="T32">nfo, </text:span></text:span><text:span text:style-name="Source_20_Text"><text:span text:style-name="T31">F</text:span></text:span><text:span text:style-name="Source_20_Text"><text:span text:style-name="T32">onction, </text:span></text:span><text:span text:style-name="Source_20_Text"><text:span text:style-name="T31">E</text:span></text:span><text:span text:style-name="Source_20_Text"><text:span text:style-name="T33">vénement (dont e</text:span></text:span><text:span text:style-name="Source_20_Text"><text:span text:style-name="T32">rreur,</text:span></text:span><text:span text:style-name="Source_20_Text"><text:span text:style-name="T33">)</text:span></text:span><text:span text:style-name="Source_20_Text"><text:span text:style-name="T32"> </text:span></text:span><text:span text:style-name="Source_20_Text"><text:span text:style-name="T31">A</text:span></text:span><text:span text:style-name="Source_20_Text"><text:span text:style-name="T32">pplication <text:s text:c="2"/>(</text:span></text:span><text:span text:style-name="Source_20_Text"><text:span text:style-name="T31">A n’est pas utilisé par l’arduino</text:span></text:span><text:span text:style-name="Source_20_Text"><text:span text:style-name="T32">)</text:span></text:span></text:p>
        </text:list-item>
        <text:list-item>
          <text:p text:style-name="P32">Variable : abbrVarG (ex <text:span text:style-name="Source_20_Text">DVar</text:span>), ou un nom court côté SE (<text:span text:style-name="Source_20_Text">Lumi</text:span>, <text:span text:style-name="Source_20_Text">App</text:span>). </text:p>
        </text:list-item>
        <text:list-item>
          <text:p text:style-name="P32">Propriété : abbrP (<text:span text:style-name="Source_20_Text">val</text:span>, <text:span text:style-name="Source_20_Text">state</text:span>, <text:span text:style-name="Source_20_Text">nbrev</text:span>, <text:span text:style-name="Source_20_Text">act</text:span>...)</text:p>
        </text:list-item>
        <text:list-item>
          <text:p text:style-name="P32">Instance : <text:span text:style-name="Source_20_Text">*</text:span> = default ou <text:span text:style-name="Source_20_Text">inst1</text:span> etc. Pour SE, <text:span text:style-name="Source_20_Text">inst</text:span> restera <text:span text:style-name="Source_20_Text">0</text:span> ou <text:span text:style-name="Source_20_Text">*</text:span> (pas d’instances multiples).</text:p>
        </text:list-item>
        <text:list-item>
          <text:p text:style-name="P32">Valeur : chaîne codée suivant <text:span text:style-name="Source_20_Text">typeP</text:span> (voir section mapping types).</text:p>
        </text:list-item>
      </text:list>
      <table:table table:name="Tableau4" table:style-name="Tableau4" table:template-name="Simple Grid Rows">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3">Élément</text:p>
          </table:table-cell>
          <table:table-cell table:style-name="Tableau4.B1" office:value-type="string">
            <text:p text:style-name="P33">Nom</text:p>
          </table:table-cell>
          <table:table-cell table:style-name="Tableau4.B1" office:value-type="string">
            <text:p text:style-name="P33">Exemple</text:p>
          </table:table-cell>
          <table:table-cell table:style-name="Tableau4.A1" office:value-type="string">
            <text:p text:style-name="P33">Rôle</text:p>
          </table:table-cell>
        </table:table-row>
        <table:table-row table:style-name="Tableau4.2">
          <table:table-cell table:style-name="Tableau4.A2" office:value-type="string">
            <text:p text:style-name="P34"><text:span text:style-name="Source_20_Text">$</text:span></text:p>
          </table:table-cell>
          <table:table-cell table:style-name="Tableau4.B2" office:value-type="string">
            <text:p text:style-name="P34">début</text:p>
          </table:table-cell>
          <table:table-cell table:style-name="Tableau4.B2" office:value-type="string">
            <text:p text:style-name="P34"><text:span text:style-name="Source_20_Text">$V:…</text:span></text:p>
          </table:table-cell>
          <table:table-cell table:style-name="Tableau4.A2" office:value-type="string">
            <text:p text:style-name="P34">commence le message</text:p>
          </table:table-cell>
        </table:table-row>
        <table:table-row table:style-name="Tableau4.1">
          <table:table-cell table:style-name="Tableau4.A3" office:value-type="string">
            <text:p text:style-name="P34"><text:span text:style-name="Source_20_Text">&lt;</text:span><text:span text:style-name="Source_20_Text"><text:span text:style-name="T34">CAT</text:span></text:span><text:span text:style-name="Source_20_Text">&gt;</text:span></text:p>
          </table:table-cell>
          <table:table-cell table:style-name="Tableau4.B3" office:value-type="string">
            <text:p text:style-name="P34">catégorie</text:p>
          </table:table-cell>
          <table:table-cell table:style-name="Tableau4.B3" office:value-type="string">
            <text:p text:style-name="P34"><text:span text:style-name="Source_20_Text">V</text:span>, <text:span text:style-name="Source_20_Text">I</text:span>, <text:span text:style-name="Source_20_Text">E</text:span>, <text:span text:style-name="Source_20_Text">F</text:span></text:p>
          </table:table-cell>
          <table:table-cell table:style-name="Tableau4.A3" office:value-type="string">
            <text:p text:style-name="P34">voir tableau ci-dessous</text:p>
          </table:table-cell>
        </table:table-row>
        <table:table-row table:style-name="Tableau4.1">
          <table:table-cell table:style-name="Tableau4.A2" office:value-type="string">
            <text:p text:style-name="P34"><text:span text:style-name="Source_20_Text">&lt;MODULE&gt;</text:span></text:p>
          </table:table-cell>
          <table:table-cell table:style-name="Tableau4.B2" office:value-type="string">
            <text:p text:style-name="P34">module ciblé</text:p>
          </table:table-cell>
          <table:table-cell table:style-name="Tableau4.B2" office:value-type="string">
            <text:p text:style-name="P34"><text:span text:style-name="Source_20_Text">US</text:span>, <text:span text:style-name="Source_20_Text">Mic</text:span>, <text:span text:style-name="Source_20_Text">Odom</text:span></text:p>
          </table:table-cell>
          <table:table-cell table:style-name="Tableau4.A2" office:value-type="string">
            <text:p text:style-name="P34">identifie le composant</text:p>
          </table:table-cell>
        </table:table-row>
        <table:table-row table:style-name="Tableau4.1">
          <table:table-cell table:style-name="Tableau4.A3" office:value-type="string">
            <text:p text:style-name="P34"><text:span text:style-name="Source_20_Text">&lt;INSTANCE&gt;</text:span></text:p>
          </table:table-cell>
          <table:table-cell table:style-name="Tableau4.B3" office:value-type="string">
            <text:p text:style-name="P34">instance</text:p>
          </table:table-cell>
          <table:table-cell table:style-name="Tableau4.B3" office:value-type="string">
            <text:p text:style-name="P34"><text:span text:style-name="Source_20_Text">*</text:span>, <text:span text:style-name="Source_20_Text">0</text:span>, <text:span text:style-name="Source_20_Text">[1,3]</text:span></text:p>
          </table:table-cell>
          <table:table-cell table:style-name="Tableau4.A3" office:value-type="string">
            <text:p text:style-name="P34">s’applique à plusieurs capteurs</text:p>
          </table:table-cell>
        </table:table-row>
        <table:table-row table:style-name="Tableau4.1">
          <table:table-cell table:style-name="Tableau4.A2" office:value-type="string">
            <text:p text:style-name="P34"><text:span text:style-name="Source_20_Text">&lt;PROPRIÉTÉ&gt;</text:span></text:p>
          </table:table-cell>
          <table:table-cell table:style-name="Tableau4.B2" office:value-type="string">
            <text:p text:style-name="P34">action / variable</text:p>
          </table:table-cell>
          <table:table-cell table:style-name="Tableau4.B2" office:value-type="string">
            <text:p text:style-name="P34"><text:span text:style-name="Source_20_Text">read</text:span>, <text:span text:style-name="Source_20_Text">freq</text:span>, <text:span text:style-name="Source_20_Text">raw</text:span></text:p>
          </table:table-cell>
          <table:table-cell table:style-name="Tableau4.A2" office:value-type="string">
            <text:p text:style-name="P34">commande</text:p>
          </table:table-cell>
        </table:table-row>
        <table:table-row table:style-name="Tableau4.1">
          <table:table-cell table:style-name="Tableau4.A3" office:value-type="string">
            <text:p text:style-name="P34"><text:span text:style-name="Source_20_Text">&lt;VALEUR&gt;</text:span></text:p>
          </table:table-cell>
          <table:table-cell table:style-name="Tableau4.B3" office:value-type="string">
            <text:p text:style-name="P34">donnée numérique / chaîne</text:p>
          </table:table-cell>
          <table:table-cell table:style-name="Tableau4.B3" office:value-type="string">
            <text:p text:style-name="P34"><text:span text:style-name="Source_20_Text">1</text:span>, <text:span text:style-name="Source_20_Text">350</text:span>, <text:span text:style-name="Source_20_Text">red,10</text:span></text:p>
          </table:table-cell>
          <table:table-cell table:style-name="Tableau4.A3" office:value-type="string">
            <text:p text:style-name="P34">paramètre</text:p>
          </table:table-cell>
        </table:table-row>
        <table:table-row table:style-name="Tableau4.1">
          <table:table-cell table:style-name="Tableau4.A8" office:value-type="string">
            <text:p text:style-name="P34"><text:span text:style-name="Source_20_Text">#</text:span></text:p>
          </table:table-cell>
          <table:table-cell table:style-name="Tableau4.B8" office:value-type="string">
            <text:p text:style-name="P34">fin de trame</text:p>
          </table:table-cell>
          <table:table-cell table:style-name="Tableau4.C8">
            <text:p text:style-name="P34"/>
          </table:table-cell>
          <table:table-cell table:style-name="Tableau4.A8" office:value-type="string">
            <text:p text:style-name="P34">protège le protocole</text:p>
          </table:table-cell>
        </table:table-row>
      </table:table>
      <text:p text:style-name="P35"><text:span text:style-name="Source_20_Text"/></text:p>
      <text:h text:style-name="P36" text:outline-level="3"><text:bookmark-start text:name="__RefHeading___Toc6156_228726857"/><text:span text:style-name="Source_20_Text"><text:span text:style-name="T35">Catégorie - </text:span></text:span><text:span text:style-name="Source_20_Text"><text:span text:style-name="T36">Usage réel et final des catégories VPIV (V / I / E / F) </text:span></text:span><text:bookmark-end text:name="__RefHeading___Toc6156_228726857"/></text:h>
      <table:table table:name="Tableau7" table:style-name="Tableau7">
        <table:table-column table:style-name="Tableau7.A" table:number-columns-repeated="3"/>
        <table:table-column table:style-name="Tableau7.D"/>
        <table:table-row>
          <table:table-cell table:style-name="Tableau7.A1" office:value-type="string">
            <text:p text:style-name="P37">Catégorie</text:p>
          </table:table-cell>
          <table:table-cell table:style-name="Tableau7.A1" office:value-type="string">
            <text:p text:style-name="Table_20_Heading">Sens officiel</text:p>
          </table:table-cell>
          <table:table-cell table:style-name="Tableau7.A1" office:value-type="string">
            <text:p text:style-name="P37">Direction</text:p>
          </table:table-cell>
          <table:table-cell table:style-name="Tableau7.D1" office:value-type="string">
            <text:p text:style-name="P37">Rôle exact</text:p>
          </table:table-cell>
        </table:table-row>
        <table:table-row>
          <table:table-cell table:style-name="Tableau7.A2" office:value-type="string">
            <text:p text:style-name="P38">V</text:p>
          </table:table-cell>
          <table:table-cell table:style-name="Tableau7.A2" office:value-type="string">
            <text:p text:style-name="Table_20_Contents"><text:span text:style-name="Emphasis">Commande (action ou lecture)</text:span> </text:p>
          </table:table-cell>
          <table:table-cell table:style-name="Tableau7.A2" office:value-type="string">
            <text:p text:style-name="Table_20_Contents">Arduino → Node-RED </text:p>
          </table:table-cell>
          <table:table-cell table:style-name="Tableau7.D2" office:value-type="string">
            <text:p text:style-name="Table_20_Contents">Demande explicite : modifier un état, lire une valeur, activer un module. </text:p>
          </table:table-cell>
        </table:table-row>
        <table:table-row>
          <table:table-cell table:style-name="Tableau7.A2" office:value-type="string">
            <text:p text:style-name="P38">I</text:p>
          </table:table-cell>
          <table:table-cell table:style-name="Tableau7.A2" office:value-type="string">
            <text:p text:style-name="Table_20_Contents"><text:span text:style-name="Emphasis">Information / réponse</text:span> </text:p>
          </table:table-cell>
          <table:table-cell table:style-name="Tableau7.A2" office:value-type="string">
            <text:p text:style-name="Table_20_Contents">Arduino → Node-RED </text:p>
          </table:table-cell>
          <table:table-cell table:style-name="Tableau7.D2" office:value-type="string">
            <text:p text:style-name="Table_20_Contents">Réponse à une commande V <text:span text:style-name="Strong_20_Emphasis">ou</text:span> info spontanée (ex : « servo prêt », « reboot »). </text:p>
          </table:table-cell>
        </table:table-row>
        <table:table-row>
          <table:table-cell table:style-name="Tableau7.A2" office:value-type="string">
            <text:p text:style-name="P38">E</text:p>
          </table:table-cell>
          <table:table-cell table:style-name="Tableau7.A2" office:value-type="string">
            <text:p text:style-name="Table_20_Contents"><text:span text:style-name="Emphasis">Erreur- </text:span><text:span text:style-name="Emphasis"><text:span text:style-name="T37">événement</text:span></text:span> </text:p>
          </table:table-cell>
          <table:table-cell table:style-name="Tableau7.A2" office:value-type="string">
            <text:p text:style-name="Table_20_Contents">Arduino → Node-RED </text:p>
          </table:table-cell>
          <table:table-cell table:style-name="Tableau7.D2" office:value-type="string">
            <text:p text:style-name="Table_20_Contents">Signalement d'un problème (timeout, value invalid…). <text:span text:style-name="T38">Ou événement</text:span></text:p>
          </table:table-cell>
        </table:table-row>
        <table:table-row>
          <table:table-cell table:style-name="Tableau7.A2" office:value-type="string">
            <text:p text:style-name="P38">F</text:p>
          </table:table-cell>
          <table:table-cell table:style-name="Tableau7.A2" office:value-type="string">
            <text:p text:style-name="Table_20_Contents"><text:span text:style-name="Emphasis">Flux</text:span> </text:p>
          </table:table-cell>
          <table:table-cell table:style-name="Tableau7.A2" office:value-type="string">
            <text:p text:style-name="Table_20_Contents">Arduino → Node-RED </text:p>
          </table:table-cell>
          <table:table-cell table:style-name="Tableau7.D2" office:value-type="string">
            <text:p text:style-name="Table_20_Contents">Messages envoyés <text:span text:style-name="Strong_20_Emphasis">à haute fréquence</text:span>, typiquement capteurs ou odométrie. </text:p>
          </table:table-cell>
        </table:table-row>
      </table:table>
      <text:h text:style-name="P39" text:outline-level="3"><text:bookmark-start text:name="__RefHeading___Toc6158_228726857"/>Bien choisir la catégories<text:bookmark-end text:name="__RefHeading___Toc6158_228726857"/></text:h>
      <text:h text:style-name="Heading_20_3" text:outline-level="3"><text:bookmark-start text:name="__RefHeading___Toc6160_228726857"/><text:span text:style-name="Strong_20_Emphasis">V/I/E = maître / esclave / fiabilité</text:span><text:bookmark-end text:name="__RefHeading___Toc6160_228726857"/></text:h>
      <text:list text:style-name="L13">
        <text:list-item>
          <text:p text:style-name="P40">V = intention claire</text:p>
        </text:list-item>
        <text:list-item>
          <text:p text:style-name="P40">I = réponse fiable, synchrone</text:p>
        </text:list-item>
        <text:list-item>
          <text:p text:style-name="P40">E = gestion d’erreur robuste <text:span text:style-name="T39">ou événements</text:span><text:line-break/>Ces messages supportent la logique métier.</text:p>
        </text:list-item>
      </text:list>
      <text:h text:style-name="Heading_20_3" text:outline-level="3"><text:bookmark-start text:name="__RefHeading___Toc6162_228726857"/><text:span text:style-name="Strong_20_Emphasis">F = streaming temps réel + non bloquant</text:span><text:bookmark-end text:name="__RefHeading___Toc6162_228726857"/></text:h>
      <text:list text:style-name="L14">
        <text:list-item>
          <text:p text:style-name="P41">pas de handshake</text:p>
        </text:list-item>
        <text:list-item>
          <text:p text:style-name="P41">pas d’attente</text:p>
        </text:list-item>
        <text:list-item>
          <text:p text:style-name="P41">traitement léger</text:p>
        </text:list-item>
        <text:list-item>
          <text:p text:style-name="P41">aucune garantie d’ordre</text:p>
        </text:list-item>
        <text:list-item>
          <text:p text:style-name="P41">aucune tentative de réémission</text:p>
        </text:list-item>
      </text:list>
      <text:p text:style-name="P42">→ C’est ce qui permet d’éviter de saturer Arduino ou Node-RED quand un module envoie 20–100 messages/s.</text:p>
      <text:p text:style-name="P43"/>
      <text:h text:style-name="Heading_20_3" text:outline-level="3"><text:bookmark-start text:name="__RefHeading___Toc6164_228726857"/>Cas de F pour Flux<text:span text:style-name="Strong_20_Emphasis"><text:span text:style-name="T40"> haute fréquence et UNIQUEMENT flux haute fréquence</text:span></text:span><text:bookmark-end text:name="__RefHeading___Toc6164_228726857"/></text:h>
      <text:p text:style-name="Text_20_body"><text:span text:style-name="Strong_20_Emphasis">F n’est PAS un message de configuration.</text:span><text:line-break/>Il sert exclusivement aux modules qui doivent émettre en continu :</text:p>
      <text:list text:style-name="L15">
        <text:list-item>
          <text:p text:style-name="P44">Odométrie (positions / vitesses)</text:p>
        </text:list-item>
        <text:list-item>
          <text:p text:style-name="P44">Ultrasons (si mode scan haute fréquence)</text:p>
        </text:list-item>
        <text:list-item>
          <text:p text:style-name="P44">Microphones (intensité / direction)</text:p>
        </text:list-item>
        <text:list-item>
          <text:p text:style-name="P44">IR (mouvements rapides)</text:p>
        </text:list-item>
        <text:list-item>
          <text:p text:style-name="P44"><text:soft-page-break/>Logs de débogage temps réel</text:p>
        </text:list-item>
      </text:list>
      <text:p text:style-name="Text_20_body">✔ F est traité <text:span text:style-name="Strong_20_Emphasis">dans une pipeline optimisée</text:span> (sans acquittement, sans latence).<text:line-break/>✔ Node-RED ne répond jamais à un F.<text:line-break/>✔ Le parsage est allégé (pas de gestion d’erreur complexe).<text:line-break/>✔ Les modules F ont un traitement "fast lane" dans l’Arduino.</text:p>
      <text:h text:style-name="P45" text:outline-level="3"><text:bookmark-start text:name="__RefHeading___Toc6166_228726857"/>Cas de V – <text:span text:style-name="T41">Catégorie utilisé pour les fonctions … </text:span><text:bookmark-end text:name="__RefHeading___Toc6166_228726857"/></text:h>
      <text:p text:style-name="Text_20_body"><text:span text:style-name="T41">c’est </text:span><text:span text:style-name="Strong_20_Emphasis"><text:span text:style-name="T41">V</text:span></text:span><text:span text:style-name="T41"> qui transporte :</text:span></text:p>
      <text:section text:style-name="Sect2" text:name="Section1">
        <text:list text:style-name="L16">
          <text:list-item>
            <text:p text:style-name="P46">réglages,</text:p>
          </text:list-item>
          <text:list-item>
            <text:p text:style-name="P46">modes,</text:p>
          </text:list-item>
          <text:list-item>
            <text:p text:style-name="P46">activations,</text:p>
          </text:list-item>
          <text:list-item>
            <text:p text:style-name="P46">seuils,</text:p>
          </text:list-item>
          <text:list-item>
            <text:p text:style-name="P46">comportement,</text:p>
          </text:list-item>
          <text:list-item>
            <text:p text:style-name="P46">triggers,</text:p>
          </text:list-item>
          <text:list-item>
            <text:p text:style-name="P46">options,</text:p>
          </text:list-item>
          <text:list-item>
            <text:p text:style-name="P46">calibration,</text:p>
          </text:list-item>
          <text:list-item>
            <text:p text:style-name="P46">interactions entre modules.</text:p>
          </text:list-item>
        </text:list>
      </text:section>
      <text:p text:style-name="P47"/>
      <text:h text:style-name="P48" text:outline-level="1"><text:bookmark-start text:name="__RefHeading___Toc6168_228726857"/><text:span text:style-name="T42">V</text:span>ariables <text:span text:style-name="T43">Stockage, </text:span><text:span text:style-name="T42">a</text:span>bréviations &amp; propriétés<text:bookmark-end text:name="__RefHeading___Toc6168_228726857"/></text:h>
      <text:p text:style-name="P49">Le nom utilisé pour la variable est son abréviation qui doit être unique .<text:line-break/>Attention lors de la conception du fichier <text:s/>des variables globales de node-red.</text:p>
      <text:h text:style-name="Heading_20_3" text:outline-level="3"><text:bookmark-start text:name="__RefHeading___Toc6170_228726857"/>Stockage Node-RED — 2 niveaux <text:bookmark-end text:name="__RefHeading___Toc6170_228726857"/></text:h>
      <text:h text:style-name="Heading_20_3" text:outline-level="3"><text:bookmark-start text:name="__RefHeading___Toc6172_228726857"/>A) runtime variables (global/flow/local) — pour traitement temps réel.<text:bookmark-end text:name="__RefHeading___Toc6172_228726857"/></text:h>
      <text:h text:style-name="Heading_20_3" text:outline-level="3"><text:bookmark-start text:name="__RefHeading___Toc6174_228726857"/><text:line-break/>B) fichier <text:span text:style-name="Source_20_Text">variables.json</text:span> — source de vérité pour initialisation + documentation.<text:bookmark-end text:name="__RefHeading___Toc6174_228726857"/></text:h>
      <text:h text:style-name="Heading_20_3" text:outline-level="3"><text:bookmark-start text:name="__RefHeading___Toc6176_228726857"/>Règles :<text:bookmark-end text:name="__RefHeading___Toc6176_228726857"/></text:h>
      <text:list text:style-name="L17">
        <text:list-item>
          <text:p text:style-name="P50">À la réception d’un <text:span text:style-name="Source_20_Text">$V:...#</text:span>, Node-RED <text:span text:style-name="Strong_20_Emphasis">met à jour runtime (global)</text:span> puis, si la variable est verrouillable (<text:span text:style-name="Source_20_Text">_locked=false</text:span>), écrit éventuellement dans <text:span text:style-name="Source_20_Text">variables.json</text:span> (policy configurable : ecrire tout, jamais, ou périodiquement).</text:p>
        </text:list-item>
        <text:list-item>
          <text:p text:style-name="P50">Lors d’une modification manuelle via UI → modifier <text:span text:style-name="Source_20_Text">variables.json</text:span> puis déclencher une repub SP→Arduino pour synchroniser.</text:p>
        </text:list-item>
      </text:list>
      <text:h text:style-name="Heading_20_2" text:outline-level="2"><text:bookmark-start text:name="__RefHeading___Toc6178_228726857"/>Synchronisation initiale (P3.3 / P3.4)<text:bookmark-end text:name="__RefHeading___Toc6178_228726857"/></text:h>
      <text:p text:style-name="Text_20_body">But : initialiser Arduino avec valeurs stables du fichier variable Node-RED au démarrage SP.</text:p>
      <text:p text:style-name="Text_20_body">Processus :</text:p>
      <text:list text:style-name="L18">
        <text:list-item>
          <text:p text:style-name="P51">Au boot de SP / Node-RED, lire le fichier <text:span text:style-name="Source_20_Text">variables.json</text:span> (ton fichier stable).</text:p>
        </text:list-item>
        <text:list-item>
          <text:p text:style-name="P51">Construire un message <text:span text:style-name="Source_20_Text">$V:...#</text:span> par variable/propriété/instance avec la <text:span text:style-name="Strong_20_Emphasis">valeur initiale</text:span>.</text:p>
        </text:list-item>
        <text:list-item>
          <text:p text:style-name="P51">Publier sur <text:span text:style-name="Source_20_Text">arduino/commande</text:span> avec <text:span text:style-name="Source_20_Text">urg=normal</text:span> (ou <text:span text:style-name="Source_20_Text">urgent</text:span> si nécessaire).</text:p>
          <text:list>
            <text:list-item>
              <text:p text:style-name="P51"><text:soft-page-break/>Exemple topic SP → Arduino : <text:span text:style-name="Source_20_Text">SP/V/normal/DVar</text:span> payload <text:span text:style-name="Source_20_Text">$V:DVar:act:*:true#</text:span></text:p>
            </text:list-item>
          </text:list>
        </text:list-item>
        <text:list-item>
          <text:p text:style-name="P51">Arduino reçoit ces commandes et applique / ack via <text:span text:style-name="Source_20_Text">arduino/reponse</text:span>: <text:span text:style-name="Source_20_Text">$I:Sync:var:DVar:OK#</text:span> (ou <text:span text:style-name="Source_20_Text">$E:Sync:var:DVar:ERR#</text:span>)</text:p>
        </text:list-item>
        <text:list-item>
          <text:p text:style-name="P51">Node-RED consolide ack et met à jour son espace mémoire (global).</text:p>
        </text:list-item>
      </text:list>
      <text:p text:style-name="Text_20_body">Pour SE la sync initiale est légère (Tasker déclenche l’envoi des quelques états initiaux au SP) — tu as dit Tasker gère la sync initiale.</text:p>
      <text:h text:style-name="P52" text:outline-level="2"><text:bookmark-start text:name="__RefHeading___Toc4198_228726857"/>Types &amp; mapping <text:bookmark-end text:name="__RefHeading___Toc4198_228726857"/></text:h>
      <text:p text:style-name="P53"><text:span text:style-name="T43">On a </text:span>déjà <text:s/><text:span text:style-name="T43">cette information grace au fichier des variables coté Node-red. Donc on est pas obligé de la transporté dans le message. <text:s/>o</text:span>n s’en sert pour :</text:p>
      <text:list text:style-name="L19">
        <text:list-item>
          <text:p text:style-name="P54">Valider / caster les valeurs reçues avant de les stocker dans Node-RED (global/flow/local).</text:p>
        </text:list-item>
        <text:list-item>
          <text:p text:style-name="P54">Générer des variables Node-RED du type adapté (string, number, boolean, object, array).</text:p>
        </text:list-item>
      </text:list>
      <text:p text:style-name="P53">Mapping recommandé :</text:p>
      <text:list text:style-name="L20">
        <text:list-item>
          <text:p text:style-name="P55"><text:span text:style-name="Source_20_Text">string</text:span> → stocker en <text:span text:style-name="Source_20_Text">string</text:span></text:p>
        </text:list-item>
        <text:list-item>
          <text:p text:style-name="P55"><text:span text:style-name="Source_20_Text">number</text:span> → <text:span text:style-name="T43">la règle est que l’on utilise un parse entier.</text:span></text:p>
        </text:list-item>
        <text:list-item>
          <text:p text:style-name="P55"><text:span text:style-name="Source_20_Text">boolean</text:span> → <text:span text:style-name="Source_20_Text">true</text:span> / <text:span text:style-name="Source_20_Text">false</text:span> (accept : "1","0","true","false")</text:p>
        </text:list-item>
        <text:list-item>
          <text:p text:style-name="P55"><text:span text:style-name="Source_20_Text">object</text:span> → valeur JSON encodée (ex: <text:span text:style-name="Source_20_Text">{"x":1,"y":2}</text:span>) — <text:span text:style-name="Strong_20_Emphasis">dans le payload on transmet l’objet JSON minifié</text:span> (toujours &lt;100 chars)</text:p>
        </text:list-item>
        <text:list-item>
          <text:p text:style-name="P55"><text:span text:style-name="Source_20_Text">array</text:span> → JSON minifié</text:p>
        </text:list-item>
        <text:list-item>
          <text:p text:style-name="P55"><text:span text:style-name="Source_20_Text">time</text:span> / <text:span text:style-name="Source_20_Text">ts</text:span> → ISO8601 ou epoch (privilégier ISO en string)</text:p>
        </text:list-item>
      </text:list>
      <text:p text:style-name="P53">Node-RED : à la réception, la function de parsing se base sur la <text:span text:style-name="Source_20_Text">abbrVarG</text:span> pour retrouver <text:span text:style-name="Source_20_Text">typeP</text:span> dans le fichier de variables et convertir la valeur.</text:p>
      <text:p text:style-name="P56"/>
      <text:h text:style-name="P57" text:outline-level="2"><text:bookmark-start text:name="__RefHeading___Toc1295_228726857"/><text:span text:style-name="T44">I</text:span>NSTANCE<text:bookmark-end text:name="__RefHeading___Toc1295_228726857"/></text:h>
      <text:p text:style-name="P58">Représente un capteur précis ou <text:span text:style-name="Emphasis">tous</text:span> les capteurs d’un module.</text:p>
      <text:p text:style-name="P58">Formats possibles :</text:p>
      <table:table table:name="Tableau1" table:style-name="Tableau1">
        <table:table-column table:style-name="Tableau1.A"/>
        <table:table-column table:style-name="Tableau1.B"/>
        <table:table-header-rows>
          <table:table-row>
            <table:table-cell table:style-name="Tableau1.A1" office:value-type="string">
              <text:p text:style-name="P59">Forme</text:p>
            </table:table-cell>
            <table:table-cell table:style-name="Tableau1.A1" office:value-type="string">
              <text:p text:style-name="P59">Signification</text:p>
            </table:table-cell>
          </table:table-row>
        </table:table-header-rows>
        <table:table-row>
          <table:table-cell table:style-name="Tableau1.A1" office:value-type="string">
            <text:p text:style-name="P60"><text:span text:style-name="Source_20_Text">*</text:span></text:p>
          </table:table-cell>
          <table:table-cell table:style-name="Tableau1.A1" office:value-type="string">
            <text:p text:style-name="P60">toutes les instances</text:p>
          </table:table-cell>
        </table:table-row>
        <table:table-row>
          <table:table-cell table:style-name="Tableau1.A1" office:value-type="string">
            <text:p text:style-name="P60"><text:span text:style-name="Source_20_Text">2</text:span></text:p>
          </table:table-cell>
          <table:table-cell table:style-name="Tableau1.A1" office:value-type="string">
            <text:p text:style-name="P60">instance 2</text:p>
          </table:table-cell>
        </table:table-row>
        <table:table-row>
          <table:table-cell table:style-name="Tableau1.A1" office:value-type="string">
            <text:p text:style-name="P60"><text:span text:style-name="Source_20_Text">[0,3]</text:span></text:p>
          </table:table-cell>
          <table:table-cell table:style-name="Tableau1.A1" office:value-type="string">
            <text:p text:style-name="P60">instances 0 et 3</text:p>
          </table:table-cell>
        </table:table-row>
        <table:table-row>
          <table:table-cell table:style-name="Tableau1.A1" office:value-type="string">
            <text:p text:style-name="P60"><text:span text:style-name="Source_20_Text">0-4</text:span> <text:span text:style-name="Emphasis">(rare)</text:span></text:p>
          </table:table-cell>
          <table:table-cell table:style-name="Tableau1.A1" office:value-type="string">
            <text:p text:style-name="P60">plage d’instances (si activé)</text:p>
          </table:table-cell>
        </table:table-row>
      </table:table>
      <text:h text:style-name="P61" text:outline-level="1"><text:bookmark-start text:name="__RefHeading___Toc6180_228726857"/><text:soft-page-break/>Modules arduino<text:bookmark-end text:name="__RefHeading___Toc6180_228726857"/></text:h>
      <text:h text:style-name="Heading_20_3" text:outline-level="3"><text:bookmark-start text:name="__RefHeading___Toc6182_228726857"/>Architecture interne : “Modules indépendants + cœur système”<text:bookmark-end text:name="__RefHeading___Toc6182_228726857"/></text:h>
      <text:p text:style-name="Text_20_body">Chaque module est un <text:span text:style-name="Strong_20_Emphasis">objet fonctionnel autonome</text:span>, placé dans son propre fichier :</text:p>
      <text:section text:style-name="Sect2" text:name="Section2">
        <text:list text:style-name="L21">
          <text:list-item>
            <text:p text:style-name="P62">actuators/lrub.cpp</text:p>
          </text:list-item>
          <text:list-item>
            <text:p text:style-name="P62">actuators/lring.cpp</text:p>
          </text:list-item>
          <text:list-item>
            <text:p text:style-name="P62">actuators/Mt.cpp</text:p>
          </text:list-item>
          <text:list-item>
            <text:p text:style-name="P62">sensors/US.cpp</text:p>
          </text:list-item>
          <text:list-item>
            <text:p text:style-name="P62">sensors/Mic.cpp</text:p>
          </text:list-item>
          <text:list-item>
            <text:p text:style-name="P62">sensors/Odom.cpp</text:p>
          </text:list-item>
          <text:list-item>
            <text:p text:style-name="P62">sensors/Mvt_ir.cpp</text:p>
          </text:list-item>
          <text:list-item>
            <text:p text:style-name="P62">system/emergency.cpp</text:p>
          </text:list-item>
          <text:list-item>
            <text:p text:style-name="P62">system/CfgS.cpp</text:p>
          </text:list-item>
          <text:list-item>
            <text:p text:style-name="P62">etc.</text:p>
          </text:list-item>
        </text:list>
      </text:section>
      <text:p text:style-name="P63">Chaque module expose : </text:p>
      <text:section text:style-name="Sect2" text:name="Section3">
        <text:p text:style-name="Text_20_body">✔ initModule()</text:p>
        <text:p text:style-name="Text_20_body">Initialisation</text:p>
        <text:p text:style-name="Text_20_body">✔ processPeriodic()</text:p>
        <text:p text:style-name="Text_20_body">Calculs périodiques internes (si applicable)</text:p>
        <text:p text:style-name="Text_20_body">✔ read/write getters</text:p>
        <text:p text:style-name="P64">Exemple :</text:p>
        <text:list text:style-name="L22">
          <text:list-item>
            <text:p text:style-name="P65">US_getDistance(i)</text:p>
          </text:list-item>
          <text:list-item>
            <text:p text:style-name="P65">Mic_getPeak()</text:p>
          </text:list-item>
          <text:list-item>
            <text:p text:style-name="P65">Odom_getPose(&amp;x, &amp;y, &amp;theta)</text:p>
          </text:list-item>
        </text:list>
        <text:p text:style-name="Text_20_body">✔ dispatch()</text:p>
        <text:p text:style-name="Text_20_body">(le point de contact VPIV externe)</text:p>
      </text:section>
      <text:p text:style-name="P66"/>
      <text:h text:style-name="P67" text:outline-level="3"><text:bookmark-start text:name="__RefHeading___Toc1293_228726857"/>MODULE<text:bookmark-end text:name="__RefHeading___Toc1293_228726857"/></text:h>
      <text:p text:style-name="P68">Le module correspond au nom namespace (dispatch) dans Arduino.</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69">Abréviation</text:p>
            </table:table-cell>
            <table:table-cell table:style-name="Tableau6.A1" office:value-type="string">
              <text:p text:style-name="P69">Fichier concerné</text:p>
            </table:table-cell>
            <table:table-cell table:style-name="Tableau6.A1" office:value-type="string">
              <text:p text:style-name="P69">Rôle</text:p>
            </table:table-cell>
          </table:table-row>
        </table:table-header-rows>
        <table:table-row>
          <table:table-cell table:style-name="Tableau6.A1" office:value-type="string">
            <text:p text:style-name="P70"><text:span text:style-name="Source_20_Text">lrub</text:span></text:p>
          </table:table-cell>
          <table:table-cell table:style-name="Tableau6.A1" office:value-type="string">
            <text:p text:style-name="P70">lrub.cpp</text:p>
          </table:table-cell>
          <table:table-cell table:style-name="Tableau6.A1" office:value-type="string">
            <text:p text:style-name="P70">ruban LED</text:p>
          </table:table-cell>
        </table:table-row>
        <table:table-row>
          <table:table-cell table:style-name="Tableau6.A1" office:value-type="string">
            <text:p text:style-name="P70"><text:span text:style-name="Source_20_Text">lring</text:span></text:p>
          </table:table-cell>
          <table:table-cell table:style-name="Tableau6.A1" office:value-type="string">
            <text:p text:style-name="P70">lring.cpp</text:p>
          </table:table-cell>
          <table:table-cell table:style-name="Tableau6.A1" office:value-type="string">
            <text:p text:style-name="P70">anneau LED</text:p>
          </table:table-cell>
        </table:table-row>
        <table:table-row>
          <table:table-cell table:style-name="Tableau6.A1" office:value-type="string">
            <text:p text:style-name="P70"><text:span text:style-name="Source_20_Text">Srv</text:span></text:p>
          </table:table-cell>
          <table:table-cell table:style-name="Tableau6.A1" office:value-type="string">
            <text:p text:style-name="P70">Srv.cpp</text:p>
          </table:table-cell>
          <table:table-cell table:style-name="Tableau6.A1" office:value-type="string">
            <text:p text:style-name="P70">servos tête</text:p>
          </table:table-cell>
        </table:table-row>
        <table:table-row>
          <table:table-cell table:style-name="Tableau6.A1" office:value-type="string">
            <text:p text:style-name="P70"><text:span text:style-name="Source_20_Text">Mt</text:span></text:p>
          </table:table-cell>
          <table:table-cell table:style-name="Tableau6.A1" office:value-type="string">
            <text:p text:style-name="P70">Mt.cpp</text:p>
          </table:table-cell>
          <table:table-cell table:style-name="Tableau6.A1" office:value-type="string">
            <text:p text:style-name="P70">moteurs via UNO</text:p>
          </table:table-cell>
        </table:table-row>
        <table:table-row>
          <table:table-cell table:style-name="Tableau6.A1" office:value-type="string">
            <text:p text:style-name="P70"><text:span text:style-name="Source_20_Text">US</text:span></text:p>
          </table:table-cell>
          <table:table-cell table:style-name="Tableau6.A1" office:value-type="string">
            <text:p text:style-name="P70">US.cpp</text:p>
          </table:table-cell>
          <table:table-cell table:style-name="Tableau6.A1" office:value-type="string">
            <text:p text:style-name="P70">ultrasons</text:p>
          </table:table-cell>
        </table:table-row>
        <table:table-row>
          <table:table-cell table:style-name="Tableau6.A1" office:value-type="string">
            <text:p text:style-name="P70"><text:span text:style-name="Source_20_Text">Mic</text:span></text:p>
          </table:table-cell>
          <table:table-cell table:style-name="Tableau6.A1" office:value-type="string">
            <text:p text:style-name="P70">Mic.cpp</text:p>
          </table:table-cell>
          <table:table-cell table:style-name="Tableau6.A1" office:value-type="string">
            <text:p text:style-name="P70">micro 3 canaux</text:p>
          </table:table-cell>
        </table:table-row>
        <table:table-row>
          <table:table-cell table:style-name="Tableau6.A1" office:value-type="string">
            <text:p text:style-name="P70"><text:span text:style-name="Source_20_Text">Odom</text:span></text:p>
          </table:table-cell>
          <table:table-cell table:style-name="Tableau6.A1" office:value-type="string">
            <text:p text:style-name="P70">Odom.cpp</text:p>
          </table:table-cell>
          <table:table-cell table:style-name="Tableau6.A1" office:value-type="string">
            <text:p text:style-name="P70">encodeurs</text:p>
          </table:table-cell>
        </table:table-row>
        <table:table-row>
          <table:table-cell table:style-name="Tableau6.A1" office:value-type="string">
            <text:p text:style-name="P70"><text:span text:style-name="Source_20_Text">Mvt_ir</text:span></text:p>
          </table:table-cell>
          <table:table-cell table:style-name="Tableau6.A1" office:value-type="string">
            <text:p text:style-name="P70">Mvt_ir.cpp</text:p>
          </table:table-cell>
          <table:table-cell table:style-name="Tableau6.A1" office:value-type="string">
            <text:p text:style-name="P70">détecteur IR</text:p>
          </table:table-cell>
        </table:table-row>
        <table:table-row>
          <table:table-cell table:style-name="Tableau6.A1" office:value-type="string">
            <text:p text:style-name="P70"><text:span text:style-name="Source_20_Text">FS</text:span></text:p>
          </table:table-cell>
          <table:table-cell table:style-name="Tableau6.A1" office:value-type="string">
            <text:p text:style-name="P70">FS.cpp</text:p>
          </table:table-cell>
          <table:table-cell table:style-name="Tableau6.A1" office:value-type="string">
            <text:p text:style-name="P70">force HX711</text:p>
          </table:table-cell>
        </table:table-row>
        <table:table-row>
          <table:table-cell table:style-name="Tableau6.A1" office:value-type="string">
            <text:p text:style-name="P70"><text:span text:style-name="Source_20_Text">CfgS</text:span></text:p>
          </table:table-cell>
          <table:table-cell table:style-name="Tableau6.A1" office:value-type="string">
            <text:p text:style-name="P70">CfgS.cpp</text:p>
          </table:table-cell>
          <table:table-cell table:style-name="Tableau6.A1" office:value-type="string">
            <text:p text:style-name="P70">système / reset / emergency</text:p>
          </table:table-cell>
        </table:table-row>
      </table:table>
      <text:p text:style-name="P71"/>
      <text:h text:style-name="Heading_20_3" text:outline-level="3"><text:bookmark-start text:name="__RefHeading___Toc6184_228726857"/>Transfert d’info entre module<text:bookmark-end text:name="__RefHeading___Toc6184_228726857"/></text:h>
      <text:h text:style-name="Heading_20_3" text:outline-level="3"><text:bookmark-start text:name="__RefHeading___Toc6186_228726857"/><text:span text:style-name="Strong_20_Emphasis">Transfert par lecture directe de fonctions (pull)</text:span><text:bookmark-end text:name="__RefHeading___Toc6186_228726857"/></text:h>
      <text:p text:style-name="P72">Le module A lit les données du module B à la demande :</text:p>
      <text:p text:style-name="P73">Voici <text:span text:style-name="Strong_20_Emphasis">l’explication détaillée, claire et complète</text:span> du fonctionnement des <text:span text:style-name="Strong_20_Emphasis">transferts internes entre modules</text:span> dans ton architecture Arduino modulaire — c’est un point essentiel, car VPIV ne couvre que les échanges <text:span text:style-name="Emphasis">externes</text:span>, alors que les interactions <text:span text:style-name="Emphasis">internes</text:span> doivent être efficaces, non bloquantes, et propres.</text:p>
      <text:p text:style-name="P72"><text:soft-page-break/>Le module A lit les données du module B à la demande :</text:p>
      <text:p text:style-name="P74"><text:span text:style-name="Source_20_Text">int d = US_getDistance(3);</text:span></text:p>
      <text:p text:style-name="P74"><text:span text:style-name="Source_20_Text">float angle = Mic_getAngle();</text:span></text:p>
      <text:p text:style-name="P74"><text:span text:style-name="Source_20_Text">Odom_getPose(&amp;x, &amp;y, &amp;theta);</text:span></text:p>
      <text:p text:style-name="P72">✔ Pas de copy inutile<text:line-break/>✔ Basé sur getters<text:line-break/>✔ Le module source garde ses calculs internes</text:p>
      <text:p text:style-name="P72"><text:span text:style-name="Strong_20_Emphasis">Exemple concret :</text:span><text:line-break/>Le module Odom récupère la vitesse réelle des roues dans Mt :</text:p>
      <text:p text:style-name="P74"><text:span text:style-name="Source_20_Text">int leftSpeed <text:s/>= Mt_getSpeedLeft();</text:span></text:p>
      <text:p text:style-name="P74"><text:span text:style-name="Source_20_Text">int rightSpeed = Mt_getSpeedRight();</text:span></text:p>
      <text:h text:style-name="Heading_20_3" text:outline-level="3"><text:bookmark-start text:name="__RefHeading___Toc6188_228726857"/><text:span text:style-name="Strong_20_Emphasis">Transfert par buffer partagé (push)</text:span><text:bookmark-end text:name="__RefHeading___Toc6188_228726857"/></text:h>
      <text:p text:style-name="P72">Certains modules écrivent automatiquement dans un buffer accessible à d’autres.</text:p>
      <text:p text:style-name="P72">Exemple :</text:p>
      <text:list text:style-name="L23">
        <text:list-item>
          <text:p text:style-name="P75">Mic calcule en continu <text:span text:style-name="Source_20_Text">mic_current_peak</text:span> et <text:span text:style-name="Source_20_Text">mic_direction</text:span></text:p>
        </text:list-item>
        <text:list-item>
          <text:p text:style-name="P75">Ces valeurs sont stockées dans des variables globales protégées</text:p>
        </text:list-item>
        <text:list-item>
          <text:p text:style-name="P75">Un autre module (ex : comportement) lit ces valeurs quand il veut</text:p>
        </text:list-item>
      </text:list>
      <text:p text:style-name="P74"><text:span text:style-name="Source_20_Text">extern volatile int mic_current_peak;</text:span></text:p>
      <text:p text:style-name="P74"><text:span text:style-name="Source_20_Text">extern volatile float mic_direction;</text:span></text:p>
      <text:p text:style-name="P72">✔ Idéal pour le flux haute fréquence de Mic &amp; US<text:line-break/>✔ Pas besoin d’appels croisés<text:line-break/>✔ Pas de dépendance circulaire</text:p>
      <text:h text:style-name="Heading_20_3" text:outline-level="3"><text:bookmark-start text:name="__RefHeading___Toc6190_228726857"/><text:span text:style-name="Strong_20_Emphasis">Message interne (événement)</text:span><text:bookmark-end text:name="__RefHeading___Toc6190_228726857"/></text:h>
      <text:p text:style-name="P72">Très utile : un module peut “notifier” un événement à un autre via une file interne.</text:p>
      <text:p text:style-name="P72">Exemple : si un sonar détecte un obstacle &lt; seuil :</text:p>
      <text:p text:style-name="P74"><text:span text:style-name="Source_20_Text">EventBus_push(EVENT_OBSTACLE, sonar_index);</text:span></text:p>
      <text:p text:style-name="P72">Le module moteurs peut :</text:p>
      <text:p text:style-name="P74"><text:span text:style-name="Source_20_Text">if(EventBus_has(EVENT_OBSTACLE)) {</text:span></text:p>
      <text:p text:style-name="P74"><text:span text:style-name="Source_20_Text"><text:s text:c="4"/>int idx = EventBus_pop();</text:span></text:p>
      <text:p text:style-name="P74"><text:span text:style-name="Source_20_Text"><text:s text:c="4"/>Mt_stop();</text:span></text:p>
      <text:p text:style-name="P74"><text:span text:style-name="Source_20_Text">}</text:span></text:p>
      <text:p text:style-name="P72">✔ Faible couplage<text:line-break/>✔ Impossible de bloquer<text:line-break/>✔ Extensible</text:p>
      <text:h text:style-name="Heading_20_3" text:outline-level="3"><text:bookmark-start text:name="__RefHeading___Toc6192_228726857"/><text:soft-page-break/>Interaction complète : “commande externe → action interne → flux interne → info externe”<text:bookmark-end text:name="__RefHeading___Toc6192_228726857"/></text:h>
      <text:p text:style-name="P72">Un cycle complet ressemble à ceci :</text:p>
      <text:p text:style-name="P76">1. Node-RED envoie :</text:p>
      <text:p text:style-name="Text_20_body"><text:span text:style-name="Source_20_Text">$V:US:*:dang:20#</text:span></text:p>
      <text:p text:style-name="Text_20_body"><text:span text:style-name="T45">2. dispatch(US) transforme ceci en </text:span>:</text:p>
      <text:p text:style-name="Text_20_body"><text:span text:style-name="Source_20_Text">US_setDangerThreshold(20);</text:span></text:p>
      <text:p text:style-name="P76">3. Quand un sonar détecte un obstacle :</text:p>
      <text:p text:style-name="Text_20_body"><text:span text:style-name="Source_20_Text">if(US_distance[i] &lt; US_danger_threshold) {</text:span></text:p>
      <text:p text:style-name="Text_20_body"><text:span text:style-name="Source_20_Text"><text:s text:c="4"/>EventBus_push(EVENT_OBSTACLE, i);</text:span></text:p>
      <text:p text:style-name="Text_20_body"><text:span text:style-name="Source_20_Text">}</text:span></text:p>
      <text:p text:style-name="P76">4. Le module moteur écoute :</text:p>
      <text:p text:style-name="Text_20_body"><text:span text:style-name="Source_20_Text">if(EventBus_has(EVENT_OBSTACLE)) {</text:span></text:p>
      <text:p text:style-name="Text_20_body"><text:span text:style-name="Source_20_Text"><text:s text:c="4"/>Mt_stopAll();</text:span></text:p>
      <text:p text:style-name="Text_20_body"><text:span text:style-name="Source_20_Text"><text:s text:c="4"/>Emergency_raise("Obstacle");</text:span></text:p>
      <text:p text:style-name="Text_20_body"><text:span text:style-name="Source_20_Text">}</text:span></text:p>
      <text:p text:style-name="P76">5. Emergency déclenche :</text:p>
      <text:list text:style-name="L24">
        <text:list-item>
          <text:p text:style-name="P77">arrêt moteurs</text:p>
        </text:list-item>
        <text:list-item>
          <text:p text:style-name="P77">couleur LED rouge</text:p>
        </text:list-item>
        <text:list-item>
          <text:p text:style-name="P77">message externe :</text:p>
        </text:list-item>
      </text:list>
      <text:p text:style-name="Text_20_body"><text:span text:style-name="Source_20_Text">$E:Emergency:*:Alert:Obstacle#</text:span></text:p>
      <text:p text:style-name="P76">6. Node-RED ou Tasker peut envoyer :</text:p>
      <text:p text:style-name="Text_20_body"><text:span text:style-name="Source_20_Text">$V:CfgS:*:EMG:clear#</text:span></text:p>
      <text:p text:style-name="Text_20_body">Ceci retombe dans :</text:p>
      <text:p text:style-name="Text_20_body"><text:span text:style-name="Source_20_Text">Emergency_clear();</text:span></text:p>
      <text:p text:style-name="P78"/>
      <text:h text:style-name="Heading_20_3" text:outline-level="3"><text:bookmark-start text:name="__RefHeading___Toc6194_228726857"/>Interaction interne complexe : “traitements secondaires”<text:bookmark-end text:name="__RefHeading___Toc6194_228726857"/></text:h>
      <text:p text:style-name="P72">Imagine :<text:line-break/><text:span text:style-name="Strong_20_Emphasis">Le sonar US déclenche une analyse micro pour déterminer direction d'évitement</text:span></text:p>
      <text:p text:style-name="P72">Séquence interne :</text:p>
      <text:list text:style-name="L25">
        <text:list-item>
          <text:p text:style-name="P79">US détecte obstacle →<text:line-break/><text:span text:style-name="Source_20_Text">EventBus_push(EVENT_OBSTACLE, idx)</text:span></text:p>
        </text:list-item>
        <text:list-item>
          <text:p text:style-name="P79">Un module “logic” (ou Mt lui-même) lit :</text:p>
        </text:list-item>
      </text:list>
      <text:p text:style-name="P74"><text:span text:style-name="Source_20_Text">if(EventBus_has(EVENT_OBSTACLE)) {</text:span></text:p>
      <text:p text:style-name="P74"><text:span text:style-name="Source_20_Text"><text:s text:c="4"/>int idx = EventBus_pop();</text:span></text:p>
      <text:p text:style-name="P74"><text:soft-page-break/><text:span text:style-name="Source_20_Text"><text:s text:c="4"/>float dir = Mic_getDirection();</text:span></text:p>
      <text:p text:style-name="P74"><text:span text:style-name="Source_20_Text"><text:s text:c="4"/>Mt_rotateAwayFrom(dir);</text:span></text:p>
      <text:p text:style-name="P74"><text:span text:style-name="Source_20_Text">}</text:span></text:p>
      <text:p text:style-name="P72">✔ Aucun VPIV<text:line-break/>✔ Aucun échange externe<text:line-break/>✔ 100% interne, rapide et robuste</text:p>
      <text:p text:style-name="P78"/>
      <text:h text:style-name="Heading_20_3" text:outline-level="3"><text:bookmark-start text:name="__RefHeading___Toc6196_228726857"/>Où passent les paramètres “complexes / secondaires” ?<text:bookmark-end text:name="__RefHeading___Toc6196_228726857"/></text:h>
      <text:p text:style-name="P80"/>
      <text:p text:style-name="Text_20_body"><text:span text:style-name="T45">🔸 </text:span><text:span text:style-name="Strong_20_Emphasis"><text:span text:style-name="T45">Exemples de paramètres :</text:span></text:span></text:p>
      <text:list text:style-name="L26">
        <text:list-item>
          <text:p text:style-name="P81">modes d’interaction multimodale (Mic + US)</text:p>
        </text:list-item>
        <text:list-item>
          <text:p text:style-name="P81">seuils adaptatifs</text:p>
        </text:list-item>
        <text:list-item>
          <text:p text:style-name="P81">facteurs de correction odométrie</text:p>
        </text:list-item>
        <text:list-item>
          <text:p text:style-name="P81">“mixage” capteurs pour décision</text:p>
        </text:list-item>
        <text:list-item>
          <text:p text:style-name="P81">activation d’un traitement secondaire interne</text:p>
        </text:list-item>
      </text:list>
      <text:p text:style-name="P76">🔸 La règle :</text:p>
      <text:p text:style-name="P72">✔ Ces paramètres sont reçus via <text:span text:style-name="Strong_20_Emphasis">V</text:span><text:line-break/>✔ Stockés dans un module <text:span text:style-name="Strong_20_Emphasis">pivot</text:span> (souvent CfgS, Odom, US, Mic)<text:line-break/>✔ Les modules internes les lisent directement</text:p>
      <text:h text:style-name="P82" text:outline-level="3"><text:bookmark-start text:name="__RefHeading___Toc6198_228726857"/>Exemple :<text:bookmark-end text:name="__RefHeading___Toc6198_228726857"/></text:h>
      <text:p text:style-name="P74"><text:span text:style-name="Source_20_Text">$V:US:*:sec:mic#</text:span></text:p>
      <text:p text:style-name="P72">Cela donne :</text:p>
      <text:p text:style-name="P74"><text:span text:style-name="Source_20_Text">US_secondaryMode = SEC_MODE_MIC;</text:span></text:p>
      <text:p text:style-name="P72">Ensuite dans US_processPeriodic :</text:p>
      <text:p text:style-name="P74"><text:span text:style-name="Source_20_Text">if(US_secondaryMode == SEC_MODE_MIC) {</text:span></text:p>
      <text:p text:style-name="P74"><text:span text:style-name="Source_20_Text"><text:s text:c="4"/>float micDir = Mic_getDirection();</text:span></text:p>
      <text:p text:style-name="P74"><text:span text:style-name="Source_20_Text"><text:s text:c="4"/>// adaptation ou fusion</text:span></text:p>
      <text:p text:style-name="P74"><text:span text:style-name="Source_20_Text">}</text:span></text:p>
      <text:p text:style-name="Text_20_body"/>
      <text:p text:style-name="P83">🎁 <text:span text:style-name="T45">Résumé</text:span>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Type d’échange interne</text:p>
            </table:table-cell>
            <table:table-cell table:style-name="Tableau2.A1" office:value-type="string">
              <text:p text:style-name="Table_20_Heading">Usage</text:p>
            </table:table-cell>
            <table:table-cell table:style-name="Tableau2.A1" office:value-type="string">
              <text:p text:style-name="Table_20_Heading">Modules concernés</text:p>
            </table:table-cell>
            <table:table-cell table:style-name="Tableau2.D1" office:value-type="string">
              <text:p text:style-name="Table_20_Heading">Format</text:p>
            </table:table-cell>
          </table:table-row>
        </table:table-header-rows>
        <table:table-row>
          <table:table-cell table:style-name="Tableau2.A2" office:value-type="string">
            <text:p text:style-name="Table_20_Contents"><text:span text:style-name="Strong_20_Emphasis">pull (getters)</text:span></text:p>
          </table:table-cell>
          <table:table-cell table:style-name="Tableau2.A2" office:value-type="string">
            <text:p text:style-name="Table_20_Contents">Lecture de valeurs</text:p>
          </table:table-cell>
          <table:table-cell table:style-name="Tableau2.A2" office:value-type="string">
            <text:p text:style-name="Table_20_Contents">Mt, US, Mic, Odom</text:p>
          </table:table-cell>
          <table:table-cell table:style-name="Tableau2.D2" office:value-type="string">
            <text:p text:style-name="Table_20_Contents">fonction C++</text:p>
          </table:table-cell>
        </table:table-row>
        <table:table-row>
          <table:table-cell table:style-name="Tableau2.A2" office:value-type="string">
            <text:p text:style-name="Table_20_Contents"><text:span text:style-name="Strong_20_Emphasis">push (buffers)</text:span></text:p>
          </table:table-cell>
          <table:table-cell table:style-name="Tableau2.A2" office:value-type="string">
            <text:p text:style-name="Table_20_Contents">Mise à disposition continue</text:p>
          </table:table-cell>
          <table:table-cell table:style-name="Tableau2.A2" office:value-type="string">
            <text:p text:style-name="Table_20_Contents">US, Mic, Odom</text:p>
          </table:table-cell>
          <table:table-cell table:style-name="Tableau2.D2" office:value-type="string">
            <text:p text:style-name="Table_20_Contents">variables partagées</text:p>
          </table:table-cell>
        </table:table-row>
        <table:table-row>
          <table:table-cell table:style-name="Tableau2.A2" office:value-type="string">
            <text:p text:style-name="Table_20_Contents"><text:span text:style-name="Strong_20_Emphasis">événements (EventBus)</text:span></text:p>
          </table:table-cell>
          <table:table-cell table:style-name="Tableau2.A2" office:value-type="string">
            <text:p text:style-name="Table_20_Contents">Signaux, alertes, réactions immédiates</text:p>
          </table:table-cell>
          <table:table-cell table:style-name="Tableau2.A2" office:value-type="string">
            <text:p text:style-name="Table_20_Contents">tous</text:p>
          </table:table-cell>
          <table:table-cell table:style-name="Tableau2.D2" office:value-type="string">
            <text:p text:style-name="Table_20_Contents">queue interne</text:p>
          </table:table-cell>
        </table:table-row>
      </table:table>
      <text:p text:style-name="P72"><text:span text:style-name="Strong_20_Emphasis">Tous les paramètres complexes viennent d’un VPIV V, mais sont utilisés en interne sans repasser par VPIV.</text:span></text:p>
      <text:h text:style-name="Heading_20_1" text:outline-level="1"><text:bookmark-start text:name="__RefHeading___Toc6200_228726857"/><text:span text:style-name="Strong_20_Emphasis">Propriété</text:span><text:bookmark-end text:name="__RefHeading___Toc6200_228726857"/></text:h>
      <text:p text:style-name="P84">Dépend du module.</text:p>
      <text:p text:style-name="P84">Exemples :</text:p>
      <table:table table:name="Tableau8" table:style-name="Tableau8">
        <table:table-column table:style-name="Tableau8.A"/>
        <table:table-column table:style-name="Tableau8.B"/>
        <table:table-header-rows>
          <table:table-row>
            <table:table-cell table:style-name="Tableau8.A1" office:value-type="string">
              <text:p text:style-name="P85">Module</text:p>
            </table:table-cell>
            <table:table-cell table:style-name="Tableau8.A1" office:value-type="string">
              <text:p text:style-name="P85">Propriétés courantes</text:p>
            </table:table-cell>
          </table:table-row>
        </table:table-header-rows>
        <table:table-row>
          <table:table-cell table:style-name="Tableau8.A1" office:value-type="string">
            <text:p text:style-name="P86">LED</text:p>
          </table:table-cell>
          <table:table-cell table:style-name="Tableau8.A1" office:value-type="string">
            <text:p text:style-name="P86"><text:span text:style-name="Source_20_Text">rgb</text:span>, <text:span text:style-name="Source_20_Text">int</text:span>, <text:span text:style-name="Source_20_Text">blink</text:span>, <text:span text:style-name="Source_20_Text">off</text:span></text:p>
          </table:table-cell>
        </table:table-row>
        <table:table-row>
          <table:table-cell table:style-name="Tableau8.A1" office:value-type="string">
            <text:p text:style-name="P86">US</text:p>
          </table:table-cell>
          <table:table-cell table:style-name="Tableau8.A1" office:value-type="string">
            <text:p text:style-name="P86"><text:span text:style-name="Source_20_Text">read</text:span>, <text:span text:style-name="Source_20_Text">freq</text:span>, <text:span text:style-name="Source_20_Text">dang</text:span>, <text:span text:style-name="Source_20_Text">act</text:span></text:p>
          </table:table-cell>
        </table:table-row>
        <table:table-row>
          <table:table-cell table:style-name="Tableau8.A1" office:value-type="string">
            <text:p text:style-name="P86">Mic</text:p>
          </table:table-cell>
          <table:table-cell table:style-name="Tableau8.A1" office:value-type="string">
            <text:p text:style-name="P86"><text:span text:style-name="Source_20_Text">rms</text:span>, <text:span text:style-name="Source_20_Text">peak</text:span>, <text:span text:style-name="Source_20_Text">dir</text:span>, <text:span text:style-name="Source_20_Text">raw</text:span></text:p>
          </table:table-cell>
        </table:table-row>
        <table:table-row>
          <table:table-cell table:style-name="Tableau8.A1" office:value-type="string">
            <text:p text:style-name="P86">Srv</text:p>
          </table:table-cell>
          <table:table-cell table:style-name="Tableau8.A1" office:value-type="string">
            <text:p text:style-name="P86"><text:span text:style-name="Source_20_Text">pos</text:span>, <text:span text:style-name="Source_20_Text">spd</text:span>, <text:span text:style-name="Source_20_Text">home</text:span></text:p>
          </table:table-cell>
        </table:table-row>
        <table:table-row>
          <table:table-cell table:style-name="Tableau8.A1" office:value-type="string">
            <text:p text:style-name="P86">Mt</text:p>
          </table:table-cell>
          <table:table-cell table:style-name="Tableau8.A1" office:value-type="string">
            <text:p text:style-name="P86"><text:span text:style-name="Source_20_Text">spd</text:span>, <text:span text:style-name="Source_20_Text">rot</text:span>, <text:span text:style-name="Source_20_Text">stop</text:span></text:p>
          </table:table-cell>
        </table:table-row>
        <table:table-row>
          <table:table-cell table:style-name="Tableau8.A1" office:value-type="string">
            <text:p text:style-name="P86">Odom</text:p>
          </table:table-cell>
          <table:table-cell table:style-name="Tableau8.A1" office:value-type="string">
            <text:p text:style-name="P86"><text:span text:style-name="Source_20_Text">reset</text:span>, <text:span text:style-name="Source_20_Text">raw</text:span>, <text:span text:style-name="Source_20_Text">pos</text:span></text:p>
          </table:table-cell>
        </table:table-row>
        <table:table-row>
          <table:table-cell table:style-name="Tableau8.A1" office:value-type="string">
            <text:p text:style-name="P86">FS</text:p>
          </table:table-cell>
          <table:table-cell table:style-name="Tableau8.A1" office:value-type="string">
            <text:p text:style-name="P86"><text:span text:style-name="Source_20_Text">raw</text:span>, <text:span text:style-name="Source_20_Text">kg</text:span>, <text:span text:style-name="Source_20_Text">tare</text:span>, <text:span text:style-name="Source_20_Text">lim</text:span></text:p>
          </table:table-cell>
        </table:table-row>
        <table:table-row>
          <table:table-cell table:style-name="Tableau8.A1" office:value-type="string">
            <text:p text:style-name="P86">CfgS</text:p>
          </table:table-cell>
          <table:table-cell table:style-name="Tableau8.A1" office:value-type="string">
            <text:p text:style-name="P86"><text:span text:style-name="Source_20_Text">reset</text:span>, <text:span text:style-name="Source_20_Text">test</text:span>, <text:span text:style-name="Source_20_Text">mode</text:span>, <text:span text:style-name="Source_20_Text">EMG:clear</text:span></text:p>
          </table:table-cell>
        </table:table-row>
      </table:table>
      <text:p text:style-name="P87"/>
      <text:h text:style-name="P88" text:outline-level="3"><text:bookmark-start text:name="__RefHeading___Toc1299_228726857"/>4️ VALEUR<text:bookmark-end text:name="__RefHeading___Toc1299_228726857"/></text:h>
      <text:p text:style-name="P84">Dépend de la propriété.</text:p>
      <text:p text:style-name="P84">Quelques exemples :</text:p>
      <text:p text:style-name="P89"><text:span text:style-name="Source_20_Text">100 <text:s text:c="16"/>← entier</text:span></text:p>
      <text:p text:style-name="P89"><text:span text:style-name="Source_20_Text">12.4 <text:s text:c="15"/>← flottant</text:span></text:p>
      <text:p text:style-name="P89"><text:span text:style-name="Source_20_Text">255,100,0 <text:s text:c="10"/>← RGB</text:span></text:p>
      <text:p text:style-name="P89"><text:span text:style-name="Source_20_Text">true / false <text:s text:c="7"/>← booléen</text:span></text:p>
      <text:p text:style-name="P89"><text:span text:style-name="Source_20_Text">[1,3] <text:s text:c="14"/>← liste instances</text:span></text:p>
      <text:p text:style-name="P87"/>
      <text:h text:style-name="Heading_20_3" text:outline-level="3"><text:bookmark-start text:name="__RefHeading___Toc1301_228726857"/><text:span text:style-name="Strong_20_Emphasis">Exemples de messages</text:span><text:bookmark-end text:name="__RefHeading___Toc1301_228726857"/></text:h>
      <text:p text:style-name="Text_20_body"><text:bookmark-start text:name="__RefHeading___Toc1303_228726857"/>Commande vers Arduino :<text:bookmark-end text:name="__RefHeading___Toc1303_228726857"/></text:p>
      <text:p text:style-name="Text_20_body"><text:span text:style-name="Source_20_Text">$V:US:*:read:1#</text:span></text:p>
      <text:p text:style-name="Text_20_body">→ lit tous les ultrasons et répondra immédiatement via I ou F.</text:p>
      <text:p text:style-name="Text_20_body"><text:bookmark-start text:name="__RefHeading___Toc1305_228726857"/><text:span text:style-name="T46">Retour d’un capteur </text:span>:<text:bookmark-end text:name="__RefHeading___Toc1305_228726857"/></text:p>
      <text:p text:style-name="Text_20_body"><text:span text:style-name="Source_20_Text">$I:US:2:dist:41#</text:span></text:p>
      <text:p text:style-name="Text_20_body">→ “sonar 2 détecte un obstacle à 41 cm”.</text:p>
      <text:p text:style-name="Text_20_body"><text:bookmark-start text:name="__RefHeading___Toc1307_228726857"/>Erreur :<text:bookmark-end text:name="__RefHeading___Toc1307_228726857"/></text:p>
      <text:p text:style-name="Text_20_body"><text:soft-page-break/><text:span text:style-name="Source_20_Text">$E:Mic:1:err:overflow#</text:span></text:p>
      <text:p text:style-name="Text_20_body">→ overflow du buffer audio.</text:p>
      <text:p text:style-name="Text_20_body"><text:bookmark-start text:name="__RefHeading___Toc1309_228726857"/>Streaming haute fréquence :<text:bookmark-end text:name="__RefHeading___Toc1309_228726857"/></text:p>
      <text:p text:style-name="Text_20_body"><text:span text:style-name="Source_20_Text">$F:Mic:*:rms:23#</text:span></text:p>
      <text:p text:style-name="Text_20_body"><text:span text:style-name="Source_20_Text">$F:Odom:*:tick:1#</text:span></text:p>
      <text:h text:style-name="P90" text:outline-level="3"><text:bookmark-start text:name="__RefHeading___Toc6202_228726857"/><text:span text:style-name="Strong_20_Emphasis">Gestion des erreurs VPIV</text:span><text:bookmark-end text:name="__RefHeading___Toc6202_228726857"/></text:h>
      <text:p text:style-name="P91">Toutes les erreurs passent par :</text:p>
      <text:p text:style-name="P92"><text:span text:style-name="Source_20_Text">$E:&lt;module&gt;:&lt;inst&gt;:&lt;prop&gt;:&lt;message&gt;#</text:span></text:p>
      <text:p text:style-name="P91">Exemples :</text:p>
      <table:table table:name="Tableau9" table:style-name="Tableau9">
        <table:table-column table:style-name="Tableau9.A"/>
        <table:table-column table:style-name="Tableau9.B"/>
        <table:table-header-rows>
          <table:table-row>
            <table:table-cell table:style-name="Tableau9.A1" office:value-type="string">
              <text:p text:style-name="P93">Source</text:p>
            </table:table-cell>
            <table:table-cell table:style-name="Tableau9.A1" office:value-type="string">
              <text:p text:style-name="P93">Message</text:p>
            </table:table-cell>
          </table:table-row>
        </table:table-header-rows>
        <table:table-row>
          <table:table-cell table:style-name="Tableau9.A1" office:value-type="string">
            <text:p text:style-name="P94">Parsing</text:p>
          </table:table-cell>
          <table:table-cell table:style-name="Tableau9.A1" office:value-type="string">
            <text:p text:style-name="P94"><text:span text:style-name="Source_20_Text">bad_format</text:span></text:p>
          </table:table-cell>
        </table:table-row>
        <table:table-row>
          <table:table-cell table:style-name="Tableau9.A1" office:value-type="string">
            <text:p text:style-name="P94">Instance invalide</text:p>
          </table:table-cell>
          <table:table-cell table:style-name="Tableau9.A1" office:value-type="string">
            <text:p text:style-name="P94"><text:span text:style-name="Source_20_Text">bad_inst</text:span></text:p>
          </table:table-cell>
        </table:table-row>
        <table:table-row>
          <table:table-cell table:style-name="Tableau9.A1" office:value-type="string">
            <text:p text:style-name="P94">Valeur invalide</text:p>
          </table:table-cell>
          <table:table-cell table:style-name="Tableau9.A1" office:value-type="string">
            <text:p text:style-name="P94"><text:span text:style-name="Source_20_Text">bad_val</text:span></text:p>
          </table:table-cell>
        </table:table-row>
        <table:table-row>
          <table:table-cell table:style-name="Tableau9.A1" office:value-type="string">
            <text:p text:style-name="P94">Capteur déconnecté</text:p>
          </table:table-cell>
          <table:table-cell table:style-name="Tableau9.A1" office:value-type="string">
            <text:p text:style-name="P94"><text:span text:style-name="Source_20_Text">sensor_fail</text:span></text:p>
          </table:table-cell>
        </table:table-row>
        <table:table-row>
          <table:table-cell table:style-name="Tableau9.A1" office:value-type="string">
            <text:p text:style-name="P94">Urgence</text:p>
          </table:table-cell>
          <table:table-cell table:style-name="Tableau9.A1" office:value-type="string">
            <text:p text:style-name="P94"><text:span text:style-name="Source_20_Text">emergency</text:span></text:p>
          </table:table-cell>
        </table:table-row>
      </table:table>
      <text:p text:style-name="P91">Le module emergency utilise également :</text:p>
      <text:p text:style-name="P92"><text:span text:style-name="Source_20_Text">$I:EMG:*:code:&lt;int&gt;#</text:span></text:p>
      <text:h text:style-name="Heading_20_3" text:outline-level="3"><text:bookmark-start text:name="__RefHeading___Toc6204_228726857"/><text:span text:style-name="Strong_20_Emphasis">Gestion des urgences</text:span><text:bookmark-end text:name="__RefHeading___Toc6204_228726857"/></text:h>
      <text:p text:style-name="P91">Définies dans <text:span text:style-name="Source_20_Text">emergency.h</text:span> :</text:p>
      <table:table table:name="Tableau10" table:style-name="Tableau10">
        <table:table-column table:style-name="Tableau10.A"/>
        <table:table-column table:style-name="Tableau10.B"/>
        <table:table-header-rows>
          <table:table-row>
            <table:table-cell table:style-name="Tableau10.A1" office:value-type="string">
              <text:p text:style-name="P93">Code</text:p>
            </table:table-cell>
            <table:table-cell table:style-name="Tableau10.A1" office:value-type="string">
              <text:p text:style-name="P93">Signification</text:p>
            </table:table-cell>
          </table:table-row>
        </table:table-header-rows>
        <table:table-row>
          <table:table-cell table:style-name="Tableau10.A1" office:value-type="string">
            <text:p text:style-name="P94">0</text:p>
          </table:table-cell>
          <table:table-cell table:style-name="Tableau10.A1" office:value-type="string">
            <text:p text:style-name="P94">aucune urgence</text:p>
          </table:table-cell>
        </table:table-row>
        <table:table-row>
          <table:table-cell table:style-name="Tableau10.A1" office:value-type="string">
            <text:p text:style-name="P94">1</text:p>
          </table:table-cell>
          <table:table-cell table:style-name="Tableau10.A1" office:value-type="string">
            <text:p text:style-name="P94">surchauffe</text:p>
          </table:table-cell>
        </table:table-row>
        <table:table-row>
          <table:table-cell table:style-name="Tableau10.A1" office:value-type="string">
            <text:p text:style-name="P94">2</text:p>
          </table:table-cell>
          <table:table-cell table:style-name="Tableau10.A1" office:value-type="string">
            <text:p text:style-name="P94">batterie faible</text:p>
          </table:table-cell>
        </table:table-row>
        <table:table-row>
          <table:table-cell table:style-name="Tableau10.A1" office:value-type="string">
            <text:p text:style-name="P94">3</text:p>
          </table:table-cell>
          <table:table-cell table:style-name="Tableau10.A1" office:value-type="string">
            <text:p text:style-name="P94">moteur bloqué</text:p>
          </table:table-cell>
        </table:table-row>
        <table:table-row>
          <table:table-cell table:style-name="Tableau10.A1" office:value-type="string">
            <text:p text:style-name="P94">4</text:p>
          </table:table-cell>
          <table:table-cell table:style-name="Tableau10.A1" office:value-type="string">
            <text:p text:style-name="P94">capteur défaillant</text:p>
          </table:table-cell>
        </table:table-row>
        <table:table-row>
          <table:table-cell table:style-name="Tableau10.A1" office:value-type="string">
            <text:p text:style-name="P94">5</text:p>
          </table:table-cell>
          <table:table-cell table:style-name="Tableau10.A1" office:value-type="string">
            <text:p text:style-name="P94">buffer overflow</text:p>
          </table:table-cell>
        </table:table-row>
        <table:table-row>
          <table:table-cell table:style-name="Tableau10.A1" office:value-type="string">
            <text:p text:style-name="P94">6</text:p>
          </table:table-cell>
          <table:table-cell table:style-name="Tableau10.A1" office:value-type="string">
            <text:p text:style-name="P94">parsing error</text:p>
          </table:table-cell>
        </table:table-row>
      </table:table>
      <text:h text:style-name="P95" text:outline-level="3"><text:bookmark-start text:name="__RefHeading___Toc1315_228726857"/>Communication :<text:bookmark-end text:name="__RefHeading___Toc1315_228726857"/></text:h>
      <text:p text:style-name="P91">Détection :</text:p>
      <text:p text:style-name="P92"><text:span text:style-name="Source_20_Text">$I:EMG:*:code:3#</text:span></text:p>
      <text:p text:style-name="P91">Réarmement via CfgS :</text:p>
      <text:p text:style-name="P92"><text:span text:style-name="Source_20_Text">$V:CfgS:*:EMG:clear#</text:span></text:p>
      <text:p text:style-name="P96"><text:span text:style-name="Strong_20_Emphasis"/></text:p>
      <text:h text:style-name="P97" text:outline-level="1"><text:bookmark-start text:name="__RefHeading___Toc1317_228726857"/><text:span text:style-name="Strong_20_Emphasis">7. Flux périodique vs commandes</text:span><text:bookmark-end text:name="__RefHeading___Toc1317_228726857"/></text:h>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P93">Mode</text:p>
            </table:table-cell>
            <table:table-cell table:style-name="Tableau11.A1" office:value-type="string">
              <text:p text:style-name="P93">Type</text:p>
            </table:table-cell>
            <table:table-cell table:style-name="Tableau11.A1" office:value-type="string">
              <text:p text:style-name="P93">Exemple</text:p>
            </table:table-cell>
            <table:table-cell table:style-name="Tableau11.A1" office:value-type="string">
              <text:p text:style-name="P93">Unité</text:p>
            </table:table-cell>
          </table:table-row>
        </table:table-header-rows>
        <table:table-row>
          <table:table-cell table:style-name="Tableau11.A1" office:value-type="string">
            <text:p text:style-name="P94">Commande ponctuelle</text:p>
          </table:table-cell>
          <table:table-cell table:style-name="Tableau11.A1" office:value-type="string">
            <text:p text:style-name="P94">V</text:p>
          </table:table-cell>
          <table:table-cell table:style-name="Tableau11.A1" office:value-type="string">
            <text:p text:style-name="P94"><text:span text:style-name="Source_20_Text">$V:US:*:read:1#</text:span></text:p>
          </table:table-cell>
          <table:table-cell table:style-name="Tableau11.A1" office:value-type="string">
            <text:p text:style-name="P94">—</text:p>
          </table:table-cell>
        </table:table-row>
        <table:table-row>
          <table:table-cell table:style-name="Tableau11.A1" office:value-type="string">
            <text:p text:style-name="P94">Streaming</text:p>
          </table:table-cell>
          <table:table-cell table:style-name="Tableau11.A1" office:value-type="string">
            <text:p text:style-name="P94">F</text:p>
          </table:table-cell>
          <table:table-cell table:style-name="Tableau11.A1" office:value-type="string">
            <text:p text:style-name="P94"><text:span text:style-name="Source_20_Text">$F:Mic:*:rms:31#</text:span></text:p>
          </table:table-cell>
          <table:table-cell table:style-name="Tableau11.A1" office:value-type="string">
            <text:p text:style-name="P94">Hz</text:p>
          </table:table-cell>
        </table:table-row>
        <table:table-row>
          <table:table-cell table:style-name="Tableau11.A1" office:value-type="string">
            <text:p text:style-name="P94">Info ponctuelle</text:p>
          </table:table-cell>
          <table:table-cell table:style-name="Tableau11.A1" office:value-type="string">
            <text:p text:style-name="P94">I</text:p>
          </table:table-cell>
          <table:table-cell table:style-name="Tableau11.A1" office:value-type="string">
            <text:p text:style-name="P94"><text:span text:style-name="Source_20_Text">$I:Odom:*:pos:1.23,0.50#</text:span></text:p>
          </table:table-cell>
          <table:table-cell table:style-name="Tableau11.A1" office:value-type="string">
            <text:p text:style-name="P94">m</text:p>
          </table:table-cell>
        </table:table-row>
      </table:table>
      <text:p text:style-name="P91">Chaque module possède un paramètre <text:span text:style-name="Source_20_Text">freq</text:span> quand applicable.</text:p>
      <text:p text:style-name="P96"/>
      <text:h text:style-name="P98" text:outline-level="1"><text:bookmark-start text:name="__RefHeading___Toc1319_228726857"/><text:span text:style-name="Strong_20_Emphasis">8. Sécurité du protocole</text:span><text:bookmark-end text:name="__RefHeading___Toc1319_228726857"/></text:h>
      <text:h text:style-name="P95" text:outline-level="3"><text:bookmark-start text:name="__RefHeading___Toc1321_228726857"/>Robustesse garantie par :<text:bookmark-end text:name="__RefHeading___Toc1321_228726857"/></text:h>
      <text:list text:style-name="L27">
        <text:list-item>
          <text:p text:style-name="P99">délimiteurs <text:span text:style-name="Source_20_Text">$</text:span> et <text:span text:style-name="Source_20_Text">#</text:span></text:p>
        </text:list-item>
        <text:list-item>
          <text:p text:style-name="P99">parsing strict</text:p>
        </text:list-item>
        <text:list-item>
          <text:p text:style-name="P99">emergency_stop() en cas d’erreur fatale</text:p>
        </text:list-item>
        <text:list-item>
          <text:p text:style-name="P99">erreurs clairement envoyées</text:p>
        </text:list-item>
        <text:list-item>
          <text:p text:style-name="P99">pas de buffer dynamique</text:p>
        </text:list-item>
        <text:list-item>
          <text:p text:style-name="P99">message maximum fixe (<text:span text:style-name="Source_20_Text">VPIV_MAX_MSG_LEN 128</text:span>)</text:p>
        </text:list-item>
      </text:list>
      <text:p text:style-name="P96"/>
      <text:h text:style-name="Heading_20_3" text:outline-level="3"><text:bookmark-start text:name="__RefHeading___Toc1323_228726857"/><text:span text:style-name="Strong_20_Emphasis"><text:s/>Pourquoi c’est mieux que l’ancien système tablette ?</text:span><text:bookmark-end text:name="__RefHeading___Toc1323_228726857"/></text:h>
      <text:h text:style-name="P95" text:outline-level="3"><text:bookmark-start text:name="__RefHeading___Toc1325_228726857"/>Ancien :<text:bookmark-end text:name="__RefHeading___Toc1325_228726857"/></text:h>
      <text:p text:style-name="P91">❌ messages complexes<text:line-break/>❌ dépendance JSON / Android<text:line-break/>❌ besoin d’un parseur lourd<text:line-break/>❌ messages non uniformes<text:line-break/>❌ difficile à tester</text:p>
      <text:h text:style-name="P95" text:outline-level="3"><text:bookmark-start text:name="__RefHeading___Toc1327_228726857"/>Nouveau VPIV :<text:bookmark-end text:name="__RefHeading___Toc1327_228726857"/></text:h>
      <text:p text:style-name="P91"><text:span text:style-name="Strong_20_Emphasis">✔ simple<text:line-break/>✔ stable<text:line-break/>✔ modules indépendants<text:line-break/>✔ testable depuis Serial Monitor<text:line-break/>✔ compatible MQTT<text:line-break/>✔ aucune dépendance Android<text:line-break/>✔ lisible en texte pur</text:span></text:p>
      <text:h text:style-name="P97" text:outline-level="1"><text:bookmark-start text:name="__RefHeading___Toc6226_228726857"/><text:span text:style-name="Strong_20_Emphasis">MODULE PAR MODULE (DOCUMENTATION COMPLÈTE)</text:span><text:bookmark-end text:name="__RefHeading___Toc6226_228726857"/></text:h>
      <text:p text:style-name="P100">Chaque module autonome de l’architecture Arduino Mega est présenté selon cette structure :</text:p>
      <text:section text:style-name="Sect2" text:name="Section4">
        <text:list text:style-name="L28">
          <text:list-item>
            <text:p text:style-name="P101"><text:span text:style-name="Strong_20_Emphasis">Rôle / objectifs</text:span></text:p>
          </text:list-item>
          <text:list-item>
            <text:p text:style-name="P101"><text:span text:style-name="Strong_20_Emphasis">Variables VPIV (module, instances, propriétés)</text:span></text:p>
          </text:list-item>
          <text:list-item>
            <text:p text:style-name="P101"><text:span text:style-name="Strong_20_Emphasis">Structure interne (variables, algorithmes)</text:span></text:p>
          </text:list-item>
          <text:list-item>
            <text:p text:style-name="P101"><text:span text:style-name="Strong_20_Emphasis">Exemples de commandes VPIV</text:span></text:p>
          </text:list-item>
          <text:list-item>
            <text:p text:style-name="P101"><text:span text:style-name="Strong_20_Emphasis">Exemples de réponses</text:span></text:p>
          </text:list-item>
          <text:list-item>
            <text:p text:style-name="P101"><text:span text:style-name="Strong_20_Emphasis">Notes, limites, extensions possibles</text:span></text:p>
          </text:list-item>
        </text:list>
      </text:section>
      <text:h text:style-name="P102" text:outline-level="2"><text:bookmark-start text:name="__RefHeading___Toc2922_228726857"/><text:span text:style-name="Strong_20_Emphasis">l r u b (ruban LED RGB)</text:span><text:bookmark-end text:name="__RefHeading___Toc2922_228726857"/></text:h>
      <text:p text:style-name="P100"><text:bookmark-start text:name="__RefHeading___Toc1642_228726857"/><text:span text:style-name="T2">Fichier : </text:span><text:span text:style-name="Source_20_Text"><text:span text:style-name="T2">src/actuators/lrub.*</text:span></text:span><text:bookmark-end text:name="__RefHeading___Toc1642_228726857"/></text:p>
      <text:h text:style-name="P103" text:outline-level="3"><text:bookmark-start text:name="__RefHeading___Toc2924_228726857"/>1. Rôle<text:bookmark-end text:name="__RefHeading___Toc2924_228726857"/></text:h>
      <text:p text:style-name="P100">Contrôler un ruban LED RGB adressable (NeoPixel / WS2812 ou équivalent).<text:line-break/>Utilisé pour l’expression dynamique, l’état émotionnel, les couleurs d’ambiance, ou les signaux d’alerte.</text:p>
      <text:h text:style-name="P103" text:outline-level="3"><text:bookmark-start text:name="__RefHeading___Toc1648_228726857"/>2. Variables VPIV<text:bookmark-end text:name="__RefHeading___Toc1648_228726857"/></text:h>
      <table:table table:name="Tableau12" table:style-name="Tableau12">
        <table:table-column table:style-name="Tableau12.A"/>
        <table:table-column table:style-name="Tableau12.B"/>
        <table:table-header-rows>
          <table:table-row>
            <table:table-cell table:style-name="Tableau12.A1" office:value-type="string">
              <text:p text:style-name="P104">Élément</text:p>
            </table:table-cell>
            <table:table-cell table:style-name="Tableau12.A1" office:value-type="string">
              <text:p text:style-name="P104">Valeur</text:p>
            </table:table-cell>
          </table:table-row>
        </table:table-header-rows>
        <table:table-row>
          <table:table-cell table:style-name="Tableau12.A1" office:value-type="string">
            <text:p text:style-name="P105"><text:span text:style-name="Strong_20_Emphasis">Nom VPIV</text:span></text:p>
          </table:table-cell>
          <table:table-cell table:style-name="Tableau12.A1" office:value-type="string">
            <text:p text:style-name="P105"><text:span text:style-name="Source_20_Text">lrub</text:span></text:p>
          </table:table-cell>
        </table:table-row>
        <table:table-row>
          <table:table-cell table:style-name="Tableau12.A1" office:value-type="string">
            <text:p text:style-name="P105"><text:span text:style-name="Strong_20_Emphasis">Instances</text:span></text:p>
          </table:table-cell>
          <table:table-cell table:style-name="Tableau12.A1" office:value-type="string">
            <text:p text:style-name="P105"><text:span text:style-name="Source_20_Text">*</text:span> seulement (ruban = un seul objet)</text:p>
          </table:table-cell>
        </table:table-row>
        <table:table-row>
          <table:table-cell table:style-name="Tableau12.A1" office:value-type="string">
            <text:p text:style-name="P105"><text:span text:style-name="Strong_20_Emphasis">Propriétés</text:span></text:p>
          </table:table-cell>
          <table:table-cell table:style-name="Tableau12.A1" office:value-type="string">
            <text:p text:style-name="P105"><text:span text:style-name="Source_20_Text">rgb</text:span>, <text:span text:style-name="Source_20_Text">int</text:span>, <text:span text:style-name="Source_20_Text">blink</text:span>, <text:span text:style-name="Source_20_Text">off</text:span>, <text:span text:style-name="Source_20_Text">anim</text:span></text:p>
          </table:table-cell>
        </table:table-row>
      </table:table>
      <text:h text:style-name="P106" text:outline-level="3"><text:bookmark-start text:name="__RefHeading___Toc1650_228726857"/>Détail des propriétés :<text:bookmark-end text:name="__RefHeading___Toc1650_228726857"/></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04">Propriété</text:p>
            </table:table-cell>
            <table:table-cell table:style-name="Tableau13.A1" office:value-type="string">
              <text:p text:style-name="P104">Type</text:p>
            </table:table-cell>
            <table:table-cell table:style-name="Tableau13.A1" office:value-type="string">
              <text:p text:style-name="P104">Description</text:p>
            </table:table-cell>
          </table:table-row>
        </table:table-header-rows>
        <table:table-row>
          <table:table-cell table:style-name="Tableau13.A1" office:value-type="string">
            <text:p text:style-name="P105"><text:span text:style-name="Source_20_Text">rgb</text:span></text:p>
          </table:table-cell>
          <table:table-cell table:style-name="Tableau13.A1" office:value-type="string">
            <text:p text:style-name="P105"><text:span text:style-name="Source_20_Text">R,G,B</text:span></text:p>
          </table:table-cell>
          <table:table-cell table:style-name="Tableau13.A1" office:value-type="string">
            <text:p text:style-name="P105">Définit la couleur fixe</text:p>
          </table:table-cell>
        </table:table-row>
        <table:table-row>
          <table:table-cell table:style-name="Tableau13.A1" office:value-type="string">
            <text:p text:style-name="P105"><text:span text:style-name="Source_20_Text">int</text:span></text:p>
          </table:table-cell>
          <table:table-cell table:style-name="Tableau13.A1" office:value-type="string">
            <text:p text:style-name="P105">entier 0–255</text:p>
          </table:table-cell>
          <table:table-cell table:style-name="Tableau13.A1" office:value-type="string">
            <text:p text:style-name="P105">Intensité globale</text:p>
          </table:table-cell>
        </table:table-row>
        <table:table-row>
          <table:table-cell table:style-name="Tableau13.A1" office:value-type="string">
            <text:p text:style-name="P105"><text:span text:style-name="Source_20_Text">blink</text:span></text:p>
          </table:table-cell>
          <table:table-cell table:style-name="Tableau13.A1" office:value-type="string">
            <text:p text:style-name="P105"><text:span text:style-name="Source_20_Text">R,G,B,T</text:span></text:p>
          </table:table-cell>
          <table:table-cell table:style-name="Tableau13.A1" office:value-type="string">
            <text:p text:style-name="P105">Clignotement couleur / période</text:p>
          </table:table-cell>
        </table:table-row>
        <table:table-row>
          <table:table-cell table:style-name="Tableau13.A1" office:value-type="string">
            <text:p text:style-name="P105"><text:span text:style-name="Source_20_Text">anim</text:span></text:p>
          </table:table-cell>
          <table:table-cell table:style-name="Tableau13.A1" office:value-type="string">
            <text:p text:style-name="P105">entier</text:p>
          </table:table-cell>
          <table:table-cell table:style-name="Tableau13.A1" office:value-type="string">
            <text:p text:style-name="P105">Animation préprogrammée (0 = off)</text:p>
          </table:table-cell>
        </table:table-row>
        <table:table-row>
          <table:table-cell table:style-name="Tableau13.A1" office:value-type="string">
            <text:p text:style-name="P105"><text:span text:style-name="Source_20_Text">off</text:span></text:p>
          </table:table-cell>
          <table:table-cell table:style-name="Tableau13.A1" office:value-type="string">
            <text:p text:style-name="P105">—</text:p>
          </table:table-cell>
          <table:table-cell table:style-name="Tableau13.A1" office:value-type="string">
            <text:p text:style-name="P105">Éteindre complètement</text:p>
          </table:table-cell>
        </table:table-row>
      </table:table>
      <text:h text:style-name="P103" text:outline-level="3"><text:bookmark-start text:name="__RefHeading___Toc1652_228726857"/>3. Structure interne<text:bookmark-end text:name="__RefHeading___Toc1652_228726857"/></text:h>
      <text:list text:style-name="L29">
        <text:list-item>
          <text:p text:style-name="P107">Gestion via Adafruit NeoPixel ou FastLED</text:p>
        </text:list-item>
        <text:list-item>
          <text:p text:style-name="P107">Timeout possible : extinction automatique au bout d’un délai</text:p>
        </text:list-item>
        <text:list-item>
          <text:p text:style-name="P107">Fonction <text:span text:style-name="Source_20_Text">lrub_processTimeout()</text:span> appelée par le <text:span text:style-name="Source_20_Text">.ino</text:span></text:p>
        </text:list-item>
      </text:list>
      <text:section text:style-name="Sect2" text:name="Section5">
        <text:h text:style-name="P103" text:outline-level="3"><text:bookmark-start text:name="__RefHeading___Toc1654_228726857"/>4. Exemples VPIV<text:bookmark-end text:name="__RefHeading___Toc1654_228726857"/></text:h>
        <text:h text:style-name="P106" text:outline-level="3"><text:bookmark-start text:name="__RefHeading___Toc1656_228726857"/>Allumer en rouge :<text:bookmark-end text:name="__RefHeading___Toc1656_228726857"/></text:h>
        <text:p text:style-name="P108"><text:span text:style-name="Source_20_Text">$V:lrub:*:rgb:255,0,0#</text:span></text:p>
        <text:h text:style-name="P106" text:outline-level="3"><text:bookmark-start text:name="__RefHeading___Toc1658_228726857"/>Baisser l’intensité :<text:bookmark-end text:name="__RefHeading___Toc1658_228726857"/></text:h>
        <text:p text:style-name="P108"><text:span text:style-name="Source_20_Text">$V:lrub:*:int:50#</text:span></text:p>
        <text:h text:style-name="P106" text:outline-level="3"><text:bookmark-start text:name="__RefHeading___Toc1660_228726857"/>Animation n°3 :<text:bookmark-end text:name="__RefHeading___Toc1660_228726857"/></text:h>
        <text:p text:style-name="P108"><text:span text:style-name="Source_20_Text">$V:lrub:*:anim:3#</text:span></text:p>
        <text:h text:style-name="P103" text:outline-level="3"><text:bookmark-start text:name="__RefHeading___Toc1662_228726857"/>5. Exemple de réponse<text:bookmark-end text:name="__RefHeading___Toc1662_228726857"/></text:h>
        <text:p text:style-name="P108"><text:span text:style-name="Source_20_Text">$I:lrub:*:rgb:255,0,0#</text:span></text:p>
        <text:h text:style-name="P103" text:outline-level="3"><text:bookmark-start text:name="__RefHeading___Toc1664_228726857"/>6. Limites<text:bookmark-end text:name="__RefHeading___Toc1664_228726857"/></text:h>
        <text:list text:style-name="L30">
          <text:list-item>
            <text:p text:style-name="P109">Le ruban est gourmand en temps CPU si animations rapides</text:p>
          </text:list-item>
          <text:list-item>
            <text:p text:style-name="P109">Prévoir un système de réduction FPS si loop() dépasse 100 ms</text:p>
          </text:list-item>
        </text:list>
        <text:p text:style-name="P110"/>
      </text:section>
      <text:h text:style-name="P111" text:outline-level="1"><text:bookmark-start text:name="__RefHeading___Toc1668_228726857"/><text:soft-page-break/><text:span text:style-name="Strong_20_Emphasis">l r i n g (anneau LED expressif)</text:span><text:bookmark-end text:name="__RefHeading___Toc1668_228726857"/></text:h>
      <text:p text:style-name="P100"><text:bookmark-start text:name="__RefHeading___Toc1670_228726857"/><text:span text:style-name="T2">Fichier : </text:span><text:span text:style-name="Source_20_Text"><text:span text:style-name="T2">src/actuators/lring.*</text:span></text:span><text:bookmark-end text:name="__RefHeading___Toc1670_228726857"/></text:p>
      <text:h text:style-name="P112" text:outline-level="2"><text:bookmark-start text:name="__RefHeading___Toc1674_228726857"/>1. Rôle<text:bookmark-end text:name="__RefHeading___Toc1674_228726857"/></text:h>
      <text:p text:style-name="P100">Anneau LED circulaire servant aux expressions “visuelles” du robot : humeur, états, réactions, etc.</text:p>
      <text:h text:style-name="P112" text:outline-level="2"><text:bookmark-start text:name="__RefHeading___Toc1676_228726857"/>2. Variables VPIV<text:bookmark-end text:name="__RefHeading___Toc1676_228726857"/></text:h>
      <table:table table:name="Tableau14" table:style-name="Tableau14">
        <table:table-column table:style-name="Tableau14.A"/>
        <table:table-column table:style-name="Tableau14.B"/>
        <table:table-header-rows>
          <table:table-row>
            <table:table-cell table:style-name="Tableau14.A1" office:value-type="string">
              <text:p text:style-name="P104">Élément</text:p>
            </table:table-cell>
            <table:table-cell table:style-name="Tableau14.A1" office:value-type="string">
              <text:p text:style-name="P104">Valeur</text:p>
            </table:table-cell>
          </table:table-row>
        </table:table-header-rows>
        <table:table-row>
          <table:table-cell table:style-name="Tableau14.A1" office:value-type="string">
            <text:p text:style-name="P105">Nom VPIV</text:p>
          </table:table-cell>
          <table:table-cell table:style-name="Tableau14.A1" office:value-type="string">
            <text:p text:style-name="P105"><text:span text:style-name="Source_20_Text">lring</text:span></text:p>
          </table:table-cell>
        </table:table-row>
        <table:table-row>
          <table:table-cell table:style-name="Tableau14.A1" office:value-type="string">
            <text:p text:style-name="P105">Instances</text:p>
          </table:table-cell>
          <table:table-cell table:style-name="Tableau14.A1" office:value-type="string">
            <text:p text:style-name="P105"><text:span text:style-name="Source_20_Text">*</text:span></text:p>
          </table:table-cell>
        </table:table-row>
        <table:table-row>
          <table:table-cell table:style-name="Tableau14.A1" office:value-type="string">
            <text:p text:style-name="P105">Propriétés</text:p>
          </table:table-cell>
          <table:table-cell table:style-name="Tableau14.A1" office:value-type="string">
            <text:p text:style-name="P105"><text:span text:style-name="Source_20_Text">rgb</text:span>, <text:span text:style-name="Source_20_Text">int</text:span>, <text:span text:style-name="Source_20_Text">pulse</text:span>, <text:span text:style-name="Source_20_Text">eye</text:span>, <text:span text:style-name="Source_20_Text">off</text:span></text:p>
          </table:table-cell>
        </table:table-row>
      </table:table>
      <text:h text:style-name="P106" text:outline-level="3"><text:bookmark-start text:name="__RefHeading___Toc1678_228726857"/>Propriétés :<text:bookmark-end text:name="__RefHeading___Toc1678_228726857"/></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P104">Prop</text:p>
            </table:table-cell>
            <table:table-cell table:style-name="Tableau15.A1" office:value-type="string">
              <text:p text:style-name="P104">Type</text:p>
            </table:table-cell>
            <table:table-cell table:style-name="Tableau15.A1" office:value-type="string">
              <text:p text:style-name="P104">Description</text:p>
            </table:table-cell>
          </table:table-row>
        </table:table-header-rows>
        <table:table-row>
          <table:table-cell table:style-name="Tableau15.A1" office:value-type="string">
            <text:p text:style-name="P105"><text:span text:style-name="Source_20_Text">rgb</text:span></text:p>
          </table:table-cell>
          <table:table-cell table:style-name="Tableau15.A1" office:value-type="string">
            <text:p text:style-name="P105"><text:span text:style-name="Source_20_Text">R,G,B</text:span></text:p>
          </table:table-cell>
          <table:table-cell table:style-name="Tableau15.A1" office:value-type="string">
            <text:p text:style-name="P105">couleur fixe</text:p>
          </table:table-cell>
        </table:table-row>
        <table:table-row>
          <table:table-cell table:style-name="Tableau15.A1" office:value-type="string">
            <text:p text:style-name="P105"><text:span text:style-name="Source_20_Text">pulse</text:span></text:p>
          </table:table-cell>
          <table:table-cell table:style-name="Tableau15.A1" office:value-type="string">
            <text:p text:style-name="P105"><text:span text:style-name="Source_20_Text">R,G,B,T</text:span></text:p>
          </table:table-cell>
          <table:table-cell table:style-name="Tableau15.A1" office:value-type="string">
            <text:p text:style-name="P105">pulsation lumineuse</text:p>
          </table:table-cell>
        </table:table-row>
        <table:table-row>
          <table:table-cell table:style-name="Tableau15.A1" office:value-type="string">
            <text:p text:style-name="P105"><text:span text:style-name="Source_20_Text">eye</text:span></text:p>
          </table:table-cell>
          <table:table-cell table:style-name="Tableau15.A1" office:value-type="string">
            <text:p text:style-name="P105"><text:span text:style-name="Source_20_Text">angle,int</text:span></text:p>
          </table:table-cell>
          <table:table-cell table:style-name="Tableau15.A1" office:value-type="string">
            <text:p text:style-name="P105">position d’un “œil” et intensité</text:p>
          </table:table-cell>
        </table:table-row>
        <table:table-row>
          <table:table-cell table:style-name="Tableau15.A1" office:value-type="string">
            <text:p text:style-name="P105"><text:span text:style-name="Source_20_Text">int</text:span></text:p>
          </table:table-cell>
          <table:table-cell table:style-name="Tableau15.A1" office:value-type="string">
            <text:p text:style-name="P105">0–255</text:p>
          </table:table-cell>
          <table:table-cell table:style-name="Tableau15.A1" office:value-type="string">
            <text:p text:style-name="P105">intensité globale</text:p>
          </table:table-cell>
        </table:table-row>
        <table:table-row>
          <table:table-cell table:style-name="Tableau15.A1" office:value-type="string">
            <text:p text:style-name="P105"><text:span text:style-name="Source_20_Text">off</text:span></text:p>
          </table:table-cell>
          <table:table-cell table:style-name="Tableau15.A1" office:value-type="string">
            <text:p text:style-name="P105">—</text:p>
          </table:table-cell>
          <table:table-cell table:style-name="Tableau15.A1" office:value-type="string">
            <text:p text:style-name="P105">extinction</text:p>
          </table:table-cell>
        </table:table-row>
      </table:table>
      <text:p text:style-name="P100"><text:bookmark-start text:name="__RefHeading___Toc1680_228726857"/>3.<text:bookmark-end text:name="__RefHeading___Toc1680_228726857"/></text:p>
      <text:h text:style-name="P112" text:outline-level="2"><text:bookmark-start text:name="__RefHeading___Toc2926_228726857"/><text:span text:style-name="T47">3.</text:span>Structure interne<text:bookmark-end text:name="__RefHeading___Toc2926_228726857"/></text:h>
      <text:list text:style-name="L31">
        <text:list-item>
          <text:p text:style-name="P113">Lib LED identique au ruban</text:p>
        </text:list-item>
        <text:list-item>
          <text:p text:style-name="P113">Gestion d’un pattern “œil” basé sur un angle</text:p>
        </text:list-item>
        <text:list-item>
          <text:p text:style-name="P113">Timeout via <text:span text:style-name="Source_20_Text">lring_processTimeout()</text:span></text:p>
        </text:list-item>
      </text:list>
      <text:h text:style-name="P112" text:outline-level="2"><text:bookmark-start text:name="__RefHeading___Toc1682_228726857"/>4. Exemples VPIV<text:bookmark-end text:name="__RefHeading___Toc1682_228726857"/></text:h>
      <text:p text:style-name="P100">Afficher un œil pointé à gauche :</text:p>
      <text:p text:style-name="P108"><text:span text:style-name="Source_20_Text">$V:lring:*:eye:-45,200#</text:span></text:p>
      <text:p text:style-name="P100">Couleur bleue :</text:p>
      <text:p text:style-name="P108"><text:span text:style-name="Source_20_Text">$V:lring:*:rgb:0,0,255#</text:span></text:p>
      <text:h text:style-name="P112" text:outline-level="2"><text:bookmark-start text:name="__RefHeading___Toc1684_228726857"/>5. Réponse :<text:bookmark-end text:name="__RefHeading___Toc1684_228726857"/></text:h>
      <text:p text:style-name="P108"><text:span text:style-name="Source_20_Text">$I:lring:*:eye:-45#</text:span></text:p>
      <text:h text:style-name="P112" text:outline-level="2"><text:bookmark-start text:name="__RefHeading___Toc1686_228726857"/>6. Limites<text:bookmark-end text:name="__RefHeading___Toc1686_228726857"/></text:h>
      <text:list text:style-name="L32">
        <text:list-item>
          <text:p text:style-name="P114">L’algorithme d’œil utilise une interpolation angulaire simple</text:p>
        </text:list-item>
        <text:list-item>
          <text:p text:style-name="P114">Peut être amélioré pour différentes formes d’œils (émotions)</text:p>
        </text:list-item>
      </text:list>
      <text:p text:style-name="P110"/>
      <text:h text:style-name="P111" text:outline-level="1"><text:span text:style-name="Strong_20_Emphasis"/></text:h>
      <text:h text:style-name="P115" text:outline-level="1"><text:bookmark-start text:name="__RefHeading___Toc1690_228726857"/><text:span text:style-name="Strong_20_Emphasis">S r v (servos tête / bouche)</text:span><text:bookmark-end text:name="__RefHeading___Toc1690_228726857"/></text:h>
      <text:p text:style-name="P100"><text:bookmark-start text:name="__RefHeading___Toc1692_228726857"/><text:span text:style-name="T2">Fichier : </text:span><text:span text:style-name="Source_20_Text"><text:span text:style-name="T2">src/actuators/Srv.*</text:span></text:span><text:bookmark-end text:name="__RefHeading___Toc1692_228726857"/></text:p>
      <text:h text:style-name="P112" text:outline-level="2"><text:bookmark-start text:name="__RefHeading___Toc1696_228726857"/>1. Rôle<text:bookmark-end text:name="__RefHeading___Toc1696_228726857"/></text:h>
      <text:p text:style-name="P100">Contrôle des servomoteurs de la tête du robot (pan/tilt, bouche articulée, etc.).</text:p>
      <text:h text:style-name="P112" text:outline-level="2"><text:bookmark-start text:name="__RefHeading___Toc1698_228726857"/>2. Variables VPIV<text:bookmark-end text:name="__RefHeading___Toc1698_228726857"/></text:h>
      <table:table table:name="Tableau16" table:style-name="Tableau16">
        <table:table-column table:style-name="Tableau16.A"/>
        <table:table-column table:style-name="Tableau16.B"/>
        <table:table-header-rows>
          <table:table-row>
            <table:table-cell table:style-name="Tableau16.A1" office:value-type="string">
              <text:p text:style-name="P104">Élément</text:p>
            </table:table-cell>
            <table:table-cell table:style-name="Tableau16.A1" office:value-type="string">
              <text:p text:style-name="P104">Valeur</text:p>
            </table:table-cell>
          </table:table-row>
        </table:table-header-rows>
        <table:table-row>
          <table:table-cell table:style-name="Tableau16.A1" office:value-type="string">
            <text:p text:style-name="P105">Nom VPIV</text:p>
          </table:table-cell>
          <table:table-cell table:style-name="Tableau16.A1" office:value-type="string">
            <text:p text:style-name="P105"><text:span text:style-name="Source_20_Text">Srv</text:span></text:p>
          </table:table-cell>
        </table:table-row>
        <table:table-row>
          <table:table-cell table:style-name="Tableau16.A1" office:value-type="string">
            <text:p text:style-name="P105">Instances</text:p>
          </table:table-cell>
          <table:table-cell table:style-name="Tableau16.A1" office:value-type="string">
            <text:p text:style-name="P105"><text:span text:style-name="Source_20_Text">["AV","G","D"]</text:span> ou selon config</text:p>
          </table:table-cell>
        </table:table-row>
        <table:table-row>
          <table:table-cell table:style-name="Tableau16.A1" office:value-type="string">
            <text:p text:style-name="P105">Propriétés</text:p>
          </table:table-cell>
          <table:table-cell table:style-name="Tableau16.A1" office:value-type="string">
            <text:p text:style-name="P105"><text:span text:style-name="Source_20_Text">pos</text:span>, <text:span text:style-name="Source_20_Text">spd</text:span>, <text:span text:style-name="Source_20_Text">act</text:span>, <text:span text:style-name="Source_20_Text">home</text:span>, <text:span text:style-name="Source_20_Text">raw</text:span></text:p>
          </table:table-cell>
        </table:table-row>
      </table:table>
      <text:h text:style-name="P106" text:outline-level="3"><text:bookmark-start text:name="__RefHeading___Toc1700_228726857"/>Propriétés :<text:bookmark-end text:name="__RefHeading___Toc1700_228726857"/></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P104">Prop</text:p>
            </table:table-cell>
            <table:table-cell table:style-name="Tableau17.A1" office:value-type="string">
              <text:p text:style-name="P104">Type</text:p>
            </table:table-cell>
            <table:table-cell table:style-name="Tableau17.A1" office:value-type="string">
              <text:p text:style-name="P104">Description</text:p>
            </table:table-cell>
          </table:table-row>
        </table:table-header-rows>
        <table:table-row>
          <table:table-cell table:style-name="Tableau17.A1" office:value-type="string">
            <text:p text:style-name="P105"><text:span text:style-name="Source_20_Text">pos</text:span></text:p>
          </table:table-cell>
          <table:table-cell table:style-name="Tableau17.A1" office:value-type="string">
            <text:p text:style-name="P105">0–180°</text:p>
          </table:table-cell>
          <table:table-cell table:style-name="Tableau17.A1" office:value-type="string">
            <text:p text:style-name="P105">position angulaire</text:p>
          </table:table-cell>
        </table:table-row>
        <table:table-row>
          <table:table-cell table:style-name="Tableau17.A1" office:value-type="string">
            <text:p text:style-name="P105"><text:span text:style-name="Source_20_Text">spd</text:span></text:p>
          </table:table-cell>
          <table:table-cell table:style-name="Tableau17.A1" office:value-type="string">
            <text:p text:style-name="P105">0–255</text:p>
          </table:table-cell>
          <table:table-cell table:style-name="Tableau17.A1" office:value-type="string">
            <text:p text:style-name="P105">vitesse logicielle (limite vitesse)</text:p>
          </table:table-cell>
        </table:table-row>
        <table:table-row>
          <table:table-cell table:style-name="Tableau17.A1" office:value-type="string">
            <text:p text:style-name="P105"><text:span text:style-name="Source_20_Text">act</text:span></text:p>
          </table:table-cell>
          <table:table-cell table:style-name="Tableau17.A1" office:value-type="string">
            <text:p text:style-name="P105">booléen</text:p>
          </table:table-cell>
          <table:table-cell table:style-name="Tableau17.A1" office:value-type="string">
            <text:p text:style-name="P105">active/désactive le servo</text:p>
          </table:table-cell>
        </table:table-row>
        <table:table-row>
          <table:table-cell table:style-name="Tableau17.A1" office:value-type="string">
            <text:p text:style-name="P105"><text:span text:style-name="Source_20_Text">home</text:span></text:p>
          </table:table-cell>
          <table:table-cell table:style-name="Tableau17.A1" office:value-type="string">
            <text:p text:style-name="P105">—</text:p>
          </table:table-cell>
          <table:table-cell table:style-name="Tableau17.A1" office:value-type="string">
            <text:p text:style-name="P105">va à la position de repos</text:p>
          </table:table-cell>
        </table:table-row>
        <table:table-row>
          <table:table-cell table:style-name="Tableau17.A1" office:value-type="string">
            <text:p text:style-name="P105"><text:span text:style-name="Source_20_Text">raw</text:span></text:p>
          </table:table-cell>
          <table:table-cell table:style-name="Tableau17.A1" office:value-type="string">
            <text:p text:style-name="P105">PWM µs</text:p>
          </table:table-cell>
          <table:table-cell table:style-name="Tableau17.A1" office:value-type="string">
            <text:p text:style-name="P105">pour debug/maintenance</text:p>
          </table:table-cell>
        </table:table-row>
      </table:table>
      <text:h text:style-name="P112" text:outline-level="2"><text:bookmark-start text:name="__RefHeading___Toc1702_228726857"/>3. Structure interne<text:bookmark-end text:name="__RefHeading___Toc1702_228726857"/></text:h>
      <text:list text:style-name="L33">
        <text:list-item>
          <text:p text:style-name="P116">Servo contrôlé via <text:span text:style-name="Source_20_Text">Servo.h</text:span></text:p>
        </text:list-item>
        <text:list-item>
          <text:p text:style-name="P116">Position interpolée selon la vitesse (<text:span text:style-name="Source_20_Text">spd</text:span>)</text:p>
        </text:list-item>
        <text:list-item>
          <text:p text:style-name="P116">Table d’instances configurée dans <text:span text:style-name="Source_20_Text">config.h</text:span></text:p>
        </text:list-item>
      </text:list>
      <text:h text:style-name="P112" text:outline-level="2"><text:bookmark-start text:name="__RefHeading___Toc1704_228726857"/>4. Exemples VPIV<text:bookmark-end text:name="__RefHeading___Toc1704_228726857"/></text:h>
      <text:p text:style-name="P100">Incliner tête à droite :</text:p>
      <text:p text:style-name="P108"><text:span text:style-name="Source_20_Text">$V:Srv:AV:pos:140#</text:span></text:p>
      <text:p text:style-name="P100">Augmenter vitesse :</text:p>
      <text:p text:style-name="P108"><text:span text:style-name="Source_20_Text">$V:Srv:*:spd:180#</text:span></text:p>
      <text:h text:style-name="P112" text:outline-level="2"><text:bookmark-start text:name="__RefHeading___Toc1706_228726857"/>5. Réponse<text:bookmark-end text:name="__RefHeading___Toc1706_228726857"/></text:h>
      <text:p text:style-name="P108"><text:span text:style-name="Source_20_Text">$I:Srv:AV:pos:140#</text:span></text:p>
      <text:h text:style-name="P112" text:outline-level="2"><text:bookmark-start text:name="__RefHeading___Toc1708_228726857"/>6. Limites<text:bookmark-end text:name="__RefHeading___Toc1708_228726857"/></text:h>
      <text:list text:style-name="L34">
        <text:list-item>
          <text:p text:style-name="P117">Les servos consomment beaucoup → prévoir alimentation séparée</text:p>
        </text:list-item>
        <text:list-item>
          <text:p text:style-name="P117">La vitesse logicielle n’est pas garantie si loop() trop long</text:p>
        </text:list-item>
      </text:list>
      <text:p text:style-name="P110"/>
      <text:h text:style-name="P111" text:outline-level="1"><text:span text:style-name="Strong_20_Emphasis"/></text:h>
      <text:h text:style-name="P115" text:outline-level="1"><text:bookmark-start text:name="__RefHeading___Toc1712_228726857"/><text:span text:style-name="Strong_20_Emphasis">Mt</text:span><text:span text:style-name="Strong_20_Emphasis"><text:span text:style-name="T48">r</text:span></text:span><text:span text:style-name="Strong_20_Emphasis"> (moteurs via Arduino UNO)</text:span><text:bookmark-end text:name="__RefHeading___Toc1712_228726857"/></text:h>
      <text:p text:style-name="P100"><text:bookmark-start text:name="__RefHeading___Toc1714_228726857"/><text:span text:style-name="T2">Fichier : </text:span><text:span text:style-name="Source_20_Text"><text:span text:style-name="T2">src/actuators/Mt.*</text:span></text:span><text:bookmark-end text:name="__RefHeading___Toc1714_228726857"/></text:p>
      <text:p text:style-name="P100"><text:bookmark text:name="__RefHeading___Toc1716_228726857"/></text:p>
      <text:h text:style-name="P112" text:outline-level="2"><text:bookmark-start text:name="__RefHeading___Toc1718_228726857"/>1. Rôle<text:bookmark-end text:name="__RefHeading___Toc1718_228726857"/></text:h>
      <text:p text:style-name="P100">Ce module ne pilote <text:span text:style-name="Strong_20_Emphasis">pas</text:span> les moteurs directement :<text:line-break/>il <text:span text:style-name="Strong_20_Emphasis">envoie des commandes</text:span> à l’Arduino UNO contrôleur moteur.</text:p>
      <text:p text:style-name="P100">Le protocole UNO suit un format :</text:p>
      <text:p text:style-name="P108"><text:span text:style-name="Source_20_Text">&lt;acc,spd,dir&gt;</text:span></text:p>
      <text:h text:style-name="P112" text:outline-level="2"><text:bookmark-start text:name="__RefHeading___Toc1720_228726857"/>2. Variables VPIV<text:bookmark-end text:name="__RefHeading___Toc1720_228726857"/></text:h>
      <table:table table:name="Tableau18" table:style-name="Tableau18">
        <table:table-column table:style-name="Tableau18.A"/>
        <table:table-column table:style-name="Tableau18.B"/>
        <table:table-header-rows>
          <table:table-row>
            <table:table-cell table:style-name="Tableau18.A1" office:value-type="string">
              <text:p text:style-name="P104">Élément</text:p>
            </table:table-cell>
            <table:table-cell table:style-name="Tableau18.A1" office:value-type="string">
              <text:p text:style-name="P104">Valeur</text:p>
            </table:table-cell>
          </table:table-row>
        </table:table-header-rows>
        <table:table-row>
          <table:table-cell table:style-name="Tableau18.A1" office:value-type="string">
            <text:p text:style-name="P105">Nom VPIV</text:p>
          </table:table-cell>
          <table:table-cell table:style-name="Tableau18.A1" office:value-type="string">
            <text:p text:style-name="P105"><text:span text:style-name="Source_20_Text">Mt</text:span></text:p>
          </table:table-cell>
        </table:table-row>
        <table:table-row>
          <table:table-cell table:style-name="Tableau18.A1" office:value-type="string">
            <text:p text:style-name="P105">Instances</text:p>
          </table:table-cell>
          <table:table-cell table:style-name="Tableau18.A1" office:value-type="string">
            <text:p text:style-name="P105"><text:span text:style-name="Source_20_Text">["L","R"]</text:span> (gauche/droite)</text:p>
          </table:table-cell>
        </table:table-row>
        <table:table-row>
          <table:table-cell table:style-name="Tableau18.A1" office:value-type="string">
            <text:p text:style-name="P105">Propriétés</text:p>
          </table:table-cell>
          <table:table-cell table:style-name="Tableau18.A1" office:value-type="string">
            <text:p text:style-name="P105"><text:span text:style-name="Source_20_Text">spd</text:span>, <text:span text:style-name="Source_20_Text">acc</text:span>, <text:span text:style-name="Source_20_Text">dir</text:span>, <text:span text:style-name="Source_20_Text">stop</text:span>, <text:span text:style-name="Source_20_Text">raw</text:span></text:p>
          </table:table-cell>
        </table:table-row>
      </table:table>
      <text:h text:style-name="P106" text:outline-level="3"><text:bookmark-start text:name="__RefHeading___Toc1722_228726857"/>Propriétés :<text:bookmark-end text:name="__RefHeading___Toc1722_228726857"/></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P104">Prop</text:p>
            </table:table-cell>
            <table:table-cell table:style-name="Tableau19.A1" office:value-type="string">
              <text:p text:style-name="P104">Type</text:p>
            </table:table-cell>
            <table:table-cell table:style-name="Tableau19.A1" office:value-type="string">
              <text:p text:style-name="P104">Description</text:p>
            </table:table-cell>
          </table:table-row>
        </table:table-header-rows>
        <table:table-row>
          <table:table-cell table:style-name="Tableau19.A1" office:value-type="string">
            <text:p text:style-name="P105"><text:span text:style-name="Source_20_Text">spd</text:span></text:p>
          </table:table-cell>
          <table:table-cell table:style-name="Tableau19.A1" office:value-type="string">
            <text:p text:style-name="P105">-255 à +255</text:p>
          </table:table-cell>
          <table:table-cell table:style-name="Tableau19.A1" office:value-type="string">
            <text:p text:style-name="P105">vitesse signée</text:p>
          </table:table-cell>
        </table:table-row>
        <table:table-row>
          <table:table-cell table:style-name="Tableau19.A1" office:value-type="string">
            <text:p text:style-name="P105"><text:span text:style-name="Source_20_Text">acc</text:span></text:p>
          </table:table-cell>
          <table:table-cell table:style-name="Tableau19.A1" office:value-type="string">
            <text:p text:style-name="P105">0–255</text:p>
          </table:table-cell>
          <table:table-cell table:style-name="Tableau19.A1" office:value-type="string">
            <text:p text:style-name="P105">accélération</text:p>
          </table:table-cell>
        </table:table-row>
        <table:table-row>
          <table:table-cell table:style-name="Tableau19.A1" office:value-type="string">
            <text:p text:style-name="P105"><text:span text:style-name="Source_20_Text">dir</text:span></text:p>
          </table:table-cell>
          <table:table-cell table:style-name="Tableau19.A1" office:value-type="string">
            <text:p text:style-name="P105">0/1</text:p>
          </table:table-cell>
          <table:table-cell table:style-name="Tableau19.A1" office:value-type="string">
            <text:p text:style-name="P105">direction brute</text:p>
          </table:table-cell>
        </table:table-row>
        <table:table-row>
          <table:table-cell table:style-name="Tableau19.A1" office:value-type="string">
            <text:p text:style-name="P105"><text:span text:style-name="Source_20_Text">stop</text:span></text:p>
          </table:table-cell>
          <table:table-cell table:style-name="Tableau19.A1" office:value-type="string">
            <text:p text:style-name="P105">—</text:p>
          </table:table-cell>
          <table:table-cell table:style-name="Tableau19.A1" office:value-type="string">
            <text:p text:style-name="P105">arrête moteur</text:p>
          </table:table-cell>
        </table:table-row>
        <table:table-row>
          <table:table-cell table:style-name="Tableau19.A1" office:value-type="string">
            <text:p text:style-name="P105"><text:span text:style-name="Source_20_Text">raw</text:span></text:p>
          </table:table-cell>
          <table:table-cell table:style-name="Tableau19.A1" office:value-type="string">
            <text:p text:style-name="P105">chaîne complète</text:p>
          </table:table-cell>
          <table:table-cell table:style-name="Tableau19.A1" office:value-type="string">
            <text:p text:style-name="P105">envoie <text:span text:style-name="Source_20_Text">&lt;acc,spd,dir&gt;</text:span> tel quel</text:p>
          </table:table-cell>
        </table:table-row>
      </table:table>
      <text:h text:style-name="P112" text:outline-level="2"><text:bookmark-start text:name="__RefHeading___Toc1724_228726857"/>3. Structure interne<text:bookmark-end text:name="__RefHeading___Toc1724_228726857"/></text:h>
      <text:list text:style-name="L35">
        <text:list-item>
          <text:p text:style-name="P118">Communication série vers UNO : <text:span text:style-name="Source_20_Text">MOTEURS_SERIAL</text:span></text:p>
        </text:list-item>
        <text:list-item>
          <text:p text:style-name="P118">Buffer transmission protégé contre valeurs hors limites</text:p>
        </text:list-item>
        <text:list-item>
          <text:p text:style-name="P118">Fonction d’arrêt automatique en cas d’urgence</text:p>
        </text:list-item>
      </text:list>
      <text:h text:style-name="P112" text:outline-level="2"><text:bookmark-start text:name="__RefHeading___Toc1726_228726857"/>4. Exemples VPIV<text:bookmark-end text:name="__RefHeading___Toc1726_228726857"/></text:h>
      <text:p text:style-name="P100">Avancer doucement :</text:p>
      <text:p text:style-name="P108"><text:span text:style-name="Source_20_Text">$V:Mt:L:spd:80#</text:span></text:p>
      <text:p text:style-name="P108"><text:span text:style-name="Source_20_Text">$V:Mt:R:spd:80#</text:span></text:p>
      <text:p text:style-name="P100">Stop :</text:p>
      <text:p text:style-name="P108"><text:span text:style-name="Source_20_Text">$V:Mt:*:stop:1#</text:span></text:p>
      <text:h text:style-name="P112" text:outline-level="2"><text:bookmark-start text:name="__RefHeading___Toc1728_228726857"/>5. Réponse<text:bookmark-end text:name="__RefHeading___Toc1728_228726857"/></text:h>
      <text:p text:style-name="P108"><text:span text:style-name="Source_20_Text">$I:Mt:L:spd:80#</text:span></text:p>
      <text:h text:style-name="P112" text:outline-level="2"><text:bookmark-start text:name="__RefHeading___Toc1730_228726857"/>6. Limites<text:bookmark-end text:name="__RefHeading___Toc1730_228726857"/></text:h>
      <text:list text:style-name="L36">
        <text:list-item>
          <text:p text:style-name="P119">Dépendance à la qualité du cable USB Mega ↔ UNO</text:p>
        </text:list-item>
        <text:list-item>
          <text:p text:style-name="P119">Certaines valeurs envoyées au UNO doivent être filtrées</text:p>
        </text:list-item>
      </text:list>
      <text:h text:style-name="Heading_20_3" text:outline-level="3"><text:bookmark-start text:name="__RefHeading___Toc27199_372633635"/><text:soft-page-break/>Points d’attention &amp; checklist de compilation<text:bookmark-end text:name="__RefHeading___Toc27199_372633635"/></text:h>
      <text:list text:style-name="L37">
        <text:list-item>
          <text:p text:style-name="P120"><text:span text:style-name="Strong_20_Emphasis">Collision de noms </text:span><text:span text:style-name="Strong_20_Emphasis"><text:span text:style-name="Source_20_Text">mtr_init()</text:span></text:span> : j’ai utilisé le même nom dans hardware et actuator. Si ton build signale « multiple definition » (si tu as déclaré deux fois <text:span text:style-name="Source_20_Text">mtr_init</text:span>), remplace l’appel dans <text:span text:style-name="Source_20_Text">actuators/mtr.cpp</text:span> :</text:p>
        </text:list-item>
      </text:list>
      <text:p text:style-name="P121"><text:span text:style-name="Source_20_Text">// dans mtr_init() Actuator</text:span></text:p>
      <text:p text:style-name="P122"><text:span text:style-name="Source_20_Text">mtr_hw_init(); // et renomme hardware : void mtr_hw_init() { ... }</text:span></text:p>
      <text:p text:style-name="Text_20_body">ou modifie mon code pour <text:span text:style-name="Source_20_Text">mtr_hw_init()</text:span> si tu veux — dis-le et je te fournis la version renommée.</text:p>
      <text:list text:style-name="L38">
        <text:list-item>
          <text:p text:style-name="P123"><text:span text:style-name="Strong_20_Emphasis">MOTEURS_SERIAL</text:span> : provient de <text:span text:style-name="Source_20_Text">configuration/config.h</text:span> (déjà présent). Assure-toi que <text:span text:style-name="Source_20_Text">MOTEURS_SERIAL.begin(MOTEURS_BAUD);</text:span> est appelé dans <text:span text:style-name="Source_20_Text">initConfig()</text:span> avant tout envoi de trame.</text:p>
        </text:list-item>
        <text:list-item>
          <text:p text:style-name="P123"><text:span text:style-name="Strong_20_Emphasis">Emergency hook</text:span> : <text:span text:style-name="Source_20_Text">system/emergency.h</text:span> contient <text:span text:style-name="Source_20_Text">extern void emergency_stopAllMotors();</text:span> — notre implémentation est fournie dans <text:span text:style-name="Source_20_Text">mtr_hardware.cpp</text:span> ; garde cette déclaration dans <text:span text:style-name="Source_20_Text">system/emergency.h</text:span> (déjà fournie plus haut).</text:p>
        </text:list-item>
        <text:list-item>
          <text:p text:style-name="P123"><text:span text:style-name="Strong_20_Emphasis">sendInfo / sendError</text:span> : <text:span text:style-name="Source_20_Text">dispatch_Mtr</text:span> utilise <text:span text:style-name="Source_20_Text">sendInfo</text:span> / <text:span text:style-name="Source_20_Text">sendError</text:span> — ils doivent être visibles via <text:span text:style-name="Source_20_Text">#include "../communication/communication.h"</text:span>. Ta <text:span text:style-name="Source_20_Text">communication.h</text:span> a ces fonctions (vu précédemment). OK.</text:p>
        </text:list-item>
        <text:list-item>
          <text:p text:style-name="P123"><text:span text:style-name="Strong_20_Emphasis">Instances</text:span> : MTR n’a qu’une instance <text:span text:style-name="Source_20_Text">*</text:span>. Dispatcher renverra une erreur si une autre instance est fournie.</text:p>
        </text:list-item>
        <text:list-item>
          <text:p text:style-name="P123"><text:span text:style-name="Strong_20_Emphasis">Sync Node-RED au démarrage</text:span> : ajoute un flow Node-RED qui publie initialisation (<text:span text:style-name="Source_20_Text">$V:Mtr:*:act:false#</text:span> etc.). Comme convenu, Node-RED enverra les valeurs sauvegardées au boot.</text:p>
        </text:list-item>
      </text:list>
      <text:p text:style-name="P124"/>
      <text:h text:style-name="Heading_20_3" text:outline-level="3"><text:bookmark-start text:name="__RefHeading___Toc27201_372633635"/>5) Petites améliorations possible/optionnelles (je peux fournir)<text:bookmark-end text:name="__RefHeading___Toc27201_372633635"/></text:h>
      <text:list text:style-name="L39">
        <text:list-item>
          <text:p text:style-name="P125"><text:span text:style-name="Strong_20_Emphasis">ACK plus informatif</text:span> : envoyer la valeur actuelle après <text:span text:style-name="Source_20_Text">sendInfo</text:span>, ex <text:span text:style-name="Source_20_Text">sendInfo("Mtr","acc","*","1")</text:span>.</text:p>
        </text:list-item>
        <text:list-item>
          <text:p text:style-name="P125"><text:span text:style-name="Strong_20_Emphasis">Sécurité</text:span> : si <text:span text:style-name="Source_20_Text">cfg_mtr_active == false</text:span> alors toutes les commandes <text:span text:style-name="Source_20_Text">acc/spd/dir</text:span> acceptées mais non envoyées au Uno (actives quand <text:span text:style-name="Source_20_Text">act=true</text:span>). Actuellement j’ai conditionné l’envoi <text:span text:style-name="Source_20_Text">if (cfg_mtr_active) mtr_sendUno();</text:span>.</text:p>
        </text:list-item>
        <text:list-item>
          <text:p text:style-name="P125"><text:span text:style-name="Strong_20_Emphasis">Logging / debug</text:span> : ajouter <text:span text:style-name="Source_20_Text">Serial.print</text:span> dans <text:span text:style-name="Source_20_Text">mtr_sendUno()</text:span> si <text:span text:style-name="Source_20_Text">DEBUG</text:span> défini.</text:p>
        </text:list-item>
        <text:list-item>
          <text:p text:style-name="P125"><text:span text:style-name="Strong_20_Emphasis">Test unitaire</text:span> : un petit module <text:span text:style-name="Source_20_Text">src/tests/test_mtr.cpp</text:span> qui simule dispatch calls et vérifie <text:span text:style-name="Source_20_Text">transMoteurP[]</text:span>.</text:p>
        </text:list-item>
      </text:list>
      <text:p text:style-name="Text_20_body"/>
      <text:h text:style-name="P115" text:outline-level="1"><text:bookmark-start text:name="__RefHeading___Toc1734_228726857"/><text:span text:style-name="Strong_20_Emphasis"><text:span text:style-name="T49">U</text:span></text:span><text:span text:style-name="Strong_20_Emphasis"> S (sonars ultrason HC-SR04)</text:span><text:bookmark-end text:name="__RefHeading___Toc1734_228726857"/></text:h>
      <text:p text:style-name="P100"><text:bookmark-start text:name="__RefHeading___Toc1736_228726857"/><text:span text:style-name="T2">Fichier : </text:span><text:span text:style-name="Source_20_Text"><text:span text:style-name="T2">src/sensors/US.*</text:span></text:span><text:bookmark-end text:name="__RefHeading___Toc1736_228726857"/></text:p>
      <text:h text:style-name="P112" text:outline-level="2"><text:bookmark-start text:name="__RefHeading___Toc1740_228726857"/>1. Rôle<text:bookmark-end text:name="__RefHeading___Toc1740_228726857"/></text:h>
      <text:p text:style-name="P100">Lecture précise des distances avec plusieurs sonars ultrasons HC-SR04.</text:p>
      <text:h text:style-name="P112" text:outline-level="2"><text:bookmark-start text:name="__RefHeading___Toc1742_228726857"/>2. Variables VPIV<text:bookmark-end text:name="__RefHeading___Toc1742_228726857"/></text:h>
      <table:table table:name="Tableau20" table:style-name="Tableau20">
        <table:table-column table:style-name="Tableau20.A"/>
        <table:table-column table:style-name="Tableau20.B"/>
        <table:table-header-rows>
          <table:table-row>
            <table:table-cell table:style-name="Tableau20.A1" office:value-type="string">
              <text:p text:style-name="P104">Élément</text:p>
            </table:table-cell>
            <table:table-cell table:style-name="Tableau20.A1" office:value-type="string">
              <text:p text:style-name="P104">Valeur</text:p>
            </table:table-cell>
          </table:table-row>
        </table:table-header-rows>
        <table:table-row>
          <table:table-cell table:style-name="Tableau20.A1" office:value-type="string">
            <text:p text:style-name="P105">Nom VPIV</text:p>
          </table:table-cell>
          <table:table-cell table:style-name="Tableau20.A1" office:value-type="string">
            <text:p text:style-name="P105"><text:span text:style-name="Source_20_Text">US</text:span></text:p>
          </table:table-cell>
        </table:table-row>
        <table:table-row>
          <table:table-cell table:style-name="Tableau20.A1" office:value-type="string">
            <text:p text:style-name="P105">Instances</text:p>
          </table:table-cell>
          <table:table-cell table:style-name="Tableau20.A1" office:value-type="string">
            <text:p text:style-name="P105"><text:span text:style-name="Source_20_Text">[0..N-1]</text:span> selon config</text:p>
          </table:table-cell>
        </table:table-row>
        <table:table-row>
          <table:table-cell table:style-name="Tableau20.A1" office:value-type="string">
            <text:p text:style-name="P105">Propriétés</text:p>
          </table:table-cell>
          <table:table-cell table:style-name="Tableau20.A1" office:value-type="string">
            <text:p text:style-name="P105"><text:span text:style-name="Source_20_Text">read</text:span>, <text:span text:style-name="Source_20_Text">freq</text:span>, <text:span text:style-name="Source_20_Text">dang</text:span>, <text:span text:style-name="Source_20_Text">act</text:span></text:p>
          </table:table-cell>
        </table:table-row>
      </table:table>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P104">Propriété</text:p>
            </table:table-cell>
            <table:table-cell table:style-name="Tableau21.A1" office:value-type="string">
              <text:p text:style-name="P104">Type</text:p>
            </table:table-cell>
            <table:table-cell table:style-name="Tableau21.A1" office:value-type="string">
              <text:p text:style-name="P104">Description</text:p>
            </table:table-cell>
          </table:table-row>
        </table:table-header-rows>
        <table:table-row>
          <table:table-cell table:style-name="Tableau21.A1" office:value-type="string">
            <text:p text:style-name="P105"><text:span text:style-name="Source_20_Text">read</text:span></text:p>
          </table:table-cell>
          <table:table-cell table:style-name="Tableau21.A1" office:value-type="string">
            <text:p text:style-name="P105">bool</text:p>
          </table:table-cell>
          <table:table-cell table:style-name="Tableau21.A1" office:value-type="string">
            <text:p text:style-name="P105">demande de lecture immédiate</text:p>
          </table:table-cell>
        </table:table-row>
        <table:table-row>
          <table:table-cell table:style-name="Tableau21.A1" office:value-type="string">
            <text:p text:style-name="P105"><text:span text:style-name="Source_20_Text">freq</text:span></text:p>
          </table:table-cell>
          <table:table-cell table:style-name="Tableau21.A1" office:value-type="string">
            <text:p text:style-name="P105">ms</text:p>
          </table:table-cell>
          <table:table-cell table:style-name="Tableau21.A1" office:value-type="string">
            <text:p text:style-name="P105">fréquence de scan périodique</text:p>
          </table:table-cell>
        </table:table-row>
        <table:table-row>
          <table:table-cell table:style-name="Tableau21.A1" office:value-type="string">
            <text:p text:style-name="P105"><text:span text:style-name="Source_20_Text">dang</text:span></text:p>
          </table:table-cell>
          <table:table-cell table:style-name="Tableau21.A1" office:value-type="string">
            <text:p text:style-name="P105">cm</text:p>
          </table:table-cell>
          <table:table-cell table:style-name="Tableau21.A1" office:value-type="string">
            <text:p text:style-name="P105">seuil danger</text:p>
          </table:table-cell>
        </table:table-row>
        <table:table-row>
          <table:table-cell table:style-name="Tableau21.A1" office:value-type="string">
            <text:p text:style-name="P105"><text:span text:style-name="Source_20_Text">act</text:span></text:p>
          </table:table-cell>
          <table:table-cell table:style-name="Tableau21.A1" office:value-type="string">
            <text:p text:style-name="P105">bool</text:p>
          </table:table-cell>
          <table:table-cell table:style-name="Tableau21.A1" office:value-type="string">
            <text:p text:style-name="P105">active/désactive capteur</text:p>
          </table:table-cell>
        </table:table-row>
      </table:table>
      <text:h text:style-name="P112" text:outline-level="2"><text:bookmark-start text:name="__RefHeading___Toc1744_228726857"/>3. Structure interne<text:bookmark-end text:name="__RefHeading___Toc1744_228726857"/></text:h>
      <text:list text:style-name="L40">
        <text:list-item>
          <text:p text:style-name="P126">Lecture non bloquante (ping → wait → calcul)</text:p>
        </text:list-item>
        <text:list-item>
          <text:p text:style-name="P126">Timeout → valeur <text:span text:style-name="Source_20_Text">-1</text:span> (capteur suspect)</text:p>
        </text:list-item>
        <text:list-item>
          <text:p text:style-name="P126">Moyenne interne sur plusieurs lectures</text:p>
        </text:list-item>
        <text:list-item>
          <text:p text:style-name="P126">Optimisation pour éviter de saturer MQTT :<text:line-break/>→ transmission seulement si delta &gt; seuil</text:p>
        </text:list-item>
      </text:list>
      <text:h text:style-name="P112" text:outline-level="2"><text:bookmark-start text:name="__RefHeading___Toc1746_228726857"/>4. Exemples VPIV<text:bookmark-end text:name="__RefHeading___Toc1746_228726857"/></text:h>
      <text:p text:style-name="P100">Lire tout :</text:p>
      <text:p text:style-name="P108"><text:span text:style-name="Source_20_Text">$V:US:*:read:1#</text:span></text:p>
      <text:p text:style-name="P100">Changer fréquence :</text:p>
      <text:p text:style-name="P108"><text:span text:style-name="Source_20_Text">$V:US:*:freq:200#</text:span></text:p>
      <text:p text:style-name="P100">Modifier seuil danger sonar 3 :</text:p>
      <text:p text:style-name="P108"><text:span text:style-name="Source_20_Text">$V:US:3:dang:25#</text:span></text:p>
      <text:h text:style-name="P112" text:outline-level="2"><text:bookmark-start text:name="__RefHeading___Toc1748_228726857"/>5. Réponse<text:bookmark-end text:name="__RefHeading___Toc1748_228726857"/></text:h>
      <text:p text:style-name="P108"><text:span text:style-name="Source_20_Text">$I:US:3:dist:41#</text:span></text:p>
      <text:p text:style-name="P100">Ou en cas de panne :</text:p>
      <text:p text:style-name="P108"><text:span text:style-name="Source_20_Text">$E:US:3:err:timeout#</text:span></text:p>
      <text:h text:style-name="P112" text:outline-level="2"><text:bookmark-start text:name="__RefHeading___Toc1750_228726857"/>6. Limites<text:bookmark-end text:name="__RefHeading___Toc1750_228726857"/></text:h>
      <text:list text:style-name="L41">
        <text:list-item>
          <text:p text:style-name="P127">Les ultrasons interfèrent entre eux → scans séquencés</text:p>
        </text:list-item>
        <text:list-item>
          <text:p text:style-name="P127">Fiabilité réduite sous 10 cm ou surfaces absorbantes</text:p>
        </text:list-item>
      </text:list>
      <text:p text:style-name="P110"/>
      <text:p text:style-name="Text_20_body"><text:span text:style-name="Strong_20_Emphasis"/></text:p>
      <text:h text:style-name="P115" text:outline-level="1"><text:bookmark-start text:name="__RefHeading___Toc1948_228726857"/><text:span text:style-name="Strong_20_Emphasis">Mic (array de microphones + direction)</text:span><text:bookmark-end text:name="__RefHeading___Toc1948_228726857"/></text:h>
      <text:p text:style-name="P100"><text:span text:style-name="T2">Fichier : </text:span><text:span text:style-name="Source_20_Text"><text:span text:style-name="T2">src/sensors/Mic.*</text:span></text:span></text:p>
      <text:h text:style-name="P112" text:outline-level="2"><text:bookmark-start text:name="__RefHeading___Toc1952_228726857"/>1. Rôle du module<text:bookmark-end text:name="__RefHeading___Toc1952_228726857"/></text:h>
      <text:p text:style-name="P100">Le robot dispose de <text:span text:style-name="Strong_20_Emphasis">trois microphones analogiques</text:span> (avant, gauche, droite).<text:line-break/>L’objectif du module Mic est :</text:p>
      <text:list text:style-name="L42">
        <text:list-item>
          <text:p text:style-name="P128">Lire les intensités instantanées</text:p>
        </text:list-item>
        <text:list-item>
          <text:p text:style-name="P128">Détecter les variations significatives</text:p>
        </text:list-item>
        <text:list-item>
          <text:p text:style-name="P128">Estimer la <text:span text:style-name="Strong_20_Emphasis">direction du son</text:span> (gauche/droite)</text:p>
        </text:list-item>
        <text:list-item>
          <text:p text:style-name="P128">Transmettre uniquement les variations utiles pour éviter le spam MQTT</text:p>
        </text:list-item>
        <text:list-item>
          <text:p text:style-name="P128">Servir de base au module <text:span text:style-name="Emphasis">SoundTracker</text:span> (traitement avancé)</text:p>
        </text:list-item>
      </text:list>
      <text:h text:style-name="P112" text:outline-level="2"><text:bookmark-start text:name="__RefHeading___Toc1954_228726857"/>2. Variables VPIV<text:bookmark-end text:name="__RefHeading___Toc1954_228726857"/></text:h>
      <table:table table:name="Tableau22" table:style-name="Tableau22">
        <table:table-column table:style-name="Tableau22.A"/>
        <table:table-column table:style-name="Tableau22.B"/>
        <table:table-header-rows>
          <table:table-row>
            <table:table-cell table:style-name="Tableau22.A1" office:value-type="string">
              <text:p text:style-name="P104">Élément</text:p>
            </table:table-cell>
            <table:table-cell table:style-name="Tableau22.A1" office:value-type="string">
              <text:p text:style-name="P104">Valeur</text:p>
            </table:table-cell>
          </table:table-row>
        </table:table-header-rows>
        <table:table-row>
          <table:table-cell table:style-name="Tableau22.A1" office:value-type="string">
            <text:p text:style-name="P105">Nom VPIV</text:p>
          </table:table-cell>
          <table:table-cell table:style-name="Tableau22.A1" office:value-type="string">
            <text:p text:style-name="P105"><text:span text:style-name="Source_20_Text">Mic</text:span></text:p>
          </table:table-cell>
        </table:table-row>
        <table:table-row>
          <table:table-cell table:style-name="Tableau22.A1" office:value-type="string">
            <text:p text:style-name="P105">Instances</text:p>
          </table:table-cell>
          <table:table-cell table:style-name="Tableau22.A1" office:value-type="string">
            <text:p text:style-name="P105"><text:span text:style-name="Source_20_Text">["AV","G","D"]</text:span></text:p>
          </table:table-cell>
        </table:table-row>
        <table:table-row>
          <table:table-cell table:style-name="Tableau22.A1" office:value-type="string">
            <text:p text:style-name="P105">Propriétés</text:p>
          </table:table-cell>
          <table:table-cell table:style-name="Tableau22.A1" office:value-type="string">
            <text:p text:style-name="P105"><text:span text:style-name="Source_20_Text">read</text:span>, <text:span text:style-name="Source_20_Text">dir</text:span>, <text:span text:style-name="Source_20_Text">act</text:span>, <text:span text:style-name="Source_20_Text">th</text:span>, <text:span text:style-name="Source_20_Text">mode</text:span></text:p>
          </table:table-cell>
        </table:table-row>
      </table:table>
      <text:h text:style-name="P106" text:outline-level="3"><text:bookmark-start text:name="__RefHeading___Toc1956_228726857"/>Détails des propriétés<text:bookmark-end text:name="__RefHeading___Toc1956_228726857"/></text:h>
      <table:table table:name="Tableau23" table:style-name="Tableau23">
        <table:table-column table:style-name="Tableau23.A"/>
        <table:table-column table:style-name="Tableau23.B"/>
        <table:table-column table:style-name="Tableau23.C"/>
        <table:table-header-rows>
          <table:table-row>
            <table:table-cell table:style-name="Tableau23.A1" office:value-type="string">
              <text:p text:style-name="P104">Prop</text:p>
            </table:table-cell>
            <table:table-cell table:style-name="Tableau23.A1" office:value-type="string">
              <text:p text:style-name="P104">Type</text:p>
            </table:table-cell>
            <table:table-cell table:style-name="Tableau23.A1" office:value-type="string">
              <text:p text:style-name="P104">Description</text:p>
            </table:table-cell>
          </table:table-row>
        </table:table-header-rows>
        <table:table-row>
          <table:table-cell table:style-name="Tableau23.A1" office:value-type="string">
            <text:p text:style-name="P105"><text:span text:style-name="Source_20_Text">read</text:span></text:p>
          </table:table-cell>
          <table:table-cell table:style-name="Tableau23.A1" office:value-type="string">
            <text:p text:style-name="P105">bool</text:p>
          </table:table-cell>
          <table:table-cell table:style-name="Tableau23.A1" office:value-type="string">
            <text:p text:style-name="P105">lecture immédiate du micro</text:p>
          </table:table-cell>
        </table:table-row>
        <table:table-row>
          <table:table-cell table:style-name="Tableau23.A1" office:value-type="string">
            <text:p text:style-name="P105"><text:span text:style-name="Source_20_Text">dir</text:span></text:p>
          </table:table-cell>
          <table:table-cell table:style-name="Tableau23.A1" office:value-type="string">
            <text:p text:style-name="P105">lecture seule</text:p>
          </table:table-cell>
          <table:table-cell table:style-name="Tableau23.A1" office:value-type="string">
            <text:p text:style-name="P105">renvoie direction du bruit</text:p>
          </table:table-cell>
        </table:table-row>
        <table:table-row>
          <table:table-cell table:style-name="Tableau23.A1" office:value-type="string">
            <text:p text:style-name="P105"><text:span text:style-name="Source_20_Text">act</text:span></text:p>
          </table:table-cell>
          <table:table-cell table:style-name="Tableau23.A1" office:value-type="string">
            <text:p text:style-name="P105">bool</text:p>
          </table:table-cell>
          <table:table-cell table:style-name="Tableau23.A1" office:value-type="string">
            <text:p text:style-name="P105">active/désactive la mesure</text:p>
          </table:table-cell>
        </table:table-row>
        <table:table-row>
          <table:table-cell table:style-name="Tableau23.A1" office:value-type="string">
            <text:p text:style-name="P105"><text:span text:style-name="Source_20_Text">th</text:span></text:p>
          </table:table-cell>
          <table:table-cell table:style-name="Tableau23.A1" office:value-type="string">
            <text:p text:style-name="P105">0–100</text:p>
          </table:table-cell>
          <table:table-cell table:style-name="Tableau23.A1" office:value-type="string">
            <text:p text:style-name="P105">seuil de variation (%)</text:p>
          </table:table-cell>
        </table:table-row>
        <table:table-row>
          <table:table-cell table:style-name="Tableau23.A1" office:value-type="string">
            <text:p text:style-name="P105"><text:span text:style-name="Source_20_Text">mode</text:span></text:p>
          </table:table-cell>
          <table:table-cell table:style-name="Tableau23.A1" office:value-type="string">
            <text:p text:style-name="P105">enum</text:p>
          </table:table-cell>
          <table:table-cell table:style-name="Tableau23.A1" office:value-type="string">
            <text:p text:style-name="P105"><text:span text:style-name="Source_20_Text">"raw"</text:span> ou <text:span text:style-name="Source_20_Text">"dir"</text:span></text:p>
          </table:table-cell>
        </table:table-row>
      </table:table>
      <text:section text:style-name="Sect2" text:name="Section6">
        <text:h text:style-name="P112" text:outline-level="2"><text:bookmark-start text:name="__RefHeading___Toc1958_228726857"/>3. Structure interne<text:bookmark-end text:name="__RefHeading___Toc1958_228726857"/></text:h>
        <text:list text:style-name="L43">
          <text:list-item>
            <text:p text:style-name="P129">Lecture analogique micro → conversion en %</text:p>
          </text:list-item>
          <text:list-item>
            <text:p text:style-name="P129">Filtrage par moyenne mobile</text:p>
          </text:list-item>
          <text:list-item>
            <text:p text:style-name="P129">Détection événementielle : variation &gt; seuil</text:p>
          </text:list-item>
          <text:list-item>
            <text:p text:style-name="P129">Calcul direction du son :</text:p>
          </text:list-item>
        </text:list>
        <text:p text:style-name="P108"><text:span text:style-name="Source_20_Text">dir = atan2( micG - micD , micAV );</text:span></text:p>
        <text:p text:style-name="P100">Simplifié pour le projet en une estimation qualitative :</text:p>
        <text:list text:style-name="L44">
          <text:list-item>
            <text:p text:style-name="P130"><text:span text:style-name="Source_20_Text">-1</text:span> = gauche</text:p>
          </text:list-item>
          <text:list-item>
            <text:p text:style-name="P130"><text:span text:style-name="Source_20_Text">0</text:span> = face</text:p>
          </text:list-item>
          <text:list-item>
            <text:p text:style-name="P130"><text:span text:style-name="Source_20_Text">+1</text:span> = droite</text:p>
          </text:list-item>
        </text:list>
        <text:h text:style-name="P112" text:outline-level="2"><text:bookmark-start text:name="__RefHeading___Toc1960_228726857"/>4. Exemples VPIV<text:bookmark-end text:name="__RefHeading___Toc1960_228726857"/></text:h>
        <text:p text:style-name="P100">Activer micro gauche :</text:p>
        <text:p text:style-name="P108"><text:span text:style-name="Source_20_Text">$V:Mic:G:act:1#</text:span></text:p>
        <text:p text:style-name="P100">Demander direction sonore :</text:p>
        <text:p text:style-name="P108"><text:span text:style-name="Source_20_Text">$V:Mic:*:dir:1#</text:span></text:p>
        <text:p text:style-name="P100">Modifier seuil :</text:p>
        <text:p text:style-name="P108"><text:span text:style-name="Source_20_Text">$V:Mic:*:th:20#</text:span></text:p>
        <text:h text:style-name="P112" text:outline-level="2"><text:bookmark-start text:name="__RefHeading___Toc1962_228726857"/>5. Réponses<text:bookmark-end text:name="__RefHeading___Toc1962_228726857"/></text:h>
        <text:p text:style-name="P108"><text:span text:style-name="Source_20_Text">$I:Mic:*:dir:-1#</text:span></text:p>
        <text:p text:style-name="P100">ou lecture brute :</text:p>
        <text:p text:style-name="P108"><text:span text:style-name="Source_20_Text">$I:Mic:G:read:42#</text:span></text:p>
        <text:h text:style-name="P112" text:outline-level="2"><text:bookmark-start text:name="__RefHeading___Toc1964_228726857"/>6. Limites<text:bookmark-end text:name="__RefHeading___Toc1964_228726857"/></text:h>
        <text:list text:style-name="L45">
          <text:list-item>
            <text:p text:style-name="P131">Sensibilité dépend de la position du robot et bruits du moteur</text:p>
          </text:list-item>
          <text:list-item>
            <text:p text:style-name="P131">Peut nécessiter calibration automatique</text:p>
          </text:list-item>
          <text:list-item>
            <text:p text:style-name="P131">Prochain module SoundTracker = amélioration du suivi dynamique</text:p>
          </text:list-item>
        </text:list>
      </text:section>
      <text:h text:style-name="P132" text:outline-level="2"><text:bookmark-start text:name="__RefHeading___Toc27203_372633635"/><text:span text:style-name="Strong_20_Emphasis">Détail propriétés micro</text:span><text:bookmark-end text:name="__RefHeading___Toc27203_372633635"/></text:h>
      <text:p text:style-name="P133"><text:span text:style-name="Strong_20_Emphasis">Voici chaque propriété telle que définie dans </text:span><text:span text:style-name="Strong_20_Emphasis"><text:span text:style-name="Source_20_Text">dispatch_Mic.cpp</text:span></text:span><text:span text:style-name="Strong_20_Emphasis">, </text:span><text:span text:style-name="Strong_20_Emphasis"><text:span text:style-name="Source_20_Text">mic.cpp</text:span></text:span><text:span text:style-name="Strong_20_Emphasis"> et les variables config.</text:span></text:p>
      <text:p text:style-name="P124"/>
      <text:h text:style-name="P134" text:outline-level="2"><text:bookmark-start text:name="__RefHeading___Toc27205_372633635"/>🔵 <text:span text:style-name="Strong_20_Emphasis">1. </text:span><text:span text:style-name="Strong_20_Emphasis"><text:span text:style-name="Source_20_Text">read</text:span></text:span><text:bookmark-end text:name="__RefHeading___Toc27205_372633635"/></text:h>
      <text:p text:style-name="Text_20_body"><text:span text:style-name="Strong_20_Emphasis">Format :</text:span> <text:span text:style-name="Source_20_Text">$V:Mic:&lt;inst&gt;:read:&lt;type&gt;#</text:span><text:line-break/><text:span text:style-name="Strong_20_Emphasis">Types disponibles :</text:span></text:p>
      <text:list text:style-name="L46">
        <text:list-item>
          <text:p text:style-name="P135"><text:span text:style-name="Source_20_Text">"raw"</text:span> → valeur brute moyenne (0..1023)</text:p>
        </text:list-item>
        <text:list-item>
          <text:p text:style-name="P135"><text:span text:style-name="Source_20_Text">"rms"</text:span> → énergie sonore stable (RMS)</text:p>
        </text:list-item>
        <text:list-item>
          <text:p text:style-name="P135"><text:span text:style-name="Source_20_Text">"peak"</text:span> → valeur de crête</text:p>
        </text:list-item>
        <text:list-item>
          <text:p text:style-name="P135"><text:span text:style-name="Source_20_Text">"orient"</text:span> → angle estimé du son (-90 = gauche, 0 = avant, +90 = droite)</text:p>
        </text:list-item>
      </text:list>
      <text:h text:style-name="P136" text:outline-level="3"><text:bookmark-start text:name="__RefHeading___Toc27207_372633635"/>🎯 <text:span text:style-name="Strong_20_Emphasis">Rôle :</text:span><text:bookmark-end text:name="__RefHeading___Toc27207_372633635"/></text:h>
      <text:p text:style-name="Text_20_body">Déclenche <text:span text:style-name="Strong_20_Emphasis">une mesure immédiate</text:span>, hors du cycle périodique.</text:p>
      <text:h text:style-name="P136" text:outline-level="3"><text:bookmark-start text:name="__RefHeading___Toc27209_372633635"/>🔍 Détails internes :<text:bookmark-end text:name="__RefHeading___Toc27209_372633635"/></text:h>
      <text:list text:style-name="L47">
        <text:list-item>
          <text:p text:style-name="P137">Si <text:span text:style-name="Source_20_Text">inst = *</text:span> et <text:span text:style-name="Source_20_Text">type != orient</text:span> → mesure les 3 micros séparément.</text:p>
        </text:list-item>
        <text:list-item>
          <text:p text:style-name="P137">Si <text:span text:style-name="Source_20_Text">type = orient</text:span> → les 3 micros sont mesurés ensemble dans une <text:span text:style-name="Strong_20_Emphasis">fenêtre commune</text:span>, puis un algorithme rapide calcule une direction en degrés.</text:p>
        </text:list-item>
      </text:list>
      <text:h text:style-name="P136" text:outline-level="3"><text:bookmark-start text:name="__RefHeading___Toc27211_372633635"/>📡 <text:span text:style-name="Strong_20_Emphasis">Réponses VPIV</text:span> :<text:bookmark-end text:name="__RefHeading___Toc27211_372633635"/></text:h>
      <text:list text:style-name="L48">
        <text:list-item>
          <text:p text:style-name="P138"><text:span text:style-name="Source_20_Text">$I:Mic:raw:1:589#</text:span></text:p>
        </text:list-item>
        <text:list-item>
          <text:p text:style-name="P138"><text:span text:style-name="Source_20_Text">$I:Mic:rms:2:34#</text:span></text:p>
        </text:list-item>
        <text:list-item>
          <text:p text:style-name="P138"><text:span text:style-name="Source_20_Text">$I:Mic:orient:*:-47#</text:span></text:p>
        </text:list-item>
      </text:list>
      <text:p text:style-name="P124"/>
      <text:h text:style-name="P134" text:outline-level="2"><text:bookmark-start text:name="__RefHeading___Toc27213_372633635"/>🟢 <text:span text:style-name="Strong_20_Emphasis">2. </text:span><text:span text:style-name="Strong_20_Emphasis"><text:span text:style-name="Source_20_Text">thd</text:span></text:span><text:span text:style-name="Strong_20_Emphasis"> — Seuil d’alerte (peak)</text:span><text:bookmark-end text:name="__RefHeading___Toc27213_372633635"/></text:h>
      <text:p text:style-name="Text_20_body"><text:span text:style-name="Strong_20_Emphasis">Format :</text:span> <text:span text:style-name="Source_20_Text">$V:Mic:&lt;inst&gt;:thd:&lt;value&gt;#</text:span><text:line-break/>Ex : <text:span text:style-name="Source_20_Text">$V:Mic:1:thd:700#</text:span></text:p>
      <text:h text:style-name="P136" text:outline-level="3"><text:bookmark-start text:name="__RefHeading___Toc27215_372633635"/>🎯 <text:span text:style-name="Strong_20_Emphasis">Rôle :</text:span><text:bookmark-end text:name="__RefHeading___Toc27215_372633635"/></text:h>
      <text:p text:style-name="Text_20_body">Définit le seuil de <text:span text:style-name="Strong_20_Emphasis">PEAK</text:span> au-dessus duquel une <text:span text:style-name="Strong_20_Emphasis">alerte sonore</text:span> est émise automatiquement par le cycle <text:span text:style-name="Source_20_Text">mic_processPeriodic()</text:span>.</text:p>
      <text:h text:style-name="P136" text:outline-level="3"><text:bookmark-start text:name="__RefHeading___Toc27217_372633635"/>📡 Envoi automatique :<text:bookmark-end text:name="__RefHeading___Toc27217_372633635"/></text:h>
      <text:p text:style-name="Text_20_body">Lorsque <text:span text:style-name="Source_20_Text">peak &gt; cfg_mic_threshold[idx]</text:span> :</text:p>
      <text:p text:style-name="P121"><text:span text:style-name="Source_20_Text">$I:Mic:alert:&lt;idx&gt;:&lt;peak&gt;#</text:span></text:p>
      <text:h text:style-name="P136" text:outline-level="3"><text:bookmark-start text:name="__RefHeading___Toc27219_372633635"/>⚙ Comportement :<text:bookmark-end text:name="__RefHeading___Toc27219_372633635"/></text:h>
      <text:list text:style-name="L49">
        <text:list-item>
          <text:p text:style-name="P139">Si <text:span text:style-name="Source_20_Text">inst = *</text:span> → applique à tous les micros</text:p>
        </text:list-item>
        <text:list-item>
          <text:p text:style-name="P139"><text:soft-page-break/>Sinon, applique seulement à ceux de la liste (<text:span text:style-name="Source_20_Text">1</text:span>, <text:span text:style-name="Source_20_Text">[0,2]</text:span>, etc.)</text:p>
        </text:list-item>
      </text:list>
      <text:p text:style-name="P124"/>
      <text:h text:style-name="P134" text:outline-level="2"><text:bookmark-start text:name="__RefHeading___Toc27221_372633635"/>🟣 <text:span text:style-name="Strong_20_Emphasis">3. </text:span><text:span text:style-name="Strong_20_Emphasis"><text:span text:style-name="Source_20_Text">freq</text:span></text:span><text:span text:style-name="Strong_20_Emphasis"> — fréquence du cycle périodique</text:span><text:bookmark-end text:name="__RefHeading___Toc27221_372633635"/></text:h>
      <text:p text:style-name="Text_20_body"><text:span text:style-name="Strong_20_Emphasis">Format :</text:span> <text:span text:style-name="Source_20_Text">$V:Mic:*:freq:&lt;ms&gt;#</text:span><text:line-break/>Exemple : <text:span text:style-name="Source_20_Text">$V:Mic:*:freq:100#</text:span></text:p>
      <text:h text:style-name="P136" text:outline-level="3"><text:bookmark-start text:name="__RefHeading___Toc27223_372633635"/>🎯 <text:span text:style-name="Strong_20_Emphasis">Rôle :</text:span><text:bookmark-end text:name="__RefHeading___Toc27223_372633635"/></text:h>
      <text:p text:style-name="Text_20_body">Définit le délai minimal entre deux cycles périodiques (<text:span text:style-name="Source_20_Text">mic_processPeriodic()</text:span>).</text:p>
      <text:h text:style-name="P136" text:outline-level="3"><text:bookmark-start text:name="__RefHeading___Toc27225_372633635"/>🔍 Détails internes :<text:bookmark-end text:name="__RefHeading___Toc27225_372633635"/></text:h>
      <text:list text:style-name="L50">
        <text:list-item>
          <text:p text:style-name="P140">Définit <text:span text:style-name="Source_20_Text">cfg_mic_freq_ms</text:span></text:p>
        </text:list-item>
        <text:list-item>
          <text:p text:style-name="P140">Valeur minimale sécurisée dans code hardware : 10 ms</text:p>
        </text:list-item>
      </text:list>
      <text:h text:style-name="P136" text:outline-level="3"><text:bookmark-start text:name="__RefHeading___Toc27227_372633635"/>🕒 Interprétation :<text:bookmark-end text:name="__RefHeading___Toc27227_372633635"/></text:h>
      <text:list text:style-name="L51">
        <text:list-item>
          <text:p text:style-name="P141"><text:span text:style-name="Source_20_Text">1000</text:span> = un rafraîchissement par seconde</text:p>
        </text:list-item>
        <text:list-item>
          <text:p text:style-name="P141"><text:span text:style-name="Source_20_Text">200</text:span> = cinq mesures par seconde</text:p>
        </text:list-item>
        <text:list-item>
          <text:p text:style-name="P141"><text:span text:style-name="Source_20_Text">50</text:span> = haute sensibilité</text:p>
        </text:list-item>
      </text:list>
      <text:p text:style-name="P124"/>
      <text:h text:style-name="P134" text:outline-level="2"><text:bookmark-start text:name="__RefHeading___Toc27229_372633635"/>🟤 <text:span text:style-name="Strong_20_Emphasis">4. </text:span><text:span text:style-name="Strong_20_Emphasis"><text:span text:style-name="Source_20_Text">win</text:span></text:span><text:span text:style-name="Strong_20_Emphasis"> — fenêtre d’échantillonnage</text:span><text:bookmark-end text:name="__RefHeading___Toc27229_372633635"/></text:h>
      <text:p text:style-name="Text_20_body"><text:span text:style-name="Strong_20_Emphasis">Format :</text:span> <text:span text:style-name="Source_20_Text">$V:Mic:*:win:&lt;ms&gt;#</text:span><text:line-break/>Exemple : <text:span text:style-name="Source_20_Text">$V:Mic:*:win:40#</text:span></text:p>
      <text:h text:style-name="P136" text:outline-level="3"><text:bookmark-start text:name="__RefHeading___Toc27231_372633635"/>🎯 <text:span text:style-name="Strong_20_Emphasis">Rôle :</text:span><text:bookmark-end text:name="__RefHeading___Toc27231_372633635"/></text:h>
      <text:p text:style-name="Text_20_body">Définit la <text:span text:style-name="Strong_20_Emphasis">durée</text:span> pendant laquelle on accumule les lectures pour produire RAW / PEAK / RMS.</text:p>
      <text:h text:style-name="P136" text:outline-level="3"><text:bookmark-start text:name="__RefHeading___Toc27233_372633635"/>🔍 Pourquoi c’est crucial :<text:bookmark-end text:name="__RefHeading___Toc27233_372633635"/></text:h>
      <text:list text:style-name="L52">
        <text:list-item>
          <text:p text:style-name="P142">RMS = très dépendant de la durée</text:p>
        </text:list-item>
        <text:list-item>
          <text:p text:style-name="P142">Orientation = nécessite des fenêtres simultanées</text:p>
        </text:list-item>
        <text:list-item>
          <text:p text:style-name="P142">Plus grande fenêtre → plus précis mais plus lent</text:p>
        </text:list-item>
      </text:list>
      <text:p text:style-name="Text_20_body">Valeur minimale dans le code : <text:span text:style-name="Strong_20_Emphasis">5 ms</text:span></text:p>
      <text:p text:style-name="P124"/>
      <text:h text:style-name="P134" text:outline-level="2"><text:bookmark-start text:name="__RefHeading___Toc27235_372633635"/>🟡 <text:span text:style-name="Strong_20_Emphasis">5. </text:span><text:span text:style-name="Strong_20_Emphasis"><text:span text:style-name="Source_20_Text">act</text:span></text:span><text:span text:style-name="Strong_20_Emphasis"> — activation / désactivation</text:span><text:bookmark-end text:name="__RefHeading___Toc27235_372633635"/></text:h>
      <text:p text:style-name="Text_20_body"><text:span text:style-name="Strong_20_Emphasis">Format :</text:span> <text:span text:style-name="Source_20_Text">$V:Mic:*:act:1#</text:span><text:line-break/>Exemple : <text:span text:style-name="Source_20_Text">$V:Mic:*:act:false#</text:span></text:p>
      <text:h text:style-name="P136" text:outline-level="3"><text:bookmark-start text:name="__RefHeading___Toc27237_372633635"/>🎯 <text:span text:style-name="Strong_20_Emphasis">Rôle :</text:span><text:bookmark-end text:name="__RefHeading___Toc27237_372633635"/></text:h>
      <text:p text:style-name="Text_20_body">Active ou désactive :</text:p>
      <text:list text:style-name="L53">
        <text:list-item>
          <text:p text:style-name="P143">les mesures périodiques</text:p>
        </text:list-item>
        <text:list-item>
          <text:p text:style-name="P143">les alertes automatiques</text:p>
        </text:list-item>
      </text:list>
      <text:p text:style-name="Text_20_body"><text:soft-page-break/>Ne concerne <text:span text:style-name="Strong_20_Emphasis">pas</text:span> les mesures manuelles (<text:span text:style-name="Source_20_Text">read</text:span> fonctionne même si <text:span text:style-name="Source_20_Text">act=0</text:span>).</text:p>
      <text:h text:style-name="P136" text:outline-level="3"><text:bookmark-start text:name="__RefHeading___Toc27239_372633635"/>🔍 Détails internes :<text:bookmark-end text:name="__RefHeading___Toc27239_372633635"/></text:h>
      <text:list text:style-name="L54">
        <text:list-item>
          <text:p text:style-name="P144">Met à jour <text:span text:style-name="Source_20_Text">cfg_mic_active</text:span></text:p>
        </text:list-item>
      </text:list>
      <text:p text:style-name="P124"/>
      <text:h text:style-name="P134" text:outline-level="2"><text:bookmark-start text:name="__RefHeading___Toc27241_372633635"/>🟠 <text:span text:style-name="Strong_20_Emphasis">6. </text:span><text:span text:style-name="Strong_20_Emphasis"><text:span text:style-name="Source_20_Text">mode</text:span></text:span><text:span text:style-name="Strong_20_Emphasis"> — mode de fonctionnement</text:span><text:bookmark-end text:name="__RefHeading___Toc27241_372633635"/></text:h>
      <text:p text:style-name="Text_20_body"><text:span text:style-name="Strong_20_Emphasis">Format :</text:span> <text:span text:style-name="Source_20_Text">$V:Mic:*:mode:&lt;name&gt;#</text:span><text:line-break/>Modes disponibles :</text:p>
      <table:table table:name="Tableau51" table:style-name="Tableau51">
        <table:table-column table:style-name="Tableau51.A"/>
        <table:table-column table:style-name="Tableau51.B"/>
        <table:table-column table:style-name="Tableau51.C"/>
        <table:table-column table:style-name="Tableau51.D"/>
        <table:table-header-rows>
          <table:table-row>
            <table:table-cell table:style-name="Tableau51.A1" office:value-type="string">
              <text:p text:style-name="Table_20_Heading">Mode</text:p>
            </table:table-cell>
            <table:table-cell table:style-name="Tableau51.A1" office:value-type="string">
              <text:p text:style-name="Table_20_Heading">Active ?</text:p>
            </table:table-cell>
            <table:table-cell table:style-name="Tableau51.A1" office:value-type="string">
              <text:p text:style-name="Table_20_Heading">freq</text:p>
            </table:table-cell>
            <table:table-cell table:style-name="Tableau51.A1" office:value-type="string">
              <text:p text:style-name="Table_20_Heading">Objectif</text:p>
            </table:table-cell>
          </table:table-row>
        </table:table-header-rows>
        <table:table-row>
          <table:table-cell table:style-name="Tableau51.A1" office:value-type="string">
            <text:p text:style-name="Table_20_Contents"><text:span text:style-name="Source_20_Text">idle</text:span></text:p>
          </table:table-cell>
          <table:table-cell table:style-name="Tableau51.A1" office:value-type="string">
            <text:p text:style-name="Table_20_Contents">non</text:p>
          </table:table-cell>
          <table:table-cell table:style-name="Tableau51.A1" office:value-type="string">
            <text:p text:style-name="Table_20_Contents">—</text:p>
          </table:table-cell>
          <table:table-cell table:style-name="Tableau51.A1" office:value-type="string">
            <text:p text:style-name="Table_20_Contents">Stop total</text:p>
          </table:table-cell>
        </table:table-row>
        <table:table-row>
          <table:table-cell table:style-name="Tableau51.A1" office:value-type="string">
            <text:p text:style-name="Table_20_Contents"><text:span text:style-name="Source_20_Text">monitor</text:span></text:p>
          </table:table-cell>
          <table:table-cell table:style-name="Tableau51.A1" office:value-type="string">
            <text:p text:style-name="Table_20_Contents">oui</text:p>
          </table:table-cell>
          <table:table-cell table:style-name="Tableau51.A1" office:value-type="string">
            <text:p text:style-name="Table_20_Contents">200 ms</text:p>
          </table:table-cell>
          <table:table-cell table:style-name="Tableau51.A1" office:value-type="string">
            <text:p text:style-name="Table_20_Contents">Amplitude régulière</text:p>
          </table:table-cell>
        </table:table-row>
        <table:table-row>
          <table:table-cell table:style-name="Tableau51.A1" office:value-type="string">
            <text:p text:style-name="Table_20_Contents"><text:span text:style-name="Source_20_Text">orient</text:span></text:p>
          </table:table-cell>
          <table:table-cell table:style-name="Tableau51.A1" office:value-type="string">
            <text:p text:style-name="Table_20_Contents">oui</text:p>
          </table:table-cell>
          <table:table-cell table:style-name="Tableau51.A1" office:value-type="string">
            <text:p text:style-name="Table_20_Contents">100 ms</text:p>
          </table:table-cell>
          <table:table-cell table:style-name="Tableau51.A1" office:value-type="string">
            <text:p text:style-name="Table_20_Contents">Rapidité pour détecter direction</text:p>
          </table:table-cell>
        </table:table-row>
        <table:table-row>
          <table:table-cell table:style-name="Tableau51.A1" office:value-type="string">
            <text:p text:style-name="Table_20_Contents"><text:span text:style-name="Source_20_Text">surveillance</text:span></text:p>
          </table:table-cell>
          <table:table-cell table:style-name="Tableau51.A1" office:value-type="string">
            <text:p text:style-name="Table_20_Contents">oui</text:p>
          </table:table-cell>
          <table:table-cell table:style-name="Tableau51.A1" office:value-type="string">
            <text:p text:style-name="Table_20_Contents">50 ms</text:p>
          </table:table-cell>
          <table:table-cell table:style-name="Tableau51.A1" office:value-type="string">
            <text:p text:style-name="Table_20_Contents">Mode haute sensibilité</text:p>
          </table:table-cell>
        </table:table-row>
      </table:table>
      <text:h text:style-name="P136" text:outline-level="3"><text:bookmark-start text:name="__RefHeading___Toc27243_372633635"/>🎯 <text:span text:style-name="Strong_20_Emphasis">Rôle :</text:span><text:bookmark-end text:name="__RefHeading___Toc27243_372633635"/></text:h>
      <text:p text:style-name="Text_20_body">Change en un seul coup plusieurs paramètres :</text:p>
      <text:list text:style-name="L55">
        <text:list-item>
          <text:p text:style-name="P145">activation</text:p>
        </text:list-item>
        <text:list-item>
          <text:p text:style-name="P145">fréquence</text:p>
        </text:list-item>
        <text:list-item>
          <text:p text:style-name="P145">éventuellement seuils (si tu le veux plus tard)</text:p>
        </text:list-item>
      </text:list>
      <text:p text:style-name="Text_20_body">Utilisation typique :</text:p>
      <text:p text:style-name="P121"><text:span text:style-name="Source_20_Text">$V:Mic:*:mode:surveillance#</text:span></text:p>
      <text:p text:style-name="P124"/>
      <text:h text:style-name="P146" text:outline-level="1"><text:bookmark-start text:name="__RefHeading___Toc27245_372633635"/>🧩 <text:span text:style-name="Strong_20_Emphasis">Résumé des variables impactées</text:span><text:bookmark-end text:name="__RefHeading___Toc27245_372633635"/></text:h>
      <table:table table:name="Tableau52" table:style-name="Tableau52">
        <table:table-column table:style-name="Tableau52.A"/>
        <table:table-column table:style-name="Tableau52.B"/>
        <table:table-header-rows>
          <table:table-row>
            <table:table-cell table:style-name="Tableau52.A1" office:value-type="string">
              <text:p text:style-name="Table_20_Heading">Propriété</text:p>
            </table:table-cell>
            <table:table-cell table:style-name="Tableau52.A1" office:value-type="string">
              <text:p text:style-name="Table_20_Heading">Modifie</text:p>
            </table:table-cell>
          </table:table-row>
        </table:table-header-rows>
        <table:table-row>
          <table:table-cell table:style-name="Tableau52.A1" office:value-type="string">
            <text:p text:style-name="Table_20_Contents">read</text:p>
          </table:table-cell>
          <table:table-cell table:style-name="Tableau52.A1" office:value-type="string">
            <text:p text:style-name="Table_20_Contents">rien (juste mesure)</text:p>
          </table:table-cell>
        </table:table-row>
        <table:table-row>
          <table:table-cell table:style-name="Tableau52.A1" office:value-type="string">
            <text:p text:style-name="Table_20_Contents">thd</text:p>
          </table:table-cell>
          <table:table-cell table:style-name="Tableau52.A1" office:value-type="string">
            <text:p text:style-name="Table_20_Contents">cfg_mic_threshold[i]</text:p>
          </table:table-cell>
        </table:table-row>
        <table:table-row>
          <table:table-cell table:style-name="Tableau52.A1" office:value-type="string">
            <text:p text:style-name="Table_20_Contents">freq</text:p>
          </table:table-cell>
          <table:table-cell table:style-name="Tableau52.A1" office:value-type="string">
            <text:p text:style-name="Table_20_Contents">cfg_mic_freq_ms</text:p>
          </table:table-cell>
        </table:table-row>
        <table:table-row>
          <table:table-cell table:style-name="Tableau52.A1" office:value-type="string">
            <text:p text:style-name="Table_20_Contents">win</text:p>
          </table:table-cell>
          <table:table-cell table:style-name="Tableau52.A1" office:value-type="string">
            <text:p text:style-name="Table_20_Contents">cfg_mic_win_ms</text:p>
          </table:table-cell>
        </table:table-row>
        <table:table-row>
          <table:table-cell table:style-name="Tableau52.A1" office:value-type="string">
            <text:p text:style-name="Table_20_Contents">act</text:p>
          </table:table-cell>
          <table:table-cell table:style-name="Tableau52.A1" office:value-type="string">
            <text:p text:style-name="Table_20_Contents">cfg_mic_active</text:p>
          </table:table-cell>
        </table:table-row>
        <table:table-row>
          <table:table-cell table:style-name="Tableau52.A1" office:value-type="string">
            <text:p text:style-name="Table_20_Contents">mode</text:p>
          </table:table-cell>
          <table:table-cell table:style-name="Tableau52.A1" office:value-type="string">
            <text:p text:style-name="Table_20_Contents">cfg_mic_active + cfg_mic_freq_ms</text:p>
          </table:table-cell>
        </table:table-row>
      </table:table>
      <text:p text:style-name="P124"/>
      <text:h text:style-name="P146" text:outline-level="1"><text:bookmark-start text:name="__RefHeading___Toc27247_372633635"/>📦 <text:span text:style-name="Strong_20_Emphasis">Résumé fonctionnel du module Mic</text:span><text:bookmark-end text:name="__RefHeading___Toc27247_372633635"/></text:h>
      <text:h text:style-name="P136" text:outline-level="3"><text:bookmark-start text:name="__RefHeading___Toc27249_372633635"/>✨ Capteurs :<text:bookmark-end text:name="__RefHeading___Toc27249_372633635"/></text:h>
      <text:list text:style-name="L56">
        <text:list-item>
          <text:p text:style-name="P147">3 micros analogiques (AV/G/D)</text:p>
        </text:list-item>
      </text:list>
      <text:h text:style-name="P136" text:outline-level="3"><text:bookmark-start text:name="__RefHeading___Toc27251_372633635"/>✨ Mesures disponibles :<text:bookmark-end text:name="__RefHeading___Toc27251_372633635"/></text:h>
      <text:list text:style-name="L57">
        <text:list-item>
          <text:p text:style-name="P148">RAW (brut)</text:p>
        </text:list-item>
        <text:list-item>
          <text:p text:style-name="P148">RMS (énergie)</text:p>
        </text:list-item>
        <text:list-item>
          <text:p text:style-name="P148">Peak (amplitude max)</text:p>
        </text:list-item>
        <text:list-item>
          <text:p text:style-name="P148"><text:soft-page-break/>Orientation (angle)</text:p>
        </text:list-item>
      </text:list>
      <text:h text:style-name="P136" text:outline-level="3"><text:bookmark-start text:name="__RefHeading___Toc27253_372633635"/>✨ Cycle périodique :<text:bookmark-end text:name="__RefHeading___Toc27253_372633635"/></text:h>
      <text:list text:style-name="L58">
        <text:list-item>
          <text:p text:style-name="P149">Mesure de tous les micros</text:p>
        </text:list-item>
        <text:list-item>
          <text:p text:style-name="P149">Détection alertes selon seuils</text:p>
        </text:list-item>
      </text:list>
      <text:h text:style-name="P136" text:outline-level="3"><text:bookmark-start text:name="__RefHeading___Toc27255_372633635"/>✨ VPIV :<text:bookmark-end text:name="__RefHeading___Toc27255_372633635"/></text:h>
      <text:list text:style-name="L59">
        <text:list-item>
          <text:p text:style-name="P150">Mesure immédiate</text:p>
        </text:list-item>
        <text:list-item>
          <text:p text:style-name="P150">Configuration dynamique</text:p>
        </text:list-item>
        <text:list-item>
          <text:p text:style-name="P150">Alerte automatique</text:p>
        </text:list-item>
      </text:list>
      <text:p text:style-name="P133"><text:span text:style-name="Strong_20_Emphasis"/></text:p>
      <text:p text:style-name="P133"><text:span text:style-name="Strong_20_Emphasis"/></text:p>
      <text:p text:style-name="P133"><text:span text:style-name="Strong_20_Emphasis"/></text:p>
      <text:p text:style-name="P151"><text:span text:style-name="Strong_20_Emphasis"/></text:p>
      <text:h text:style-name="P111" text:outline-level="1"><text:bookmark-start text:name="__RefHeading___Toc1968_228726857"/><text:span text:style-name="Strong_20_Emphasis">Odom (odométrie encodeurs)</text:span><text:bookmark-end text:name="__RefHeading___Toc1968_228726857"/></text:h>
      <text:p text:style-name="P100">Fichier : <text:span text:style-name="Source_20_Text">src/sensors/Odom.*</text:span></text:p>
      <text:h text:style-name="P112" text:outline-level="2"><text:bookmark-start text:name="__RefHeading___Toc1972_228726857"/>1. Rôle<text:bookmark-end text:name="__RefHeading___Toc1972_228726857"/></text:h>
      <text:p text:style-name="P100">Permet de calculer :</text:p>
      <text:list text:style-name="L60">
        <text:list-item>
          <text:p text:style-name="P152">la position du robot en X/Y</text:p>
        </text:list-item>
        <text:list-item>
          <text:p text:style-name="P152">son orientation (cap)</text:p>
        </text:list-item>
        <text:list-item>
          <text:p text:style-name="P152">sa distance parcourue</text:p>
        </text:list-item>
        <text:list-item>
          <text:p text:style-name="P152">l’angle relatif vers une cible éventuelle</text:p>
        </text:list-item>
      </text:list>
      <text:p text:style-name="P100">Basé sur deux encodeurs incrémentaux (gauche / droite).</text:p>
      <text:h text:style-name="P112" text:outline-level="2"><text:bookmark-start text:name="__RefHeading___Toc1974_228726857"/>2. Variables VPIV<text:bookmark-end text:name="__RefHeading___Toc1974_228726857"/></text:h>
      <table:table table:name="Tableau24" table:style-name="Tableau24">
        <table:table-column table:style-name="Tableau24.A"/>
        <table:table-column table:style-name="Tableau24.B"/>
        <table:table-header-rows>
          <table:table-row>
            <table:table-cell table:style-name="Tableau24.A1" office:value-type="string">
              <text:p text:style-name="P104">Élément</text:p>
            </table:table-cell>
            <table:table-cell table:style-name="Tableau24.A1" office:value-type="string">
              <text:p text:style-name="P104">Valeur</text:p>
            </table:table-cell>
          </table:table-row>
        </table:table-header-rows>
        <table:table-row>
          <table:table-cell table:style-name="Tableau24.A1" office:value-type="string">
            <text:p text:style-name="P105">Nom VPIV</text:p>
          </table:table-cell>
          <table:table-cell table:style-name="Tableau24.A1" office:value-type="string">
            <text:p text:style-name="P105"><text:span text:style-name="Source_20_Text">Odom</text:span></text:p>
          </table:table-cell>
        </table:table-row>
        <table:table-row>
          <table:table-cell table:style-name="Tableau24.A1" office:value-type="string">
            <text:p text:style-name="P105">Instances</text:p>
          </table:table-cell>
          <table:table-cell table:style-name="Tableau24.A1" office:value-type="string">
            <text:p text:style-name="P105"><text:span text:style-name="Source_20_Text">["X","Y","Θ"]</text:span> virtuelles</text:p>
          </table:table-cell>
        </table:table-row>
        <table:table-row>
          <table:table-cell table:style-name="Tableau24.A1" office:value-type="string">
            <text:p text:style-name="P105">Propriétés</text:p>
          </table:table-cell>
          <table:table-cell table:style-name="Tableau24.A1" office:value-type="string">
            <text:p text:style-name="P105"><text:span text:style-name="Source_20_Text">act</text:span>, <text:span text:style-name="Source_20_Text">pos</text:span>, <text:span text:style-name="Source_20_Text">reset</text:span>, <text:span text:style-name="Source_20_Text">raw</text:span>, <text:span text:style-name="Source_20_Text">coef</text:span></text:p>
          </table:table-cell>
        </table:table-row>
      </table:table>
      <table:table table:name="Tableau25" table:style-name="Tableau25">
        <table:table-column table:style-name="Tableau25.A"/>
        <table:table-column table:style-name="Tableau25.B"/>
        <table:table-column table:style-name="Tableau25.C"/>
        <table:table-header-rows>
          <table:table-row>
            <table:table-cell table:style-name="Tableau25.A1" office:value-type="string">
              <text:p text:style-name="P104">Propriété</text:p>
            </table:table-cell>
            <table:table-cell table:style-name="Tableau25.A1" office:value-type="string">
              <text:p text:style-name="P104">Type</text:p>
            </table:table-cell>
            <table:table-cell table:style-name="Tableau25.A1" office:value-type="string">
              <text:p text:style-name="P104">Description</text:p>
            </table:table-cell>
          </table:table-row>
        </table:table-header-rows>
        <table:table-row>
          <table:table-cell table:style-name="Tableau25.A1" office:value-type="string">
            <text:p text:style-name="P105"><text:span text:style-name="Source_20_Text">act</text:span></text:p>
          </table:table-cell>
          <table:table-cell table:style-name="Tableau25.A1" office:value-type="string">
            <text:p text:style-name="P105">bool</text:p>
          </table:table-cell>
          <table:table-cell table:style-name="Tableau25.A1" office:value-type="string">
            <text:p text:style-name="P105">active / désactive l’odométrie</text:p>
          </table:table-cell>
        </table:table-row>
        <table:table-row>
          <table:table-cell table:style-name="Tableau25.A1" office:value-type="string">
            <text:p text:style-name="P105"><text:span text:style-name="Source_20_Text">pos</text:span></text:p>
          </table:table-cell>
          <table:table-cell table:style-name="Tableau25.A1" office:value-type="string">
            <text:p text:style-name="P105">lecture seule</text:p>
          </table:table-cell>
          <table:table-cell table:style-name="Tableau25.A1" office:value-type="string">
            <text:p text:style-name="P105">renvoie X,Y,Θ</text:p>
          </table:table-cell>
        </table:table-row>
        <table:table-row>
          <table:table-cell table:style-name="Tableau25.A1" office:value-type="string">
            <text:p text:style-name="P105"><text:span text:style-name="Source_20_Text">reset</text:span></text:p>
          </table:table-cell>
          <table:table-cell table:style-name="Tableau25.A1" office:value-type="string">
            <text:p text:style-name="P105">—</text:p>
          </table:table-cell>
          <table:table-cell table:style-name="Tableau25.A1" office:value-type="string">
            <text:p text:style-name="P105">remet à zéro</text:p>
          </table:table-cell>
        </table:table-row>
        <table:table-row>
          <table:table-cell table:style-name="Tableau25.A1" office:value-type="string">
            <text:p text:style-name="P105"><text:span text:style-name="Source_20_Text">raw</text:span></text:p>
          </table:table-cell>
          <table:table-cell table:style-name="Tableau25.A1" office:value-type="string">
            <text:p text:style-name="P105">—</text:p>
          </table:table-cell>
          <table:table-cell table:style-name="Tableau25.A1" office:value-type="string">
            <text:p text:style-name="P105">renvoie les ticks bruts</text:p>
          </table:table-cell>
        </table:table-row>
        <table:table-row>
          <table:table-cell table:style-name="Tableau25.A1" office:value-type="string">
            <text:p text:style-name="P105"><text:span text:style-name="Source_20_Text">coef</text:span></text:p>
          </table:table-cell>
          <table:table-cell table:style-name="Tableau25.A1" office:value-type="string">
            <text:p text:style-name="P105">float</text:p>
          </table:table-cell>
          <table:table-cell table:style-name="Tableau25.A1" office:value-type="string">
            <text:p text:style-name="P105">modifie calibration tick→mm</text:p>
          </table:table-cell>
        </table:table-row>
      </table:table>
      <text:section text:style-name="Sect2" text:name="Section7">
        <text:h text:style-name="P112" text:outline-level="2"><text:bookmark-start text:name="__RefHeading___Toc1976_228726857"/>3. Structure interne<text:bookmark-end text:name="__RefHeading___Toc1976_228726857"/></text:h>
        <text:p text:style-name="P100">Fournit :</text:p>
        <text:h text:style-name="P106" text:outline-level="3"><text:bookmark-start text:name="__RefHeading___Toc1978_228726857"/>Mise à jour des ticks :<text:bookmark-end text:name="__RefHeading___Toc1978_228726857"/></text:h>
        <text:p text:style-name="P108"><text:span text:style-name="Source_20_Text">ΔG = tickG - oldTickG</text:span></text:p>
        <text:p text:style-name="P108"><text:span text:style-name="Source_20_Text">ΔD = tickD - oldTickD</text:span></text:p>
        <text:h text:style-name="P106" text:outline-level="3"><text:bookmark-start text:name="__RefHeading___Toc1980_228726857"/>Distance :<text:bookmark-end text:name="__RefHeading___Toc1980_228726857"/></text:h>
        <text:p text:style-name="P108"><text:span text:style-name="Source_20_Text">d = (ΔG + ΔD) / 2 * coeff_mm</text:span></text:p>
        <text:h text:style-name="P106" text:outline-level="3"><text:bookmark-start text:name="__RefHeading___Toc1982_228726857"/>Orientation :<text:bookmark-end text:name="__RefHeading___Toc1982_228726857"/></text:h>
        <text:p text:style-name="P108"><text:span text:style-name="Source_20_Text">Δθ = (ΔD - ΔG) * coeff_deg</text:span></text:p>
        <text:p text:style-name="P108"><text:span text:style-name="Source_20_Text">θ += Δθ</text:span></text:p>
        <text:h text:style-name="P106" text:outline-level="3"><text:bookmark-start text:name="__RefHeading___Toc1984_228726857"/>Position :<text:bookmark-end text:name="__RefHeading___Toc1984_228726857"/></text:h>
        <text:p text:style-name="P108"><text:span text:style-name="Source_20_Text">x += d * cos(θ)</text:span></text:p>
        <text:p text:style-name="P108"><text:span text:style-name="Source_20_Text">y += d * sin(θ)</text:span></text:p>
        <text:h text:style-name="P112" text:outline-level="2"><text:bookmark-start text:name="__RefHeading___Toc1986_228726857"/>4. Exemples VPIV<text:bookmark-end text:name="__RefHeading___Toc1986_228726857"/></text:h>
        <text:p text:style-name="P100">Lire position :</text:p>
        <text:p text:style-name="P108"><text:span text:style-name="Source_20_Text">$V:Odom:*:pos:1#</text:span></text:p>
        <text:p text:style-name="P100">Reset :</text:p>
        <text:p text:style-name="P108"><text:span text:style-name="Source_20_Text">$V:Odom:*:reset:1#</text:span></text:p>
        <text:p text:style-name="P100">Changer coefficient (calibration) :</text:p>
        <text:p text:style-name="P108"><text:span text:style-name="Source_20_Text">$V:Odom:*:coef:0.0711#</text:span></text:p>
        <text:h text:style-name="P112" text:outline-level="2"><text:bookmark-start text:name="__RefHeading___Toc1988_228726857"/>5. Réponses<text:bookmark-end text:name="__RefHeading___Toc1988_228726857"/></text:h>
        <text:p text:style-name="P100">Position :</text:p>
        <text:p text:style-name="P108"><text:span text:style-name="Source_20_Text">$I:Odom:*:pos:1023,540,12.4#</text:span></text:p>
        <text:p text:style-name="P100">Ticks bruts :</text:p>
        <text:p text:style-name="P108"><text:span text:style-name="Source_20_Text">$I:Odom:*:raw:4002,3995#</text:span></text:p>
        <text:h text:style-name="P112" text:outline-level="2"><text:bookmark-start text:name="__RefHeading___Toc1990_228726857"/>6. Limites<text:bookmark-end text:name="__RefHeading___Toc1990_228726857"/></text:h>
        <text:list text:style-name="L61">
          <text:list-item>
            <text:p text:style-name="P153">Les valeurs envoyées doivent être limitées en fréquence</text:p>
          </text:list-item>
          <text:list-item>
            <text:p text:style-name="P153">Les glissements de roues faussent les mesures</text:p>
          </text:list-item>
          <text:list-item>
            <text:p text:style-name="P153">Calibration indispensable pour précision</text:p>
          </text:list-item>
        </text:list>
        <text:p text:style-name="P110"/>
      </text:section>
      <text:h text:style-name="P111" text:outline-level="1"><text:bookmark-start text:name="__RefHeading___Toc1994_228726857"/><text:soft-page-break/><text:span text:style-name="Strong_20_Emphasis">Mvt_ir (détecteur infrarouge PIR)</text:span><text:bookmark-end text:name="__RefHeading___Toc1994_228726857"/></text:h>
      <text:p text:style-name="P100">Fichier : <text:span text:style-name="Source_20_Text">src/sensors/Mvt_ir.*</text:span></text:p>
      <text:h text:style-name="P112" text:outline-level="2"><text:bookmark-start text:name="__RefHeading___Toc1998_228726857"/>1. Rôle<text:bookmark-end text:name="__RefHeading___Toc1998_228726857"/></text:h>
      <text:p text:style-name="P100">Détecter les mouvements humains/animaux dans l’environnement via un PIR.</text:p>
      <text:h text:style-name="P112" text:outline-level="2"><text:bookmark-start text:name="__RefHeading___Toc2000_228726857"/>2. Variables VPIV<text:bookmark-end text:name="__RefHeading___Toc2000_228726857"/></text:h>
      <table:table table:name="Tableau26" table:style-name="Tableau26">
        <table:table-column table:style-name="Tableau26.A"/>
        <table:table-column table:style-name="Tableau26.B"/>
        <table:table-header-rows>
          <table:table-row>
            <table:table-cell table:style-name="Tableau26.A1" office:value-type="string">
              <text:p text:style-name="P104">Élément</text:p>
            </table:table-cell>
            <table:table-cell table:style-name="Tableau26.A1" office:value-type="string">
              <text:p text:style-name="P104">Valeur</text:p>
            </table:table-cell>
          </table:table-row>
        </table:table-header-rows>
        <table:table-row>
          <table:table-cell table:style-name="Tableau26.A1" office:value-type="string">
            <text:p text:style-name="P105">Nom VPIV</text:p>
          </table:table-cell>
          <table:table-cell table:style-name="Tableau26.A1" office:value-type="string">
            <text:p text:style-name="P105"><text:span text:style-name="Source_20_Text">Mvt_ir</text:span></text:p>
          </table:table-cell>
        </table:table-row>
        <table:table-row>
          <table:table-cell table:style-name="Tableau26.A1" office:value-type="string">
            <text:p text:style-name="P105">Instances</text:p>
          </table:table-cell>
          <table:table-cell table:style-name="Tableau26.A1" office:value-type="string">
            <text:p text:style-name="P105"><text:span text:style-name="Source_20_Text">*</text:span></text:p>
          </table:table-cell>
        </table:table-row>
        <table:table-row>
          <table:table-cell table:style-name="Tableau26.A1" office:value-type="string">
            <text:p text:style-name="P105">Propriétés</text:p>
          </table:table-cell>
          <table:table-cell table:style-name="Tableau26.A1" office:value-type="string">
            <text:p text:style-name="P105"><text:span text:style-name="Source_20_Text">act</text:span>, <text:span text:style-name="Source_20_Text">read</text:span>, <text:span text:style-name="Source_20_Text">mode</text:span>, <text:span text:style-name="Source_20_Text">th</text:span></text:p>
          </table:table-cell>
        </table:table-row>
      </table:table>
      <text:h text:style-name="P106" text:outline-level="3"><text:bookmark-start text:name="__RefHeading___Toc2002_228726857"/>Propriétés<text:bookmark-end text:name="__RefHeading___Toc2002_228726857"/></text:h>
      <table:table table:name="Tableau27" table:style-name="Tableau27">
        <table:table-column table:style-name="Tableau27.A"/>
        <table:table-column table:style-name="Tableau27.B"/>
        <table:table-column table:style-name="Tableau27.C"/>
        <table:table-header-rows>
          <table:table-row>
            <table:table-cell table:style-name="Tableau27.A1" office:value-type="string">
              <text:p text:style-name="P104">Prop</text:p>
            </table:table-cell>
            <table:table-cell table:style-name="Tableau27.A1" office:value-type="string">
              <text:p text:style-name="P104">Type</text:p>
            </table:table-cell>
            <table:table-cell table:style-name="Tableau27.A1" office:value-type="string">
              <text:p text:style-name="P104">Description</text:p>
            </table:table-cell>
          </table:table-row>
        </table:table-header-rows>
        <table:table-row>
          <table:table-cell table:style-name="Tableau27.A1" office:value-type="string">
            <text:p text:style-name="P105"><text:span text:style-name="Source_20_Text">act</text:span></text:p>
          </table:table-cell>
          <table:table-cell table:style-name="Tableau27.A1" office:value-type="string">
            <text:p text:style-name="P105">bool</text:p>
          </table:table-cell>
          <table:table-cell table:style-name="Tableau27.A1" office:value-type="string">
            <text:p text:style-name="P105">active capteur</text:p>
          </table:table-cell>
        </table:table-row>
        <table:table-row>
          <table:table-cell table:style-name="Tableau27.A1" office:value-type="string">
            <text:p text:style-name="P105"><text:span text:style-name="Source_20_Text">read</text:span></text:p>
          </table:table-cell>
          <table:table-cell table:style-name="Tableau27.A1" office:value-type="string">
            <text:p text:style-name="P105">bool</text:p>
          </table:table-cell>
          <table:table-cell table:style-name="Tableau27.A1" office:value-type="string">
            <text:p text:style-name="P105">lecture directe</text:p>
          </table:table-cell>
        </table:table-row>
        <table:table-row>
          <table:table-cell table:style-name="Tableau27.A1" office:value-type="string">
            <text:p text:style-name="P105"><text:span text:style-name="Source_20_Text">mode</text:span></text:p>
          </table:table-cell>
          <table:table-cell table:style-name="Tableau27.A1" office:value-type="string">
            <text:p text:style-name="P105"><text:span text:style-name="Source_20_Text">"pulse"</text:span> / <text:span text:style-name="Source_20_Text">"hold"</text:span></text:p>
          </table:table-cell>
          <table:table-cell table:style-name="Tableau27.A1" office:value-type="string">
            <text:p text:style-name="P105">comportement</text:p>
          </table:table-cell>
        </table:table-row>
        <table:table-row>
          <table:table-cell table:style-name="Tableau27.A1" office:value-type="string">
            <text:p text:style-name="P105"><text:span text:style-name="Source_20_Text">th</text:span></text:p>
          </table:table-cell>
          <table:table-cell table:style-name="Tableau27.A1" office:value-type="string">
            <text:p text:style-name="P105">ms</text:p>
          </table:table-cell>
          <table:table-cell table:style-name="Tableau27.A1" office:value-type="string">
            <text:p text:style-name="P105">durée min pour filtrage</text:p>
          </table:table-cell>
        </table:table-row>
      </table:table>
      <text:h text:style-name="P112" text:outline-level="2"><text:bookmark-start text:name="__RefHeading___Toc2004_228726857"/>3. Structure interne<text:bookmark-end text:name="__RefHeading___Toc2004_228726857"/></text:h>
      <text:list text:style-name="L62">
        <text:list-item>
          <text:p text:style-name="P154">Lecture digitale simple</text:p>
        </text:list-item>
        <text:list-item>
          <text:p text:style-name="P154">Filtre anti-bruit (durée minimale)</text:p>
        </text:list-item>
        <text:list-item>
          <text:p text:style-name="P154">Modes :</text:p>
          <text:list>
            <text:list-item>
              <text:p text:style-name="P154"><text:span text:style-name="Strong_20_Emphasis">pulse</text:span> : événement unique</text:p>
            </text:list-item>
            <text:list-item>
              <text:p text:style-name="P154"><text:span text:style-name="Strong_20_Emphasis">hold</text:span> : 1 tant que mouvement persiste</text:p>
            </text:list-item>
          </text:list>
        </text:list-item>
      </text:list>
      <text:h text:style-name="P112" text:outline-level="2"><text:bookmark-start text:name="__RefHeading___Toc2006_228726857"/>4. Exemples VPIV<text:bookmark-end text:name="__RefHeading___Toc2006_228726857"/></text:h>
      <text:p text:style-name="P100">Activer PIR :</text:p>
      <text:p text:style-name="P108"><text:span text:style-name="Source_20_Text">$V:Mvt_ir:*:act:1#</text:span></text:p>
      <text:p text:style-name="P100">Lire valeur :</text:p>
      <text:p text:style-name="P108"><text:span text:style-name="Source_20_Text">$V:Mvt_ir:*:read:1#</text:span></text:p>
      <text:h text:style-name="P112" text:outline-level="2"><text:bookmark-start text:name="__RefHeading___Toc2008_228726857"/>5. Réponse<text:bookmark-end text:name="__RefHeading___Toc2008_228726857"/></text:h>
      <text:p text:style-name="P108"><text:span text:style-name="Source_20_Text">$I:Mvt_ir:*:read:1#</text:span></text:p>
      <text:h text:style-name="P112" text:outline-level="2"><text:bookmark-start text:name="__RefHeading___Toc2010_228726857"/>6. Notes<text:bookmark-end text:name="__RefHeading___Toc2010_228726857"/></text:h>
      <text:list text:style-name="L63">
        <text:list-item>
          <text:p text:style-name="P155">Sensible aux changements thermiques</text:p>
        </text:list-item>
        <text:list-item>
          <text:p text:style-name="P155">Le mode “pulse” est souvent préférable pour MQTT</text:p>
        </text:list-item>
      </text:list>
      <text:p text:style-name="P110"/>
      <text:h text:style-name="P111" text:outline-level="1"><text:span text:style-name="Strong_20_Emphasis"/></text:h>
      <text:h text:style-name="P115" text:outline-level="1"><text:bookmark-start text:name="__RefHeading___Toc2014_228726857"/><text:span text:style-name="Strong_20_Emphasis">FS (capteur de force HX711)</text:span><text:bookmark-end text:name="__RefHeading___Toc2014_228726857"/></text:h>
      <text:p text:style-name="P100">Fichier : <text:span text:style-name="Source_20_Text">src/sensors/FS.*</text:span></text:p>
      <text:h text:style-name="P112" text:outline-level="2"><text:bookmark-start text:name="__RefHeading___Toc2018_228726857"/>1. Rôle<text:bookmark-end text:name="__RefHeading___Toc2018_228726857"/></text:h>
      <text:p text:style-name="P100">Mesure le poids exercé sur la laisse du robot ou un capteur de traction.</text:p>
      <text:h text:style-name="P112" text:outline-level="2"><text:bookmark-start text:name="__RefHeading___Toc2020_228726857"/>2. Variables VPIV<text:bookmark-end text:name="__RefHeading___Toc2020_228726857"/></text:h>
      <table:table table:name="Tableau28" table:style-name="Tableau28">
        <table:table-column table:style-name="Tableau28.A"/>
        <table:table-column table:style-name="Tableau28.B"/>
        <table:table-header-rows>
          <table:table-row>
            <table:table-cell table:style-name="Tableau28.A1" office:value-type="string">
              <text:p text:style-name="P104">Élément</text:p>
            </table:table-cell>
            <table:table-cell table:style-name="Tableau28.A1" office:value-type="string">
              <text:p text:style-name="P104">Valeur</text:p>
            </table:table-cell>
          </table:table-row>
        </table:table-header-rows>
        <table:table-row>
          <table:table-cell table:style-name="Tableau28.A1" office:value-type="string">
            <text:p text:style-name="P105">Nom VPIV</text:p>
          </table:table-cell>
          <table:table-cell table:style-name="Tableau28.A1" office:value-type="string">
            <text:p text:style-name="P105"><text:span text:style-name="Source_20_Text">FS</text:span></text:p>
          </table:table-cell>
        </table:table-row>
        <table:table-row>
          <table:table-cell table:style-name="Tableau28.A1" office:value-type="string">
            <text:p text:style-name="P105">Instances</text:p>
          </table:table-cell>
          <table:table-cell table:style-name="Tableau28.A1" office:value-type="string">
            <text:p text:style-name="P105"><text:span text:style-name="Source_20_Text">*</text:span></text:p>
          </table:table-cell>
        </table:table-row>
        <table:table-row>
          <table:table-cell table:style-name="Tableau28.A1" office:value-type="string">
            <text:p text:style-name="P105">Propriétés</text:p>
          </table:table-cell>
          <table:table-cell table:style-name="Tableau28.A1" office:value-type="string">
            <text:p text:style-name="P105"><text:span text:style-name="Source_20_Text">read</text:span>, <text:span text:style-name="Source_20_Text">tare</text:span>, <text:span text:style-name="Source_20_Text">cal</text:span>, <text:span text:style-name="Source_20_Text">act</text:span>, <text:span text:style-name="Source_20_Text">th</text:span></text:p>
          </table:table-cell>
        </table:table-row>
      </table:table>
      <text:h text:style-name="P106" text:outline-level="3"><text:bookmark-start text:name="__RefHeading___Toc2022_228726857"/>Propriétés<text:bookmark-end text:name="__RefHeading___Toc2022_228726857"/></text:h>
      <table:table table:name="Tableau29" table:style-name="Tableau29">
        <table:table-column table:style-name="Tableau29.A"/>
        <table:table-column table:style-name="Tableau29.B"/>
        <table:table-column table:style-name="Tableau29.C"/>
        <table:table-header-rows>
          <table:table-row>
            <table:table-cell table:style-name="Tableau29.A1" office:value-type="string">
              <text:p text:style-name="P104">Prop</text:p>
            </table:table-cell>
            <table:table-cell table:style-name="Tableau29.A1" office:value-type="string">
              <text:p text:style-name="P104">Type</text:p>
            </table:table-cell>
            <table:table-cell table:style-name="Tableau29.A1" office:value-type="string">
              <text:p text:style-name="P104">Description</text:p>
            </table:table-cell>
          </table:table-row>
        </table:table-header-rows>
        <table:table-row>
          <table:table-cell table:style-name="Tableau29.A1" office:value-type="string">
            <text:p text:style-name="P105"><text:span text:style-name="Source_20_Text">read</text:span></text:p>
          </table:table-cell>
          <table:table-cell table:style-name="Tableau29.A1" office:value-type="string">
            <text:p text:style-name="P105">bool</text:p>
          </table:table-cell>
          <table:table-cell table:style-name="Tableau29.A1" office:value-type="string">
            <text:p text:style-name="P105">lecture immédiate</text:p>
          </table:table-cell>
        </table:table-row>
        <table:table-row>
          <table:table-cell table:style-name="Tableau29.A1" office:value-type="string">
            <text:p text:style-name="P105"><text:span text:style-name="Source_20_Text">tare</text:span></text:p>
          </table:table-cell>
          <table:table-cell table:style-name="Tableau29.A1" office:value-type="string">
            <text:p text:style-name="P105">—</text:p>
          </table:table-cell>
          <table:table-cell table:style-name="Tableau29.A1" office:value-type="string">
            <text:p text:style-name="P105">remise à zéro</text:p>
          </table:table-cell>
        </table:table-row>
        <table:table-row>
          <table:table-cell table:style-name="Tableau29.A1" office:value-type="string">
            <text:p text:style-name="P105"><text:span text:style-name="Source_20_Text">cal</text:span></text:p>
          </table:table-cell>
          <table:table-cell table:style-name="Tableau29.A1" office:value-type="string">
            <text:p text:style-name="P105">float</text:p>
          </table:table-cell>
          <table:table-cell table:style-name="Tableau29.A1" office:value-type="string">
            <text:p text:style-name="P105">calibration du gain</text:p>
          </table:table-cell>
        </table:table-row>
        <table:table-row>
          <table:table-cell table:style-name="Tableau29.A1" office:value-type="string">
            <text:p text:style-name="P105"><text:span text:style-name="Source_20_Text">act</text:span></text:p>
          </table:table-cell>
          <table:table-cell table:style-name="Tableau29.A1" office:value-type="string">
            <text:p text:style-name="P105">bool</text:p>
          </table:table-cell>
          <table:table-cell table:style-name="Tableau29.A1" office:value-type="string">
            <text:p text:style-name="P105">active le module</text:p>
          </table:table-cell>
        </table:table-row>
        <table:table-row>
          <table:table-cell table:style-name="Tableau29.A1" office:value-type="string">
            <text:p text:style-name="P105"><text:span text:style-name="Source_20_Text">th</text:span></text:p>
          </table:table-cell>
          <table:table-cell table:style-name="Tableau29.A1" office:value-type="string">
            <text:p text:style-name="P105">int</text:p>
          </table:table-cell>
          <table:table-cell table:style-name="Tableau29.A1" office:value-type="string">
            <text:p text:style-name="P105">seuil déclenchement événement</text:p>
          </table:table-cell>
        </table:table-row>
      </table:table>
      <text:h text:style-name="P112" text:outline-level="2"><text:bookmark-start text:name="__RefHeading___Toc2024_228726857"/>3. Structure interne<text:bookmark-end text:name="__RefHeading___Toc2024_228726857"/></text:h>
      <text:list text:style-name="L64">
        <text:list-item>
          <text:p text:style-name="P156">Utilise la librairie HX711</text:p>
        </text:list-item>
        <text:list-item>
          <text:p text:style-name="P156">Moyenne sur N lectures pour stabilité</text:p>
        </text:list-item>
        <text:list-item>
          <text:p text:style-name="P156">Déclenchement événement uniquement si variation significative</text:p>
        </text:list-item>
      </text:list>
      <text:h text:style-name="P112" text:outline-level="2"><text:bookmark-start text:name="__RefHeading___Toc2026_228726857"/>4. Exemples VPIV<text:bookmark-end text:name="__RefHeading___Toc2026_228726857"/></text:h>
      <text:p text:style-name="P100">Lire poids :</text:p>
      <text:p text:style-name="P108"><text:span text:style-name="Source_20_Text">$V:FS:*:read:1#</text:span></text:p>
      <text:p text:style-name="P100">Tare :</text:p>
      <text:p text:style-name="P108"><text:span text:style-name="Source_20_Text">$V:FS:*:tare:1#</text:span></text:p>
      <text:p text:style-name="P100">Changer calibration :</text:p>
      <text:p text:style-name="P108"><text:span text:style-name="Source_20_Text">$V:FS:*:cal:5895655#</text:span></text:p>
      <text:h text:style-name="P112" text:outline-level="2"><text:bookmark-start text:name="__RefHeading___Toc2028_228726857"/>5. Réponses<text:bookmark-end text:name="__RefHeading___Toc2028_228726857"/></text:h>
      <text:p text:style-name="P108"><text:span text:style-name="Source_20_Text">$I:FS:*:read:4.32#</text:span></text:p>
      <text:h text:style-name="P112" text:outline-level="2"><text:bookmark-start text:name="__RefHeading___Toc2030_228726857"/>6. Limites<text:bookmark-end text:name="__RefHeading___Toc2030_228726857"/></text:h>
      <text:list text:style-name="L65">
        <text:list-item>
          <text:p text:style-name="P157">Le HX711 est sensible aux vibrations</text:p>
        </text:list-item>
        <text:list-item>
          <text:p text:style-name="P157">Prévoir un filtrage si robot en mouvement</text:p>
        </text:list-item>
      </text:list>
      <text:p text:style-name="P110"/>
      <text:p text:style-name="Text_20_body"><text:span text:style-name="Strong_20_Emphasis"/></text:p>
      <text:p text:style-name="Text_20_body"><text:span text:style-name="Strong_20_Emphasis"/></text:p>
      <text:h text:style-name="P158" text:outline-level="1"><text:bookmark-start text:name="__RefHeading___Toc2034_228726857"/><text:span text:style-name="Strong_20_Emphasis"><text:span text:style-name="T50">Cfg</text:span></text:span><text:span text:style-name="Strong_20_Emphasis"><text:span text:style-name="T51">S</text:span></text:span><text:span text:style-name="Strong_20_Emphasis"><text:span text:style-name="T50"> (Système / Réglages / Emergency)</text:span></text:span><text:bookmark-end text:name="__RefHeading___Toc2034_228726857"/></text:h>
      <text:p text:style-name="P159">Fichier : <text:span text:style-name="Source_20_Text">src/system/Cfg</text:span><text:span text:style-name="Source_20_Text"><text:span text:style-name="T52">S</text:span></text:span><text:span text:style-name="Source_20_Text">.*</text:span></text:p>
      <text:h text:style-name="P160" text:outline-level="2"><text:bookmark-start text:name="__RefHeading___Toc2038_228726857"/>1. Rôle général du module <text:span text:style-name="T52">C</text:span>fgS<text:bookmark-end text:name="__RefHeading___Toc2038_228726857"/></text:h>
      <text:p text:style-name="P159">Module <text:span text:style-name="Emphasis">central</text:span> regroupant :</text:p>
      <text:list text:style-name="L66">
        <text:list-item>
          <text:p text:style-name="P161">Gestion des modes du robot</text:p>
        </text:list-item>
        <text:list-item>
          <text:p text:style-name="P161">Reset logiciel / réinitialisation modules</text:p>
        </text:list-item>
        <text:list-item>
          <text:p text:style-name="P161">Gestion des états d’urgence</text:p>
        </text:list-item>
        <text:list-item>
          <text:p text:style-name="P161">Activation du mode test</text:p>
        </text:list-item>
        <text:list-item>
          <text:p text:style-name="P161">Configuration générale (timings, debug, etc.)</text:p>
        </text:list-item>
      </text:list>
      <text:h text:style-name="P160" text:outline-level="2"><text:bookmark-start text:name="__RefHeading___Toc2040_228726857"/>2. Variables VPIV<text:bookmark-end text:name="__RefHeading___Toc2040_228726857"/></text:h>
      <table:table table:name="Tableau30" table:style-name="Tableau30">
        <table:table-column table:style-name="Tableau30.A"/>
        <table:table-column table:style-name="Tableau30.B"/>
        <table:table-header-rows>
          <table:table-row>
            <table:table-cell table:style-name="Tableau30.A1" office:value-type="string">
              <text:p text:style-name="P162">Élément</text:p>
            </table:table-cell>
            <table:table-cell table:style-name="Tableau30.A1" office:value-type="string">
              <text:p text:style-name="P162">Valeur</text:p>
            </table:table-cell>
          </table:table-row>
        </table:table-header-rows>
        <table:table-row>
          <table:table-cell table:style-name="Tableau30.A1" office:value-type="string">
            <text:p text:style-name="P163">Nom VPIV</text:p>
          </table:table-cell>
          <table:table-cell table:style-name="Tableau30.A1" office:value-type="string">
            <text:p text:style-name="P163"><text:span text:style-name="Source_20_Text">CfgS</text:span></text:p>
          </table:table-cell>
        </table:table-row>
        <table:table-row>
          <table:table-cell table:style-name="Tableau30.A1" office:value-type="string">
            <text:p text:style-name="P163">Instances</text:p>
          </table:table-cell>
          <table:table-cell table:style-name="Tableau30.A1" office:value-type="string">
            <text:p text:style-name="P163"><text:span text:style-name="Source_20_Text">*</text:span></text:p>
          </table:table-cell>
        </table:table-row>
        <table:table-row>
          <table:table-cell table:style-name="Tableau30.A1" office:value-type="string">
            <text:p text:style-name="P163">Propriétés</text:p>
          </table:table-cell>
          <table:table-cell table:style-name="Tableau30.A1" office:value-type="string">
            <text:p text:style-name="P163"><text:span text:style-name="Source_20_Text">mode</text:span>, <text:span text:style-name="Source_20_Text">reset</text:span>, <text:span text:style-name="Source_20_Text">emg</text:span>, <text:span text:style-name="Source_20_Text">test</text:span>, <text:span text:style-name="Source_20_Text">dbg</text:span></text:p>
          </table:table-cell>
        </table:table-row>
      </table:table>
      <text:h text:style-name="P164" text:outline-level="3"><text:bookmark-start text:name="__RefHeading___Toc2042_228726857"/>Détails :<text:bookmark-end text:name="__RefHeading___Toc2042_228726857"/></text:h>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162">Prop</text:p>
            </table:table-cell>
            <table:table-cell table:style-name="Tableau31.A1" office:value-type="string">
              <text:p text:style-name="P162">Type</text:p>
            </table:table-cell>
            <table:table-cell table:style-name="Tableau31.A1" office:value-type="string">
              <text:p text:style-name="P162">Description</text:p>
            </table:table-cell>
          </table:table-row>
        </table:table-header-rows>
        <table:table-row>
          <table:table-cell table:style-name="Tableau31.A1" office:value-type="string">
            <text:p text:style-name="P163"><text:span text:style-name="Source_20_Text">mode</text:span></text:p>
          </table:table-cell>
          <table:table-cell table:style-name="Tableau31.A1" office:value-type="string">
            <text:p text:style-name="P163">enum</text:p>
          </table:table-cell>
          <table:table-cell table:style-name="Tableau31.A1" office:value-type="string">
            <text:p text:style-name="P163">ARRET / VEILLE / SURVEILLANCE / AUTONOME / SUIVEUR / TELECOMMANDE</text:p>
          </table:table-cell>
        </table:table-row>
        <table:table-row>
          <table:table-cell table:style-name="Tableau31.A1" office:value-type="string">
            <text:p text:style-name="P163"><text:span text:style-name="Source_20_Text">reset</text:span></text:p>
          </table:table-cell>
          <table:table-cell table:style-name="Tableau31.A1" office:value-type="string">
            <text:p text:style-name="P163">—</text:p>
          </table:table-cell>
          <table:table-cell table:style-name="Tableau31.A1" office:value-type="string">
            <text:p text:style-name="P163">reset général</text:p>
          </table:table-cell>
        </table:table-row>
        <table:table-row>
          <table:table-cell table:style-name="Tableau31.A1" office:value-type="string">
            <text:p text:style-name="P163"><text:span text:style-name="Source_20_Text">emg</text:span></text:p>
          </table:table-cell>
          <table:table-cell table:style-name="Tableau31.A1" office:value-type="string">
            <text:p text:style-name="P163"><text:span text:style-name="Source_20_Text">"clear"</text:span> / <text:span text:style-name="Source_20_Text">"state"</text:span></text:p>
          </table:table-cell>
          <table:table-cell table:style-name="Tableau31.A1" office:value-type="string">
            <text:p text:style-name="P163">contrôle urgence</text:p>
          </table:table-cell>
        </table:table-row>
        <table:table-row>
          <table:table-cell table:style-name="Tableau31.A1" office:value-type="string">
            <text:p text:style-name="P163"><text:span text:style-name="Source_20_Text">test</text:span></text:p>
          </table:table-cell>
          <table:table-cell table:style-name="Tableau31.A1" office:value-type="string">
            <text:p text:style-name="P163">bool</text:p>
          </table:table-cell>
          <table:table-cell table:style-name="Tableau31.A1" office:value-type="string">
            <text:p text:style-name="P163">active le mode test général</text:p>
          </table:table-cell>
        </table:table-row>
        <table:table-row>
          <table:table-cell table:style-name="Tableau31.A1" office:value-type="string">
            <text:p text:style-name="P163"><text:span text:style-name="Source_20_Text">dbg</text:span></text:p>
          </table:table-cell>
          <table:table-cell table:style-name="Tableau31.A1" office:value-type="string">
            <text:p text:style-name="P163">bool</text:p>
          </table:table-cell>
          <table:table-cell table:style-name="Tableau31.A1" office:value-type="string">
            <text:p text:style-name="P163">verbose modules</text:p>
          </table:table-cell>
        </table:table-row>
      </table:table>
      <text:h text:style-name="P160" text:outline-level="2"><text:bookmark-start text:name="__RefHeading___Toc2044_228726857"/>3. Rôle dans la chaîne d’urgence<text:bookmark-end text:name="__RefHeading___Toc2044_228726857"/></text:h>
      <text:p text:style-name="P159">Le module contrôle le flag global :</text:p>
      <text:p text:style-name="P165"><text:span text:style-name="Source_20_Text">emergency_active</text:span></text:p>
      <text:p text:style-name="P159">Si activé :</text:p>
      <text:list text:style-name="L67">
        <text:list-item>
          <text:p text:style-name="P166">tous les modules doivent refuser leurs commandes</text:p>
        </text:list-item>
        <text:list-item>
          <text:p text:style-name="P166">sauf <text:span text:style-name="Source_20_Text">CfgS:emg:clear</text:span></text:p>
        </text:list-item>
      </text:list>
      <text:h text:style-name="P160" text:outline-level="2"><text:bookmark-start text:name="__RefHeading___Toc2046_228726857"/>4. Exemples VPIV<text:bookmark-end text:name="__RefHeading___Toc2046_228726857"/></text:h>
      <text:p text:style-name="P159">Passer en mode autonome :</text:p>
      <text:p text:style-name="P165"><text:span text:style-name="Source_20_Text">$V:CfgS:*:mode:3#</text:span></text:p>
      <text:p text:style-name="P159">Activer état d’urgence (ex : traction laisse) :</text:p>
      <text:p text:style-name="P165"><text:span text:style-name="Source_20_Text">$V:CfgS:*:emg:1#</text:span></text:p>
      <text:p text:style-name="P159">Effacer l’urgence manuellement :</text:p>
      <text:p text:style-name="P165"><text:span text:style-name="Source_20_Text">$V:CfgS:*:emg:clear#</text:span></text:p>
      <text:p text:style-name="P159">Reset total :</text:p>
      <text:p text:style-name="P165"><text:span text:style-name="Source_20_Text">$V:CfgS:*:reset:1#</text:span></text:p>
      <text:h text:style-name="P160" text:outline-level="2"><text:bookmark-start text:name="__RefHeading___Toc2048_228726857"/><text:soft-page-break/>5. Réponses<text:bookmark-end text:name="__RefHeading___Toc2048_228726857"/></text:h>
      <text:p text:style-name="P165"><text:span text:style-name="Source_20_Text">$I:CfgS:*:mode:3#</text:span></text:p>
      <text:p text:style-name="P159">ou état d’urgence :</text:p>
      <text:p text:style-name="P165"><text:span text:style-name="Source_20_Text">$I:CfgS:*:emg:1#</text:span></text:p>
      <text:h text:style-name="P160" text:outline-level="2"><text:bookmark-start text:name="__RefHeading___Toc2050_228726857"/>6. Notes<text:bookmark-end text:name="__RefHeading___Toc2050_228726857"/></text:h>
      <text:list text:style-name="L68">
        <text:list-item>
          <text:p text:style-name="P167">Ce module doit rester minimaliste mais robuste</text:p>
        </text:list-item>
        <text:list-item>
          <text:p text:style-name="P167"><text:span text:style-name="Strong_20_Emphasis">Peut intégrer les tests internes du robot (autotests)</text:span><text:bookmark text:name="__RefHeading___Toc2034_228726857 Copie 1 Copie 1 Copie 1 Copie 1"/></text:p>
        </text:list-item>
      </text:list>
      <text:p text:style-name="Text_20_body"><text:span text:style-name="Strong_20_Emphasis"/></text:p>
      <text:p text:style-name="P168"><text:span text:style-name="Strong_20_Emphasis"><text:span text:style-name="T53">______________________</text:span></text:span></text:p>
      <text:p text:style-name="Text_20_body"><text:span text:style-name="Strong_20_Emphasis">Parfait — je génère exactement le tableau synthétique dont tu as besoin pour Node-RED, module par module, avec :</text:span></text:p>
      <text:p text:style-name="Text_20_body">✔ Variables internes Arduino<text:line-break/>✔ Propriétés VPIV<text:line-break/>✔ Instances utilisables<text:line-break/>✔ Constantes (depuis <text:span text:style-name="Source_20_Text">config.h</text:span>)<text:line-break/>✔ Valeur / rôle<text:line-break/>✔ Nom EXACT utilisé dans le dispatch</text:p>
      <text:p text:style-name="Text_20_body">🎯 <text:span text:style-name="Strong_20_Emphasis">Ce tableau est conçu spécialement pour l’écran d’initialisation de Node-RED</text:span>, afin que ton flow puisse envoyer automatiquement les valeurs initiales.</text:p>
      <text:p text:style-name="P124"/>
      <text:h text:style-name="P146" text:outline-level="1"/>
      <text:h text:style-name="P169" text:outline-level="1"><text:bookmark-start text:name="__RefHeading___Toc11992_228726857"/>✅ <text:span text:style-name="Strong_20_Emphasis">TABLEAU GLOBAL VPIV — Tous les modules (prêt pour Node-RED)</text:span><text:bookmark-end text:name="__RefHeading___Toc11992_228726857"/></text:h>
      <text:p text:style-name="Text_20_body"><text:span text:style-name="Emphasis">(Version concise mais complète — je peux aussi générer une version XXL si tu veux la mettre en documentation)</text:span></text:p>
      <text:p text:style-name="P124"/>
      <text:h text:style-name="Heading_20_2" text:outline-level="2"><text:bookmark-start text:name="__RefHeading___Toc11994_228726857"/>🟦 <text:span text:style-name="Strong_20_Emphasis">1 — Module LRUB (Ruban LED)</text:span><text:bookmark-end text:name="__RefHeading___Toc11994_228726857"/></text:h>
      <text:p text:style-name="Text_20_body"><text:span text:style-name="Strong_20_Emphasis">Module VPIV : </text:span><text:span text:style-name="Strong_20_Emphasis"><text:span text:style-name="Source_20_Text">lrub</text:spa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Table_20_Heading">Élément</text:p>
            </table:table-cell>
            <table:table-cell table:style-name="Tableau3.A1" office:value-type="string">
              <text:p text:style-name="Table_20_Heading">Nom VPIV</text:p>
            </table:table-cell>
            <table:table-cell table:style-name="Tableau3.A1" office:value-type="string">
              <text:p text:style-name="Table_20_Heading">Type</text:p>
            </table:table-cell>
            <table:table-cell table:style-name="Tableau3.A1" office:value-type="string">
              <text:p text:style-name="Table_20_Heading">Valeurs</text:p>
            </table:table-cell>
            <table:table-cell table:style-name="Tableau3.A1" office:value-type="string">
              <text:p text:style-name="Table_20_Heading">Description</text:p>
            </table:table-cell>
          </table:table-row>
        </table:table-header-rows>
        <table:table-row>
          <table:table-cell table:style-name="Tableau3.A1" office:value-type="string">
            <text:p text:style-name="Table_20_Contents">Instance</text:p>
          </table:table-cell>
          <table:table-cell table:style-name="Tableau3.A1" office:value-type="string">
            <text:p text:style-name="Table_20_Contents"><text:span text:style-name="Source_20_Text">*</text:span> ou liste indices <text:span text:style-name="Source_20_Text">[0,5,7]</text:span></text:p>
          </table:table-cell>
          <table:table-cell table:style-name="Tableau3.A1" office:value-type="string">
            <text:p text:style-name="Table_20_Contents">indices</text:p>
          </table:table-cell>
          <table:table-cell table:style-name="Tableau3.A1" office:value-type="string">
            <text:p text:style-name="Table_20_Contents">0–N</text:p>
          </table:table-cell>
          <table:table-cell table:style-name="Tableau3.A1" office:value-type="string">
            <text:p text:style-name="Table_20_Contents">Pixel(s) à modifier</text:p>
          </table:table-cell>
        </table:table-row>
        <table:table-row>
          <table:table-cell table:style-name="Tableau3.A1" office:value-type="string">
            <text:p text:style-name="Table_20_Contents">Prop couleur</text:p>
          </table:table-cell>
          <table:table-cell table:style-name="Tableau3.A1" office:value-type="string">
            <text:p text:style-name="Table_20_Contents"><text:span text:style-name="Source_20_Text">C</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r,g,b</text:span></text:p>
          </table:table-cell>
          <table:table-cell table:style-name="Tableau3.A1" office:value-type="string">
            <text:p text:style-name="Table_20_Contents">Applique une couleur</text:p>
          </table:table-cell>
        </table:table-row>
        <table:table-row>
          <table:table-cell table:style-name="Tableau3.A1" office:value-type="string">
            <text:p text:style-name="Table_20_Contents">Prop intensité</text:p>
          </table:table-cell>
          <table:table-cell table:style-name="Tableau3.A1" office:value-type="string">
            <text:p text:style-name="Table_20_Contents"><text:span text:style-name="Source_20_Text">int</text:span></text:p>
          </table:table-cell>
          <table:table-cell table:style-name="Tableau3.A1" office:value-type="string">
            <text:p text:style-name="Table_20_Contents">prop</text:p>
          </table:table-cell>
          <table:table-cell table:style-name="Tableau3.A1" office:value-type="string">
            <text:p text:style-name="Table_20_Contents">0–255</text:p>
          </table:table-cell>
          <table:table-cell table:style-name="Tableau3.A1" office:value-type="string">
            <text:p text:style-name="Table_20_Contents">Brightness du ruban</text:p>
          </table:table-cell>
        </table:table-row>
        <table:table-row>
          <table:table-cell table:style-name="Tableau3.A1" office:value-type="string">
            <text:p text:style-name="Table_20_Contents">Prop active</text:p>
          </table:table-cell>
          <table:table-cell table:style-name="Tableau3.A1" office:value-type="string">
            <text:p text:style-name="Table_20_Contents"><text:span text:style-name="Source_20_Text">act</text:span></text:p>
          </table:table-cell>
          <table:table-cell table:style-name="Tableau3.A1" office:value-type="string">
            <text:p text:style-name="Table_20_Contents">prop</text:p>
          </table:table-cell>
          <table:table-cell table:style-name="Tableau3.A1" office:value-type="string">
            <text:p text:style-name="Table_20_Contents">0/1</text:p>
          </table:table-cell>
          <table:table-cell table:style-name="Tableau3.A1" office:value-type="string">
            <text:p text:style-name="Table_20_Contents">Allumer / éteindre</text:p>
          </table:table-cell>
        </table:table-row>
        <table:table-row>
          <table:table-cell table:style-name="Tableau3.A1" office:value-type="string">
            <text:p text:style-name="Table_20_Contents">Prop effet</text:p>
          </table:table-cell>
          <table:table-cell table:style-name="Tableau3.A1" office:value-type="string">
            <text:p text:style-name="Table_20_Contents"><text:span text:style-name="Source_20_Text">fx</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fuite</text:span></text:p>
          </table:table-cell>
          <table:table-cell table:style-name="Tableau3.A1" office:value-type="string">
            <text:p text:style-name="Table_20_Contents">Effet spécial interne</text:p>
          </table:table-cell>
        </table:table-row>
        <table:table-row>
          <table:table-cell table:style-name="Tableau3.A1" office:value-type="string">
            <text:p text:style-name="Table_20_Contents">Timeout</text:p>
          </table:table-cell>
          <table:table-cell table:style-name="Tableau3.A1" office:value-type="string">
            <text:p text:style-name="Table_20_Contents"><text:span text:style-name="Source_20_Text">tout</text:span></text:p>
          </table:table-cell>
          <table:table-cell table:style-name="Tableau3.A1" office:value-type="string">
            <text:p text:style-name="Table_20_Contents">prop</text:p>
          </table:table-cell>
          <table:table-cell table:style-name="Tableau3.A1" office:value-type="string">
            <text:p text:style-name="Table_20_Contents">ms</text:p>
          </table:table-cell>
          <table:table-cell table:style-name="Tableau3.A1" office:value-type="string">
            <text:p text:style-name="Table_20_Contents">Durée avant extinction</text:p>
          </table:table-cell>
        </table:table-row>
      </table:table>
      <text:h text:style-name="P136" text:outline-level="3"><text:bookmark-start text:name="__RefHeading___Toc11996_228726857"/>Constantes importantes (<text:span text:style-name="Source_20_Text">config.h</text:span>)<text:bookmark-end text:name="__RefHeading___Toc11996_228726857"/></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Constante</text:p>
            </table:table-cell>
            <table:table-cell table:style-name="Tableau5.A1" office:value-type="string">
              <text:p text:style-name="Table_20_Heading">Valeur</text:p>
            </table:table-cell>
            <table:table-cell table:style-name="Tableau5.A1" office:value-type="string">
              <text:p text:style-name="Table_20_Heading">Rôle</text:p>
            </table:table-cell>
          </table:table-row>
        </table:table-header-rows>
        <table:table-row>
          <table:table-cell table:style-name="Tableau5.A1" office:value-type="string">
            <text:p text:style-name="Table_20_Contents"><text:span text:style-name="Source_20_Text">RUBAN_LED_PIN</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Pin NeoPixel</text:p>
          </table:table-cell>
        </table:table-row>
        <table:table-row>
          <table:table-cell table:style-name="Tableau5.A1" office:value-type="string">
            <text:p text:style-name="Table_20_Contents"><text:span text:style-name="Source_20_Text">RUBAN_NUM_PIXELS</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Nombre de LEDs</text:p>
          </table:table-cell>
        </table:table-row>
        <table:table-row>
          <table:table-cell table:style-name="Tableau5.A1" office:value-type="string">
            <text:p text:style-name="Table_20_Contents"><text:span text:style-name="Source_20_Text">rubanTpsFin</text:span></text:p>
          </table:table-cell>
          <table:table-cell table:style-name="Tableau5.A1" office:value-type="string">
            <text:p text:style-name="Table_20_Contents">var</text:p>
          </table:table-cell>
          <table:table-cell table:style-name="Tableau5.A1" office:value-type="string">
            <text:p text:style-name="Table_20_Contents">Timeout interne</text:p>
          </table:table-cell>
        </table:table-row>
      </table:table>
      <text:p text:style-name="P124"/>
      <text:h text:style-name="Heading_20_2" text:outline-level="2"><text:bookmark-start text:name="__RefHeading___Toc11998_228726857"/>🟦 <text:span text:style-name="Strong_20_Emphasis">2 — Module LRING (Anneau LED expressif)</text:span><text:bookmark-end text:name="__RefHeading___Toc11998_228726857"/></text:h>
      <text:p text:style-name="Text_20_body"><text:span text:style-name="Strong_20_Emphasis">Module VPIV : </text:span><text:span text:style-name="Strong_20_Emphasis"><text:span text:style-name="Source_20_Text">lring</text:span></text:span></text:p>
      <table:table table:name="Tableau32" table:style-name="Tableau32">
        <table:table-column table:style-name="Tableau32.A"/>
        <table:table-column table:style-name="Tableau32.B"/>
        <table:table-column table:style-name="Tableau32.C"/>
        <table:table-column table:style-name="Tableau32.D"/>
        <table:table-header-rows>
          <table:table-row>
            <table:table-cell table:style-name="Tableau32.A1" office:value-type="string">
              <text:p text:style-name="Table_20_Heading">Élément</text:p>
            </table:table-cell>
            <table:table-cell table:style-name="Tableau32.A1" office:value-type="string">
              <text:p text:style-name="Table_20_Heading">Nom</text:p>
            </table:table-cell>
            <table:table-cell table:style-name="Tableau32.A1" office:value-type="string">
              <text:p text:style-name="Table_20_Heading">Type</text:p>
            </table:table-cell>
            <table:table-cell table:style-name="Tableau32.A1" office:value-type="string">
              <text:p text:style-name="Table_20_Heading">Valeurs</text:p>
            </table:table-cell>
          </table:table-row>
        </table:table-header-rows>
        <table:table-row>
          <table:table-cell table:style-name="Tableau32.A1" office:value-type="string">
            <text:p text:style-name="Table_20_Contents">Instance</text:p>
          </table:table-cell>
          <table:table-cell table:style-name="Tableau32.A1" office:value-type="string">
            <text:p text:style-name="Table_20_Contents"><text:span text:style-name="Source_20_Text">*</text:span></text:p>
          </table:table-cell>
          <table:table-cell table:style-name="Tableau32.A1" office:value-type="string">
            <text:p text:style-name="Table_20_Contents">inst</text:p>
          </table:table-cell>
          <table:table-cell table:style-name="Tableau32.A1" office:value-type="string">
            <text:p text:style-name="Table_20_Contents">idem</text:p>
          </table:table-cell>
        </table:table-row>
        <table:table-row>
          <table:table-cell table:style-name="Tableau32.A1" office:value-type="string">
            <text:p text:style-name="Table_20_Contents">Couleur</text:p>
          </table:table-cell>
          <table:table-cell table:style-name="Tableau32.A1" office:value-type="string">
            <text:p text:style-name="Table_20_Contents"><text:span text:style-name="Source_20_Text">C</text:span></text:p>
          </table:table-cell>
          <table:table-cell table:style-name="Tableau32.A1" office:value-type="string">
            <text:p text:style-name="Table_20_Contents">prop</text:p>
          </table:table-cell>
          <table:table-cell table:style-name="Tableau32.A1" office:value-type="string">
            <text:p text:style-name="Table_20_Contents"><text:span text:style-name="Source_20_Text">r,g,b</text:span></text:p>
          </table:table-cell>
        </table:table-row>
        <table:table-row>
          <table:table-cell table:style-name="Tableau32.A1" office:value-type="string">
            <text:p text:style-name="Table_20_Contents">Intensité</text:p>
          </table:table-cell>
          <table:table-cell table:style-name="Tableau32.A1" office:value-type="string">
            <text:p text:style-name="Table_20_Contents"><text:span text:style-name="Source_20_Text">int</text:span></text:p>
          </table:table-cell>
          <table:table-cell table:style-name="Tableau32.A1" office:value-type="string">
            <text:p text:style-name="Table_20_Contents">prop</text:p>
          </table:table-cell>
          <table:table-cell table:style-name="Tableau32.A1" office:value-type="string">
            <text:p text:style-name="Table_20_Contents">0–255</text:p>
          </table:table-cell>
        </table:table-row>
        <table:table-row>
          <table:table-cell table:style-name="Tableau32.A1" office:value-type="string">
            <text:p text:style-name="Table_20_Contents">Expression</text:p>
          </table:table-cell>
          <table:table-cell table:style-name="Tableau32.A1" office:value-type="string">
            <text:p text:style-name="Table_20_Contents"><text:span text:style-name="Source_20_Text">fx</text:span></text:p>
          </table:table-cell>
          <table:table-cell table:style-name="Tableau32.A1" office:value-type="string">
            <text:p text:style-name="Table_20_Contents">prop</text:p>
          </table:table-cell>
          <table:table-cell table:style-name="Tableau32.A1" office:value-type="string">
            <text:p text:style-name="Table_20_Contents"><text:span text:style-name="Source_20_Text">sourire</text:span>, <text:span text:style-name="Source_20_Text">alerte</text:span></text:p>
          </table:table-cell>
        </table:table-row>
        <table:table-row>
          <table:table-cell table:style-name="Tableau32.A1" office:value-type="string">
            <text:p text:style-name="Table_20_Contents">Timeout</text:p>
          </table:table-cell>
          <table:table-cell table:style-name="Tableau32.A1" office:value-type="string">
            <text:p text:style-name="Table_20_Contents"><text:span text:style-name="Source_20_Text">tout</text:span></text:p>
          </table:table-cell>
          <table:table-cell table:style-name="Tableau32.A1" office:value-type="string">
            <text:p text:style-name="Table_20_Contents">prop</text:p>
          </table:table-cell>
          <table:table-cell table:style-name="Tableau32.A1" office:value-type="string">
            <text:p text:style-name="Table_20_Contents">ms</text:p>
          </table:table-cell>
        </table:table-row>
      </table:table>
      <text:h text:style-name="P136" text:outline-level="3"><text:bookmark-start text:name="__RefHeading___Toc12000_228726857"/>Constantes<text:bookmark-end text:name="__RefHeading___Toc12000_228726857"/></text:h>
      <table:table table:name="Tableau33" table:style-name="Tableau33">
        <table:table-column table:style-name="Tableau33.A"/>
        <table:table-column table:style-name="Tableau33.B"/>
        <table:table-header-rows>
          <table:table-row>
            <table:table-cell table:style-name="Tableau33.A1" office:value-type="string">
              <text:p text:style-name="Table_20_Heading">Constante</text:p>
            </table:table-cell>
            <table:table-cell table:style-name="Tableau33.A1" office:value-type="string">
              <text:p text:style-name="Table_20_Heading">Rôle</text:p>
            </table:table-cell>
          </table:table-row>
        </table:table-header-rows>
        <table:table-row>
          <table:table-cell table:style-name="Tableau33.A1" office:value-type="string">
            <text:p text:style-name="Table_20_Contents"><text:span text:style-name="Source_20_Text">LRING_NUM_PIXELS</text:span></text:p>
          </table:table-cell>
          <table:table-cell table:style-name="Tableau33.A1" office:value-type="string">
            <text:p text:style-name="Table_20_Contents">nb LEDs</text:p>
          </table:table-cell>
        </table:table-row>
        <table:table-row>
          <table:table-cell table:style-name="Tableau33.A1" office:value-type="string">
            <text:p text:style-name="Table_20_Contents"><text:span text:style-name="Source_20_Text">ringTpsFin</text:span></text:p>
          </table:table-cell>
          <table:table-cell table:style-name="Tableau33.A1" office:value-type="string">
            <text:p text:style-name="Table_20_Contents">timer</text:p>
          </table:table-cell>
        </table:table-row>
      </table:table>
      <text:p text:style-name="P124"/>
      <text:h text:style-name="Heading_20_2" text:outline-level="2"><text:bookmark-start text:name="__RefHeading___Toc12002_228726857"/>🟦 <text:span text:style-name="Strong_20_Emphasis">3 — Module SERVOS</text:span><text:bookmark-end text:name="__RefHeading___Toc12002_228726857"/></text:h>
      <text:p text:style-name="Text_20_body"><text:span text:style-name="Strong_20_Emphasis">Module VPIV : </text:span><text:span text:style-name="Strong_20_Emphasis"><text:span text:style-name="Source_20_Text">Srv</text:span></text:span></text:p>
      <table:table table:name="Tableau34" table:style-name="Tableau34">
        <table:table-column table:style-name="Tableau34.A"/>
        <table:table-column table:style-name="Tableau34.B"/>
        <table:table-column table:style-name="Tableau34.C"/>
        <table:table-column table:style-name="Tableau34.D"/>
        <table:table-header-rows>
          <table:table-row>
            <table:table-cell table:style-name="Tableau34.A1" office:value-type="string">
              <text:p text:style-name="Table_20_Heading">Élément</text:p>
            </table:table-cell>
            <table:table-cell table:style-name="Tableau34.A1" office:value-type="string">
              <text:p text:style-name="Table_20_Heading">VPIV</text:p>
            </table:table-cell>
            <table:table-cell table:style-name="Tableau34.A1" office:value-type="string">
              <text:p text:style-name="Table_20_Heading">Valeurs</text:p>
            </table:table-cell>
            <table:table-cell table:style-name="Tableau34.A1" office:value-type="string">
              <text:p text:style-name="Table_20_Heading">Description</text:p>
            </table:table-cell>
          </table:table-row>
        </table:table-header-rows>
        <table:table-row>
          <table:table-cell table:style-name="Tableau34.A1" office:value-type="string">
            <text:p text:style-name="Table_20_Contents">Instance</text:p>
          </table:table-cell>
          <table:table-cell table:style-name="Tableau34.A1" office:value-type="string">
            <text:p text:style-name="Table_20_Contents"><text:span text:style-name="Source_20_Text">0</text:span>, <text:span text:style-name="Source_20_Text">1</text:span>…</text:p>
          </table:table-cell>
          <table:table-cell table:style-name="Tableau34.A1" office:value-type="string">
            <text:p text:style-name="Table_20_Contents">servos individuels</text:p>
          </table:table-cell>
          <table:table-cell table:style-name="Tableau34.A1" office:value-type="string">
            <text:p text:style-name="Table_20_Contents">tête, bouche, etc</text:p>
          </table:table-cell>
        </table:table-row>
        <table:table-row>
          <table:table-cell table:style-name="Tableau34.A1" office:value-type="string">
            <text:p text:style-name="Table_20_Contents">Position</text:p>
          </table:table-cell>
          <table:table-cell table:style-name="Tableau34.A1" office:value-type="string">
            <text:p text:style-name="Table_20_Contents"><text:span text:style-name="Source_20_Text">pos</text:span></text:p>
          </table:table-cell>
          <table:table-cell table:style-name="Tableau34.A1" office:value-type="string">
            <text:p text:style-name="Table_20_Contents">0–180</text:p>
          </table:table-cell>
          <table:table-cell table:style-name="Tableau34.A1" office:value-type="string">
            <text:p text:style-name="Table_20_Contents">angle</text:p>
          </table:table-cell>
        </table:table-row>
        <text:soft-page-break/>
        <table:table-row>
          <table:table-cell table:style-name="Tableau34.A1" office:value-type="string">
            <text:p text:style-name="Table_20_Contents">Vitesse</text:p>
          </table:table-cell>
          <table:table-cell table:style-name="Tableau34.A1" office:value-type="string">
            <text:p text:style-name="Table_20_Contents"><text:span text:style-name="Source_20_Text">spd</text:span></text:p>
          </table:table-cell>
          <table:table-cell table:style-name="Tableau34.A1" office:value-type="string">
            <text:p text:style-name="Table_20_Contents">1–10</text:p>
          </table:table-cell>
          <table:table-cell table:style-name="Tableau34.A1" office:value-type="string">
            <text:p text:style-name="Table_20_Contents">vitesse interne</text:p>
          </table:table-cell>
        </table:table-row>
        <table:table-row>
          <table:table-cell table:style-name="Tableau34.A1" office:value-type="string">
            <text:p text:style-name="Table_20_Contents">Active</text:p>
          </table:table-cell>
          <table:table-cell table:style-name="Tableau34.A1" office:value-type="string">
            <text:p text:style-name="Table_20_Contents"><text:span text:style-name="Source_20_Text">act</text:span></text:p>
          </table:table-cell>
          <table:table-cell table:style-name="Tableau34.A1" office:value-type="string">
            <text:p text:style-name="Table_20_Contents">0/1</text:p>
          </table:table-cell>
          <table:table-cell table:style-name="Tableau34.A1" office:value-type="string">
            <text:p text:style-name="Table_20_Contents">Activer/Désactiver</text:p>
          </table:table-cell>
        </table:table-row>
      </table:table>
      <text:h text:style-name="P136" text:outline-level="3"><text:bookmark-start text:name="__RefHeading___Toc12004_228726857"/>Constantes<text:bookmark-end text:name="__RefHeading___Toc12004_228726857"/></text:h>
      <table:table table:name="Tableau36" table:style-name="Tableau36">
        <table:table-column table:style-name="Tableau36.A"/>
        <table:table-column table:style-name="Tableau36.B"/>
        <table:table-header-rows>
          <table:table-row>
            <table:table-cell table:style-name="Tableau36.A1" office:value-type="string">
              <text:p text:style-name="Table_20_Heading">Constante</text:p>
            </table:table-cell>
            <table:table-cell table:style-name="Tableau36.A1" office:value-type="string">
              <text:p text:style-name="Table_20_Heading">Rôle</text:p>
            </table:table-cell>
          </table:table-row>
        </table:table-header-rows>
        <table:table-row>
          <table:table-cell table:style-name="Tableau36.A1" office:value-type="string">
            <text:p text:style-name="Table_20_Contents"><text:span text:style-name="Source_20_Text">SERVO_PIN_X</text:span></text:p>
          </table:table-cell>
          <table:table-cell table:style-name="Tableau36.A1" office:value-type="string">
            <text:p text:style-name="Table_20_Contents">pin servo</text:p>
          </table:table-cell>
        </table:table-row>
        <table:table-row>
          <table:table-cell table:style-name="Tableau36.A1" office:value-type="string">
            <text:p text:style-name="Table_20_Contents"><text:span text:style-name="Source_20_Text">SERVO_POS_DEFAULT</text:span></text:p>
          </table:table-cell>
          <table:table-cell table:style-name="Tableau36.A1" office:value-type="string">
            <text:p text:style-name="Table_20_Contents">pos init</text:p>
          </table:table-cell>
        </table:table-row>
      </table:table>
      <text:p text:style-name="P124"/>
      <text:h text:style-name="Heading_20_2" text:outline-level="2"><text:bookmark-start text:name="__RefHeading___Toc12006_228726857"/>🟦 <text:span text:style-name="Strong_20_Emphasis">4 — Module MOTEURS (UNO)</text:span><text:bookmark-end text:name="__RefHeading___Toc12006_228726857"/></text:h>
      <text:p text:style-name="Text_20_body"><text:span text:style-name="Strong_20_Emphasis">Module VPIV : </text:span><text:span text:style-name="Strong_20_Emphasis"><text:span text:style-name="Source_20_Text">Mt</text:span></text:span></text:p>
      <table:table table:name="Tableau37" table:style-name="Tableau37">
        <table:table-column table:style-name="Tableau37.A"/>
        <table:table-column table:style-name="Tableau37.B"/>
        <table:table-column table:style-name="Tableau37.C"/>
        <table:table-header-rows>
          <table:table-row>
            <table:table-cell table:style-name="Tableau37.A1" office:value-type="string">
              <text:p text:style-name="Table_20_Heading">Élément</text:p>
            </table:table-cell>
            <table:table-cell table:style-name="Tableau37.A1" office:value-type="string">
              <text:p text:style-name="Table_20_Heading">VPIV</text:p>
            </table:table-cell>
            <table:table-cell table:style-name="Tableau37.A1" office:value-type="string">
              <text:p text:style-name="Table_20_Heading">Valeur</text:p>
            </table:table-cell>
          </table:table-row>
        </table:table-header-rows>
        <table:table-row>
          <table:table-cell table:style-name="Tableau37.A1" office:value-type="string">
            <text:p text:style-name="Table_20_Contents">Accélération</text:p>
          </table:table-cell>
          <table:table-cell table:style-name="Tableau37.A1" office:value-type="string">
            <text:p text:style-name="Table_20_Contents"><text:span text:style-name="Source_20_Text">acc</text:span></text:p>
          </table:table-cell>
          <table:table-cell table:style-name="Tableau37.A1" office:value-type="string">
            <text:p text:style-name="Table_20_Contents">0–9</text:p>
          </table:table-cell>
        </table:table-row>
        <table:table-row>
          <table:table-cell table:style-name="Tableau37.A1" office:value-type="string">
            <text:p text:style-name="Table_20_Contents">Vitesse</text:p>
          </table:table-cell>
          <table:table-cell table:style-name="Tableau37.A1" office:value-type="string">
            <text:p text:style-name="Table_20_Contents"><text:span text:style-name="Source_20_Text">spd</text:span></text:p>
          </table:table-cell>
          <table:table-cell table:style-name="Tableau37.A1" office:value-type="string">
            <text:p text:style-name="Table_20_Contents">0–9</text:p>
          </table:table-cell>
        </table:table-row>
        <table:table-row>
          <table:table-cell table:style-name="Tableau37.A1" office:value-type="string">
            <text:p text:style-name="Table_20_Contents">Direction</text:p>
          </table:table-cell>
          <table:table-cell table:style-name="Tableau37.A1" office:value-type="string">
            <text:p text:style-name="Table_20_Contents"><text:span text:style-name="Source_20_Text">dir</text:span></text:p>
          </table:table-cell>
          <table:table-cell table:style-name="Tableau37.A1" office:value-type="string">
            <text:p text:style-name="Table_20_Contents">0–9</text:p>
          </table:table-cell>
        </table:table-row>
        <table:table-row>
          <table:table-cell table:style-name="Tableau37.A1" office:value-type="string">
            <text:p text:style-name="Table_20_Contents">Stop</text:p>
          </table:table-cell>
          <table:table-cell table:style-name="Tableau37.A1" office:value-type="string">
            <text:p text:style-name="Table_20_Contents"><text:span text:style-name="Source_20_Text">stop</text:span></text:p>
          </table:table-cell>
          <table:table-cell table:style-name="Tableau37.A1" office:value-type="string">
            <text:p text:style-name="Table_20_Contents">1</text:p>
          </table:table-cell>
        </table:table-row>
      </table:table>
      <text:h text:style-name="P136" text:outline-level="3"><text:bookmark-start text:name="__RefHeading___Toc12008_228726857"/>Constantes<text:bookmark-end text:name="__RefHeading___Toc12008_228726857"/></text:h>
      <table:table table:name="Tableau38" table:style-name="Tableau38">
        <table:table-column table:style-name="Tableau38.A"/>
        <table:table-column table:style-name="Tableau38.B"/>
        <table:table-header-rows>
          <table:table-row>
            <table:table-cell table:style-name="Tableau38.A1" office:value-type="string">
              <text:p text:style-name="Table_20_Heading">Constante</text:p>
            </table:table-cell>
            <table:table-cell table:style-name="Tableau38.A1" office:value-type="string">
              <text:p text:style-name="Table_20_Heading">Rôle</text:p>
            </table:table-cell>
          </table:table-row>
        </table:table-header-rows>
        <table:table-row>
          <table:table-cell table:style-name="Tableau38.A1" office:value-type="string">
            <text:p text:style-name="Table_20_Contents"><text:span text:style-name="Source_20_Text">transMoteurP[]</text:span></text:p>
          </table:table-cell>
          <table:table-cell table:style-name="Tableau38.A1" office:value-type="string">
            <text:p text:style-name="Table_20_Contents">trame envoyée</text:p>
          </table:table-cell>
        </table:table-row>
        <table:table-row>
          <table:table-cell table:style-name="Tableau38.A1" office:value-type="string">
            <text:p text:style-name="Table_20_Contents"><text:span text:style-name="Source_20_Text">MOTEURS_SERIAL</text:span></text:p>
          </table:table-cell>
          <table:table-cell table:style-name="Tableau38.A1" office:value-type="string">
            <text:p text:style-name="Table_20_Contents">port série UNO</text:p>
          </table:table-cell>
        </table:table-row>
      </table:table>
      <text:p text:style-name="P124"/>
      <text:h text:style-name="Heading_20_2" text:outline-level="2"><text:bookmark-start text:name="__RefHeading___Toc12010_228726857"/>🟦 <text:span text:style-name="Strong_20_Emphasis">5 — Module ULTRASON (US)</text:span><text:bookmark-end text:name="__RefHeading___Toc12010_228726857"/></text:h>
      <text:p text:style-name="Text_20_body"><text:span text:style-name="Strong_20_Emphasis">Module VPIV : </text:span><text:span text:style-name="Strong_20_Emphasis"><text:span text:style-name="Source_20_Text">Us</text:span></text:span></text:p>
      <table:table table:name="Tableau39" table:style-name="Tableau39">
        <table:table-column table:style-name="Tableau39.A"/>
        <table:table-column table:style-name="Tableau39.B"/>
        <table:table-column table:style-name="Tableau39.C"/>
        <table:table-column table:style-name="Tableau39.D"/>
        <table:table-header-rows>
          <table:table-row>
            <table:table-cell table:style-name="Tableau39.A1" office:value-type="string">
              <text:p text:style-name="Table_20_Heading">Élément</text:p>
            </table:table-cell>
            <table:table-cell table:style-name="Tableau39.A1" office:value-type="string">
              <text:p text:style-name="Table_20_Heading">VPIV</text:p>
            </table:table-cell>
            <table:table-cell table:style-name="Tableau39.A1" office:value-type="string">
              <text:p text:style-name="Table_20_Heading">Type</text:p>
            </table:table-cell>
            <table:table-cell table:style-name="Tableau39.A1" office:value-type="string">
              <text:p text:style-name="Table_20_Heading">Valeurs</text:p>
            </table:table-cell>
          </table:table-row>
        </table:table-header-rows>
        <table:table-row>
          <table:table-cell table:style-name="Tableau39.A1" office:value-type="string">
            <text:p text:style-name="Table_20_Contents">Instances</text:p>
          </table:table-cell>
          <table:table-cell table:style-name="Tableau39.A1" office:value-type="string">
            <text:p text:style-name="Table_20_Contents"><text:span text:style-name="Source_20_Text">*</text:span>, <text:span text:style-name="Source_20_Text">0</text:span>, <text:span text:style-name="Source_20_Text">[0,2]</text:span></text:p>
          </table:table-cell>
          <table:table-cell table:style-name="Tableau39.A1" office:value-type="string">
            <text:p text:style-name="Table_20_Contents">indexes</text:p>
          </table:table-cell>
          <table:table-cell table:style-name="Tableau39.A1" office:value-type="string">
            <text:p text:style-name="Table_20_Contents">sonar indexes</text:p>
          </table:table-cell>
        </table:table-row>
        <table:table-row>
          <table:table-cell table:style-name="Tableau39.A1" office:value-type="string">
            <text:p text:style-name="Table_20_Contents">Lecture</text:p>
          </table:table-cell>
          <table:table-cell table:style-name="Tableau39.A1" office:value-type="string">
            <text:p text:style-name="Table_20_Contents"><text:span text:style-name="Source_20_Text">read</text:span></text:p>
          </table:table-cell>
          <table:table-cell table:style-name="Tableau39.A1" office:value-type="string">
            <text:p text:style-name="Table_20_Contents">prop</text:p>
          </table:table-cell>
          <table:table-cell table:style-name="Tableau39.A1" office:value-type="string">
            <text:p text:style-name="Table_20_Contents">1</text:p>
          </table:table-cell>
        </table:table-row>
        <table:table-row>
          <table:table-cell table:style-name="Tableau39.A1" office:value-type="string">
            <text:p text:style-name="Table_20_Contents">Fréquence</text:p>
          </table:table-cell>
          <table:table-cell table:style-name="Tableau39.A1" office:value-type="string">
            <text:p text:style-name="Table_20_Contents"><text:span text:style-name="Source_20_Text">freq</text:span></text:p>
          </table:table-cell>
          <table:table-cell table:style-name="Tableau39.A1" office:value-type="string">
            <text:p text:style-name="Table_20_Contents">prop</text:p>
          </table:table-cell>
          <table:table-cell table:style-name="Tableau39.A1" office:value-type="string">
            <text:p text:style-name="Table_20_Contents">ms</text:p>
          </table:table-cell>
        </table:table-row>
        <table:table-row>
          <table:table-cell table:style-name="Tableau39.A1" office:value-type="string">
            <text:p text:style-name="Table_20_Contents">Delta</text:p>
          </table:table-cell>
          <table:table-cell table:style-name="Tableau39.A1" office:value-type="string">
            <text:p text:style-name="Table_20_Contents"><text:span text:style-name="Source_20_Text">delta</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Danger</text:p>
          </table:table-cell>
          <table:table-cell table:style-name="Tableau39.A1" office:value-type="string">
            <text:p text:style-name="Table_20_Contents"><text:span text:style-name="Source_20_Text">dang</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SendAll</text:p>
          </table:table-cell>
          <table:table-cell table:style-name="Tableau39.A1" office:value-type="string">
            <text:p text:style-name="Table_20_Contents"><text:span text:style-name="Source_20_Text">all</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row>
          <table:table-cell table:style-name="Tableau39.A1" office:value-type="string">
            <text:p text:style-name="Table_20_Contents">Actif</text:p>
          </table:table-cell>
          <table:table-cell table:style-name="Tableau39.A1" office:value-type="string">
            <text:p text:style-name="Table_20_Contents"><text:span text:style-name="Source_20_Text">act</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
      <text:h text:style-name="P136" text:outline-level="3"><text:bookmark-start text:name="__RefHeading___Toc12012_228726857"/>Constantes<text:bookmark-end text:name="__RefHeading___Toc12012_228726857"/></text:h>
      <table:table table:name="Tableau40" table:style-name="Tableau40">
        <table:table-column table:style-name="Tableau40.A"/>
        <table:table-column table:style-name="Tableau40.B"/>
        <table:table-header-rows>
          <table:table-row>
            <table:table-cell table:style-name="Tableau40.A1" office:value-type="string">
              <text:p text:style-name="Table_20_Heading">Constante</text:p>
            </table:table-cell>
            <table:table-cell table:style-name="Tableau40.A1" office:value-type="string">
              <text:p text:style-name="Table_20_Heading">Rôle</text:p>
            </table:table-cell>
          </table:table-row>
        </table:table-header-rows>
        <table:table-row>
          <table:table-cell table:style-name="Tableau40.A1" office:value-type="string">
            <text:p text:style-name="Table_20_Contents"><text:span text:style-name="Source_20_Text">SONAR_NUM</text:span></text:p>
          </table:table-cell>
          <table:table-cell table:style-name="Tableau40.A1" office:value-type="string">
            <text:p text:style-name="Table_20_Contents">nombre de capteurs</text:p>
          </table:table-cell>
        </table:table-row>
        <table:table-row>
          <table:table-cell table:style-name="Tableau40.A1" office:value-type="string">
            <text:p text:style-name="Table_20_Contents"><text:span text:style-name="Source_20_Text">US_PING_CYCLE_MS</text:span></text:p>
          </table:table-cell>
          <table:table-cell table:style-name="Tableau40.A1" office:value-type="string">
            <text:p text:style-name="Table_20_Contents">cycle global</text:p>
          </table:table-cell>
        </table:table-row>
        <table:table-row>
          <table:table-cell table:style-name="Tableau40.A1" office:value-type="string">
            <text:p text:style-name="Table_20_Contents"><text:span text:style-name="Source_20_Text">US_DELTA_THRESHOLD</text:span></text:p>
          </table:table-cell>
          <table:table-cell table:style-name="Tableau40.A1" office:value-type="string">
            <text:p text:style-name="Table_20_Contents">delta</text:p>
          </table:table-cell>
        </table:table-row>
        <table:table-row>
          <table:table-cell table:style-name="Tableau40.A1" office:value-type="string">
            <text:p text:style-name="Table_20_Contents"><text:span text:style-name="Source_20_Text">sonarDanger[]</text:span></text:p>
          </table:table-cell>
          <table:table-cell table:style-name="Tableau40.A1" office:value-type="string">
            <text:p text:style-name="Table_20_Contents">seuil par sonar</text:p>
          </table:table-cell>
        </table:table-row>
      </table:table>
      <text:p text:style-name="P124"/>
      <text:h text:style-name="Heading_20_2" text:outline-level="2"><text:bookmark-start text:name="__RefHeading___Toc12014_228726857"/>🟦 <text:span text:style-name="Strong_20_Emphasis">6 — Module MICROPHONES (Mic)</text:span><text:bookmark-end text:name="__RefHeading___Toc12014_228726857"/></text:h>
      <text:p text:style-name="Text_20_body"><text:span text:style-name="Strong_20_Emphasis">Module VPIV : </text:span><text:span text:style-name="Strong_20_Emphasis"><text:span text:style-name="Source_20_Text">Mic</text:span></text:span></text:p>
      <table:table table:name="Tableau41" table:style-name="Tableau41">
        <table:table-column table:style-name="Tableau41.A"/>
        <table:table-column table:style-name="Tableau41.B"/>
        <table:table-column table:style-name="Tableau41.C"/>
        <table:table-header-rows>
          <text:soft-page-break/>
          <table:table-row>
            <table:table-cell table:style-name="Tableau41.A1" office:value-type="string">
              <text:p text:style-name="Table_20_Heading">Élément</text:p>
            </table:table-cell>
            <table:table-cell table:style-name="Tableau41.A1" office:value-type="string">
              <text:p text:style-name="Table_20_Heading">VPIV</text:p>
            </table:table-cell>
            <table:table-cell table:style-name="Tableau41.A1" office:value-type="string">
              <text:p text:style-name="Table_20_Heading">Valeurs</text:p>
            </table:table-cell>
          </table:table-row>
        </table:table-header-rows>
        <table:table-row>
          <table:table-cell table:style-name="Tableau41.A1" office:value-type="string">
            <text:p text:style-name="Table_20_Contents">Instance</text:p>
          </table:table-cell>
          <table:table-cell table:style-name="Tableau41.A1" office:value-type="string">
            <text:p text:style-name="Table_20_Contents"><text:span text:style-name="Source_20_Text">*</text:span> ou index</text:p>
          </table:table-cell>
          <table:table-cell table:style-name="Tableau41.A1" office:value-type="string">
            <text:p text:style-name="Table_20_Contents">0–2</text:p>
          </table:table-cell>
        </table:table-row>
        <table:table-row>
          <table:table-cell table:style-name="Tableau41.A1" office:value-type="string">
            <text:p text:style-name="Table_20_Contents">Lecture</text:p>
          </table:table-cell>
          <table:table-cell table:style-name="Tableau41.A1" office:value-type="string">
            <text:p text:style-name="Table_20_Contents"><text:span text:style-name="Source_20_Text">read</text:span></text:p>
          </table:table-cell>
          <table:table-cell table:style-name="Tableau41.A1" office:value-type="string">
            <text:p text:style-name="Table_20_Contents">raw / rms / peak / orient</text:p>
          </table:table-cell>
        </table:table-row>
        <table:table-row>
          <table:table-cell table:style-name="Tableau41.A1" office:value-type="string">
            <text:p text:style-name="Table_20_Contents">Fenêtre</text:p>
          </table:table-cell>
          <table:table-cell table:style-name="Tableau41.A1" office:value-type="string">
            <text:p text:style-name="Table_20_Contents"><text:span text:style-name="Source_20_Text">win</text:span></text:p>
          </table:table-cell>
          <table:table-cell table:style-name="Tableau41.A1" office:value-type="string">
            <text:p text:style-name="Table_20_Contents">ms</text:p>
          </table:table-cell>
        </table:table-row>
        <table:table-row>
          <table:table-cell table:style-name="Tableau41.A1" office:value-type="string">
            <text:p text:style-name="Table_20_Contents">Fréquence</text:p>
          </table:table-cell>
          <table:table-cell table:style-name="Tableau41.A1" office:value-type="string">
            <text:p text:style-name="Table_20_Contents"><text:span text:style-name="Source_20_Text">freq</text:span></text:p>
          </table:table-cell>
          <table:table-cell table:style-name="Tableau41.A1" office:value-type="string">
            <text:p text:style-name="Table_20_Contents">ms</text:p>
          </table:table-cell>
        </table:table-row>
        <table:table-row>
          <table:table-cell table:style-name="Tableau41.A1" office:value-type="string">
            <text:p text:style-name="Table_20_Contents">Seuil</text:p>
          </table:table-cell>
          <table:table-cell table:style-name="Tableau41.A1" office:value-type="string">
            <text:p text:style-name="Table_20_Contents"><text:span text:style-name="Source_20_Text">th</text:span></text:p>
          </table:table-cell>
          <table:table-cell table:style-name="Tableau41.A1" office:value-type="string">
            <text:p text:style-name="Table_20_Contents">0–1023</text:p>
          </table:table-cell>
        </table:table-row>
        <table:table-row>
          <table:table-cell table:style-name="Tableau41.A1" office:value-type="string">
            <text:p text:style-name="Table_20_Contents">Mode actif</text:p>
          </table:table-cell>
          <table:table-cell table:style-name="Tableau41.A1" office:value-type="string">
            <text:p text:style-name="Table_20_Contents"><text:span text:style-name="Source_20_Text">act</text:span></text:p>
          </table:table-cell>
          <table:table-cell table:style-name="Tableau41.A1" office:value-type="string">
            <text:p text:style-name="Table_20_Contents">0/1</text:p>
          </table:table-cell>
        </table:table-row>
        <table:table-row>
          <table:table-cell table:style-name="Tableau41.A1" office:value-type="string">
            <text:p text:style-name="Table_20_Contents">Retour auto (alert)</text:p>
          </table:table-cell>
          <table:table-cell table:style-name="Tableau41.A1" office:value-type="string">
            <text:p text:style-name="Table_20_Contents"><text:span text:style-name="Source_20_Text">alert</text:span></text:p>
          </table:table-cell>
          <table:table-cell table:style-name="Tableau41.A1" office:value-type="string">
            <text:p text:style-name="Table_20_Contents">&gt;seuil</text:p>
          </table:table-cell>
        </table:table-row>
      </table:table>
      <text:h text:style-name="P136" text:outline-level="3"><text:bookmark-start text:name="__RefHeading___Toc12016_228726857"/>Constantes<text:bookmark-end text:name="__RefHeading___Toc12016_228726857"/></text:h>
      <table:table table:name="Tableau42" table:style-name="Tableau42">
        <table:table-column table:style-name="Tableau42.A"/>
        <table:table-column table:style-name="Tableau42.B"/>
        <table:table-header-rows>
          <table:table-row>
            <table:table-cell table:style-name="Tableau42.A1" office:value-type="string">
              <text:p text:style-name="Table_20_Heading">Constante</text:p>
            </table:table-cell>
            <table:table-cell table:style-name="Tableau42.A1" office:value-type="string">
              <text:p text:style-name="Table_20_Heading">Rôle</text:p>
            </table:table-cell>
          </table:table-row>
        </table:table-header-rows>
        <table:table-row>
          <table:table-cell table:style-name="Tableau42.A1" office:value-type="string">
            <text:p text:style-name="Table_20_Contents"><text:span text:style-name="Source_20_Text">MIC_COUNT=3</text:span></text:p>
          </table:table-cell>
          <table:table-cell table:style-name="Tableau42.A1" office:value-type="string">
            <text:p text:style-name="Table_20_Contents">nombre micro</text:p>
          </table:table-cell>
        </table:table-row>
        <table:table-row>
          <table:table-cell table:style-name="Tableau42.A1" office:value-type="string">
            <text:p text:style-name="Table_20_Contents"><text:span text:style-name="Source_20_Text">mic_win_ms</text:span></text:p>
          </table:table-cell>
          <table:table-cell table:style-name="Tableau42.A1" office:value-type="string">
            <text:p text:style-name="Table_20_Contents">fenêtre RMS</text:p>
          </table:table-cell>
        </table:table-row>
        <table:table-row>
          <table:table-cell table:style-name="Tableau42.A1" office:value-type="string">
            <text:p text:style-name="Table_20_Contents"><text:span text:style-name="Source_20_Text">mic_freq_ms</text:span></text:p>
          </table:table-cell>
          <table:table-cell table:style-name="Tableau42.A1" office:value-type="string">
            <text:p text:style-name="Table_20_Contents">rythme lecture</text:p>
          </table:table-cell>
        </table:table-row>
        <table:table-row>
          <table:table-cell table:style-name="Tableau42.A1" office:value-type="string">
            <text:p text:style-name="Table_20_Contents"><text:span text:style-name="Source_20_Text">micThreshold[]</text:span></text:p>
          </table:table-cell>
          <table:table-cell table:style-name="Tableau42.A1" office:value-type="string">
            <text:p text:style-name="Table_20_Contents">seuils</text:p>
          </table:table-cell>
        </table:table-row>
      </table:table>
      <text:p text:style-name="P124"/>
      <text:h text:style-name="Heading_20_2" text:outline-level="2"><text:bookmark-start text:name="__RefHeading___Toc12018_228726857"/>🟦 <text:span text:style-name="Strong_20_Emphasis">7 — Module ODOMÉTRIE (Odom)</text:span><text:bookmark-end text:name="__RefHeading___Toc12018_228726857"/></text:h>
      <text:p text:style-name="Text_20_body"><text:span text:style-name="Strong_20_Emphasis">Module VPIV : </text:span><text:span text:style-name="Strong_20_Emphasis"><text:span text:style-name="Source_20_Text">Odom</text:span></text:span></text:p>
      <table:table table:name="Tableau43" table:style-name="Tableau43">
        <table:table-column table:style-name="Tableau43.A"/>
        <table:table-column table:style-name="Tableau43.B"/>
        <table:table-column table:style-name="Tableau43.C"/>
        <table:table-header-rows>
          <table:table-row>
            <table:table-cell table:style-name="Tableau43.A1" office:value-type="string">
              <text:p text:style-name="Table_20_Heading">Élément</text:p>
            </table:table-cell>
            <table:table-cell table:style-name="Tableau43.A1" office:value-type="string">
              <text:p text:style-name="Table_20_Heading">VPIV</text:p>
            </table:table-cell>
            <table:table-cell table:style-name="Tableau43.A1" office:value-type="string">
              <text:p text:style-name="Table_20_Heading">Valeurs</text:p>
            </table:table-cell>
          </table:table-row>
        </table:table-header-rows>
        <table:table-row>
          <table:table-cell table:style-name="Tableau43.A1" office:value-type="string">
            <text:p text:style-name="Table_20_Contents">Reset</text:p>
          </table:table-cell>
          <table:table-cell table:style-name="Tableau43.A1" office:value-type="string">
            <text:p text:style-name="Table_20_Contents"><text:span text:style-name="Source_20_Text">reset</text:span></text:p>
          </table:table-cell>
          <table:table-cell table:style-name="Tableau43.A1" office:value-type="string">
            <text:p text:style-name="Table_20_Contents">1</text:p>
          </table:table-cell>
        </table:table-row>
        <table:table-row>
          <table:table-cell table:style-name="Tableau43.A1" office:value-type="string">
            <text:p text:style-name="Table_20_Contents">Lecture</text:p>
          </table:table-cell>
          <table:table-cell table:style-name="Tableau43.A1" office:value-type="string">
            <text:p text:style-name="Table_20_Contents"><text:span text:style-name="Source_20_Text">read</text:span></text:p>
          </table:table-cell>
          <table:table-cell table:style-name="Tableau43.A1" office:value-type="string">
            <text:p text:style-name="Table_20_Contents">pos/angle/distance</text:p>
          </table:table-cell>
        </table:table-row>
        <table:table-row>
          <table:table-cell table:style-name="Tableau43.A1" office:value-type="string">
            <text:p text:style-name="Table_20_Contents">Mode</text:p>
          </table:table-cell>
          <table:table-cell table:style-name="Tableau43.A1" office:value-type="string">
            <text:p text:style-name="Table_20_Contents"><text:span text:style-name="Source_20_Text">mode</text:span></text:p>
          </table:table-cell>
          <table:table-cell table:style-name="Tableau43.A1" office:value-type="string">
            <text:p text:style-name="Table_20_Contents">simple / ext</text:p>
          </table:table-cell>
        </table:table-row>
      </table:table>
      <text:h text:style-name="P136" text:outline-level="3"><text:bookmark-start text:name="__RefHeading___Toc12020_228726857"/>Constantes<text:bookmark-end text:name="__RefHeading___Toc12020_228726857"/></text:h>
      <table:table table:name="Tableau44" table:style-name="Tableau44">
        <table:table-column table:style-name="Tableau44.A"/>
        <table:table-column table:style-name="Tableau44.B"/>
        <table:table-header-rows>
          <table:table-row>
            <table:table-cell table:style-name="Tableau44.A1" office:value-type="string">
              <text:p text:style-name="Table_20_Heading">Constante</text:p>
            </table:table-cell>
            <table:table-cell table:style-name="Tableau44.A1" office:value-type="string">
              <text:p text:style-name="Table_20_Heading">Rôle</text:p>
            </table:table-cell>
          </table:table-row>
        </table:table-header-rows>
        <table:table-row>
          <table:table-cell table:style-name="Tableau44.A1" office:value-type="string">
            <text:p text:style-name="Table_20_Contents"><text:span text:style-name="Source_20_Text">ENC_LEFT_PIN_A</text:span> etc</text:p>
          </table:table-cell>
          <table:table-cell table:style-name="Tableau44.A1" office:value-type="string">
            <text:p text:style-name="Table_20_Contents">encodeurs</text:p>
          </table:table-cell>
        </table:table-row>
        <table:table-row>
          <table:table-cell table:style-name="Tableau44.A1" office:value-type="string">
            <text:p text:style-name="Table_20_Contents"><text:span text:style-name="Source_20_Text">TICKS_PER_REV</text:span></text:p>
          </table:table-cell>
          <table:table-cell table:style-name="Tableau44.A1" office:value-type="string">
            <text:p text:style-name="Table_20_Contents">résolution</text:p>
          </table:table-cell>
        </table:table-row>
      </table:table>
      <text:p text:style-name="P124"/>
      <text:h text:style-name="Heading_20_2" text:outline-level="2"><text:bookmark-start text:name="__RefHeading___Toc12022_228726857"/>🟦 <text:span text:style-name="Strong_20_Emphasis">8 — Module IR (MvtIR)</text:span><text:bookmark-end text:name="__RefHeading___Toc12022_228726857"/></text:h>
      <text:p text:style-name="Text_20_body"><text:span text:style-name="Strong_20_Emphasis">Module VPIV : </text:span><text:span text:style-name="Strong_20_Emphasis"><text:span text:style-name="Source_20_Text">MvtIR</text:span></text:span></text:p>
      <table:table table:name="Tableau45" table:style-name="Tableau45">
        <table:table-column table:style-name="Tableau45.A"/>
        <table:table-column table:style-name="Tableau45.B"/>
        <table:table-column table:style-name="Tableau45.C"/>
        <table:table-header-rows>
          <table:table-row>
            <table:table-cell table:style-name="Tableau45.A1" office:value-type="string">
              <text:p text:style-name="Table_20_Heading">Élément</text:p>
            </table:table-cell>
            <table:table-cell table:style-name="Tableau45.A1" office:value-type="string">
              <text:p text:style-name="Table_20_Heading">Prop</text:p>
            </table:table-cell>
            <table:table-cell table:style-name="Tableau45.A1" office:value-type="string">
              <text:p text:style-name="Table_20_Heading">Valeurs</text:p>
            </table:table-cell>
          </table:table-row>
        </table:table-header-rows>
        <table:table-row>
          <table:table-cell table:style-name="Tableau45.A1" office:value-type="string">
            <text:p text:style-name="Table_20_Contents">Lecture</text:p>
          </table:table-cell>
          <table:table-cell table:style-name="Tableau45.A1" office:value-type="string">
            <text:p text:style-name="Table_20_Contents"><text:span text:style-name="Source_20_Text">read</text:span></text:p>
          </table:table-cell>
          <table:table-cell table:style-name="Tableau45.A1" office:value-type="string">
            <text:p text:style-name="Table_20_Contents">1</text:p>
          </table:table-cell>
        </table:table-row>
        <table:table-row>
          <table:table-cell table:style-name="Tableau45.A1" office:value-type="string">
            <text:p text:style-name="Table_20_Contents">Actif</text:p>
          </table:table-cell>
          <table:table-cell table:style-name="Tableau45.A1" office:value-type="string">
            <text:p text:style-name="Table_20_Contents"><text:span text:style-name="Source_20_Text">act</text:span></text:p>
          </table:table-cell>
          <table:table-cell table:style-name="Tableau45.A1" office:value-type="string">
            <text:p text:style-name="Table_20_Contents">0/1</text:p>
          </table:table-cell>
        </table:table-row>
        <table:table-row>
          <table:table-cell table:style-name="Tableau45.A1" office:value-type="string">
            <text:p text:style-name="Table_20_Contents">Fréquence</text:p>
          </table:table-cell>
          <table:table-cell table:style-name="Tableau45.A1" office:value-type="string">
            <text:p text:style-name="Table_20_Contents"><text:span text:style-name="Source_20_Text">freq</text:span></text:p>
          </table:table-cell>
          <table:table-cell table:style-name="Tableau45.A1" office:value-type="string">
            <text:p text:style-name="Table_20_Contents">ms</text:p>
          </table:table-cell>
        </table:table-row>
        <table:table-row>
          <table:table-cell table:style-name="Tableau45.A1" office:value-type="string">
            <text:p text:style-name="Table_20_Contents">Seuil alerte</text:p>
          </table:table-cell>
          <table:table-cell table:style-name="Tableau45.A1" office:value-type="string">
            <text:p text:style-name="Table_20_Contents"><text:span text:style-name="Source_20_Text">thd</text:span></text:p>
          </table:table-cell>
          <table:table-cell table:style-name="Tableau45.A1" office:value-type="string">
            <text:p text:style-name="Table_20_Contents">nombre détections</text:p>
          </table:table-cell>
        </table:table-row>
        <table:table-row>
          <table:table-cell table:style-name="Tableau45.A1" office:value-type="string">
            <text:p text:style-name="Table_20_Contents">Mode</text:p>
          </table:table-cell>
          <table:table-cell table:style-name="Tableau45.A1" office:value-type="string">
            <text:p text:style-name="Table_20_Contents"><text:span text:style-name="Source_20_Text">mode</text:span></text:p>
          </table:table-cell>
          <table:table-cell table:style-name="Tableau45.A1" office:value-type="string">
            <text:p text:style-name="Table_20_Contents">idle / monitor / surveillance</text:p>
          </table:table-cell>
        </table:table-row>
      </table:table>
      <text:h text:style-name="P136" text:outline-level="3"><text:bookmark-start text:name="__RefHeading___Toc12024_228726857"/>Constantes<text:bookmark-end text:name="__RefHeading___Toc12024_228726857"/></text:h>
      <table:table table:name="Tableau46" table:style-name="Tableau46">
        <table:table-column table:style-name="Tableau46.A"/>
        <table:table-column table:style-name="Tableau46.B"/>
        <table:table-header-rows>
          <table:table-row>
            <table:table-cell table:style-name="Tableau46.A1" office:value-type="string">
              <text:p text:style-name="Table_20_Heading">Constante</text:p>
            </table:table-cell>
            <table:table-cell table:style-name="Tableau46.A1" office:value-type="string">
              <text:p text:style-name="Table_20_Heading">Rôle</text:p>
            </table:table-cell>
          </table:table-row>
        </table:table-header-rows>
        <table:table-row>
          <table:table-cell table:style-name="Tableau46.A1" office:value-type="string">
            <text:p text:style-name="Table_20_Contents"><text:span text:style-name="Source_20_Text">MVTIR_FREQ_DEFAULT</text:span></text:p>
          </table:table-cell>
          <table:table-cell table:style-name="Tableau46.A1" office:value-type="string">
            <text:p text:style-name="Table_20_Contents">freq</text:p>
          </table:table-cell>
        </table:table-row>
        <table:table-row>
          <table:table-cell table:style-name="Tableau46.A1" office:value-type="string">
            <text:p text:style-name="Table_20_Contents"><text:span text:style-name="Source_20_Text">MVTIR_THD_DEFAULT</text:span></text:p>
          </table:table-cell>
          <table:table-cell table:style-name="Tableau46.A1" office:value-type="string">
            <text:p text:style-name="Table_20_Contents">seuil</text:p>
          </table:table-cell>
        </table:table-row>
        <table:table-row>
          <table:table-cell table:style-name="Tableau46.A1" office:value-type="string">
            <text:p text:style-name="Table_20_Contents">pin IR</text:p>
          </table:table-cell>
          <table:table-cell table:style-name="Tableau46.A1" office:value-type="string">
            <text:p text:style-name="Table_20_Contents">hardware</text:p>
          </table:table-cell>
        </table:table-row>
      </table:table>
      <text:p text:style-name="P124"/>
      <text:h text:style-name="Heading_20_2" text:outline-level="2"><text:bookmark-start text:name="__RefHeading___Toc12026_228726857"/><text:soft-page-break/>🟦 <text:span text:style-name="Strong_20_Emphasis">9 — Module FS (Capteur de force)</text:span><text:bookmark-end text:name="__RefHeading___Toc12026_228726857"/></text:h>
      <text:p text:style-name="Text_20_body"><text:span text:style-name="Strong_20_Emphasis">Module VPIV : </text:span><text:span text:style-name="Strong_20_Emphasis"><text:span text:style-name="Source_20_Text">FS</text:span></text:span></text:p>
      <table:table table:name="Tableau47" table:style-name="Tableau47">
        <table:table-column table:style-name="Tableau47.A"/>
        <table:table-column table:style-name="Tableau47.B"/>
        <table:table-column table:style-name="Tableau47.C"/>
        <table:table-header-rows>
          <table:table-row>
            <table:table-cell table:style-name="Tableau47.A1" office:value-type="string">
              <text:p text:style-name="Table_20_Heading">Élément</text:p>
            </table:table-cell>
            <table:table-cell table:style-name="Tableau47.A1" office:value-type="string">
              <text:p text:style-name="Table_20_Heading">Prop</text:p>
            </table:table-cell>
            <table:table-cell table:style-name="Tableau47.A1" office:value-type="string">
              <text:p text:style-name="Table_20_Heading">Valeurs</text:p>
            </table:table-cell>
          </table:table-row>
        </table:table-header-rows>
        <table:table-row>
          <table:table-cell table:style-name="Tableau47.A1" office:value-type="string">
            <text:p text:style-name="Table_20_Contents">Lecture</text:p>
          </table:table-cell>
          <table:table-cell table:style-name="Tableau47.A1" office:value-type="string">
            <text:p text:style-name="Table_20_Contents"><text:span text:style-name="Source_20_Text">read</text:span></text:p>
          </table:table-cell>
          <table:table-cell table:style-name="Tableau47.A1" office:value-type="string">
            <text:p text:style-name="Table_20_Contents">raw/value</text:p>
          </table:table-cell>
        </table:table-row>
        <table:table-row>
          <table:table-cell table:style-name="Tableau47.A1" office:value-type="string">
            <text:p text:style-name="Table_20_Contents">Tare</text:p>
          </table:table-cell>
          <table:table-cell table:style-name="Tableau47.A1" office:value-type="string">
            <text:p text:style-name="Table_20_Contents"><text:span text:style-name="Source_20_Text">tare</text:span></text:p>
          </table:table-cell>
          <table:table-cell table:style-name="Tableau47.A1" office:value-type="string">
            <text:p text:style-name="Table_20_Contents">1</text:p>
          </table:table-cell>
        </table:table-row>
        <table:table-row>
          <table:table-cell table:style-name="Tableau47.A1" office:value-type="string">
            <text:p text:style-name="Table_20_Contents">Calibration</text:p>
          </table:table-cell>
          <table:table-cell table:style-name="Tableau47.A1" office:value-type="string">
            <text:p text:style-name="Table_20_Contents"><text:span text:style-name="Source_20_Text">cal</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Seuil</text:p>
          </table:table-cell>
          <table:table-cell table:style-name="Tableau47.A1" office:value-type="string">
            <text:p text:style-name="Table_20_Contents"><text:span text:style-name="Source_20_Text">thd</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Fréquence</text:p>
          </table:table-cell>
          <table:table-cell table:style-name="Tableau47.A1" office:value-type="string">
            <text:p text:style-name="Table_20_Contents"><text:span text:style-name="Source_20_Text">freq</text:span></text:p>
          </table:table-cell>
          <table:table-cell table:style-name="Tableau47.A1" office:value-type="string">
            <text:p text:style-name="Table_20_Contents">ms</text:p>
          </table:table-cell>
        </table:table-row>
        <table:table-row>
          <table:table-cell table:style-name="Tableau47.A1" office:value-type="string">
            <text:p text:style-name="Table_20_Contents">Mode</text:p>
          </table:table-cell>
          <table:table-cell table:style-name="Tableau47.A1" office:value-type="string">
            <text:p text:style-name="Table_20_Contents"><text:span text:style-name="Source_20_Text">mode</text:span></text:p>
          </table:table-cell>
          <table:table-cell table:style-name="Tableau47.A1" office:value-type="string">
            <text:p text:style-name="Table_20_Contents">idle / monitor / surveillance</text:p>
          </table:table-cell>
        </table:table-row>
        <table:table-row>
          <table:table-cell table:style-name="Tableau47.A1" office:value-type="string">
            <text:p text:style-name="Table_20_Contents">Actif</text:p>
          </table:table-cell>
          <table:table-cell table:style-name="Tableau47.A1" office:value-type="string">
            <text:p text:style-name="Table_20_Contents"><text:span text:style-name="Source_20_Text">act</text:span></text:p>
          </table:table-cell>
          <table:table-cell table:style-name="Tableau47.A1" office:value-type="string">
            <text:p text:style-name="Table_20_Contents">0/1</text:p>
          </table:table-cell>
        </table:table-row>
      </table:table>
      <text:h text:style-name="P136" text:outline-level="3"><text:bookmark-start text:name="__RefHeading___Toc12028_228726857"/>Constantes<text:bookmark-end text:name="__RefHeading___Toc12028_228726857"/></text:h>
      <table:table table:name="Tableau48" table:style-name="Tableau48">
        <table:table-column table:style-name="Tableau48.A"/>
        <table:table-column table:style-name="Tableau48.B"/>
        <table:table-header-rows>
          <table:table-row>
            <table:table-cell table:style-name="Tableau48.A1" office:value-type="string">
              <text:p text:style-name="Table_20_Heading">Constante</text:p>
            </table:table-cell>
            <table:table-cell table:style-name="Tableau48.A1" office:value-type="string">
              <text:p text:style-name="Table_20_Heading">Rôle</text:p>
            </table:table-cell>
          </table:table-row>
        </table:table-header-rows>
        <table:table-row>
          <table:table-cell table:style-name="Tableau48.A1" office:value-type="string">
            <text:p text:style-name="Table_20_Contents"><text:span text:style-name="Source_20_Text">FS_CAL_DEFAULT</text:span></text:p>
          </table:table-cell>
          <table:table-cell table:style-name="Tableau48.A1" office:value-type="string">
            <text:p text:style-name="Table_20_Contents">facteur</text:p>
          </table:table-cell>
        </table:table-row>
        <table:table-row>
          <table:table-cell table:style-name="Tableau48.A1" office:value-type="string">
            <text:p text:style-name="Table_20_Contents"><text:span text:style-name="Source_20_Text">FS_FREQ_DEFAULT</text:span></text:p>
          </table:table-cell>
          <table:table-cell table:style-name="Tableau48.A1" office:value-type="string">
            <text:p text:style-name="Table_20_Contents">fréquence</text:p>
          </table:table-cell>
        </table:table-row>
        <table:table-row>
          <table:table-cell table:style-name="Tableau48.A1" office:value-type="string">
            <text:p text:style-name="Table_20_Contents"><text:span text:style-name="Source_20_Text">FS_THRESHOLD_DEFAULT</text:span></text:p>
          </table:table-cell>
          <table:table-cell table:style-name="Tableau48.A1" office:value-type="string">
            <text:p text:style-name="Table_20_Contents">seuil</text:p>
          </table:table-cell>
        </table:table-row>
      </table:table>
      <text:p text:style-name="P124"/>
      <text:h text:style-name="Heading_20_2" text:outline-level="2"><text:bookmark-start text:name="__RefHeading___Toc12030_228726857"/>🟦 <text:span text:style-name="Strong_20_Emphasis">10 — Module SYSTÈME (CfgS)</text:span><text:bookmark-end text:name="__RefHeading___Toc12030_228726857"/></text:h>
      <text:p text:style-name="Text_20_body"><text:span text:style-name="Strong_20_Emphasis">Module VPIV : </text:span><text:span text:style-name="Strong_20_Emphasis"><text:span text:style-name="Source_20_Text">CfgS</text:span></text:span></text:p>
      <table:table table:name="Tableau49" table:style-name="Tableau49">
        <table:table-column table:style-name="Tableau49.A"/>
        <table:table-column table:style-name="Tableau49.B"/>
        <table:table-column table:style-name="Tableau49.C"/>
        <table:table-column table:style-name="Tableau49.D"/>
        <table:table-header-rows>
          <table:table-row>
            <table:table-cell table:style-name="Tableau49.A1" office:value-type="string">
              <text:p text:style-name="Table_20_Heading">Élément</text:p>
            </table:table-cell>
            <table:table-cell table:style-name="Tableau49.A1" office:value-type="string">
              <text:p text:style-name="Table_20_Heading">Prop</text:p>
            </table:table-cell>
            <table:table-cell table:style-name="Tableau49.A1" office:value-type="string">
              <text:p text:style-name="Table_20_Heading">Valeurs</text:p>
            </table:table-cell>
            <table:table-cell table:style-name="Tableau49.A1" office:value-type="string">
              <text:p text:style-name="Table_20_Heading">Description</text:p>
            </table:table-cell>
          </table:table-row>
        </table:table-header-rows>
        <table:table-row>
          <table:table-cell table:style-name="Tableau49.A1" office:value-type="string">
            <text:p text:style-name="Table_20_Contents">Reset</text:p>
          </table:table-cell>
          <table:table-cell table:style-name="Tableau49.A1" office:value-type="string">
            <text:p text:style-name="Table_20_Contents"><text:span text:style-name="Source_20_Text">reset</text:span></text:p>
          </table:table-cell>
          <table:table-cell table:style-name="Tableau49.A1" office:value-type="string">
            <text:p text:style-name="Table_20_Contents">1</text:p>
          </table:table-cell>
          <table:table-cell table:style-name="Tableau49.A1" office:value-type="string">
            <text:p text:style-name="Table_20_Contents">Reset Arduino</text:p>
          </table:table-cell>
        </table:table-row>
        <table:table-row>
          <table:table-cell table:style-name="Tableau49.A1" office:value-type="string">
            <text:p text:style-name="Table_20_Contents">Emergency clear</text:p>
          </table:table-cell>
          <table:table-cell table:style-name="Tableau49.A1" office:value-type="string">
            <text:p text:style-name="Table_20_Contents"><text:span text:style-name="Source_20_Text">emg</text:span></text:p>
          </table:table-cell>
          <table:table-cell table:style-name="Tableau49.A1" office:value-type="string">
            <text:p text:style-name="Table_20_Contents">clear</text:p>
          </table:table-cell>
          <table:table-cell table:style-name="Tableau49.A1" office:value-type="string">
            <text:p text:style-name="Table_20_Contents">sortie d’urgence</text:p>
          </table:table-cell>
        </table:table-row>
        <table:table-row>
          <table:table-cell table:style-name="Tableau49.A1" office:value-type="string">
            <text:p text:style-name="Table_20_Contents">Mode test</text:p>
          </table:table-cell>
          <table:table-cell table:style-name="Tableau49.A1" office:value-type="string">
            <text:p text:style-name="Table_20_Contents"><text:span text:style-name="Source_20_Text">mode</text:span></text:p>
          </table:table-cell>
          <table:table-cell table:style-name="Tableau49.A1" office:value-type="string">
            <text:p text:style-name="Table_20_Contents">test/normal</text:p>
          </table:table-cell>
          <table:table-cell table:style-name="Tableau49.A1" office:value-type="string">
            <text:p text:style-name="Table_20_Contents">active tests internes</text:p>
          </table:table-cell>
        </table:table-row>
        <table:table-row>
          <table:table-cell table:style-name="Tableau49.A1" office:value-type="string">
            <text:p text:style-name="Table_20_Contents">Version</text:p>
          </table:table-cell>
          <table:table-cell table:style-name="Tableau49.A1" office:value-type="string">
            <text:p text:style-name="Table_20_Contents"><text:span text:style-name="Source_20_Text">ver</text:span></text:p>
          </table:table-cell>
          <table:table-cell table:style-name="Tableau49.A1" office:value-type="string">
            <text:p text:style-name="Table_20_Contents">1</text:p>
          </table:table-cell>
          <table:table-cell table:style-name="Tableau49.A1" office:value-type="string">
            <text:p text:style-name="Table_20_Contents">demande version</text:p>
          </table:table-cell>
        </table:table-row>
      </table:table>
      <text:h text:style-name="P136" text:outline-level="3"><text:bookmark-start text:name="__RefHeading___Toc12032_228726857"/>Constantes<text:bookmark-end text:name="__RefHeading___Toc12032_228726857"/></text:h>
      <table:table table:name="Tableau50" table:style-name="Tableau50">
        <table:table-column table:style-name="Tableau50.A"/>
        <table:table-column table:style-name="Tableau50.B"/>
        <table:table-header-rows>
          <table:table-row>
            <table:table-cell table:style-name="Tableau50.A1" office:value-type="string">
              <text:p text:style-name="Table_20_Heading">Constante</text:p>
            </table:table-cell>
            <table:table-cell table:style-name="Tableau50.A1" office:value-type="string">
              <text:p text:style-name="Table_20_Heading">Rôle</text:p>
            </table:table-cell>
          </table:table-row>
        </table:table-header-rows>
        <table:table-row>
          <table:table-cell table:style-name="Tableau50.A1" office:value-type="string">
            <text:p text:style-name="Table_20_Contents"><text:span text:style-name="Source_20_Text">emergencyStop</text:span></text:p>
          </table:table-cell>
          <table:table-cell table:style-name="Tableau50.A1" office:value-type="string">
            <text:p text:style-name="Table_20_Contents">flag global</text:p>
          </table:table-cell>
        </table:table-row>
        <table:table-row>
          <table:table-cell table:style-name="Tableau50.A1" office:value-type="string">
            <text:p text:style-name="Table_20_Contents">timers systèmes</text:p>
          </table:table-cell>
          <table:table-cell table:style-name="Tableau50.A1" office:value-type="string">
            <text:p text:style-name="Table_20_Contents">comportement</text:p>
          </table:table-cell>
        </table:table-row>
      </table:table>
      <text:p text:style-name="P124"/>
      <text:h text:style-name="Heading_20_2" text:outline-level="2"/>
      <text:h text:style-name="P132" text:outline-level="2"><text:bookmark-start text:name="__RefHeading___Toc12034_228726857"/>🟧 <text:span text:style-name="Strong_20_Emphasis">RÉCAP POUR NODE-RED (clé → valeur)</text:span><text:bookmark-end text:name="__RefHeading___Toc12034_228726857"/></text:h>
      <text:h text:style-name="P136" text:outline-level="3"><text:bookmark-start text:name="__RefHeading___Toc12036_228726857"/>Exemple structure d’init Node-RED :<text:bookmark-end text:name="__RefHeading___Toc12036_228726857"/></text:h>
      <text:p text:style-name="P170"><text:span text:style-name="Source_20_Text">{</text:span></text:p>
      <text:p text:style-name="P170"><text:span text:style-name="Source_20_Text"><text:s text:c="2"/>"lrub": {</text:span></text:p>
      <text:p text:style-name="P170"><text:span text:style-name="Source_20_Text"><text:s text:c="4"/>"int": 120,</text:span></text:p>
      <text:p text:style-name="P170"><text:span text:style-name="Source_20_Text"><text:s text:c="4"/>"act": 1</text:span></text:p>
      <text:p text:style-name="P170"><text:span text:style-name="Source_20_Text"><text:s text:c="2"/>},</text:span></text:p>
      <text:p text:style-name="P170"><text:span text:style-name="Source_20_Text"><text:s text:c="2"/>"lring": {</text:span></text:p>
      <text:p text:style-name="P170"><text:span text:style-name="Source_20_Text"><text:s text:c="4"/>"int": 80,</text:span></text:p>
      <text:p text:style-name="P170"><text:span text:style-name="Source_20_Text"><text:s text:c="4"/>"fx": "none"</text:span></text:p>
      <text:p text:style-name="P170"><text:span text:style-name="Source_20_Text"><text:s text:c="2"/>},</text:span></text:p>
      <text:p text:style-name="P170"><text:span text:style-name="Source_20_Text"><text:s text:c="2"/>"Mic": {</text:span></text:p>
      <text:p text:style-name="P170"><text:span text:style-name="Source_20_Text"><text:s text:c="4"/>"freq": 100,</text:span></text:p>
      <text:p text:style-name="P170"><text:span text:style-name="Source_20_Text"><text:s text:c="4"/>"win": 20,</text:span></text:p>
      <text:p text:style-name="P170"><text:span text:style-name="Source_20_Text"><text:s text:c="4"/>"th": 40</text:span></text:p>
      <text:p text:style-name="P170"><text:span text:style-name="Source_20_Text"><text:s text:c="2"/>},</text:span></text:p>
      <text:p text:style-name="P170"><text:span text:style-name="Source_20_Text"><text:s text:c="2"/>"Us": {</text:span></text:p>
      <text:p text:style-name="P170"><text:span text:style-name="Source_20_Text"><text:s text:c="4"/>"freq": 80,</text:span></text:p>
      <text:p text:style-name="P170"><text:span text:style-name="Source_20_Text"><text:s text:c="4"/>"delta": 10,</text:span></text:p>
      <text:p text:style-name="P170"><text:span text:style-name="Source_20_Text"><text:s text:c="4"/>"dang": [20,20,20,20],</text:span></text:p>
      <text:p text:style-name="P170"><text:span text:style-name="Source_20_Text"><text:s text:c="4"/>"all": 0</text:span></text:p>
      <text:p text:style-name="P170"><text:span text:style-name="Source_20_Text"><text:s text:c="2"/>},</text:span></text:p>
      <text:p text:style-name="P170"><text:span text:style-name="Source_20_Text"><text:s text:c="2"/>"FS": {</text:span></text:p>
      <text:p text:style-name="P170"><text:span text:style-name="Source_20_Text"><text:s text:c="4"/>"freq": 200,</text:span></text:p>
      <text:p text:style-name="P170"><text:span text:style-name="Source_20_Text"><text:s text:c="4"/>"thd": 50,</text:span></text:p>
      <text:p text:style-name="P170"><text:span text:style-name="Source_20_Text"><text:s text:c="4"/>"cal": 1.0</text:span></text:p>
      <text:p text:style-name="P170"><text:span text:style-name="Source_20_Text"><text:s text:c="2"/>},</text:span></text:p>
      <text:p text:style-name="P170"><text:span text:style-name="Source_20_Text"><text:s text:c="2"/>"MvtIR": {</text:span></text:p>
      <text:p text:style-name="P170"><text:span text:style-name="Source_20_Text"><text:s text:c="4"/>"freq": 150,</text:span></text:p>
      <text:p text:style-name="P170"><text:span text:style-name="Source_20_Text"><text:s text:c="4"/>"thd": 1,</text:span></text:p>
      <text:p text:style-name="P170"><text:span text:style-name="Source_20_Text"><text:s text:c="4"/>"mode": "monitor"</text:span></text:p>
      <text:p text:style-name="P170"><text:span text:style-name="Source_20_Text"><text:s text:c="2"/>}</text:span></text:p>
      <text:p text:style-name="P170"><text:span text:style-name="Source_20_Text">}</text:span></text:p>
      <text:p text:style-name="P124"/>
      <text:h text:style-name="P171" text:outline-level="1"><text:bookmark-start text:name="__RefHeading___Toc2142_228726857"/><text:soft-page-break/><text:span text:style-name="Strong_20_Emphasis">VI — ARCHITECTURE DE TEST DU ROBOT</text:span><text:bookmark-end text:name="__RefHeading___Toc2142_228726857"/></text:h>
      <text:h text:style-name="P171" text:outline-level="1"><text:bookmark-start text:name="__RefHeading___Toc2144_228726857"/>------------------------------------------<text:bookmark-end text:name="__RefHeading___Toc2144_228726857"/></text:h>
      <text:p text:style-name="P172">L’objectif : avoir un <text:span text:style-name="Strong_20_Emphasis">mode test complet</text:span>, lancé via VPIV :</text:p>
      <text:p text:style-name="P173"><text:span text:style-name="Source_20_Text">$V:CfgS:*:test:1#</text:span></text:p>
      <text:p text:style-name="P172">Le test doit :</text:p>
      <text:list text:style-name="L69">
        <text:list-item>
          <text:p text:style-name="P174">vérifier chaque module</text:p>
        </text:list-item>
        <text:list-item>
          <text:p text:style-name="P174">envoyer un rapport détaillé vers Node-RED</text:p>
        </text:list-item>
        <text:list-item>
          <text:p text:style-name="P174">se terminer automatiquement</text:p>
        </text:list-item>
      </text:list>
      <text:p text:style-name="P175"/>
      <text:h text:style-name="P171" text:outline-level="1"><text:bookmark-start text:name="__RefHeading___Toc2148_228726857"/><text:span text:style-name="Strong_20_Emphasis">1 — Types de tests intégrés</text:span><text:bookmark-end text:name="__RefHeading___Toc2148_228726857"/></text:h>
      <table:table table:name="Tableau35" table:style-name="Tableau35">
        <table:table-column table:style-name="Tableau35.A"/>
        <table:table-column table:style-name="Tableau35.B"/>
        <table:table-header-rows>
          <table:table-row>
            <table:table-cell table:style-name="Tableau35.A1" office:value-type="string">
              <text:p text:style-name="P176">Module</text:p>
            </table:table-cell>
            <table:table-cell table:style-name="Tableau35.A1" office:value-type="string">
              <text:p text:style-name="P176">Test</text:p>
            </table:table-cell>
          </table:table-row>
        </table:table-header-rows>
        <table:table-row>
          <table:table-cell table:style-name="Tableau35.A1" office:value-type="string">
            <text:p text:style-name="P177">lrub</text:p>
          </table:table-cell>
          <table:table-cell table:style-name="Tableau35.A1" office:value-type="string">
            <text:p text:style-name="P177">allumer chaque LED 1 par 1</text:p>
          </table:table-cell>
        </table:table-row>
        <table:table-row>
          <table:table-cell table:style-name="Tableau35.A1" office:value-type="string">
            <text:p text:style-name="P177">lring</text:p>
          </table:table-cell>
          <table:table-cell table:style-name="Tableau35.A1" office:value-type="string">
            <text:p text:style-name="P177">sourire / triste / alerte</text:p>
          </table:table-cell>
        </table:table-row>
        <table:table-row>
          <table:table-cell table:style-name="Tableau35.A1" office:value-type="string">
            <text:p text:style-name="P177">Srv</text:p>
          </table:table-cell>
          <table:table-cell table:style-name="Tableau35.A1" office:value-type="string">
            <text:p text:style-name="P177">rotation min / max puis centrage</text:p>
          </table:table-cell>
        </table:table-row>
        <table:table-row>
          <table:table-cell table:style-name="Tableau35.A1" office:value-type="string">
            <text:p text:style-name="P177">Mt</text:p>
          </table:table-cell>
          <table:table-cell table:style-name="Tableau35.A1" office:value-type="string">
            <text:p text:style-name="P177">test vitesse lente / rapide</text:p>
          </table:table-cell>
        </table:table-row>
        <table:table-row>
          <table:table-cell table:style-name="Tableau35.A1" office:value-type="string">
            <text:p text:style-name="P177">US</text:p>
          </table:table-cell>
          <table:table-cell table:style-name="Tableau35.A1" office:value-type="string">
            <text:p text:style-name="P177">mesure distance + comparaison min/max</text:p>
          </table:table-cell>
        </table:table-row>
        <table:table-row>
          <table:table-cell table:style-name="Tableau35.A1" office:value-type="string">
            <text:p text:style-name="P177">Mic</text:p>
          </table:table-cell>
          <table:table-cell table:style-name="Tableau35.A1" office:value-type="string">
            <text:p text:style-name="P177">bruit test → direction</text:p>
          </table:table-cell>
        </table:table-row>
        <table:table-row>
          <table:table-cell table:style-name="Tableau35.A1" office:value-type="string">
            <text:p text:style-name="P177">Odom</text:p>
          </table:table-cell>
          <table:table-cell table:style-name="Tableau35.A1" office:value-type="string">
            <text:p text:style-name="P177">déplacement 10 cm → vérification ticks</text:p>
          </table:table-cell>
        </table:table-row>
        <table:table-row>
          <table:table-cell table:style-name="Tableau35.A1" office:value-type="string">
            <text:p text:style-name="P177">Mvt_ir</text:p>
          </table:table-cell>
          <table:table-cell table:style-name="Tableau35.A1" office:value-type="string">
            <text:p text:style-name="P177">détection événement</text:p>
          </table:table-cell>
        </table:table-row>
        <table:table-row>
          <table:table-cell table:style-name="Tableau35.A1" office:value-type="string">
            <text:p text:style-name="P177">FS</text:p>
          </table:table-cell>
          <table:table-cell table:style-name="Tableau35.A1" office:value-type="string">
            <text:p text:style-name="P177">mesure poids + tare</text:p>
          </table:table-cell>
        </table:table-row>
        <table:table-row>
          <table:table-cell table:style-name="Tableau35.A1" office:value-type="string">
            <text:p text:style-name="P177">CfgS</text:p>
          </table:table-cell>
          <table:table-cell table:style-name="Tableau35.A1" office:value-type="string">
            <text:p text:style-name="P177">test emergency / modes</text:p>
          </table:table-cell>
        </table:table-row>
      </table:table>
      <text:p text:style-name="P175"/>
      <text:h text:style-name="P171" text:outline-level="1"><text:bookmark-start text:name="__RefHeading___Toc2154_228726857"/><text:span text:style-name="Strong_20_Emphasis">2 — Format des rapports</text:span><text:bookmark-end text:name="__RefHeading___Toc2154_228726857"/></text:h>
      <text:p text:style-name="P172">Exemple :</text:p>
      <text:p text:style-name="P173"><text:span text:style-name="Source_20_Text">$I:Test:Srv:result:OK#</text:span></text:p>
      <text:p text:style-name="P173"><text:span text:style-name="Source_20_Text">$I:Test:Mic:result:left_detected#</text:span></text:p>
      <text:p text:style-name="P173"><text:span text:style-name="Source_20_Text">$I:Test:FS:result:nominal#</text:span></text:p>
      <text:p text:style-name="P173"><text:span text:style-name="Source_20_Text">$I:Test:Mt:result:fail_low_power#</text:span></text:p>
      <text:p text:style-name="P175"/>
      <text:h text:style-name="P171" text:outline-level="1"><text:bookmark-start text:name="__RefHeading___Toc2160_228726857"/><text:span text:style-name="Strong_20_Emphasis">3 — Tests automatisés en Node-RED</text:span><text:bookmark-end text:name="__RefHeading___Toc2160_228726857"/></text:h>
      <text:p text:style-name="P172">Création d’un dashboard :</text:p>
      <text:list text:style-name="L70">
        <text:list-item>
          <text:p text:style-name="P178">Bouton “Lancer test complet”</text:p>
        </text:list-item>
        <text:list-item>
          <text:p text:style-name="P178">Journal affiché ligne par ligne</text:p>
        </text:list-item>
        <text:list-item>
          <text:p text:style-name="P178">Envoi automatique de <text:span text:style-name="Source_20_Text">$V:CfgS:*:test:1#</text:span></text:p>
        </text:list-item>
      </text:list>
      <text:h text:style-name="P171" text:outline-level="1"><text:bookmark-start text:name="__RefHeading___Toc2166_228726857"/><text:soft-page-break/><text:span text:style-name="Strong_20_Emphasis">PERSPECTIVES ET EXTENSIONS - </text:span><text:span text:style-name="Strong_20_Emphasis"><text:span text:style-name="T54"><text:s/>A FAIRE</text:span></text:span><text:bookmark-end text:name="__RefHeading___Toc2166_228726857"/></text:h>
      <text:h text:style-name="P171" text:outline-level="1"><text:bookmark-start text:name="__RefHeading___Toc2168_228726857"/>------------------------------------------<text:bookmark-end text:name="__RefHeading___Toc2168_228726857"/></text:h>
      <text:h text:style-name="P179" text:outline-level="2"><text:bookmark-start text:name="__RefHeading___Toc2170_228726857"/>1 — Ajout d’une boussole externe (I2C QMC5883L)<text:bookmark-end text:name="__RefHeading___Toc2170_228726857"/></text:h>
      <text:p text:style-name="P172">Permet :</text:p>
      <text:list text:style-name="L71">
        <text:list-item>
          <text:p text:style-name="P180">orientation absolue</text:p>
        </text:list-item>
        <text:list-item>
          <text:p text:style-name="P180">calibration automatique</text:p>
        </text:list-item>
        <text:list-item>
          <text:p text:style-name="P180">fusion avec odométrie</text:p>
        </text:list-item>
      </text:list>
      <text:p text:style-name="P175"/>
      <text:h text:style-name="P179" text:outline-level="2"><text:bookmark-start text:name="__RefHeading___Toc2172_228726857"/>2 — Fusion capteurs pour autonomie<text:bookmark-end text:name="__RefHeading___Toc2172_228726857"/></text:h>
      <text:p text:style-name="P172">Combinaison :</text:p>
      <text:list text:style-name="L72">
        <text:list-item>
          <text:p text:style-name="P181">Mic (direction du son)</text:p>
        </text:list-item>
        <text:list-item>
          <text:p text:style-name="P181">US (obstacles)</text:p>
        </text:list-item>
        <text:list-item>
          <text:p text:style-name="P181">IR (mouvement)</text:p>
        </text:list-item>
        <text:list-item>
          <text:p text:style-name="P181">Odométrie</text:p>
        </text:list-item>
        <text:list-item>
          <text:p text:style-name="P181">servos pour recherche de sources sonores</text:p>
        </text:list-item>
      </text:list>
      <text:p text:style-name="P175"/>
      <text:h text:style-name="P179" text:outline-level="2"><text:bookmark-start text:name="__RefHeading___Toc2174_228726857"/>3 — Calibration assistée via VPIV<text:bookmark-end text:name="__RefHeading___Toc2174_228726857"/></text:h>
      <text:p text:style-name="P172">Exemples :</text:p>
      <text:p text:style-name="P173"><text:span text:style-name="Source_20_Text">$V:Odom:*:cal_req:1#</text:span></text:p>
      <text:p text:style-name="P173"><text:span text:style-name="Source_20_Text">$V:US:*:cal:save#</text:span></text:p>
      <text:p text:style-name="P175"/>
      <text:h text:style-name="P179" text:outline-level="2"><text:bookmark-start text:name="__RefHeading___Toc2176_228726857"/>4 — Logs experts<text:bookmark-end text:name="__RefHeading___Toc2176_228726857"/></text:h>
      <text:p text:style-name="P172">Streaming haute fréquence :</text:p>
      <text:p text:style-name="P173"><text:span text:style-name="Source_20_Text">$S:Mic:raw:12,34,21#</text:span></text:p>
      <text:p text:style-name="P173"><text:span text:style-name="Source_20_Text">$S:Odom:raw:4021,3999#</text:span></text:p>
      <text:p text:style-name="P173"><text:span text:style-name="Source_20_Text">$S:US:raw:78#</text:span></text:p>
      <text:p text:style-name="P175"><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4" text:outline-level="1"><text:bookmark-start text:name="__RefHeading___Toc9450_228726857"/><text:span text:style-name="Strong_20_Emphasis">ANNEXES</text:span><text:bookmark-end text:name="__RefHeading___Toc9450_228726857"/></text:h>
      <text:p text:style-name="P172"><text:span text:style-name="Strong_20_Emphasis"><text:span text:style-name="T54">Tableau ( à faire)<text:line-break/>Variable- Abrév clef - <text:s/>Module Arduino – Propriété – Pin associé</text:span></text:span></text:p>
      <text:list text:style-name="L73">
        <text:list-header>
          <text:p text:style-name="P182"><text:bookmark-start text:name="__RefHeading___Toc2034_228726857 Copie 1 Copie 1"/><text:span text:style-name="Strong_20_Emphasis"><text:span text:style-name="T55">Vocabulaire :</text:span></text:span><text:bookmark-end text:name="__RefHeading___Toc2034_228726857 Copie 1 Copie 1"/></text:p>
        </text:list-header>
        <text:list-item>
          <text:p text:style-name="P183"><text:span text:style-name="Strong_20_Emphasis"><text:span text:style-name="T55"><text:s/>ack – acknoledgement … </text:span></text:span><text:span text:style-name="Strong_20_Emphasis"><text:span text:style-name="T56">l'acquittement d'une donnée ou d'une information consiste à informer son émetteur de sa bonne réception</text:span></text:span><text:span text:style-name="Strong_20_Emphasis"><text:span text:style-name="T21"> </text:span></text:span></text:p>
        </text:list-item>
        <text:list-item>
          <text:p text:style-name="P183"><text:span text:style-name="Strong_20_Emphasi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auto-update="true" style:default-outline-level="2" style:list-style-name="" style:class="chapter" style:master-page-name="">
      <style:paragraph-properties fo:margin-top="0.353cm" fo:margin-bottom="0.212cm" style:contextual-spacing="false" style:page-number="auto"/>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master-page-name="">
      <style:paragraph-properties fo:margin-top="0.247cm" fo:margin-bottom="0.212cm" style:contextual-spacing="false" style:page-number="auto">
        <style:tab-stops/>
      </style:paragraph-properties>
      <style:text-properties style:font-name="Liberation Serif" fo:font-family="'Liberation Serif'" style:font-family-generic="roman" style:font-pitch="variable" fo:font-size="14pt" style:text-underline-style="solid" style:text-underline-width="auto" style:text-underline-color="font-color" fo:font-weight="bold" fo:background-color="transparent"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text-overline-style="none" style:text-overline-color="font-color"/>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list-style-name="" style:class="chapter">
      <loext:graphic-properties draw:fill="none" draw:fill-color="#729fcf"/>
      <style:paragraph-properties fo:margin-left="0.7cm" fo:margin-right="0cm" fo:margin-top="0.423cm" fo:margin-bottom="0.212cm" style:contextual-spacing="false" fo:text-indent="-0.6cm" style:auto-text-indent="false" fo:background-color="transparent" fo:keep-with-next="always">
        <style:tab-stops/>
      </style:paragraph-properties>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17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67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7.17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88cm" style:type="center"/>
          <style:tab-stop style:position="18.1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88cm" style:type="center"/>
          <style:tab-stop style:position="18.17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P2" style:family="paragraph" style:parent-style-name="Footer">
      <style:paragraph-properties fo:text-align="left" style:justify-single-word="false"/>
    </style:style>
    <style:page-layout style:name="Mpm1" style:page-usage="mirrored">
      <style:page-layout-properties fo:page-width="21.001cm" fo:page-height="29.7cm" style:num-format="1" style:print-orientation="portrait" fo:margin-top="1.199cm" fo:margin-bottom="1cm" fo:margin-left="1.693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5"/><text:page-number text:select-page="current">43</text:page-number><text:bookmark-end text:name="PageNumWizard_FOOTER_Style de page par défaut5"/></text:p>
      </style:footer>
      <style:footer-left>
        <text:p text:style-name="MP2"><text:bookmark-start text:name="PageNumWizard_FOOTER_Style de page par défaut4"/><text:page-number text:select-page="current">42</text:page-number><text:bookmark-end text:name="PageNumWizard_FOOTER_Style de page par défaut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08:52:55.167016300</meta:creation-date>
    <dc:date>2026-04-18T04:15:47.702806200</dc:date>
    <meta:editing-duration>P2DT10H20M6S</meta:editing-duration>
    <meta:editing-cycles>17</meta:editing-cycles>
    <meta:generator>LibreOffice/26.2.0.3$Windows_X86_64 LibreOffice_project/620$Build-3</meta:generator>
    <meta:print-date>2025-12-15T08:37:05.390192900</meta:print-date>
    <meta:document-statistic meta:table-count="52" meta:image-count="0" meta:object-count="0" meta:page-count="43" meta:paragraph-count="1771" meta:word-count="7171" meta:character-count="43681" meta:non-whitespace-character-count="38200"/>
  </office:meta>
</office:document-meta>
</file>